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venir Book" svg:font-family="&quot;Avenir Boo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A50021" style:repeat-content="false"/>
      <style:paragraph-properties fo:text-align="start" fo:margin-left="0cm"/>
      <style:text-properties fo:color="#FFFFFF" style:font-name="Avenir Book" style:font-name-asian="Avenir Book" style:font-name-complex="Avenir Book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A50021" style:repeat-content="false"/>
      <style:paragraph-properties fo:text-align="center"/>
      <style:text-properties fo:color="#FFFFFF" style:font-name="Avenir Book" style:font-name-asian="Avenir Book" style:font-name-complex="Avenir Book" fo:font-size="12pt" style:font-size-asian="12pt" style:font-size-complex="12pt"/>
    </style:style>
    <style:style style:name="ce4" style:family="table-cell" style:parent-style-name="Default" style:data-style-name="N36">
      <style:table-cell-properties fo:border-top="2pt solid #000000" fo:border-bottom="none" fo:border-left="2pt solid #000000" fo:border-right="2pt solid #000000" style:vertical-align="middle" fo:wrap-option="wrap" fo:background-color="#A50021" style:repeat-content="false"/>
      <style:paragraph-properties fo:text-align="center"/>
      <style:text-properties fo:color="#FFFFFF" style:font-name="Avenir Book" style:font-name-asian="Avenir Book" style:font-name-complex="Avenir Book" fo:font-size="12pt" style:font-size-asian="12pt" style:font-size-complex="12pt"/>
    </style:style>
    <style:style style:name="ce5" style:family="table-cell" style:parent-style-name="Default" style:data-style-name="N37">
      <style:table-cell-properties fo:border-top="2pt solid #000000" fo:border-bottom="none" fo:border-left="2pt solid #000000" fo:border-right="2pt solid #000000" style:vertical-align="middle" fo:wrap-option="wrap" fo:background-color="#A50021" style:repeat-content="false"/>
      <style:paragraph-properties fo:text-align="center"/>
      <style:text-properties fo:color="#FFFFFF" style:font-name="Avenir Book" style:font-name-asian="Avenir Book" style:font-name-complex="Avenir Book" fo:font-size="12pt" style:font-size-asian="12pt" style:font-size-complex="12pt"/>
    </style:style>
    <style:style style:name="ce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Avenir Book" style:font-name-asian="Avenir Book" style:font-name-complex="Avenir Book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venir Book" style:font-name-asian="Avenir Book" style:font-name-complex="Avenir Book"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</style:style>
    <style:style style:name="ce9" style:family="table-cell" style:parent-style-name="Default" style:data-style-name="N0">
      <style:table-cell-properties fo:border="thin solid #000000" style:vertical-align="automatic" fo:background-color="#4F81BD" style:repeat-content="false"/>
      <style:paragraph-properties fo:text-align="center"/>
      <style:text-properties fo:color="#FFFF00" style:font-name="Avenir Book" style:font-name-asian="Avenir Book" style:font-name-complex="Avenir Book"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</style:style>
    <style:style style:name="ce11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</style:style>
    <style:style style:name="ce12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fo:background-color="transparent"/>
      <style:text-properties style:font-name="Avenir Book" style:font-name-asian="Avenir Book" style:font-name-complex="Avenir Book"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Avenir Book" style:font-name-asian="Avenir Book" style:font-name-complex="Avenir Book" fo:font-size="12pt" style:font-size-asian="12pt" style:font-size-complex="12pt"/>
    </style:style>
    <style:style style:name="ce1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0000" style:font-name="Avenir Book" style:font-name-asian="Avenir Book" style:font-name-complex="Avenir Book"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Avenir Book" style:font-name-asian="Avenir Book" style:font-name-complex="Avenir Book" fo:font-size="12pt" style:font-size-asian="12pt" style:font-size-complex="12pt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venir Book" style:font-name-asian="Avenir Book" style:font-name-complex="Avenir Book" fo:font-size="12pt" style:font-size-asian="12pt" style:font-size-complex="12pt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color="#000000" style:font-name="Avenir Book" style:font-name-asian="Avenir Book" style:font-name-complex="Avenir Book" fo:font-size="12pt" style:font-size-asian="12pt" style:font-size-complex="12pt"/>
    </style:style>
    <style:style style:name="ce19" style:family="table-cell" style:parent-style-name="Default" style:data-style-name="N0">
      <style:table-cell-properties fo:border="thin solid #000000" style:vertical-align="automatic" fo:background-color="#0070C0" style:repeat-content="false"/>
      <style:paragraph-properties fo:text-align="center"/>
      <style:text-properties fo:color="#FFFF00" style:font-name="Avenir Book" style:font-name-asian="Avenir Book" style:font-name-complex="Avenir Book" fo:font-size="12pt" style:font-size-asian="12pt" style:font-size-complex="12pt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style:font-name="Avenir Book" style:font-name-asian="Avenir Book" style:font-name-complex="Avenir Book" fo:font-size="12pt" style:font-size-asian="12pt" style:font-size-complex="12pt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</style:style>
    <style:style style:name="ce22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</style:style>
    <style:style style:name="ce23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</style:style>
    <style:style style:name="ce24" style:family="table-cell" style:parent-style-name="Default" style:data-style-name="N37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</style:style>
    <style:style style:name="ce25" style:family="table-cell" style:parent-style-name="Default" style:data-style-name="N0">
      <style:table-cell-properties fo:background-color="transparent"/>
      <style:text-properties style:font-name="Avenir Book" style:font-name-asian="Avenir Book" style:font-name-complex="Avenir Book" fo:font-size="12pt" style:font-size-asian="12pt" style:font-size-complex="12pt"/>
    </style:style>
    <style:style style:name="ce2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00" style:font-name="Avenir Book" style:font-name-asian="Avenir Book" style:font-name-complex="Avenir Book" fo:font-size="12pt" style:font-size-asian="12pt" style:font-size-complex="12pt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style:font-name="Avenir Book" style:font-name-asian="Avenir Book" style:font-name-complex="Avenir Book" fo:font-size="12pt" style:font-size-asian="12pt" style:font-size-complex="12pt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0070C0" style:repeat-content="false"/>
      <style:paragraph-properties fo:text-align="center"/>
      <style:text-properties fo:color="#FFFF00" style:font-name="Avenir Book" style:font-name-asian="Avenir Book" style:font-name-complex="Avenir Book" fo:font-size="12pt" style:font-size-asian="12pt" style:font-size-complex="12pt"/>
    </style:style>
    <style:style style:name="ce30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</style:style>
    <style:style style:name="ce31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</style:style>
    <style:style style:name="ce32" style:family="table-cell" style:parent-style-name="Default" style:data-style-name="N37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</style:style>
    <style:style style:name="ce33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venir Book" style:font-name-asian="Avenir Book" style:font-name-complex="Avenir Book" fo:font-size="12pt" style:font-size-asian="12pt" style:font-size-complex="12pt"/>
    </style:style>
    <style:style style:name="ce3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</style:style>
    <style:style style:name="ce35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</style:style>
    <style:style style:name="ce36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</style:style>
    <style:style style:name="ce37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</style:style>
    <style:style style:name="ce3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Avenir Book" style:font-name-asian="Avenir Book" style:font-name-complex="Avenir Book" fo:font-size="12pt" style:font-size-asian="12pt" style:font-size-complex="12pt"/>
    </style:style>
    <style:style style:name="ce3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venir Book" style:font-name-asian="Avenir Book" style:font-name-complex="Avenir Book" fo:font-size="12pt" style:font-size-asian="12pt" style:font-size-complex="12pt"/>
    </style:style>
    <style:style style:name="ce40" style:family="table-cell" style:parent-style-name="Default" style:data-style-name="N0">
      <style:table-cell-properties fo:border="thin solid #000000" style:vertical-align="middle" fo:background-color="#0070C0" style:repeat-content="false"/>
      <style:paragraph-properties fo:text-align="center"/>
      <style:text-properties fo:color="#FFFF00" style:font-name="Avenir Book" style:font-name-asian="Avenir Book" style:font-name-complex="Avenir Book" fo:font-size="12pt" style:font-size-asian="12pt" style:font-size-complex="12pt"/>
    </style:style>
    <style:style style:name="ce4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venir Book" style:font-name-asian="Avenir Book" style:font-name-complex="Avenir Book" fo:font-size="12pt" style:font-size-asian="12pt" style:font-size-complex="12pt"/>
    </style:style>
    <style:style style:name="ce4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venir Book" style:font-name-asian="Avenir Book" style:font-name-complex="Avenir Book" fo:font-size="12pt" style:font-size-asian="12pt" style:font-size-complex="12pt"/>
    </style:style>
    <style:style style:name="ce43" style:family="table-cell" style:parent-style-name="Milliers" style:data-style-name="N37">
      <style:table-cell-properties fo:border="thin solid #000000" style:vertical-align="middle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</style:style>
    <style:style style:name="ce4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</style:style>
    <style:style style:name="ce4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venir Book" style:font-name-asian="Avenir Book" style:font-name-complex="Avenir Book" fo:font-size="12pt" style:font-size-asian="12pt" style:font-size-complex="12pt"/>
    </style:style>
    <style:style style:name="ce46" style:family="table-cell" style:parent-style-name="Milliers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4F81BD" style:repeat-content="false"/>
      <style:paragraph-properties fo:text-align="center"/>
      <style:text-properties fo:color="#FFFF00" style:font-name="Avenir Book" style:font-name-asian="Avenir Book" style:font-name-complex="Avenir Book" fo:font-size="12pt" style:font-size-asian="12pt" style:font-size-complex="12pt"/>
    </style:style>
    <style:style style:name="ce50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</style:style>
    <style:style style:name="ce51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start" fo:margin-left="0cm"/>
      <style:text-properties style:font-name="Avenir Book" style:font-name-asian="Avenir Book" style:font-name-complex="Avenir Book" fo:font-size="12pt" style:font-size-asian="12pt" style:font-size-complex="12pt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venir Book" style:font-name-asian="Avenir Book" style:font-name-complex="Avenir Book" fo:font-size="12pt" style:font-size-asian="12pt" style:font-size-complex="12pt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4F81BD" style:repeat-content="false"/>
      <style:paragraph-properties fo:text-align="center"/>
      <style:text-properties fo:color="#FFFF00" style:font-name="Avenir Book" style:font-name-asian="Avenir Book" style:font-name-complex="Avenir Book" fo:font-size="12pt" style:font-size-asian="12pt" style:font-size-complex="12pt"/>
    </style:style>
    <style:style style:name="ce55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fo:color="#FF0000" style:font-name="Avenir Book" style:font-name-asian="Avenir Book" style:font-name-complex="Avenir Book" fo:font-size="12pt" style:font-size-asian="12pt" style:font-size-complex="12pt"/>
    </style:style>
    <style:style style:name="ce5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4F81BD" style:repeat-content="false"/>
      <style:paragraph-properties fo:text-align="center"/>
      <style:text-properties fo:color="#FFFF00" style:font-name="Avenir Book" style:font-name-asian="Avenir Book" style:font-name-complex="Avenir Book" fo:font-size="12pt" style:font-size-asian="12pt" style:font-size-complex="12pt"/>
    </style:style>
    <style:style style:name="ce5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</style:style>
    <style:style style:name="ce59" style:family="table-cell" style:parent-style-name="Default" style:data-style-name="N0">
      <style:table-cell-properties style:vertical-align="automatic" fo:background-color="#4F81BD" style:repeat-content="false"/>
      <style:paragraph-properties fo:text-align="center"/>
      <style:text-properties fo:color="#FFFF00" style:font-name="Avenir Book" style:font-name-asian="Avenir Book" style:font-name-complex="Avenir Book" fo:font-size="12pt" style:font-size-asian="12pt" style:font-size-complex="12pt"/>
    </style:style>
    <style:style style:name="ce60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</style:style>
    <style:style style:name="ce61" style:family="table-cell" style:parent-style-name="Default" style:data-style-name="N37">
      <style:table-cell-properties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</style:style>
    <style:style style:name="ce62" style:family="table-cell" style:parent-style-name="Lien_32_hypertexte" style:data-style-name="N0">
      <style:table-cell-properties style:vertical-align="automatic" style:repeat-content="false"/>
      <style:paragraph-properties fo:text-align="start" fo:margin-left="0cm"/>
      <style:text-properties fo:color="#000000" style:font-name="Avenir Book" style:font-name-asian="Avenir Book" style:font-name-complex="Avenir Book" fo:font-size="12pt" style:font-size-asian="12pt" style:font-size-complex="12pt" style:text-underline-style="none" style:text-underline-type="none"/>
    </style:style>
    <style:style style:name="ce6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venir Book" style:font-name-asian="Avenir Book" style:font-name-complex="Avenir Book" fo:font-size="12pt" style:font-size-asian="12pt" style:font-size-complex="12pt"/>
    </style:style>
    <style:style style:name="ce64" style:family="table-cell" style:parent-style-name="Default" style:data-style-name="N0">
      <style:table-cell-properties fo:border="thin solid #000000" fo:background-color="#0070C0"/>
      <style:text-properties fo:color="#FFFF00" style:font-name="Avenir Book" style:font-name-asian="Avenir Book" style:font-name-complex="Avenir Book" fo:font-size="12pt" style:font-size-asian="12pt" style:font-size-complex="12pt"/>
    </style:style>
    <style:style style:name="ce65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</style:style>
    <style:style style:name="ce66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</style:style>
    <style:style style:name="ce67" style:family="table-cell" style:parent-style-name="Default" style:data-style-name="N0">
      <style:table-cell-properties fo:border="thin solid #000000" fo:background-color="transparent"/>
      <style:text-properties fo:color="#000000" style:font-name="Avenir Book" style:font-name-asian="Avenir Book" style:font-name-complex="Avenir Book" fo:font-size="12pt" style:font-size-asian="12pt" style:font-size-complex="12pt"/>
    </style:style>
    <style:style style:name="ce68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Avenir Book" style:font-name-asian="Avenir Book" style:font-name-complex="Avenir Book" fo:font-size="12pt" style:font-size-asian="12pt" style:font-size-complex="12pt"/>
    </style:style>
    <style:style style:name="ce69" style:family="table-cell" style:parent-style-name="Default" style:data-style-name="N37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Avenir Book" style:font-name-asian="Avenir Book" style:font-name-complex="Avenir Book" fo:font-size="12pt" style:font-size-asian="12pt" style:font-size-complex="12pt"/>
    </style:style>
    <style:style style:name="ce70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venir Book" style:font-name-asian="Avenir Book" style:font-name-complex="Avenir Book" fo:font-size="12pt" style:font-size-asian="12pt" style:font-size-complex="12pt"/>
    </style:style>
    <style:style style:name="ce71" style:family="table-cell" style:parent-style-name="Default" style:data-style-name="N0">
      <style:table-cell-properties fo:border="thin solid #000000" fo:background-color="transparent"/>
      <style:text-properties fo:color="#000000" style:font-name="Avenir Book" style:font-name-asian="Avenir Book" style:font-name-complex="Avenir Book" fo:font-size="12pt" style:font-size-asian="12pt" style:font-size-complex="12pt" fo:font-weight="bold" style:font-weight-asian="bold" style:font-weight-complex="bold"/>
    </style:style>
    <style:style style:name="ce72" style:family="table-cell" style:parent-style-name="Default" style:data-style-name="N2">
      <style:table-cell-properties fo:border="thin solid #000000" style:vertical-align="automatic" fo:background-color="#92D050" style:repeat-content="false"/>
      <style:paragraph-properties fo:text-align="center"/>
      <style:text-properties fo:color="#000000" style:font-name="Avenir Book" style:font-name-asian="Avenir Book" style:font-name-complex="Avenir Book" fo:font-size="12pt" style:font-size-asian="12pt" style:font-size-complex="12pt" fo:font-weight="bold" style:font-weight-asian="bold" style:font-weight-complex="bold"/>
    </style:style>
    <style:style style:name="ce73" style:family="table-cell" style:parent-style-name="Default" style:data-style-name="N37">
      <style:table-cell-properties fo:border="thin solid #000000" style:vertical-align="automatic" fo:background-color="#92D050" style:repeat-content="false"/>
      <style:paragraph-properties fo:text-align="center"/>
      <style:text-properties fo:color="#000000" style:font-name="Avenir Book" style:font-name-asian="Avenir Book" style:font-name-complex="Avenir Book" fo:font-size="12pt" style:font-size-asian="12pt" style:font-size-complex="12pt" fo:font-weight="bold" style:font-weight-asian="bold" style:font-weight-complex="bold"/>
    </style:style>
    <style:style style:name="ce74" style:family="table-cell" style:parent-style-name="Default" style:data-style-name="N37">
      <style:table-cell-properties fo:border="thin solid #000000" style:vertical-align="middle" fo:background-color="#92D050" style:repeat-content="false"/>
      <style:paragraph-properties fo:text-align="center"/>
      <style:text-properties fo:color="#000000" style:font-name="Avenir Book" style:font-name-asian="Avenir Book" style:font-name-complex="Avenir Book" fo:font-size="12pt" style:font-size-asian="12pt" style:font-size-complex="12pt" fo:font-weight="bold" style:font-weight-asian="bold" style:font-weight-complex="bold"/>
    </style:style>
    <style:style style:name="ce75" style:family="table-cell" style:parent-style-name="Default" style:data-style-name="N2">
      <style:table-cell-properties fo:border="thin solid #000000" style:vertical-align="automatic" fo:background-color="#92D050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</style:style>
    <style:style style:name="ce76" style:family="table-cell" style:parent-style-name="Default" style:data-style-name="N37">
      <style:table-cell-properties fo:border="thin solid #000000" style:vertical-align="automatic" fo:background-color="#92D050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</style:style>
    <style:style style:name="ce77" style:family="table-cell" style:parent-style-name="Default" style:data-style-name="N37">
      <style:table-cell-properties fo:border="thin solid #000000" style:vertical-align="middle" fo:background-color="#92D050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</style:style>
    <style:style style:name="ce78" style:family="table-cell" style:parent-style-name="Default" style:data-style-name="N0">
      <style:table-cell-properties fo:border="thin solid #000000"/>
      <style:text-properties style:font-name="Avenir Book" style:font-name-asian="Avenir Book" style:font-name-complex="Avenir Book" fo:font-size="12pt" style:font-size-asian="12pt" style:font-size-complex="12pt"/>
    </style:style>
    <style:style style:name="ce79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Avenir Book" style:font-name-asian="Avenir Book" style:font-name-complex="Avenir Book" fo:font-size="12pt" style:font-size-asian="12pt" style:font-size-complex="12pt"/>
    </style:style>
    <style:style style:name="ce8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</style:style>
    <style:style style:name="ce81" style:family="table-cell" style:parent-style-name="Default" style:data-style-name="N0">
      <style:text-properties style:font-name="Avenir Book" style:font-name-asian="Avenir Book" style:font-name-complex="Avenir Book" fo:font-size="12pt" style:font-size-asian="12pt" style:font-size-complex="12pt"/>
    </style:style>
    <style:style style:name="ce82" style:family="table-cell" style:parent-style-name="Default" style:data-style-name="N0">
      <style:table-cell-properties fo:border="thin solid #000000" fo:background-color="#0070C0"/>
      <style:text-properties fo:color="#FFFF00" style:font-name="Avenir Book" style:font-name-asian="Avenir Book" style:font-name-complex="Avenir Book" fo:font-size="12pt" style:font-size-asian="12pt" style:font-size-complex="12pt" fo:font-weight="bold" style:font-weight-asian="bold" style:font-weight-complex="bold"/>
    </style:style>
    <style:style style:name="ce83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  <style:text-properties fo:color="#000000" style:font-name="Avenir Book" style:font-name-asian="Avenir Book" style:font-name-complex="Avenir Book" fo:font-size="12pt" style:font-size-asian="12pt" style:font-size-complex="12pt" fo:font-weight="bold" style:font-weight-asian="bold" style:font-weight-complex="bold"/>
    </style:style>
    <style:style style:name="ce84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  <style:text-properties fo:color="#000000" style:font-name="Avenir Book" style:font-name-asian="Avenir Book" style:font-name-complex="Avenir Book" fo:font-size="12pt" style:font-size-asian="12pt" style:font-size-complex="12pt" fo:font-weight="bold" style:font-weight-asian="bold" style:font-weight-complex="bold"/>
    </style:style>
    <style:style style:name="ce85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  <style:text-properties fo:color="#000000" style:font-name="Avenir Book" style:font-name-asian="Avenir Book" style:font-name-complex="Avenir Book" fo:font-size="12pt" style:font-size-asian="12pt" style:font-size-complex="12pt" fo:font-weight="bold" style:font-weight-asian="bold" style:font-weight-complex="bold"/>
    </style:style>
    <style:style style:name="ce86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</style:style>
    <style:style style:name="ce87" style:family="table-cell" style:parent-style-name="Default" style:data-style-name="N37">
      <style:table-cell-properties fo:border="thin solid #000000" style:vertical-align="automatic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</style:style>
    <style:style style:name="ce8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</style:style>
    <style:style style:name="ce89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</style:style>
    <style:style style:name="ce90" style:family="table-cell" style:parent-style-name="Default" style:data-style-name="N37">
      <style:table-cell-properties style:vertical-align="middle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</style:style>
    <style:style style:name="co1" style:family="table-column">
      <style:table-column-properties fo:break-before="auto" style:column-width="10.0541666666667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8.46666666666667cm"/>
    </style:style>
    <style:style style:name="co4" style:family="table-column">
      <style:table-column-properties fo:break-before="auto" style:column-width="4.78895833333333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60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91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  <style:map style:condition="cell-content()&gt;20" style:apply-style-name="cf1"/>
    </style:style>
    <style:style style:name="ce92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  <style:map style:condition="cell-content()&gt;20" style:apply-style-name="cf1"/>
    </style:style>
    <style:style style:name="ce93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  <style:map style:condition="cell-content()&gt;15" style:apply-style-name="cf1"/>
      <style:map style:condition="cell-content()&gt;15" style:apply-style-name="cf1"/>
      <style:map style:condition="cell-content()&lt;15" style:apply-style-name="cf2"/>
    </style:style>
    <style:style style:name="ce94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  <style:map style:condition="cell-content()&gt;15" style:apply-style-name="cf1"/>
      <style:map style:condition="cell-content()&gt;15" style:apply-style-name="cf1"/>
      <style:map style:condition="cell-content()&lt;15" style:apply-style-name="cf2"/>
    </style:style>
    <style:style style:name="ce95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  <style:map style:condition="cell-content()&gt;20" style:apply-style-name="cf1"/>
    </style:style>
    <style:style style:name="ce96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  <style:map style:condition="cell-content()&gt;20" style:apply-style-name="cf1"/>
    </style:style>
    <style:style style:name="ce97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  <style:map style:condition="cell-content()&gt;20" style:apply-style-name="cf1"/>
    </style:style>
    <style:style style:name="ce98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  <style:map style:condition="cell-content()&gt;20" style:apply-style-name="cf1"/>
    </style:style>
    <style:style style:name="ce99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  <style:map style:condition="cell-content()&gt;20" style:apply-style-name="cf1"/>
    </style:style>
    <style:style style:name="ce100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fo:color="#FF0000" style:font-name="Avenir Book" style:font-name-asian="Avenir Book" style:font-name-complex="Avenir Book" fo:font-size="12pt" style:font-size-asian="12pt" style:font-size-complex="12pt"/>
      <style:map style:condition="cell-content()&gt;20" style:apply-style-name="cf1"/>
    </style:style>
    <style:style style:name="ce101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  <style:map style:condition="cell-content()&gt;20" style:apply-style-name="cf1"/>
    </style:style>
    <style:style style:name="ce102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  <style:map style:condition="cell-content()&gt;20" style:apply-style-name="cf1"/>
    </style:style>
    <style:style style:name="ce103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  <style:map style:condition="cell-content()&gt;20" style:apply-style-name="cf1"/>
    </style:style>
    <style:style style:name="ce104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  <style:map style:condition="cell-content()&gt;20" style:apply-style-name="cf1"/>
    </style:style>
    <style:style style:name="ce105" style:family="table-cell" style:parent-style-name="Default" style:data-style-name="N37">
      <style:table-cell-properties style:vertical-align="middle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  <style:map style:condition="cell-content()&gt;20" style:apply-style-name="cf1"/>
    </style:style>
    <style:style style:name="ce106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  <style:map style:condition="cell-content()&gt;20" style:apply-style-name="cf1"/>
    </style:style>
    <style:style style:name="ce107" style:family="table-cell" style:parent-style-name="Default" style:data-style-name="N37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Avenir Book" style:font-name-asian="Avenir Book" style:font-name-complex="Avenir Book" fo:font-size="12pt" style:font-size-asian="12pt" style:font-size-complex="12pt"/>
      <style:map style:condition="cell-content()&gt;20" style:apply-style-name="cf1"/>
    </style:style>
    <style:style style:name="ce108" style:family="table-cell" style:parent-style-name="Default" style:data-style-name="N37">
      <style:table-cell-properties fo:border="thin solid #000000" style:vertical-align="automatic" fo:background-color="#92D050" style:repeat-content="false"/>
      <style:paragraph-properties fo:text-align="center"/>
      <style:text-properties fo:color="#000000" style:font-name="Avenir Book" style:font-name-asian="Avenir Book" style:font-name-complex="Avenir Book" fo:font-size="12pt" style:font-size-asian="12pt" style:font-size-complex="12pt" fo:font-weight="bold" style:font-weight-asian="bold" style:font-weight-complex="bold"/>
      <style:map style:condition="cell-content()&gt;20" style:apply-style-name="cf1"/>
    </style:style>
    <style:style style:name="ce109" style:family="table-cell" style:parent-style-name="Default" style:data-style-name="N37">
      <style:table-cell-properties fo:border="thin solid #000000" style:vertical-align="automatic" fo:background-color="#92D050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  <style:map style:condition="cell-content()&gt;20" style:apply-style-name="cf1"/>
    </style:style>
    <style:style style:name="ce110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  <style:text-properties fo:color="#000000" style:font-name="Avenir Book" style:font-name-asian="Avenir Book" style:font-name-complex="Avenir Book" fo:font-size="12pt" style:font-size-asian="12pt" style:font-size-complex="12pt" fo:font-weight="bold" style:font-weight-asian="bold" style:font-weight-complex="bold"/>
      <style:map style:condition="cell-content()&gt;20" style:apply-style-name="cf1"/>
    </style:style>
    <style:style style:name="ce111" style:family="table-cell" style:parent-style-name="Default" style:data-style-name="N37">
      <style:table-cell-properties fo:border="thin solid #000000" style:vertical-align="automatic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  <style:map style:condition="cell-content()&gt;20" style:apply-style-name="cf1"/>
    </style:style>
    <style:style style:name="ce112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  <style:map style:condition="cell-content()&gt;20" style:apply-style-name="cf1"/>
    </style:style>
    <style:style style:name="ce113" style:family="table-cell" style:parent-style-name="Default" style:data-style-name="N37">
      <style:table-cell-properties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  <style:map style:condition="cell-content()&lt;10" style:apply-style-name="cf2"/>
    </style:style>
    <style:style style:name="ce114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  <style:map style:condition="cell-content()&gt;20" style:apply-style-name="cf1"/>
    </style:style>
    <style:style style:name="ce115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  <style:map style:condition="cell-content()&gt;20" style:apply-style-name="cf1"/>
    </style:style>
    <style:style style:name="ce116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  <style:map style:condition="cell-content()&gt;20" style:apply-style-name="cf1"/>
    </style:style>
    <style:style style:name="ce117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  <style:map style:condition="cell-content()&gt;15" style:apply-style-name="cf1"/>
      <style:map style:condition="cell-content()&gt;15" style:apply-style-name="cf1"/>
      <style:map style:condition="cell-content()&lt;15" style:apply-style-name="cf2"/>
    </style:style>
    <style:style style:name="ce118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  <style:map style:condition="cell-content()&gt;20" style:apply-style-name="cf1"/>
    </style:style>
    <style:style style:name="ce119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  <style:map style:condition="cell-content()&gt;20" style:apply-style-name="cf1"/>
    </style:style>
    <style:style style:name="ce120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  <style:map style:condition="cell-content()&gt;20" style:apply-style-name="cf1"/>
    </style:style>
    <style:style style:name="ce121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  <style:map style:condition="cell-content()&gt;20" style:apply-style-name="cf1"/>
    </style:style>
    <style:style style:name="ce122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  <style:map style:condition="cell-content()&gt;20" style:apply-style-name="cf1"/>
    </style:style>
    <style:style style:name="ce123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  <style:map style:condition="cell-content()&gt;20" style:apply-style-name="cf1"/>
    </style:style>
    <style:style style:name="ce124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  <style:map style:condition="cell-content()&gt;15" style:apply-style-name="cf1"/>
      <style:map style:condition="cell-content()&gt;15" style:apply-style-name="cf1"/>
      <style:map style:condition="cell-content()&lt;15" style:apply-style-name="cf2"/>
    </style:style>
    <style:style style:name="ce125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  <style:map style:condition="cell-content()&gt;15" style:apply-style-name="cf1"/>
      <style:map style:condition="cell-content()&gt;15" style:apply-style-name="cf1"/>
      <style:map style:condition="cell-content()&lt;15" style:apply-style-name="cf2"/>
    </style:style>
    <style:style style:name="ce126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  <style:map style:condition="cell-content()&gt;15" style:apply-style-name="cf1"/>
      <style:map style:condition="cell-content()&gt;15" style:apply-style-name="cf1"/>
      <style:map style:condition="cell-content()&lt;15" style:apply-style-name="cf2"/>
    </style:style>
    <style:style style:name="ce127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  <style:map style:condition="cell-content()&gt;20" style:apply-style-name="cf1"/>
    </style:style>
    <style:style style:name="ce128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  <style:map style:condition="cell-content()&gt;20" style:apply-style-name="cf1"/>
    </style:style>
    <style:style style:name="ce129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  <style:map style:condition="cell-content()&gt;20" style:apply-style-name="cf1"/>
    </style:style>
    <style:style style:name="ce130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  <style:map style:condition="cell-content()&gt;10" style:apply-style-name="cf1"/>
      <style:map style:condition="cell-content()&lt;10" style:apply-style-name="cf2"/>
    </style:style>
    <style:style style:name="ce131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  <style:map style:condition="cell-content()&gt;10" style:apply-style-name="cf1"/>
      <style:map style:condition="cell-content()&lt;10" style:apply-style-name="cf2"/>
    </style:style>
    <style:style style:name="ce132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  <style:map style:condition="cell-content()&gt;10" style:apply-style-name="cf1"/>
      <style:map style:condition="cell-content()&lt;10" style:apply-style-name="cf2"/>
    </style:style>
    <style:style style:name="ce133" style:family="table-cell" style:parent-style-name="Default" style:data-style-name="N37">
      <style:table-cell-properties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  <style:map style:condition="cell-content()&gt;10" style:apply-style-name="cf1"/>
      <style:map style:condition="cell-content()&lt;10" style:apply-style-name="cf2"/>
    </style:style>
    <style:style style:name="ce134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  <style:map style:condition="cell-content()&gt;20" style:apply-style-name="cf1"/>
    </style:style>
    <style:style style:name="ce135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  <style:map style:condition="cell-content()&gt;20" style:apply-style-name="cf1"/>
    </style:style>
    <style:style style:name="ce136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style:font-name="Avenir Book" style:font-name-asian="Avenir Book" style:font-name-complex="Avenir Book" fo:font-size="12pt" style:font-size-asian="12pt" style:font-size-complex="12pt"/>
      <style:map style:condition="cell-content()&gt;20" style:apply-style-name="cf1"/>
    </style:style>
  </office:automatic-styles>
  <office:body>
    <office:spreadsheet>
      <table:calculation-settings table:case-sensitive="false" table:search-criteria-must-apply-to-whole-cell="false"/>
      <table:table table:name="produc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Produit</text:p>
          </table:table-cell>
          <table:table-cell office:value-type="string" table:style-name="ce2">
            <text:p>Catégorie</text:p>
          </table:table-cell>
          <table:table-cell office:value-type="string" table:style-name="ce3">
            <text:p>Marque</text:p>
          </table:table-cell>
          <table:table-cell office:value-type="string" table:style-name="ce3">
            <text:p>Fournisseur</text:p>
          </table:table-cell>
          <table:table-cell office:value-type="string" table:style-name="ce4">
            <text:p>Conditionnement unitaire kg</text:p>
          </table:table-cell>
          <table:table-cell office:value-type="string" table:style-name="ce5">
            <text:p>PA HT UNIT</text:p>
          </table:table-cell>
          <table:table-cell office:value-type="string" table:style-name="ce5">
            <text:p>PA HT KG</text:p>
          </table:table-cell>
          <table:table-cell office:value-type="string" table:style-name="ce5">
            <text:p>PA TTC UNIT</text:p>
          </table:table-cell>
          <table:table-cell office:value-type="string" table:style-name="ce5">
            <text:p>PA TTC KG</text:p>
          </table:table-cell>
          <table:table-cell office:value-type="string" table:style-name="ce2">
            <text:p>Poids en g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Bressaola tranchée</text:p>
          </table:table-cell>
          <table:table-cell office:value-type="string" table:style-name="ce7">
            <text:p>CHARCUTERIE</text:p>
          </table:table-cell>
          <table:table-cell office:value-type="string" table:style-name="ce8">
            <text:p>Saloir Périgord</text:p>
          </table:table-cell>
          <table:table-cell office:value-type="string" table:style-name="ce9">
            <text:p>Métro</text:p>
          </table:table-cell>
          <table:table-cell office:value-type="float" office:value="0.5" table:style-name="ce10">
            <text:p>0,50 kg</text:p>
          </table:table-cell>
          <table:table-cell office:value-type="currency" office:value="12.05" table:style-name="ce11">
            <text:p>12,05 €</text:p>
          </table:table-cell>
          <table:table-cell office:value-type="currency" office:value="24.1" table:formula="msoxl:=IF(F2/E2=0,&quot;0 €&quot;,F2/E2)" table:style-name="ce91">
            <text:p>24,10 €</text:p>
          </table:table-cell>
          <table:table-cell office:value-type="currency" office:value="13.255000000000003" table:formula="msoxl:=F2*(1+10%)" table:style-name="ce11">
            <text:p>13,26 €</text:p>
          </table:table-cell>
          <table:table-cell office:value-type="currency" office:value="26.510000000000005" table:formula="msoxl:=G2*(1+10%)" table:style-name="ce12">
            <text:p>26,51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14">
            <text:p>Bressaola 8 TR 60g <text:s/>1.5</text:p>
          </table:table-cell>
          <table:table-cell office:value-type="string" table:style-name="ce7">
            <text:p>CHARCUTERIE</text:p>
          </table:table-cell>
          <table:table-cell office:value-type="string" table:style-name="ce8">
            <text:p>Fred</text:p>
          </table:table-cell>
          <table:table-cell office:value-type="string" table:style-name="ce8">
            <text:p>DUFFAU</text:p>
          </table:table-cell>
          <table:table-cell office:value-type="float" office:value="1" table:style-name="ce10">
            <text:p>1,00 kg</text:p>
          </table:table-cell>
          <table:table-cell office:value-type="currency" office:value="32" table:formula="msoxl:=IF(G3*E3=0,&quot;0 €&quot;,G3*E3)" table:style-name="ce11">
            <text:p>32,00 €</text:p>
          </table:table-cell>
          <table:table-cell office:value-type="currency" office:value="32" table:style-name="ce91">
            <text:p>32,00 €</text:p>
          </table:table-cell>
          <table:table-cell office:value-type="currency" office:value="35.200000000000003" table:formula="msoxl:=F3*(1+10%)" table:style-name="ce11">
            <text:p>35,20 €</text:p>
          </table:table-cell>
          <table:table-cell office:value-type="currency" office:value="35.200000000000003" table:formula="msoxl:=G3*(1+10%)" table:style-name="ce12">
            <text:p>35,2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horizo Duroc</text:p>
          </table:table-cell>
          <table:table-cell office:value-type="string" table:style-name="ce7">
            <text:p>CHARCUTERIE</text:p>
          </table:table-cell>
          <table:table-cell office:value-type="string" table:style-name="ce8">
            <text:p>DUROC</text:p>
          </table:table-cell>
          <table:table-cell office:value-type="string" table:style-name="ce8">
            <text:p>DUFFAU</text:p>
          </table:table-cell>
          <table:table-cell office:value-type="float" office:value="1" table:style-name="ce10">
            <text:p>1,00 kg</text:p>
          </table:table-cell>
          <table:table-cell office:value-type="currency" office:value="14" table:formula="msoxl:=IF(G4*E4=0,&quot;0 €&quot;,G4*E4)" table:style-name="ce11">
            <text:p>14,00 €</text:p>
          </table:table-cell>
          <table:table-cell office:value-type="currency" office:value="14" table:style-name="ce91">
            <text:p>14,00 €</text:p>
          </table:table-cell>
          <table:table-cell office:value-type="currency" office:value="15.400000000000002" table:formula="msoxl:=F4*(1+10%)" table:style-name="ce11">
            <text:p>15,40 €</text:p>
          </table:table-cell>
          <table:table-cell office:value-type="currency" office:value="15.400000000000002" table:formula="msoxl:=G4*(1+10%)" table:style-name="ce12">
            <text:p>15,4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horizo Bellota<text:s/></text:p>
          </table:table-cell>
          <table:table-cell office:value-type="string" table:style-name="ce7">
            <text:p>CHARCUTERIE</text:p>
          </table:table-cell>
          <table:table-cell office:value-type="string" table:style-name="ce8">
            <text:p>H Alonso</text:p>
          </table:table-cell>
          <table:table-cell office:value-type="string" table:style-name="ce9">
            <text:p>Métro</text:p>
          </table:table-cell>
          <table:table-cell office:value-type="float" office:value="1" table:style-name="ce10">
            <text:p>1,00 kg</text:p>
          </table:table-cell>
          <table:table-cell office:value-type="currency" office:value="20.69" table:formula="msoxl:=IF(G5*E5=0,&quot;0 €&quot;,G5*E5)" table:style-name="ce11">
            <text:p>20,69 €</text:p>
          </table:table-cell>
          <table:table-cell office:value-type="currency" office:value="20.69" table:style-name="ce91">
            <text:p>20,69 €</text:p>
          </table:table-cell>
          <table:table-cell office:value-type="currency" office:value="22.759000000000004" table:formula="msoxl:=F5*(1+10%)" table:style-name="ce11">
            <text:p>22,76 €</text:p>
          </table:table-cell>
          <table:table-cell office:value-type="currency" office:value="22.759000000000004" table:formula="msoxl:=G5*(1+10%)" table:style-name="ce12">
            <text:p>22,76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horizo de taureau Gard</text:p>
          </table:table-cell>
          <table:table-cell office:value-type="string" table:style-name="ce7">
            <text:p>CHARCUTERIE</text:p>
          </table:table-cell>
          <table:table-cell office:value-type="string" table:style-name="ce8">
            <text:p>Pig's daddy</text:p>
          </table:table-cell>
          <table:table-cell office:value-type="string" table:style-name="ce8">
            <text:p>Pig's daddy</text:p>
          </table:table-cell>
          <table:table-cell office:value-type="float" office:value="0.25" table:style-name="ce10">
            <text:p>0,25 kg</text:p>
          </table:table-cell>
          <table:table-cell office:value-type="currency" office:value="5.03" table:formula="msoxl:=IF(G6*E6=0,&quot;0 €&quot;,G6*E6)" table:style-name="ce11">
            <text:p>5,03 €</text:p>
          </table:table-cell>
          <table:table-cell office:value-type="currency" office:value="20.12" table:style-name="ce91">
            <text:p>20,12 €</text:p>
          </table:table-cell>
          <table:table-cell office:value-type="currency" office:value="5.5330000000000004" table:formula="msoxl:=F6*(1+10%)" table:style-name="ce11">
            <text:p>5,53 €</text:p>
          </table:table-cell>
          <table:table-cell office:value-type="currency" office:value="22.132000000000001" table:formula="msoxl:=G6*(1+10%)" table:style-name="ce12">
            <text:p>22,13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14">
            <text:p>Chorizo ibérique Bellota cular</text:p>
          </table:table-cell>
          <table:table-cell office:value-type="string" table:style-name="ce7">
            <text:p>CHARCUTERIE</text:p>
          </table:table-cell>
          <table:table-cell office:value-type="string" table:style-name="ce8">
            <text:p>Fred</text:p>
          </table:table-cell>
          <table:table-cell office:value-type="string" table:style-name="ce8">
            <text:p>DUFFAU</text:p>
          </table:table-cell>
          <table:table-cell office:value-type="float" office:value="1" table:style-name="ce10">
            <text:p>1,00 kg</text:p>
          </table:table-cell>
          <table:table-cell office:value-type="currency" office:value="19.5" table:formula="msoxl:=IF(G7*E7=0,&quot;0 €&quot;,G7*E7)" table:style-name="ce11">
            <text:p>19,50 €</text:p>
          </table:table-cell>
          <table:table-cell office:value-type="currency" office:value="19.5" table:style-name="ce91">
            <text:p>19,50 €</text:p>
          </table:table-cell>
          <table:table-cell office:value-type="currency" office:value="21.450000000000003" table:formula="msoxl:=F7*(1+10%)" table:style-name="ce11">
            <text:p>21,45 €</text:p>
          </table:table-cell>
          <table:table-cell office:value-type="currency" office:value="21.450000000000003" table:formula="msoxl:=G7*(1+10%)" table:style-name="ce12">
            <text:p>21,45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horizo Premium 100 tranché</text:p>
          </table:table-cell>
          <table:table-cell office:value-type="string" table:style-name="ce7">
            <text:p>CHARCUTERIE</text:p>
          </table:table-cell>
          <table:table-cell office:value-type="string" table:style-name="ce8">
            <text:p>Jabuguena</text:p>
          </table:table-cell>
          <table:table-cell office:value-type="string" table:style-name="ce8">
            <text:p>Jabaguena</text:p>
          </table:table-cell>
          <table:table-cell office:value-type="float" office:value="0.1" table:style-name="ce10">
            <text:p>0,10 kg</text:p>
          </table:table-cell>
          <table:table-cell office:value-type="currency" office:value="3.02" table:style-name="ce11">
            <text:p>3,02 €</text:p>
          </table:table-cell>
          <table:table-cell office:value-type="currency" office:value="30.2" table:formula="msoxl:=IF(F8/E8=0,&quot;0 €&quot;,F8/E8)" table:style-name="ce91">
            <text:p>30,20 €</text:p>
          </table:table-cell>
          <table:table-cell office:value-type="currency" office:value="3.3220000000000005" table:formula="msoxl:=F8*(1+10%)" table:style-name="ce11">
            <text:p>3,32 €</text:p>
          </table:table-cell>
          <table:table-cell office:value-type="currency" office:value="33.22" table:formula="msoxl:=G8*(1+10%)" table:style-name="ce12">
            <text:p>33,22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14">
            <text:p>Chorizo rosette</text:p>
          </table:table-cell>
          <table:table-cell office:value-type="string" table:style-name="ce7">
            <text:p>CHARCUTERIE</text:p>
          </table:table-cell>
          <table:table-cell office:value-type="float" office:value="543150" table:style-name="ce8">
            <text:p>543150</text:p>
          </table:table-cell>
          <table:table-cell office:value-type="string" table:style-name="ce8">
            <text:p>DUFFAU</text:p>
          </table:table-cell>
          <table:table-cell office:value-type="float" office:value="1" table:style-name="ce10">
            <text:p>1,00 kg</text:p>
          </table:table-cell>
          <table:table-cell office:value-type="currency" office:value="17.5" table:formula="msoxl:=IF(G9*E9=0,&quot;0 €&quot;,G9*E9)" table:style-name="ce11">
            <text:p>17,50 €</text:p>
          </table:table-cell>
          <table:table-cell office:value-type="currency" office:value="17.5" table:style-name="ce91">
            <text:p>17,50 €</text:p>
          </table:table-cell>
          <table:table-cell office:value-type="currency" office:value="19.25" table:formula="msoxl:=F9*(1+10%)" table:style-name="ce11">
            <text:p>19,25 €</text:p>
          </table:table-cell>
          <table:table-cell office:value-type="currency" office:value="19.25" table:formula="msoxl:=G9*(1+10%)" table:style-name="ce12">
            <text:p>19,25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15">
            <text:p>Chorizo tranché fin 4 piments</text:p>
          </table:table-cell>
          <table:table-cell office:value-type="string" table:style-name="ce7">
            <text:p>CHARCUTERIE</text:p>
          </table:table-cell>
          <table:table-cell office:value-type="string" table:style-name="ce16">
            <text:p>Chef Métro</text:p>
          </table:table-cell>
          <table:table-cell office:value-type="string" table:style-name="ce9">
            <text:p>Métro</text:p>
          </table:table-cell>
          <table:table-cell office:value-type="float" office:value="0.5" table:style-name="ce10">
            <text:p>0,50 kg</text:p>
          </table:table-cell>
          <table:table-cell office:value-type="currency" office:value="7.63" table:style-name="ce11">
            <text:p>7,63 €</text:p>
          </table:table-cell>
          <table:table-cell office:value-type="currency" office:value="15.26" table:formula="msoxl:=IF(F10/E10=0,&quot;0 €&quot;,F10/E10)" table:style-name="ce91">
            <text:p>15,26 €</text:p>
          </table:table-cell>
          <table:table-cell office:value-type="currency" office:value="8.3930000000000007" table:formula="msoxl:=F10*(1+10%)" table:style-name="ce11">
            <text:p>8,39 €</text:p>
          </table:table-cell>
          <table:table-cell office:value-type="currency" office:value="16.786000000000001" table:formula="msoxl:=G10*(1+10%)" table:style-name="ce12">
            <text:p>16,79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15">
            <text:p>Coppa ficelle Ardèche</text:p>
          </table:table-cell>
          <table:table-cell office:value-type="string" table:style-name="ce7">
            <text:p>CHARCUTERIE</text:p>
          </table:table-cell>
          <table:table-cell office:value-type="string" table:style-name="ce16">
            <text:p>Pig's daddy</text:p>
          </table:table-cell>
          <table:table-cell office:value-type="string" table:style-name="ce8">
            <text:p>Pig's daddy</text:p>
          </table:table-cell>
          <table:table-cell office:value-type="float" office:value="2" table:style-name="ce10">
            <text:p>2,00 kg</text:p>
          </table:table-cell>
          <table:table-cell office:value-type="currency" office:value="49.96" table:formula="msoxl:=IF(G11*E11=0,&quot;0 €&quot;,G11*E11)" table:style-name="ce11">
            <text:p>49,96 €</text:p>
          </table:table-cell>
          <table:table-cell office:value-type="currency" office:value="24.98" table:style-name="ce91">
            <text:p>24,98 €</text:p>
          </table:table-cell>
          <table:table-cell office:value-type="currency" office:value="54.956000000000003" table:formula="msoxl:=F11*(1+10%)" table:style-name="ce11">
            <text:p>54,96 €</text:p>
          </table:table-cell>
          <table:table-cell office:value-type="currency" office:value="27.478000000000002" table:formula="msoxl:=G11*(1+10%)" table:style-name="ce12">
            <text:p>27,48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14">
            <text:p>Coppa stagionata</text:p>
          </table:table-cell>
          <table:table-cell office:value-type="string" table:style-name="ce7">
            <text:p>CHARCUTERIE</text:p>
          </table:table-cell>
          <table:table-cell office:value-type="string" table:style-name="ce8">
            <text:p>in rete Italie</text:p>
          </table:table-cell>
          <table:table-cell office:value-type="string" table:style-name="ce8">
            <text:p>DUFFAU</text:p>
          </table:table-cell>
          <table:table-cell office:value-type="float" office:value="1" table:style-name="ce10">
            <text:p>1,00 kg</text:p>
          </table:table-cell>
          <table:table-cell office:value-type="currency" office:value="13" table:style-name="ce11">
            <text:p>13,00 €</text:p>
          </table:table-cell>
          <table:table-cell office:value-type="currency" office:value="13.95" table:style-name="ce91">
            <text:p>13,95 €</text:p>
          </table:table-cell>
          <table:table-cell office:value-type="currency" office:value="14.3" table:formula="msoxl:=F12*(1+10%)" table:style-name="ce11">
            <text:p>14,30 €</text:p>
          </table:table-cell>
          <table:table-cell office:value-type="currency" office:value="15.345000000000001" table:formula="msoxl:=G12*(1+10%)" table:style-name="ce12">
            <text:p>15,35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Fuet catalan</text:p>
          </table:table-cell>
          <table:table-cell office:value-type="string" table:style-name="ce7">
            <text:p>CHARCUTERIE</text:p>
          </table:table-cell>
          <table:table-cell office:value-type="string" table:style-name="ce8">
            <text:p>Del Pais</text:p>
          </table:table-cell>
          <table:table-cell office:value-type="string" table:style-name="ce9">
            <text:p>Métro</text:p>
          </table:table-cell>
          <table:table-cell office:value-type="float" office:value="0.33" table:style-name="ce10">
            <text:p>0,33 kg</text:p>
          </table:table-cell>
          <table:table-cell office:value-type="currency" office:value="3.92" table:style-name="ce11">
            <text:p>3,92 €</text:p>
          </table:table-cell>
          <table:table-cell office:value-type="currency" office:value="11.878787878787879" table:formula="msoxl:=IF(F13/E13=0,&quot;0 €&quot;,F13/E13)" table:style-name="ce91">
            <text:p>11,88 €</text:p>
          </table:table-cell>
          <table:table-cell office:value-type="currency" office:value="4.3120000000000003" table:formula="msoxl:=F13*(1+10%)" table:style-name="ce11">
            <text:p>4,31 €</text:p>
          </table:table-cell>
          <table:table-cell office:value-type="currency" office:value="13.066666666666668" table:formula="msoxl:=G13*(1+10%)" table:style-name="ce12">
            <text:p>13,07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17">
            <text:p>Jambon bloc croisé konduroc 14 mois desossé TR1</text:p>
          </table:table-cell>
          <table:table-cell office:value-type="string" table:style-name="ce7">
            <text:p>CHARCUTERIE</text:p>
          </table:table-cell>
          <table:table-cell office:value-type="string" table:style-name="ce8">
            <text:p>fred</text:p>
          </table:table-cell>
          <table:table-cell office:value-type="string" table:style-name="ce8">
            <text:p>DUFFAU</text:p>
          </table:table-cell>
          <table:table-cell office:value-type="float" office:value="1" table:style-name="ce10">
            <text:p>1,00 kg</text:p>
          </table:table-cell>
          <table:table-cell office:value-type="currency" office:value="17.95" table:formula="msoxl:=IF(G14*E14=0,&quot;0 €&quot;,G14*E14)" table:style-name="ce11">
            <text:p>17,95 €</text:p>
          </table:table-cell>
          <table:table-cell office:value-type="currency" office:value="17.95" table:style-name="ce91">
            <text:p>17,95 €</text:p>
          </table:table-cell>
          <table:table-cell office:value-type="currency" office:value="19.745000000000001" table:formula="msoxl:=F14*(1+10%)" table:style-name="ce11">
            <text:p>19,75 €</text:p>
          </table:table-cell>
          <table:table-cell office:value-type="currency" office:value="19.745000000000001" table:formula="msoxl:=G14*(1+10%)" table:style-name="ce12">
            <text:p>19,75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14">
            <text:p>Jambon cuit truffe</text:p>
          </table:table-cell>
          <table:table-cell office:value-type="string" table:style-name="ce7">
            <text:p>CHARCUTERIE</text:p>
          </table:table-cell>
          <table:table-cell table:style-name="ce8"/>
          <table:table-cell office:value-type="string" table:style-name="ce8">
            <text:p>DUFFAU</text:p>
          </table:table-cell>
          <table:table-cell office:value-type="float" office:value="1" table:style-name="ce10">
            <text:p>1,00 kg</text:p>
          </table:table-cell>
          <table:table-cell office:value-type="currency" office:value="11" table:style-name="ce11">
            <text:p>11,00 €</text:p>
          </table:table-cell>
          <table:table-cell office:value-type="currency" office:value="11" table:formula="msoxl:=IF(F15/E15=0,&quot;0 €&quot;,F15/E15)" table:style-name="ce91">
            <text:p>11,00 €</text:p>
          </table:table-cell>
          <table:table-cell office:value-type="currency" office:value="12.100000000000001" table:formula="msoxl:=F15*(1+10%)" table:style-name="ce11">
            <text:p>12,10 €</text:p>
          </table:table-cell>
          <table:table-cell office:value-type="currency" office:value="12.100000000000001" table:formula="msoxl:=G15*(1+10%)" table:style-name="ce12">
            <text:p>12,1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14">
            <text:p>Jambon croisé konduroc désossé 18 mois</text:p>
          </table:table-cell>
          <table:table-cell office:value-type="string" table:style-name="ce7">
            <text:p>CHARCUTERIE</text:p>
          </table:table-cell>
          <table:table-cell office:value-type="string" table:style-name="ce8">
            <text:p>Zamora</text:p>
          </table:table-cell>
          <table:table-cell office:value-type="string" table:style-name="ce8">
            <text:p>DUFFAU</text:p>
          </table:table-cell>
          <table:table-cell office:value-type="float" office:value="1" table:style-name="ce10">
            <text:p>1,00 kg</text:p>
          </table:table-cell>
          <table:table-cell office:value-type="currency" office:value="13.95" table:formula="msoxl:=IF(G16*E16=0,&quot;0 €&quot;,G16*E16)" table:style-name="ce11">
            <text:p>13,95 €</text:p>
          </table:table-cell>
          <table:table-cell office:value-type="currency" office:value="13.95" table:style-name="ce91">
            <text:p>13,95 €</text:p>
          </table:table-cell>
          <table:table-cell office:value-type="currency" office:value="15.345000000000001" table:formula="msoxl:=F16*(1+10%)" table:style-name="ce11">
            <text:p>15,35 €</text:p>
          </table:table-cell>
          <table:table-cell office:value-type="currency" office:value="15.345000000000001" table:formula="msoxl:=G16*(1+10%)" table:style-name="ce12">
            <text:p>15,35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14">
            <text:p>Jambon de Parme 16 mois désossé</text:p>
          </table:table-cell>
          <table:table-cell office:value-type="string" table:style-name="ce7">
            <text:p>CHARCUTERIE</text:p>
          </table:table-cell>
          <table:table-cell office:value-type="string" table:style-name="ce8">
            <text:p>Fred</text:p>
          </table:table-cell>
          <table:table-cell office:value-type="string" table:style-name="ce8">
            <text:p>DUFFAU</text:p>
          </table:table-cell>
          <table:table-cell office:value-type="float" office:value="1" table:style-name="ce10">
            <text:p>1,00 kg</text:p>
          </table:table-cell>
          <table:table-cell office:value-type="currency" office:value="16.95" table:formula="msoxl:=IF(G17*E17=0,&quot;0 €&quot;,G17*E17)" table:style-name="ce11">
            <text:p>16,95 €</text:p>
          </table:table-cell>
          <table:table-cell office:value-type="currency" office:value="16.95" table:style-name="ce91">
            <text:p>16,95 €</text:p>
          </table:table-cell>
          <table:table-cell office:value-type="currency" office:value="18.645" table:formula="msoxl:=F17*(1+10%)" table:style-name="ce11">
            <text:p>18,65 €</text:p>
          </table:table-cell>
          <table:table-cell office:value-type="currency" office:value="18.645" table:formula="msoxl:=G17*(1+10%)" table:style-name="ce12">
            <text:p>18,65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Jambon ibéric</text:p>
          </table:table-cell>
          <table:table-cell office:value-type="string" table:style-name="ce7">
            <text:p>CHARCUTERIE</text:p>
          </table:table-cell>
          <table:table-cell office:value-type="string" table:style-name="ce8">
            <text:p>DUROC</text:p>
          </table:table-cell>
          <table:table-cell office:value-type="string" table:style-name="ce8">
            <text:p>DUFFAU</text:p>
          </table:table-cell>
          <table:table-cell office:value-type="float" office:value="1" table:style-name="ce10">
            <text:p>1,00 kg</text:p>
          </table:table-cell>
          <table:table-cell office:value-type="currency" office:value="15.9" table:formula="msoxl:=IF(G18*E18=0,&quot;0 €&quot;,G18*E18)" table:style-name="ce11">
            <text:p>15,90 €</text:p>
          </table:table-cell>
          <table:table-cell office:value-type="currency" office:value="15.9" table:style-name="ce91">
            <text:p>15,90 €</text:p>
          </table:table-cell>
          <table:table-cell office:value-type="currency" office:value="17.490000000000002" table:formula="msoxl:=F18*(1+10%)" table:style-name="ce11">
            <text:p>17,49 €</text:p>
          </table:table-cell>
          <table:table-cell office:value-type="currency" office:value="17.490000000000002" table:formula="msoxl:=G18*(1+10%)" table:style-name="ce12">
            <text:p>17,49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Jambon ibéric 100 ss os</text:p>
          </table:table-cell>
          <table:table-cell office:value-type="string" table:style-name="ce7">
            <text:p>CHARCUTERIE</text:p>
          </table:table-cell>
          <table:table-cell office:value-type="string" table:style-name="ce8">
            <text:p>Jabuguena</text:p>
          </table:table-cell>
          <table:table-cell office:value-type="string" table:style-name="ce8">
            <text:p>Jabaguena</text:p>
          </table:table-cell>
          <table:table-cell office:value-type="float" office:value="5" table:style-name="ce10">
            <text:p>5,00 kg</text:p>
          </table:table-cell>
          <table:table-cell office:value-type="currency" office:value="341.25" table:formula="msoxl:=IF(G19*E19=0,&quot;0 €&quot;,G19*E19)" table:style-name="ce11">
            <text:p>341,25 €</text:p>
          </table:table-cell>
          <table:table-cell office:value-type="currency" office:value="68.25" table:style-name="ce91">
            <text:p>68,25 €</text:p>
          </table:table-cell>
          <table:table-cell office:value-type="currency" office:value="375.37500000000006" table:formula="msoxl:=F19*(1+10%)" table:style-name="ce11">
            <text:p>375,38 €</text:p>
          </table:table-cell>
          <table:table-cell office:value-type="currency" office:value="75.075000000000003" table:formula="msoxl:=G19*(1+10%)" table:style-name="ce12">
            <text:p>75,08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Jambon ibéric 50 ss os</text:p>
          </table:table-cell>
          <table:table-cell office:value-type="string" table:style-name="ce7">
            <text:p>CHARCUTERIE</text:p>
          </table:table-cell>
          <table:table-cell office:value-type="string" table:style-name="ce8">
            <text:p>Jabuguena</text:p>
          </table:table-cell>
          <table:table-cell office:value-type="string" table:style-name="ce8">
            <text:p>Jabaguena</text:p>
          </table:table-cell>
          <table:table-cell office:value-type="float" office:value="5" table:style-name="ce10">
            <text:p>5,00 kg</text:p>
          </table:table-cell>
          <table:table-cell office:value-type="currency" office:value="282.55" table:formula="msoxl:=IF(G20*E20=0,&quot;0 €&quot;,G20*E20)" table:style-name="ce11">
            <text:p>282,55 €</text:p>
          </table:table-cell>
          <table:table-cell office:value-type="currency" office:value="56.51" table:style-name="ce91">
            <text:p>56,51 €</text:p>
          </table:table-cell>
          <table:table-cell office:value-type="currency" office:value="310.80500000000006" table:formula="msoxl:=F20*(1+10%)" table:style-name="ce11">
            <text:p>310,81 €</text:p>
          </table:table-cell>
          <table:table-cell office:value-type="currency" office:value="62.161000000000001" table:formula="msoxl:=G20*(1+10%)" table:style-name="ce12">
            <text:p>62,16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Jambon ibéric 50 tranché</text:p>
          </table:table-cell>
          <table:table-cell office:value-type="string" table:style-name="ce7">
            <text:p>CHARCUTERIE</text:p>
          </table:table-cell>
          <table:table-cell office:value-type="string" table:style-name="ce8">
            <text:p>Nico</text:p>
          </table:table-cell>
          <table:table-cell office:value-type="string" table:style-name="ce9">
            <text:p>Métro</text:p>
          </table:table-cell>
          <table:table-cell office:value-type="float" office:value="0.3" table:style-name="ce10">
            <text:p>0,30 kg</text:p>
          </table:table-cell>
          <table:table-cell office:value-type="currency" office:value="13.85" table:style-name="ce11">
            <text:p>13,85 €</text:p>
          </table:table-cell>
          <table:table-cell office:value-type="currency" office:value="46.166666666666664" table:formula="msoxl:=IF(F21/E21=0,&quot;0 €&quot;,F21/E21)" table:style-name="ce91">
            <text:p>46,17 €</text:p>
          </table:table-cell>
          <table:table-cell office:value-type="currency" office:value="15.235000000000001" table:formula="msoxl:=F21*(1+10%)" table:style-name="ce11">
            <text:p>15,24 €</text:p>
          </table:table-cell>
          <table:table-cell office:value-type="currency" office:value="50.783333333333331" table:formula="msoxl:=G21*(1+10%)" table:style-name="ce12">
            <text:p>50,78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Jambon ibéric Cebo 36 mois entier ss os pata negra</text:p>
          </table:table-cell>
          <table:table-cell office:value-type="string" table:style-name="ce7">
            <text:p>CHARCUTERIE</text:p>
          </table:table-cell>
          <table:table-cell table:style-name="ce8"/>
          <table:table-cell office:value-type="string" table:style-name="ce8">
            <text:p>DUFFAU</text:p>
          </table:table-cell>
          <table:table-cell office:value-type="float" office:value="5" table:style-name="ce10">
            <text:p>5,00 kg</text:p>
          </table:table-cell>
          <table:table-cell office:value-type="currency" office:value="180" table:formula="msoxl:=IF(G22*E22=0,&quot;0 €&quot;,G22*E22)" table:style-name="ce11">
            <text:p>180,00 €</text:p>
          </table:table-cell>
          <table:table-cell office:value-type="currency" office:value="36" table:style-name="ce91">
            <text:p>36,00 €</text:p>
          </table:table-cell>
          <table:table-cell office:value-type="currency" office:value="198.00000000000003" table:formula="msoxl:=F22*(1+10%)" table:style-name="ce11">
            <text:p>198,00 €</text:p>
          </table:table-cell>
          <table:table-cell office:value-type="currency" office:value="39.6" table:formula="msoxl:=G22*(1+10%)" table:style-name="ce12">
            <text:p>39,6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18">
            <text:p>Jambon Serrano STG désossé affinage 24 mois</text:p>
          </table:table-cell>
          <table:table-cell office:value-type="string" table:style-name="ce7">
            <text:p>CHARCUTERIE</text:p>
          </table:table-cell>
          <table:table-cell table:style-name="ce8"/>
          <table:table-cell office:value-type="string" table:style-name="ce19">
            <text:p>Métro</text:p>
          </table:table-cell>
          <table:table-cell office:value-type="float" office:value="5" table:style-name="ce10">
            <text:p>5,00 kg</text:p>
          </table:table-cell>
          <table:table-cell office:value-type="currency" office:value="124.75" table:formula="msoxl:=IF(G23*E23=0,&quot;0 €&quot;,G23*E23)" table:style-name="ce11">
            <text:p>124,75 €</text:p>
          </table:table-cell>
          <table:table-cell office:value-type="currency" office:value="24.95" table:style-name="ce91">
            <text:p>24,95 €</text:p>
          </table:table-cell>
          <table:table-cell office:value-type="currency" office:value="137.22500000000002" table:formula="msoxl:=F23*(1+10%)" table:style-name="ce11">
            <text:p>137,23 €</text:p>
          </table:table-cell>
          <table:table-cell office:value-type="currency" office:value="27.445" table:formula="msoxl:=G23*(1+10%)" table:style-name="ce12">
            <text:p>27,45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14">
            <text:p>Lomo croisé Grande réserve</text:p>
          </table:table-cell>
          <table:table-cell office:value-type="string" table:style-name="ce7">
            <text:p>CHARCUTERIE</text:p>
          </table:table-cell>
          <table:table-cell office:value-type="string" table:style-name="ce8">
            <text:p>DUROC</text:p>
          </table:table-cell>
          <table:table-cell office:value-type="string" table:style-name="ce8">
            <text:p>DUFFAU</text:p>
          </table:table-cell>
          <table:table-cell office:value-type="float" office:value="1" table:style-name="ce10">
            <text:p>1,00 kg</text:p>
          </table:table-cell>
          <table:table-cell office:value-type="currency" office:value="18.91" table:formula="msoxl:=IF(G24*E24=0,&quot;0 €&quot;,G24*E24)" table:style-name="ce11">
            <text:p>18,91 €</text:p>
          </table:table-cell>
          <table:table-cell office:value-type="currency" office:value="18.91" table:style-name="ce91">
            <text:p>18,91 €</text:p>
          </table:table-cell>
          <table:table-cell office:value-type="currency" office:value="20.801000000000002" table:formula="msoxl:=F24*(1+10%)" table:style-name="ce11">
            <text:p>20,80 €</text:p>
          </table:table-cell>
          <table:table-cell office:value-type="currency" office:value="20.801000000000002" table:formula="msoxl:=G24*(1+10%)" table:style-name="ce12">
            <text:p>20,8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Lomo Bellota Alino Traditional</text:p>
          </table:table-cell>
          <table:table-cell office:value-type="string" table:style-name="ce7">
            <text:p>CHARCUTERIE</text:p>
          </table:table-cell>
          <table:table-cell office:value-type="string" table:style-name="ce8">
            <text:p>DUROC</text:p>
          </table:table-cell>
          <table:table-cell office:value-type="string" table:style-name="ce8">
            <text:p>Jabaguena</text:p>
          </table:table-cell>
          <table:table-cell office:value-type="float" office:value="1.5" table:style-name="ce10">
            <text:p>1,50 kg</text:p>
          </table:table-cell>
          <table:table-cell office:value-type="currency" office:value="22.47" table:formula="msoxl:=IF(G25*E25=0,&quot;0 €&quot;,G25*E25)" table:style-name="ce11">
            <text:p>22,47 €</text:p>
          </table:table-cell>
          <table:table-cell office:value-type="currency" office:value="14.98" table:style-name="ce91">
            <text:p>14,98 €</text:p>
          </table:table-cell>
          <table:table-cell office:value-type="currency" office:value="24.717000000000002" table:formula="msoxl:=F25*(1+10%)" table:style-name="ce11">
            <text:p>24,72 €</text:p>
          </table:table-cell>
          <table:table-cell office:value-type="currency" office:value="16.478000000000002" table:formula="msoxl:=G25*(1+10%)" table:style-name="ce12">
            <text:p>16,48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Lomo espagnol</text:p>
          </table:table-cell>
          <table:table-cell office:value-type="string" table:style-name="ce7">
            <text:p>CHARCUTERIE</text:p>
          </table:table-cell>
          <table:table-cell office:value-type="string" table:style-name="ce8">
            <text:p>Noël</text:p>
          </table:table-cell>
          <table:table-cell office:value-type="string" table:style-name="ce9">
            <text:p>Métro</text:p>
          </table:table-cell>
          <table:table-cell office:value-type="float" office:value="1" table:style-name="ce10">
            <text:p>1,00 kg</text:p>
          </table:table-cell>
          <table:table-cell office:value-type="currency" office:value="16.3" table:formula="msoxl:=IF(G26*E26=0,&quot;0 €&quot;,G26*E26)" table:style-name="ce11">
            <text:p>16,30 €</text:p>
          </table:table-cell>
          <table:table-cell office:value-type="currency" office:value="16.3" table:style-name="ce91">
            <text:p>16,30 €</text:p>
          </table:table-cell>
          <table:table-cell office:value-type="currency" office:value="17.930000000000003" table:formula="msoxl:=F26*(1+10%)" table:style-name="ce11">
            <text:p>17,93 €</text:p>
          </table:table-cell>
          <table:table-cell office:value-type="currency" office:value="17.930000000000003" table:formula="msoxl:=G26*(1+10%)" table:style-name="ce12">
            <text:p>17,93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Lomo Serrano</text:p>
          </table:table-cell>
          <table:table-cell office:value-type="string" table:style-name="ce7">
            <text:p>CHARCUTERIE</text:p>
          </table:table-cell>
          <table:table-cell office:value-type="string" table:style-name="ce8">
            <text:p>Tello</text:p>
          </table:table-cell>
          <table:table-cell office:value-type="string" table:style-name="ce9">
            <text:p>Métro</text:p>
          </table:table-cell>
          <table:table-cell office:value-type="float" office:value="1" table:style-name="ce10">
            <text:p>1,00 kg</text:p>
          </table:table-cell>
          <table:table-cell office:value-type="currency" office:value="16.309999999999999" table:style-name="ce11">
            <text:p>16,31 €</text:p>
          </table:table-cell>
          <table:table-cell office:value-type="currency" office:value="16.18" table:style-name="ce92">
            <text:p>16,18 €</text:p>
          </table:table-cell>
          <table:table-cell office:value-type="currency" office:value="17.940999999999999" table:formula="msoxl:=F27*(1+10%)" table:style-name="ce11">
            <text:p>17,94 €</text:p>
          </table:table-cell>
          <table:table-cell office:value-type="currency" office:value="17.798000000000002" table:formula="msoxl:=G27*(1+10%)" table:style-name="ce12">
            <text:p>17,8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Lomo tranché Bellota</text:p>
          </table:table-cell>
          <table:table-cell office:value-type="string" table:style-name="ce7">
            <text:p>CHARCUTERIE</text:p>
          </table:table-cell>
          <table:table-cell office:value-type="string" table:style-name="ce8">
            <text:p>La cave à jambon</text:p>
          </table:table-cell>
          <table:table-cell office:value-type="string" table:style-name="ce9">
            <text:p>Métro</text:p>
          </table:table-cell>
          <table:table-cell office:value-type="float" office:value="0.15" table:style-name="ce10">
            <text:p>0,15 kg</text:p>
          </table:table-cell>
          <table:table-cell office:value-type="currency" office:value="8.89" table:style-name="ce11">
            <text:p>8,89 €</text:p>
          </table:table-cell>
          <table:table-cell office:value-type="currency" office:value="59.266666666666673" table:formula="msoxl:=IF(F28/E28=0,&quot;0 €&quot;,F28/E28)" table:style-name="ce92">
            <text:p>59,27 €</text:p>
          </table:table-cell>
          <table:table-cell office:value-type="currency" office:value="9.7790000000000017" table:formula="msoxl:=F28*(1+10%)" table:style-name="ce11">
            <text:p>9,78 €</text:p>
          </table:table-cell>
          <table:table-cell office:value-type="currency" office:value="65.193333333333342" table:formula="msoxl:=G28*(1+10%)" table:style-name="ce12">
            <text:p>65,19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Mortadelle<text:s/></text:p>
          </table:table-cell>
          <table:table-cell office:value-type="string" table:style-name="ce7">
            <text:p>CHARCUTERIE</text:p>
          </table:table-cell>
          <table:table-cell office:value-type="string" table:style-name="ce8">
            <text:p>Beretta</text:p>
          </table:table-cell>
          <table:table-cell office:value-type="string" table:style-name="ce9">
            <text:p>Métro</text:p>
          </table:table-cell>
          <table:table-cell office:value-type="float" office:value="3" table:style-name="ce10">
            <text:p>3,00 kg</text:p>
          </table:table-cell>
          <table:table-cell office:value-type="currency" office:value="26.25" table:formula="msoxl:=IF(G29*E29=0,&quot;0 €&quot;,G29*E29)" table:style-name="ce11">
            <text:p>26,25 €</text:p>
          </table:table-cell>
          <table:table-cell office:value-type="currency" office:value="8.75" table:style-name="ce95">
            <text:p>8,75 €</text:p>
          </table:table-cell>
          <table:table-cell office:value-type="currency" office:value="28.875000000000004" table:formula="msoxl:=F29*(1+10%)" table:style-name="ce11">
            <text:p>28,88 €</text:p>
          </table:table-cell>
          <table:table-cell office:value-type="currency" office:value="9.625" table:formula="msoxl:=G29*(1+10%)" table:style-name="ce12">
            <text:p>9,63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Pancetta Ardèche</text:p>
          </table:table-cell>
          <table:table-cell office:value-type="string" table:style-name="ce7">
            <text:p>CHARCUTERIE</text:p>
          </table:table-cell>
          <table:table-cell office:value-type="string" table:style-name="ce8">
            <text:p>Pig's daddy</text:p>
          </table:table-cell>
          <table:table-cell office:value-type="string" table:style-name="ce8">
            <text:p>Pig's daddy</text:p>
          </table:table-cell>
          <table:table-cell office:value-type="float" office:value="1.5" table:style-name="ce10">
            <text:p>1,50 kg</text:p>
          </table:table-cell>
          <table:table-cell office:value-type="currency" office:value="23.549999999999997" table:formula="msoxl:=IF(G30*E30=0,&quot;0 €&quot;,G30*E30)" table:style-name="ce11">
            <text:p>23,55 €</text:p>
          </table:table-cell>
          <table:table-cell office:value-type="currency" office:value="15.7" table:style-name="ce92">
            <text:p>15,70 €</text:p>
          </table:table-cell>
          <table:table-cell office:value-type="currency" office:value="25.904999999999998" table:formula="msoxl:=F30*(1+10%)" table:style-name="ce11">
            <text:p>25,91 €</text:p>
          </table:table-cell>
          <table:table-cell office:value-type="currency" office:value="17.27" table:formula="msoxl:=G30*(1+10%)" table:style-name="ce12">
            <text:p>17,27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Saucisse sèche Ardèche</text:p>
          </table:table-cell>
          <table:table-cell office:value-type="string" table:style-name="ce7">
            <text:p>CHARCUTERIE</text:p>
          </table:table-cell>
          <table:table-cell office:value-type="string" table:style-name="ce8">
            <text:p>Pig's daddy</text:p>
          </table:table-cell>
          <table:table-cell office:value-type="string" table:style-name="ce8">
            <text:p>Pig's daddy</text:p>
          </table:table-cell>
          <table:table-cell office:value-type="float" office:value="0.28000000000000003" table:style-name="ce10">
            <text:p>0,28 kg</text:p>
          </table:table-cell>
          <table:table-cell office:value-type="currency" office:value="6.104000000000001" table:formula="msoxl:=IF(G31*E31=0,&quot;0 €&quot;,G31*E31)" table:style-name="ce11">
            <text:p>6,10 €</text:p>
          </table:table-cell>
          <table:table-cell office:value-type="currency" office:value="21.8" table:style-name="ce92">
            <text:p>21,80 €</text:p>
          </table:table-cell>
          <table:table-cell office:value-type="currency" office:value="6.7144000000000013" table:formula="msoxl:=F31*(1+10%)" table:style-name="ce11">
            <text:p>6,71 €</text:p>
          </table:table-cell>
          <table:table-cell office:value-type="currency" office:value="23.980000000000004" table:formula="msoxl:=G31*(1+10%)" table:style-name="ce12">
            <text:p>23,98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Rosette Lozère</text:p>
          </table:table-cell>
          <table:table-cell office:value-type="string" table:style-name="ce7">
            <text:p>CHARCUTERIE</text:p>
          </table:table-cell>
          <table:table-cell office:value-type="string" table:style-name="ce8">
            <text:p>Fred</text:p>
          </table:table-cell>
          <table:table-cell office:value-type="string" table:style-name="ce16">
            <text:p>DUFFAU</text:p>
          </table:table-cell>
          <table:table-cell office:value-type="float" office:value="1" table:style-name="ce10">
            <text:p>1,00 kg</text:p>
          </table:table-cell>
          <table:table-cell office:value-type="currency" office:value="13.95" table:style-name="ce11">
            <text:p>13,95 €</text:p>
          </table:table-cell>
          <table:table-cell office:value-type="currency" office:value="13.95" table:formula="msoxl:=IF(F32/E32=0,&quot;0 €&quot;,F32/E32)" table:style-name="ce92">
            <text:p>13,95 €</text:p>
          </table:table-cell>
          <table:table-cell office:value-type="currency" office:value="15.345000000000001" table:formula="msoxl:=F32*(1+10%)" table:style-name="ce11">
            <text:p>15,35 €</text:p>
          </table:table-cell>
          <table:table-cell office:value-type="currency" office:value="15.345000000000001" table:formula="msoxl:=G32*(1+10%)" table:style-name="ce12">
            <text:p>15,35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14">
            <text:p>Speck IGP <text:s/>Alpenrose squadrato</text:p>
          </table:table-cell>
          <table:table-cell office:value-type="string" table:style-name="ce7">
            <text:p>CHARCUTERIE</text:p>
          </table:table-cell>
          <table:table-cell office:value-type="string" table:style-name="ce8">
            <text:p>Fred</text:p>
          </table:table-cell>
          <table:table-cell office:value-type="string" table:style-name="ce8">
            <text:p>DUFFAU</text:p>
          </table:table-cell>
          <table:table-cell office:value-type="float" office:value="1" table:style-name="ce10">
            <text:p>1,00 kg</text:p>
          </table:table-cell>
          <table:table-cell office:value-type="currency" office:value="10.95" table:formula="msoxl:=IF(G33*E33=0,&quot;0 €&quot;,G33*E33)" table:style-name="ce11">
            <text:p>10,95 €</text:p>
          </table:table-cell>
          <table:table-cell office:value-type="currency" office:value="10.95" table:style-name="ce92">
            <text:p>10,95 €</text:p>
          </table:table-cell>
          <table:table-cell office:value-type="currency" office:value="12.045" table:formula="msoxl:=F33*(1+10%)" table:style-name="ce11">
            <text:p>12,05 €</text:p>
          </table:table-cell>
          <table:table-cell office:value-type="currency" office:value="12.045" table:formula="msoxl:=G33*(1+10%)" table:style-name="ce12">
            <text:p>12,05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Saucisson de taureau - Gard</text:p>
          </table:table-cell>
          <table:table-cell office:value-type="string" table:style-name="ce7">
            <text:p>CHARCUTERIE</text:p>
          </table:table-cell>
          <table:table-cell office:value-type="string" table:style-name="ce8">
            <text:p>Pig's daddy</text:p>
          </table:table-cell>
          <table:table-cell office:value-type="string" table:style-name="ce8">
            <text:p>Pig's daddy</text:p>
          </table:table-cell>
          <table:table-cell office:value-type="float" office:value="0.25" table:style-name="ce10">
            <text:p>0,25 kg</text:p>
          </table:table-cell>
          <table:table-cell office:value-type="currency" office:value="5.03" table:formula="msoxl:=IF(G34*E34=0,&quot;0 €&quot;,G34*E34)" table:style-name="ce11">
            <text:p>5,03 €</text:p>
          </table:table-cell>
          <table:table-cell office:value-type="currency" office:value="20.12" table:style-name="ce92">
            <text:p>20,12 €</text:p>
          </table:table-cell>
          <table:table-cell office:value-type="currency" office:value="5.5330000000000004" table:formula="msoxl:=F34*(1+10%)" table:style-name="ce11">
            <text:p>5,53 €</text:p>
          </table:table-cell>
          <table:table-cell office:value-type="currency" office:value="22.132000000000001" table:formula="msoxl:=G34*(1+10%)" table:style-name="ce12">
            <text:p>22,13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14">
            <text:p>Saucisson de taureau - Gard</text:p>
          </table:table-cell>
          <table:table-cell office:value-type="string" table:style-name="ce7">
            <text:p>CHARCUTERIE</text:p>
          </table:table-cell>
          <table:table-cell office:value-type="string" table:style-name="ce8">
            <text:p>Fred</text:p>
          </table:table-cell>
          <table:table-cell office:value-type="string" table:style-name="ce8">
            <text:p>DUFFAU</text:p>
          </table:table-cell>
          <table:table-cell office:value-type="float" office:value="1" table:style-name="ce10">
            <text:p>1,00 kg</text:p>
          </table:table-cell>
          <table:table-cell office:value-type="currency" office:value="17.5" table:formula="msoxl:=IF(G35*E35=0,&quot;0 €&quot;,G35*E35)" table:style-name="ce11">
            <text:p>17,50 €</text:p>
          </table:table-cell>
          <table:table-cell office:value-type="currency" office:value="17.5" table:style-name="ce92">
            <text:p>17,50 €</text:p>
          </table:table-cell>
          <table:table-cell office:value-type="currency" office:value="19.25" table:formula="msoxl:=F35*(1+10%)" table:style-name="ce11">
            <text:p>19,25 €</text:p>
          </table:table-cell>
          <table:table-cell office:value-type="currency" office:value="19.25" table:formula="msoxl:=G35*(1+10%)" table:style-name="ce12">
            <text:p>19,25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20">
            <text:p>Saucisson sec Lozère</text:p>
          </table:table-cell>
          <table:table-cell office:value-type="string" table:style-name="ce7">
            <text:p>CHARCUTERIE</text:p>
          </table:table-cell>
          <table:table-cell office:value-type="string" table:style-name="ce21">
            <text:p>Fred</text:p>
          </table:table-cell>
          <table:table-cell office:value-type="string" table:style-name="ce21">
            <text:p>DUFFAU</text:p>
          </table:table-cell>
          <table:table-cell office:value-type="float" office:value="1" table:style-name="ce22">
            <text:p>1,00 kg</text:p>
          </table:table-cell>
          <table:table-cell office:value-type="currency" office:value="13.75" table:formula="msoxl:=IF(G36*E36=0,&quot;0 €&quot;,G36*E36)" table:style-name="ce23">
            <text:p>13,75 €</text:p>
          </table:table-cell>
          <table:table-cell office:value-type="currency" office:value="13.75" table:style-name="ce93">
            <text:p>13,75 €</text:p>
          </table:table-cell>
          <table:table-cell office:value-type="currency" office:value="15.125000000000002" table:formula="msoxl:=F36*(1+10%)" table:style-name="ce23">
            <text:p>15,13 €</text:p>
          </table:table-cell>
          <table:table-cell office:value-type="currency" office:value="15.125000000000002" table:formula="msoxl:=G36*(1+10%)" table:style-name="ce24">
            <text:p>15,13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Saucisson Iberic Bellota</text:p>
          </table:table-cell>
          <table:table-cell office:value-type="string" table:style-name="ce7">
            <text:p>CHARCUTERIE</text:p>
          </table:table-cell>
          <table:table-cell office:value-type="string" table:style-name="ce8">
            <text:p>Jabuguena</text:p>
          </table:table-cell>
          <table:table-cell office:value-type="string" table:style-name="ce8">
            <text:p>Jabaguena</text:p>
          </table:table-cell>
          <table:table-cell office:value-type="float" office:value="1.1000000000000001" table:style-name="ce10">
            <text:p>1,10 kg</text:p>
          </table:table-cell>
          <table:table-cell office:value-type="currency" office:value="12.771000000000001" table:formula="msoxl:=IF(G37*E37=0,&quot;0 €&quot;,G37*E37)" table:style-name="ce11">
            <text:p>12,77 €</text:p>
          </table:table-cell>
          <table:table-cell office:value-type="currency" office:value="11.61" table:style-name="ce94">
            <text:p>11,61 €</text:p>
          </table:table-cell>
          <table:table-cell office:value-type="currency" office:value="14.048100000000002" table:formula="msoxl:=F37*(1+10%)" table:style-name="ce11">
            <text:p>14,05 €</text:p>
          </table:table-cell>
          <table:table-cell office:value-type="currency" office:value="12.771000000000001" table:formula="msoxl:=G37*(1+10%)" table:style-name="ce12">
            <text:p>12,77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14">
            <text:p>Sauciron brique</text:p>
          </table:table-cell>
          <table:table-cell office:value-type="string" table:style-name="ce7">
            <text:p>CHARCUTERIE</text:p>
          </table:table-cell>
          <table:table-cell office:value-type="string" table:style-name="ce8">
            <text:p>Sauciron</text:p>
          </table:table-cell>
          <table:table-cell table:style-name="ce8"/>
          <table:table-cell office:value-type="float" office:value="1" table:style-name="ce10">
            <text:p>1,00 kg</text:p>
          </table:table-cell>
          <table:table-cell office:value-type="currency" office:value="19.899999999999999" table:formula="msoxl:=IF(G38*E38=0,&quot;0 €&quot;,G38*E38)" table:style-name="ce11">
            <text:p>19,90 €</text:p>
          </table:table-cell>
          <table:table-cell office:value-type="currency" office:value="19.899999999999999" table:style-name="ce96">
            <text:p>19,90 €</text:p>
          </table:table-cell>
          <table:table-cell office:value-type="currency" office:value="21.89" table:formula="msoxl:=F38*(1+10%)" table:style-name="ce11">
            <text:p>21,89 €</text:p>
          </table:table-cell>
          <table:table-cell office:value-type="currency" office:value="21.89" table:formula="msoxl:=G38*(1+10%)" table:style-name="ce11">
            <text:p>21,89 €</text:p>
          </table:table-cell>
          <table:table-cell table:style-name="ce25"/>
          <table:table-cell table:number-columns-repeated="16374"/>
        </table:table-row>
        <table:table-row table:style-name="ro2">
          <table:table-cell office:value-type="string" table:style-name="ce14">
            <text:p>Saucisson sec maison</text:p>
          </table:table-cell>
          <table:table-cell office:value-type="string" table:style-name="ce7">
            <text:p>CHARCUTERIE</text:p>
          </table:table-cell>
          <table:table-cell office:value-type="float" office:value="544970" table:style-name="ce8">
            <text:p>544970</text:p>
          </table:table-cell>
          <table:table-cell office:value-type="string" table:style-name="ce8">
            <text:p>DUFFAU</text:p>
          </table:table-cell>
          <table:table-cell office:value-type="float" office:value="1" table:style-name="ce10">
            <text:p>1,00 kg</text:p>
          </table:table-cell>
          <table:table-cell office:value-type="currency" office:value="11.9" table:formula="msoxl:=IF(G39*E39=0,&quot;0 €&quot;,G39*E39)" table:style-name="ce11">
            <text:p>11,90 €</text:p>
          </table:table-cell>
          <table:table-cell office:value-type="currency" office:value="11.9" table:style-name="ce94">
            <text:p>11,90 €</text:p>
          </table:table-cell>
          <table:table-cell office:value-type="currency" office:value="13.090000000000002" table:formula="msoxl:=F39*(1+10%)" table:style-name="ce11">
            <text:p>13,09 €</text:p>
          </table:table-cell>
          <table:table-cell office:value-type="currency" office:value="13.090000000000002" table:formula="msoxl:=G39*(1+10%)" table:style-name="ce12">
            <text:p>13,09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Speck IGP<text:s/></text:p>
          </table:table-cell>
          <table:table-cell office:value-type="string" table:style-name="ce7">
            <text:p>CHARCUTERIE</text:p>
          </table:table-cell>
          <table:table-cell table:style-name="ce8"/>
          <table:table-cell office:value-type="string" table:style-name="ce26">
            <text:p>fred</text:p>
          </table:table-cell>
          <table:table-cell office:value-type="float" office:value="1" table:style-name="ce10">
            <text:p>1,00 kg</text:p>
          </table:table-cell>
          <table:table-cell office:value-type="currency" office:value="10.95" table:formula="msoxl:=IF(G40*E40=0,&quot;0 €&quot;,G40*E40)" table:style-name="ce11">
            <text:p>10,95 €</text:p>
          </table:table-cell>
          <table:table-cell office:value-type="currency" office:value="10.95" table:style-name="ce91">
            <text:p>10,95 €</text:p>
          </table:table-cell>
          <table:table-cell office:value-type="currency" office:value="12.045" table:formula="msoxl:=F40*(1+10%)" table:style-name="ce11">
            <text:p>12,05 €</text:p>
          </table:table-cell>
          <table:table-cell office:value-type="currency" office:value="12.045" table:formula="msoxl:=G40*(1+10%)" table:style-name="ce12">
            <text:p>12,05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27">
            <text:p>Burrata 8x100g</text:p>
          </table:table-cell>
          <table:table-cell office:value-type="string" table:style-name="ce6">
            <text:p>FROMAGE</text:p>
          </table:table-cell>
          <table:table-cell office:value-type="string" table:style-name="ce28">
            <text:p>Toscanella</text:p>
          </table:table-cell>
          <table:table-cell office:value-type="string" table:style-name="ce29">
            <text:p>Métro</text:p>
          </table:table-cell>
          <table:table-cell office:value-type="float" office:value="0.8" table:style-name="ce30">
            <text:p>0,80 kg</text:p>
          </table:table-cell>
          <table:table-cell office:value-type="currency" office:value="8.91" table:style-name="ce31">
            <text:p>8,91 €</text:p>
          </table:table-cell>
          <table:table-cell office:value-type="currency" office:value="11.137499999999999" table:formula="msoxl:=IF(F41/E41=0,&quot;0 €&quot;,F41/E41)" table:style-name="ce124">
            <text:p>11,14 €</text:p>
          </table:table-cell>
          <table:table-cell office:value-type="currency" office:value="9.8010000000000002" table:formula="msoxl:=F41*(1+10%)" table:style-name="ce31">
            <text:p>9,80 €</text:p>
          </table:table-cell>
          <table:table-cell office:value-type="currency" office:value="12.251250000000001" table:formula="msoxl:=G41*(1+10%)" table:style-name="ce32">
            <text:p>12,25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33">
            <text:p>Agour artisanal brebis</text:p>
          </table:table-cell>
          <table:table-cell office:value-type="string" table:style-name="ce6">
            <text:p>FROMAGE</text:p>
          </table:table-cell>
          <table:table-cell table:style-name="ce34"/>
          <table:table-cell office:value-type="string" table:style-name="ce34">
            <text:p>Jean - Noël</text:p>
          </table:table-cell>
          <table:table-cell office:value-type="float" office:value="1" table:style-name="ce35">
            <text:p>1,00 kg</text:p>
          </table:table-cell>
          <table:table-cell office:value-type="currency" office:value="16.5" table:formula="msoxl:=IF(G42*E42=0,&quot;0 €&quot;,G42*E42)" table:style-name="ce36">
            <text:p>16,50 €</text:p>
          </table:table-cell>
          <table:table-cell office:value-type="currency" office:value="16.5" table:style-name="ce117">
            <text:p>16,50 €</text:p>
          </table:table-cell>
          <table:table-cell office:value-type="currency" office:value="18.150000000000002" table:formula="msoxl:=F42*(1+10%)" table:style-name="ce36">
            <text:p>18,15 €</text:p>
          </table:table-cell>
          <table:table-cell office:value-type="currency" office:value="18.150000000000002" table:formula="msoxl:=G42*(1+10%)" table:style-name="ce37">
            <text:p>18,15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33">
            <text:p>Brebis Ariège</text:p>
          </table:table-cell>
          <table:table-cell office:value-type="string" table:style-name="ce6">
            <text:p>FROMAGE</text:p>
          </table:table-cell>
          <table:table-cell table:style-name="ce34"/>
          <table:table-cell office:value-type="string" table:style-name="ce34">
            <text:p>Jean - Noël</text:p>
          </table:table-cell>
          <table:table-cell office:value-type="float" office:value="4" table:style-name="ce35">
            <text:p>4,00 kg</text:p>
          </table:table-cell>
          <table:table-cell office:value-type="currency" office:value="16.5" table:style-name="ce36">
            <text:p>16,50 €</text:p>
          </table:table-cell>
          <table:table-cell office:value-type="currency" office:value="4.125" table:formula="msoxl:=IF(F43/E43=0,&quot;0 €&quot;,F43/E43)" table:style-name="ce117">
            <text:p>4,13 €</text:p>
          </table:table-cell>
          <table:table-cell office:value-type="currency" office:value="18.150000000000002" table:formula="msoxl:=F43*(1+10%)" table:style-name="ce36">
            <text:p>18,15 €</text:p>
          </table:table-cell>
          <table:table-cell office:value-type="currency" office:value="4.5375000000000005" table:formula="msoxl:=G43*(1+10%)" table:style-name="ce37">
            <text:p>4,54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14">
            <text:p>Brie de Meaux AOP<text:s/></text:p>
          </table:table-cell>
          <table:table-cell office:value-type="string" table:style-name="ce6">
            <text:p>FROMAGE</text:p>
          </table:table-cell>
          <table:table-cell office:value-type="string" table:style-name="ce8">
            <text:p>Maison du fromage</text:p>
          </table:table-cell>
          <table:table-cell office:value-type="string" table:style-name="ce8">
            <text:p>Métro</text:p>
          </table:table-cell>
          <table:table-cell office:value-type="float" office:value="1.5" table:style-name="ce10">
            <text:p>1,50 kg</text:p>
          </table:table-cell>
          <table:table-cell office:value-type="currency" office:value="19.125" table:formula="msoxl:=IF(G44*E44=0,&quot;0 €&quot;,G44*E44)" table:style-name="ce36">
            <text:p>19,13 €</text:p>
          </table:table-cell>
          <table:table-cell office:value-type="currency" office:value="12.75" table:style-name="ce127">
            <text:p>12,75 €</text:p>
          </table:table-cell>
          <table:table-cell office:value-type="currency" office:value="21.037500000000001" table:formula="msoxl:=F44*(1+10%)" table:style-name="ce11">
            <text:p>21,04 €</text:p>
          </table:table-cell>
          <table:table-cell office:value-type="currency" office:value="14.025" table:formula="msoxl:=G44*(1+10%)" table:style-name="ce12">
            <text:p>14,03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14">
            <text:p>Brebis brique des Cazelles</text:p>
          </table:table-cell>
          <table:table-cell office:value-type="string" table:style-name="ce6">
            <text:p>FROMAGE</text:p>
          </table:table-cell>
          <table:table-cell office:value-type="string" table:style-name="ce8">
            <text:p>JN</text:p>
          </table:table-cell>
          <table:table-cell office:value-type="string" table:style-name="ce8">
            <text:p>Jean - Noël</text:p>
          </table:table-cell>
          <table:table-cell office:value-type="float" office:value="1" table:style-name="ce10">
            <text:p>1,00 kg</text:p>
          </table:table-cell>
          <table:table-cell office:value-type="currency" office:value="18.079999999999998" table:formula="msoxl:=IF(G45*E45=0,&quot;0 €&quot;,G45*E45)" table:style-name="ce11">
            <text:p>18,08 €</text:p>
          </table:table-cell>
          <table:table-cell office:value-type="currency" office:value="18.079999999999998" table:style-name="ce128">
            <text:p>18,08 €</text:p>
          </table:table-cell>
          <table:table-cell office:value-type="currency" office:value="19.887999999999998" table:formula="msoxl:=F45*(1+10%)" table:style-name="ce11">
            <text:p>19,89 €</text:p>
          </table:table-cell>
          <table:table-cell office:value-type="currency" office:value="19.887999999999998" table:formula="msoxl:=G45*(1+10%)" table:style-name="ce11">
            <text:p>19,89 €</text:p>
          </table:table-cell>
          <table:table-cell table:style-name="ce25"/>
          <table:table-cell table:number-columns-repeated="16374"/>
        </table:table-row>
        <table:table-row table:style-name="ro2">
          <table:table-cell office:value-type="string" table:style-name="ce33">
            <text:p>Brebis artisanal Agour SF</text:p>
          </table:table-cell>
          <table:table-cell office:value-type="string" table:style-name="ce6">
            <text:p>FROMAGE</text:p>
          </table:table-cell>
          <table:table-cell office:value-type="string" table:style-name="ce34">
            <text:p>JN</text:p>
          </table:table-cell>
          <table:table-cell office:value-type="string" table:style-name="ce34">
            <text:p>Jean - Noël</text:p>
          </table:table-cell>
          <table:table-cell office:value-type="float" office:value="1" table:style-name="ce35">
            <text:p>1,00 kg</text:p>
          </table:table-cell>
          <table:table-cell office:value-type="currency" office:value="16.489999999999998" table:formula="msoxl:=IF(G46*E46=0,&quot;0 €&quot;,G46*E46)" table:style-name="ce36">
            <text:p>16,49 €</text:p>
          </table:table-cell>
          <table:table-cell office:value-type="currency" office:value="16.489999999999998" table:style-name="ce117">
            <text:p>16,49 €</text:p>
          </table:table-cell>
          <table:table-cell office:value-type="currency" office:value="18.138999999999999" table:formula="msoxl:=F46*(1+10%)" table:style-name="ce36">
            <text:p>18,14 €</text:p>
          </table:table-cell>
          <table:table-cell office:value-type="currency" office:value="18.138999999999999" table:formula="msoxl:=G46*(1+10%)" table:style-name="ce37">
            <text:p>18,14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33">
            <text:p>Burrata 125g</text:p>
          </table:table-cell>
          <table:table-cell office:value-type="string" table:style-name="ce6">
            <text:p>FROMAGE</text:p>
          </table:table-cell>
          <table:table-cell office:value-type="string" table:style-name="ce34">
            <text:p>Antiche Bonta</text:p>
          </table:table-cell>
          <table:table-cell office:value-type="string" table:style-name="ce34">
            <text:p>Métro</text:p>
          </table:table-cell>
          <table:table-cell office:value-type="float" office:value="0.125" table:style-name="ce35">
            <text:p>0,13 kg</text:p>
          </table:table-cell>
          <table:table-cell office:value-type="currency" office:value="2.02" table:style-name="ce36">
            <text:p>2,02 €</text:p>
          </table:table-cell>
          <table:table-cell office:value-type="currency" office:value="16.16" table:formula="msoxl:=IF(F47/E47=0,&quot;0 €&quot;,F47/E47)" table:style-name="ce117">
            <text:p>16,16 €</text:p>
          </table:table-cell>
          <table:table-cell office:value-type="currency" office:value="2.2220000000000004" table:formula="msoxl:=F47*(1+10%)" table:style-name="ce36">
            <text:p>2,22 €</text:p>
          </table:table-cell>
          <table:table-cell office:value-type="currency" office:value="17.776000000000003" table:formula="msoxl:=G47*(1+10%)" table:style-name="ce37">
            <text:p>17,78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33">
            <text:p>Burrata 250g</text:p>
          </table:table-cell>
          <table:table-cell office:value-type="string" table:style-name="ce6">
            <text:p>FROMAGE</text:p>
          </table:table-cell>
          <table:table-cell office:value-type="string" table:style-name="ce34">
            <text:p>Castelli</text:p>
          </table:table-cell>
          <table:table-cell office:value-type="string" table:style-name="ce34">
            <text:p>Métro</text:p>
          </table:table-cell>
          <table:table-cell office:value-type="float" office:value="0.25" table:style-name="ce35">
            <text:p>0,25 kg</text:p>
          </table:table-cell>
          <table:table-cell office:value-type="currency" office:value="3.77" table:style-name="ce36">
            <text:p>3,77 €</text:p>
          </table:table-cell>
          <table:table-cell office:value-type="currency" office:value="15.08" table:formula="msoxl:=IF(F48/E48=0,&quot;0 €&quot;,F48/E48)" table:style-name="ce117">
            <text:p>15,08 €</text:p>
          </table:table-cell>
          <table:table-cell office:value-type="currency" office:value="4.1470000000000002" table:formula="msoxl:=F48*(1+10%)" table:style-name="ce36">
            <text:p>4,15 €</text:p>
          </table:table-cell>
          <table:table-cell office:value-type="currency" office:value="16.588000000000001" table:formula="msoxl:=G48*(1+10%)" table:style-name="ce37">
            <text:p>16,59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33">
            <text:p>Burrata 6x120g</text:p>
          </table:table-cell>
          <table:table-cell office:value-type="string" table:style-name="ce6">
            <text:p>FROMAGE</text:p>
          </table:table-cell>
          <table:table-cell table:style-name="ce34"/>
          <table:table-cell office:value-type="string" table:style-name="ce34">
            <text:p>Jean - Noël</text:p>
          </table:table-cell>
          <table:table-cell office:value-type="float" office:value="0.12" table:style-name="ce35">
            <text:p>0,12 kg</text:p>
          </table:table-cell>
          <table:table-cell office:value-type="currency" office:value="1.95" table:style-name="ce36">
            <text:p>1,95 €</text:p>
          </table:table-cell>
          <table:table-cell office:value-type="currency" office:value="16.25" table:formula="msoxl:=IF(F49/E49=0,&quot;0 €&quot;,F49/E49)" table:style-name="ce117">
            <text:p>16,25 €</text:p>
          </table:table-cell>
          <table:table-cell office:value-type="currency" office:value="2.145" table:formula="msoxl:=F49*(1+10%)" table:style-name="ce36">
            <text:p>2,15 €</text:p>
          </table:table-cell>
          <table:table-cell office:value-type="currency" office:value="17.875" table:formula="msoxl:=G49*(1+10%)" table:style-name="ce37">
            <text:p>17,88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33">
            <text:p>camembert chèvre</text:p>
          </table:table-cell>
          <table:table-cell office:value-type="string" table:style-name="ce6">
            <text:p>FROMAGE</text:p>
          </table:table-cell>
          <table:table-cell office:value-type="string" table:style-name="ce34">
            <text:p>Président</text:p>
          </table:table-cell>
          <table:table-cell office:value-type="string" table:style-name="ce34">
            <text:p>Leclerc</text:p>
          </table:table-cell>
          <table:table-cell office:value-type="float" office:value="0.13500000000000001" table:style-name="ce35">
            <text:p>0,14 kg</text:p>
          </table:table-cell>
          <table:table-cell office:value-type="currency" office:value="1.53" table:style-name="ce36">
            <text:p>1,53 €</text:p>
          </table:table-cell>
          <table:table-cell office:value-type="currency" office:value="11.333333333333332" table:formula="msoxl:=IF(F50/E50=0,&quot;0 €&quot;,F50/E50)" table:style-name="ce117">
            <text:p>11,33 €</text:p>
          </table:table-cell>
          <table:table-cell office:value-type="currency" office:value="1.6830000000000003" table:formula="msoxl:=F50*(1+10%)" table:style-name="ce36">
            <text:p>1,68 €</text:p>
          </table:table-cell>
          <table:table-cell office:value-type="currency" office:value="12.466666666666667" table:formula="msoxl:=G50*(1+10%)" table:style-name="ce37">
            <text:p>12,47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33">
            <text:p>Cantal doux lait cru</text:p>
          </table:table-cell>
          <table:table-cell office:value-type="string" table:style-name="ce6">
            <text:p>FROMAGE</text:p>
          </table:table-cell>
          <table:table-cell table:style-name="ce34"/>
          <table:table-cell office:value-type="string" table:style-name="ce34">
            <text:p>Jean - Noël</text:p>
          </table:table-cell>
          <table:table-cell office:value-type="float" office:value="1" table:style-name="ce35">
            <text:p>1,00 kg</text:p>
          </table:table-cell>
          <table:table-cell office:value-type="currency" office:value="7.86" table:formula="msoxl:=IF(G51*E51=0,&quot;0 €&quot;,G51*E51)" table:style-name="ce36">
            <text:p>7,86 €</text:p>
          </table:table-cell>
          <table:table-cell office:value-type="currency" office:value="7.86" table:style-name="ce117">
            <text:p>7,86 €</text:p>
          </table:table-cell>
          <table:table-cell office:value-type="currency" office:value="8.6460000000000008" table:formula="msoxl:=F51*(1+10%)" table:style-name="ce36">
            <text:p>8,65 €</text:p>
          </table:table-cell>
          <table:table-cell office:value-type="currency" office:value="8.6460000000000008" table:formula="msoxl:=G51*(1+10%)" table:style-name="ce37">
            <text:p>8,65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33">
            <text:p>Cantal entre deux AOP lait pasteur</text:p>
          </table:table-cell>
          <table:table-cell office:value-type="string" table:style-name="ce6">
            <text:p>FROMAGE</text:p>
          </table:table-cell>
          <table:table-cell office:value-type="string" table:style-name="ce34">
            <text:p>Cie Fromages</text:p>
          </table:table-cell>
          <table:table-cell office:value-type="string" table:style-name="ce34">
            <text:p>Cie Fromages</text:p>
          </table:table-cell>
          <table:table-cell office:value-type="float" office:value="4" table:style-name="ce35">
            <text:p>4,00 kg</text:p>
          </table:table-cell>
          <table:table-cell office:value-type="currency" office:value="46.24" table:formula="msoxl:=IF(G52*E52=0,&quot;0 €&quot;,G52*E52)" table:style-name="ce36">
            <text:p>46,24 €</text:p>
          </table:table-cell>
          <table:table-cell office:value-type="currency" office:value="11.56" table:style-name="ce117">
            <text:p>11,56 €</text:p>
          </table:table-cell>
          <table:table-cell office:value-type="currency" office:value="50.864000000000004" table:formula="msoxl:=F52*(1+10%)" table:style-name="ce36">
            <text:p>50,86 €</text:p>
          </table:table-cell>
          <table:table-cell office:value-type="currency" office:value="12.716000000000001" table:formula="msoxl:=G52*(1+10%)" table:style-name="ce37">
            <text:p>12,72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33">
            <text:p>Cardabelle brebis Languedoc</text:p>
          </table:table-cell>
          <table:table-cell office:value-type="string" table:style-name="ce6">
            <text:p>FROMAGE</text:p>
          </table:table-cell>
          <table:table-cell table:style-name="ce34"/>
          <table:table-cell office:value-type="string" table:style-name="ce34">
            <text:p>Jean - Noël</text:p>
          </table:table-cell>
          <table:table-cell office:value-type="float" office:value="1" table:style-name="ce35">
            <text:p>1,00 kg</text:p>
          </table:table-cell>
          <table:table-cell office:value-type="currency" office:value="17.46" table:formula="msoxl:=IF(G53*E53=0,&quot;0 €&quot;,G53*E53)" table:style-name="ce36">
            <text:p>17,46 €</text:p>
          </table:table-cell>
          <table:table-cell office:value-type="currency" office:value="17.46" table:style-name="ce125">
            <text:p>17,46 €</text:p>
          </table:table-cell>
          <table:table-cell office:value-type="currency" office:value="19.206000000000003" table:formula="msoxl:=F53*(1+10%)" table:style-name="ce36">
            <text:p>19,21 €</text:p>
          </table:table-cell>
          <table:table-cell office:value-type="currency" office:value="19.206000000000003" table:formula="msoxl:=G53*(1+10%)" table:style-name="ce37">
            <text:p>19,21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38">
            <text:p>Chèvre Frais</text:p>
          </table:table-cell>
          <table:table-cell office:value-type="string" table:style-name="ce6">
            <text:p>FROMAGE</text:p>
          </table:table-cell>
          <table:table-cell office:value-type="string" table:style-name="ce34">
            <text:p>Les croisés</text:p>
          </table:table-cell>
          <table:table-cell office:value-type="string" table:style-name="ce34">
            <text:p>Leclerc</text:p>
          </table:table-cell>
          <table:table-cell office:value-type="float" office:value="0.2" table:style-name="ce35">
            <text:p>0,20 kg</text:p>
          </table:table-cell>
          <table:table-cell office:value-type="currency" office:value="1.9000000000000001" table:formula="msoxl:=IF(G54*E54=0,&quot;0 €&quot;,G54*E54)" table:style-name="ce36">
            <text:p>1,90 €</text:p>
          </table:table-cell>
          <table:table-cell office:value-type="currency" office:value="9.5" table:style-name="ce117">
            <text:p>9,50 €</text:p>
          </table:table-cell>
          <table:table-cell office:value-type="currency" office:value="2.0900000000000003" table:formula="msoxl:=F54*(1+10%)" table:style-name="ce36">
            <text:p>2,09 €</text:p>
          </table:table-cell>
          <table:table-cell office:value-type="currency" office:value="10.450000000000001" table:formula="msoxl:=G54*(1+10%)" table:style-name="ce37">
            <text:p>10,45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33">
            <text:p>Cœur Cabri d'Oc 60g (x24)</text:p>
          </table:table-cell>
          <table:table-cell office:value-type="string" table:style-name="ce6">
            <text:p>FROMAGE</text:p>
          </table:table-cell>
          <table:table-cell office:value-type="string" table:style-name="ce34">
            <text:p>JN</text:p>
          </table:table-cell>
          <table:table-cell office:value-type="string" table:style-name="ce34">
            <text:p>Jean - Noël</text:p>
          </table:table-cell>
          <table:table-cell office:value-type="float" office:value="0.06" table:style-name="ce35">
            <text:p>0,06 kg</text:p>
          </table:table-cell>
          <table:table-cell office:value-type="currency" office:value="1.05" table:style-name="ce36">
            <text:p>1,05 €</text:p>
          </table:table-cell>
          <table:table-cell office:value-type="currency" office:value="17.5" table:formula="msoxl:=IF(F55/E55=0,&quot;0 €&quot;,F55/E55)" table:style-name="ce117">
            <text:p>17,50 €</text:p>
          </table:table-cell>
          <table:table-cell office:value-type="currency" office:value="1.1550000000000002" table:formula="msoxl:=F55*(1+10%)" table:style-name="ce36">
            <text:p>1,16 €</text:p>
          </table:table-cell>
          <table:table-cell office:value-type="currency" office:value="19.25" table:formula="msoxl:=G55*(1+10%)" table:style-name="ce37">
            <text:p>19,25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33">
            <text:p>Cœur de Neufchâtel</text:p>
          </table:table-cell>
          <table:table-cell office:value-type="string" table:style-name="ce6">
            <text:p>FROMAGE</text:p>
          </table:table-cell>
          <table:table-cell office:value-type="string" table:style-name="ce34">
            <text:p>Cateliers</text:p>
          </table:table-cell>
          <table:table-cell office:value-type="string" table:style-name="ce34">
            <text:p>Métro</text:p>
          </table:table-cell>
          <table:table-cell office:value-type="float" office:value="0.2" table:style-name="ce35">
            <text:p>0,20 kg</text:p>
          </table:table-cell>
          <table:table-cell office:value-type="currency" office:value="2.38" table:style-name="ce36">
            <text:p>2,38 €</text:p>
          </table:table-cell>
          <table:table-cell office:value-type="currency" office:value="11.899999999999999" table:formula="msoxl:=IF(F56/E56=0,&quot;0 €&quot;,F56/E56)" table:style-name="ce117">
            <text:p>11,90 €</text:p>
          </table:table-cell>
          <table:table-cell office:value-type="currency" office:value="2.6179999999999999" table:formula="msoxl:=F56*(1+10%)" table:style-name="ce36">
            <text:p>2,62 €</text:p>
          </table:table-cell>
          <table:table-cell office:value-type="currency" office:value="13.09" table:formula="msoxl:=G56*(1+10%)" table:style-name="ce37">
            <text:p>13,09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33">
            <text:p>Comté 12 mois</text:p>
          </table:table-cell>
          <table:table-cell office:value-type="string" table:style-name="ce6">
            <text:p>FROMAGE</text:p>
          </table:table-cell>
          <table:table-cell table:style-name="ce34"/>
          <table:table-cell office:value-type="string" table:style-name="ce34">
            <text:p>Jean - Noël</text:p>
          </table:table-cell>
          <table:table-cell office:value-type="float" office:value="1" table:style-name="ce35">
            <text:p>1,00 kg</text:p>
          </table:table-cell>
          <table:table-cell office:value-type="currency" office:value="14.83" table:formula="msoxl:=IF(G57*E57=0,&quot;0 €&quot;,G57*E57)" table:style-name="ce36">
            <text:p>14,83 €</text:p>
          </table:table-cell>
          <table:table-cell office:value-type="currency" office:value="14.83" table:style-name="ce117">
            <text:p>14,83 €</text:p>
          </table:table-cell>
          <table:table-cell office:value-type="currency" office:value="16.313000000000002" table:formula="msoxl:=F57*(1+10%)" table:style-name="ce36">
            <text:p>16,31 €</text:p>
          </table:table-cell>
          <table:table-cell office:value-type="currency" office:value="16.313000000000002" table:formula="msoxl:=G57*(1+10%)" table:style-name="ce37">
            <text:p>16,31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33">
            <text:p>Comté AOP12 mois</text:p>
          </table:table-cell>
          <table:table-cell office:value-type="string" table:style-name="ce6">
            <text:p>FROMAGE</text:p>
          </table:table-cell>
          <table:table-cell office:value-type="string" table:style-name="ce34">
            <text:p>Combes fleuries</text:p>
          </table:table-cell>
          <table:table-cell office:value-type="string" table:style-name="ce39">
            <text:p>Cie Fromages</text:p>
          </table:table-cell>
          <table:table-cell office:value-type="float" office:value="4.3" table:style-name="ce35">
            <text:p>4,30 kg</text:p>
          </table:table-cell>
          <table:table-cell office:value-type="currency" office:value="63.553999999999995" table:formula="msoxl:=IF(G58*E58=0,&quot;0 €&quot;,G58*E58)" table:style-name="ce36">
            <text:p>63,55 €</text:p>
          </table:table-cell>
          <table:table-cell office:value-type="currency" office:value="14.78" table:style-name="ce117">
            <text:p>14,78 €</text:p>
          </table:table-cell>
          <table:table-cell office:value-type="currency" office:value="69.909400000000005" table:formula="msoxl:=F58*(1+10%)" table:style-name="ce36">
            <text:p>69,91 €</text:p>
          </table:table-cell>
          <table:table-cell office:value-type="currency" office:value="16.257999999999999" table:formula="msoxl:=G58*(1+10%)" table:style-name="ce37">
            <text:p>16,26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33">
            <text:p>Comté élégance</text:p>
          </table:table-cell>
          <table:table-cell office:value-type="string" table:style-name="ce6">
            <text:p>FROMAGE</text:p>
          </table:table-cell>
          <table:table-cell table:style-name="ce34"/>
          <table:table-cell office:value-type="string" table:style-name="ce34">
            <text:p>Jean - Noël</text:p>
          </table:table-cell>
          <table:table-cell office:value-type="float" office:value="1" table:style-name="ce35">
            <text:p>1,00 kg</text:p>
          </table:table-cell>
          <table:table-cell office:value-type="currency" office:value="12.39" table:formula="msoxl:=IF(G59*E59=0,&quot;0 €&quot;,G59*E59)" table:style-name="ce36">
            <text:p>12,39 €</text:p>
          </table:table-cell>
          <table:table-cell office:value-type="currency" office:value="12.39" table:style-name="ce117">
            <text:p>12,39 €</text:p>
          </table:table-cell>
          <table:table-cell office:value-type="currency" office:value="13.629000000000001" table:formula="msoxl:=F59*(1+10%)" table:style-name="ce36">
            <text:p>13,63 €</text:p>
          </table:table-cell>
          <table:table-cell office:value-type="currency" office:value="13.629000000000001" table:formula="msoxl:=G59*(1+10%)" table:style-name="ce37">
            <text:p>13,63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33">
            <text:p>Comté Mélodie</text:p>
          </table:table-cell>
          <table:table-cell office:value-type="string" table:style-name="ce6">
            <text:p>FROMAGE</text:p>
          </table:table-cell>
          <table:table-cell table:style-name="ce34"/>
          <table:table-cell office:value-type="string" table:style-name="ce34">
            <text:p>Jean - Noël</text:p>
          </table:table-cell>
          <table:table-cell office:value-type="float" office:value="1" table:style-name="ce35">
            <text:p>1,00 kg</text:p>
          </table:table-cell>
          <table:table-cell office:value-type="currency" office:value="12.25" table:formula="msoxl:=IF(G60*E60=0,&quot;0 €&quot;,G60*E60)" table:style-name="ce36">
            <text:p>12,25 €</text:p>
          </table:table-cell>
          <table:table-cell office:value-type="currency" office:value="12.25" table:style-name="ce126">
            <text:p>12,25 €</text:p>
          </table:table-cell>
          <table:table-cell office:value-type="currency" office:value="13.475000000000001" table:formula="msoxl:=F60*(1+10%)" table:style-name="ce36">
            <text:p>13,48 €</text:p>
          </table:table-cell>
          <table:table-cell office:value-type="currency" office:value="13.475000000000001" table:formula="msoxl:=G60*(1+10%)" table:style-name="ce37">
            <text:p>13,48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33">
            <text:p>Courajou <text:s/>(Ariège)</text:p>
          </table:table-cell>
          <table:table-cell office:value-type="string" table:style-name="ce6">
            <text:p>FROMAGE</text:p>
          </table:table-cell>
          <table:table-cell table:style-name="ce34"/>
          <table:table-cell office:value-type="string" table:style-name="ce34">
            <text:p>Jean - Noël</text:p>
          </table:table-cell>
          <table:table-cell office:value-type="float" office:value="1" table:style-name="ce35">
            <text:p>1,00 kg</text:p>
          </table:table-cell>
          <table:table-cell office:value-type="currency" office:value="13.09" table:formula="msoxl:=IF(G61*E61=0,&quot;0 €&quot;,G61*E61)" table:style-name="ce36">
            <text:p>13,09 €</text:p>
          </table:table-cell>
          <table:table-cell office:value-type="currency" office:value="13.09" table:style-name="ce117">
            <text:p>13,09 €</text:p>
          </table:table-cell>
          <table:table-cell office:value-type="currency" office:value="14.399000000000001" table:formula="msoxl:=F61*(1+10%)" table:style-name="ce36">
            <text:p>14,40 €</text:p>
          </table:table-cell>
          <table:table-cell office:value-type="currency" office:value="14.399000000000001" table:formula="msoxl:=G61*(1+10%)" table:style-name="ce37">
            <text:p>14,4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33">
            <text:p>Gouda pesto<text:s/></text:p>
          </table:table-cell>
          <table:table-cell office:value-type="string" table:style-name="ce6">
            <text:p>FROMAGE</text:p>
          </table:table-cell>
          <table:table-cell table:style-name="ce34"/>
          <table:table-cell office:value-type="string" table:style-name="ce34">
            <text:p>Métro</text:p>
          </table:table-cell>
          <table:table-cell office:value-type="float" office:value="2.5" table:style-name="ce35">
            <text:p>2,50 kg</text:p>
          </table:table-cell>
          <table:table-cell office:value-type="currency" office:value="34.65" table:formula="msoxl:=IF(G62*E62=0,&quot;0 €&quot;,G62*E62)" table:style-name="ce36">
            <text:p>34,65 €</text:p>
          </table:table-cell>
          <table:table-cell office:value-type="currency" office:value="13.86" table:style-name="ce117">
            <text:p>13,86 €</text:p>
          </table:table-cell>
          <table:table-cell office:value-type="currency" office:value="38.115000000000002" table:formula="msoxl:=F62*(1+10%)" table:style-name="ce36">
            <text:p>38,12 €</text:p>
          </table:table-cell>
          <table:table-cell office:value-type="currency" office:value="15.246" table:formula="msoxl:=G62*(1+10%)" table:style-name="ce37">
            <text:p>15,25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33">
            <text:p>Gouda truffes 1/1 meule</text:p>
          </table:table-cell>
          <table:table-cell office:value-type="string" table:style-name="ce6">
            <text:p>FROMAGE</text:p>
          </table:table-cell>
          <table:table-cell table:style-name="ce34"/>
          <table:table-cell office:value-type="string" table:style-name="ce34">
            <text:p>Métro</text:p>
          </table:table-cell>
          <table:table-cell office:value-type="float" office:value="4" table:style-name="ce35">
            <text:p>4,00 kg</text:p>
          </table:table-cell>
          <table:table-cell office:value-type="currency" office:value="65.239999999999995" table:formula="msoxl:=IF(G63*E63=0,&quot;0 €&quot;,G63*E63)" table:style-name="ce36">
            <text:p>65,24 €</text:p>
          </table:table-cell>
          <table:table-cell office:value-type="currency" office:value="16.309999999999999" table:style-name="ce117">
            <text:p>16,31 €</text:p>
          </table:table-cell>
          <table:table-cell office:value-type="currency" office:value="71.763999999999996" table:formula="msoxl:=F63*(1+10%)" table:style-name="ce36">
            <text:p>71,76 €</text:p>
          </table:table-cell>
          <table:table-cell office:value-type="currency" office:value="17.940999999999999" table:formula="msoxl:=G63*(1+10%)" table:style-name="ce37">
            <text:p>17,94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33">
            <text:p>Manchego brebis</text:p>
          </table:table-cell>
          <table:table-cell office:value-type="string" table:style-name="ce6">
            <text:p>FROMAGE</text:p>
          </table:table-cell>
          <table:table-cell office:value-type="string" table:style-name="ce34">
            <text:p>Don Alvaro</text:p>
          </table:table-cell>
          <table:table-cell office:value-type="string" table:style-name="ce40">
            <text:p>Métro</text:p>
          </table:table-cell>
          <table:table-cell office:value-type="float" office:value="3" table:style-name="ce35">
            <text:p>3,00 kg</text:p>
          </table:table-cell>
          <table:table-cell office:value-type="currency" office:value="48.66" table:formula="msoxl:=IF(G64*E64=0,&quot;0 €&quot;,G64*E64)" table:style-name="ce36">
            <text:p>48,66 €</text:p>
          </table:table-cell>
          <table:table-cell office:value-type="currency" office:value="16.22" table:style-name="ce117">
            <text:p>16,22 €</text:p>
          </table:table-cell>
          <table:table-cell office:value-type="currency" office:value="53.526000000000003" table:formula="msoxl:=F64*(1+10%)" table:style-name="ce36">
            <text:p>53,53 €</text:p>
          </table:table-cell>
          <table:table-cell office:value-type="currency" office:value="17.841999999999999" table:formula="msoxl:=G64*(1+10%)" table:style-name="ce37">
            <text:p>17,84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41">
            <text:p>Mimolette</text:p>
          </table:table-cell>
          <table:table-cell office:value-type="string" table:style-name="ce6">
            <text:p>FROMAGE</text:p>
          </table:table-cell>
          <table:table-cell office:value-type="string" table:style-name="ce34">
            <text:p>Royal Hollandia</text:p>
          </table:table-cell>
          <table:table-cell office:value-type="string" table:style-name="ce34">
            <text:p>Métro</text:p>
          </table:table-cell>
          <table:table-cell office:value-type="float" office:value="3" table:style-name="ce35">
            <text:p>3,00 kg</text:p>
          </table:table-cell>
          <table:table-cell office:value-type="currency" office:value="22.59" table:formula="msoxl:=IF(G65*E65=0,&quot;0 €&quot;,G65*E65)" table:style-name="ce36">
            <text:p>22,59 €</text:p>
          </table:table-cell>
          <table:table-cell office:value-type="currency" office:value="7.53" table:style-name="ce117">
            <text:p>7,53 €</text:p>
          </table:table-cell>
          <table:table-cell office:value-type="currency" office:value="24.849" table:formula="msoxl:=F65*(1+10%)" table:style-name="ce36">
            <text:p>24,85 €</text:p>
          </table:table-cell>
          <table:table-cell office:value-type="currency" office:value="8.2830000000000013" table:formula="msoxl:=G65*(1+10%)" table:style-name="ce37">
            <text:p>8,28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33">
            <text:p>Mimolette<text:s/></text:p>
          </table:table-cell>
          <table:table-cell office:value-type="string" table:style-name="ce6">
            <text:p>FROMAGE</text:p>
          </table:table-cell>
          <table:table-cell table:style-name="ce34"/>
          <table:table-cell office:value-type="string" table:style-name="ce34">
            <text:p>cie Fromages</text:p>
          </table:table-cell>
          <table:table-cell office:value-type="float" office:value="1" table:style-name="ce35">
            <text:p>1,00 kg</text:p>
          </table:table-cell>
          <table:table-cell office:value-type="currency" office:value="14" table:formula="msoxl:=IF(G66*E66=0,&quot;0 €&quot;,G66*E66)" table:style-name="ce36">
            <text:p>14,00 €</text:p>
          </table:table-cell>
          <table:table-cell office:value-type="currency" office:value="14" table:style-name="ce117">
            <text:p>14,00 €</text:p>
          </table:table-cell>
          <table:table-cell office:value-type="currency" office:value="15.400000000000002" table:formula="msoxl:=F66*(1+10%)" table:style-name="ce36">
            <text:p>15,40 €</text:p>
          </table:table-cell>
          <table:table-cell office:value-type="currency" office:value="15.400000000000002" table:formula="msoxl:=G66*(1+10%)" table:style-name="ce37">
            <text:p>15,4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33">
            <text:p>Morbier AOP</text:p>
          </table:table-cell>
          <table:table-cell office:value-type="string" table:style-name="ce6">
            <text:p>FROMAGE</text:p>
          </table:table-cell>
          <table:table-cell office:value-type="string" table:style-name="ce34">
            <text:p>JN</text:p>
          </table:table-cell>
          <table:table-cell office:value-type="string" table:style-name="ce34">
            <text:p>Jean - Noël</text:p>
          </table:table-cell>
          <table:table-cell office:value-type="float" office:value="1" table:style-name="ce35">
            <text:p>1,00 kg</text:p>
          </table:table-cell>
          <table:table-cell office:value-type="currency" office:value="10.84" table:formula="msoxl:=IF(G67*E67=0,&quot;0 €&quot;,G67*E67)" table:style-name="ce36">
            <text:p>10,84 €</text:p>
          </table:table-cell>
          <table:table-cell office:value-type="currency" office:value="10.84" table:style-name="ce117">
            <text:p>10,84 €</text:p>
          </table:table-cell>
          <table:table-cell office:value-type="currency" office:value="11.924000000000001" table:formula="msoxl:=F67*(1+10%)" table:style-name="ce36">
            <text:p>11,92 €</text:p>
          </table:table-cell>
          <table:table-cell office:value-type="currency" office:value="11.924000000000001" table:formula="msoxl:=G67*(1+10%)" table:style-name="ce37">
            <text:p>11,92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33">
            <text:p>Mozza Bufala<text:s/></text:p>
          </table:table-cell>
          <table:table-cell office:value-type="string" table:style-name="ce6">
            <text:p>FROMAGE</text:p>
          </table:table-cell>
          <table:table-cell office:value-type="string" table:style-name="ce34">
            <text:p>JN</text:p>
          </table:table-cell>
          <table:table-cell office:value-type="string" table:style-name="ce34">
            <text:p>Jean - Noël</text:p>
          </table:table-cell>
          <table:table-cell office:value-type="float" office:value="0.125" table:style-name="ce35">
            <text:p>0,13 kg</text:p>
          </table:table-cell>
          <table:table-cell office:value-type="currency" office:value="1.59" table:style-name="ce36">
            <text:p>1,59 €</text:p>
          </table:table-cell>
          <table:table-cell office:value-type="currency" office:value="12.72" table:formula="msoxl:=IF(F68/E68=0,&quot;0 €&quot;,F68/E68)" table:style-name="ce117">
            <text:p>12,72 €</text:p>
          </table:table-cell>
          <table:table-cell office:value-type="currency" office:value="1.7490000000000003" table:formula="msoxl:=F68*(1+10%)" table:style-name="ce36">
            <text:p>1,75 €</text:p>
          </table:table-cell>
          <table:table-cell office:value-type="currency" office:value="13.992000000000003" table:formula="msoxl:=G68*(1+10%)" table:style-name="ce37">
            <text:p>13,99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33">
            <text:p>Mozza Bufala 10g pot x 12</text:p>
          </table:table-cell>
          <table:table-cell office:value-type="string" table:style-name="ce6">
            <text:p>FROMAGE</text:p>
          </table:table-cell>
          <table:table-cell office:value-type="string" table:style-name="ce34">
            <text:p>JN</text:p>
          </table:table-cell>
          <table:table-cell office:value-type="string" table:style-name="ce42">
            <text:p>Jean - Noël</text:p>
          </table:table-cell>
          <table:table-cell office:value-type="float" office:value="0.12" table:style-name="ce35">
            <text:p>0,12 kg</text:p>
          </table:table-cell>
          <table:table-cell office:value-type="currency" office:value="1.86" table:style-name="ce36">
            <text:p>1,86 €</text:p>
          </table:table-cell>
          <table:table-cell office:value-type="currency" office:value="15.500000000000002" table:formula="msoxl:=IF(F69/E69=0,&quot;0 €&quot;,F69/E69)" table:style-name="ce117">
            <text:p>15,50 €</text:p>
          </table:table-cell>
          <table:table-cell office:value-type="currency" office:value="2.0460000000000003" table:formula="msoxl:=F69*(1+10%)" table:style-name="ce36">
            <text:p>2,05 €</text:p>
          </table:table-cell>
          <table:table-cell office:value-type="currency" office:value="17.050000000000004" table:formula="msoxl:=G69*(1+10%)" table:style-name="ce37">
            <text:p>17,05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33">
            <text:p>Mozza Bufala billes 100x5g</text:p>
          </table:table-cell>
          <table:table-cell office:value-type="string" table:style-name="ce6">
            <text:p>FROMAGE</text:p>
          </table:table-cell>
          <table:table-cell office:value-type="string" table:style-name="ce34">
            <text:p>Métrochef</text:p>
          </table:table-cell>
          <table:table-cell office:value-type="string" table:style-name="ce34">
            <text:p>Métro</text:p>
          </table:table-cell>
          <table:table-cell office:value-type="float" office:value="0.5" table:style-name="ce35">
            <text:p>0,50 kg</text:p>
          </table:table-cell>
          <table:table-cell office:value-type="currency" office:value="8.6999999999999993" table:style-name="ce36">
            <text:p>8,70 €</text:p>
          </table:table-cell>
          <table:table-cell office:value-type="currency" office:value="17.399999999999999" table:formula="msoxl:=IF(F70/E70=0,&quot;0 €&quot;,F70/E70)" table:style-name="ce117">
            <text:p>17,40 €</text:p>
          </table:table-cell>
          <table:table-cell office:value-type="currency" office:value="9.57" table:formula="msoxl:=F70*(1+10%)" table:style-name="ce36">
            <text:p>9,57 €</text:p>
          </table:table-cell>
          <table:table-cell office:value-type="currency" office:value="19.14" table:formula="msoxl:=G70*(1+10%)" table:style-name="ce37">
            <text:p>19,14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33">
            <text:p>Mozza Bufala billes 10x15g</text:p>
          </table:table-cell>
          <table:table-cell office:value-type="string" table:style-name="ce6">
            <text:p>FROMAGE</text:p>
          </table:table-cell>
          <table:table-cell office:value-type="string" table:style-name="ce34">
            <text:p>Galbani</text:p>
          </table:table-cell>
          <table:table-cell office:value-type="string" table:style-name="ce40">
            <text:p>Métro</text:p>
          </table:table-cell>
          <table:table-cell office:value-type="float" office:value="0.15" table:style-name="ce35">
            <text:p>0,15 kg</text:p>
          </table:table-cell>
          <table:table-cell office:value-type="currency" office:value="2.73" table:style-name="ce36">
            <text:p>2,73 €</text:p>
          </table:table-cell>
          <table:table-cell office:value-type="currency" office:value="18.2" table:formula="msoxl:=IF(F71/E71=0,&quot;0 €&quot;,F71/E71)" table:style-name="ce117">
            <text:p>18,20 €</text:p>
          </table:table-cell>
          <table:table-cell office:value-type="currency" office:value="3.0030000000000001" table:formula="msoxl:=F71*(1+10%)" table:style-name="ce36">
            <text:p>3,00 €</text:p>
          </table:table-cell>
          <table:table-cell office:value-type="currency" office:value="20.02" table:formula="msoxl:=G71*(1+10%)" table:style-name="ce37">
            <text:p>20,02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33">
            <text:p>Mozza Bufala billes 200x5g (200 billes)</text:p>
          </table:table-cell>
          <table:table-cell office:value-type="string" table:style-name="ce6">
            <text:p>FROMAGE</text:p>
          </table:table-cell>
          <table:table-cell office:value-type="string" table:style-name="ce34">
            <text:p>Santacristina</text:p>
          </table:table-cell>
          <table:table-cell office:value-type="string" table:style-name="ce34">
            <text:p>Métro</text:p>
          </table:table-cell>
          <table:table-cell office:value-type="float" office:value="1" table:style-name="ce35">
            <text:p>1,00 kg</text:p>
          </table:table-cell>
          <table:table-cell office:value-type="currency" office:value="9.06" table:style-name="ce36">
            <text:p>9,06 €</text:p>
          </table:table-cell>
          <table:table-cell office:value-type="currency" office:value="9.06" table:formula="msoxl:=IF(F72/E72=0,&quot;0 €&quot;,F72/E72)" table:style-name="ce117">
            <text:p>9,06 €</text:p>
          </table:table-cell>
          <table:table-cell office:value-type="currency" office:value="9.9660000000000011" table:formula="msoxl:=F72*(1+10%)" table:style-name="ce36">
            <text:p>9,97 €</text:p>
          </table:table-cell>
          <table:table-cell office:value-type="currency" office:value="9.9660000000000011" table:formula="msoxl:=G72*(1+10%)" table:style-name="ce37">
            <text:p>9,97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33">
            <text:p>Mozza Bufala billes 200x5g (200 billes)</text:p>
          </table:table-cell>
          <table:table-cell office:value-type="string" table:style-name="ce6">
            <text:p>FROMAGE</text:p>
          </table:table-cell>
          <table:table-cell office:value-type="string" table:style-name="ce34">
            <text:p>Toscanella</text:p>
          </table:table-cell>
          <table:table-cell office:value-type="string" table:style-name="ce34">
            <text:p>Métro</text:p>
          </table:table-cell>
          <table:table-cell office:value-type="float" office:value="1" table:style-name="ce35">
            <text:p>1,00 kg</text:p>
          </table:table-cell>
          <table:table-cell office:value-type="currency" office:value="8.1" table:style-name="ce36">
            <text:p>8,10 €</text:p>
          </table:table-cell>
          <table:table-cell office:value-type="currency" office:value="8.1" table:formula="msoxl:=IF(F73/E73=0,&quot;0 €&quot;,F73/E73)" table:style-name="ce117">
            <text:p>8,10 €</text:p>
          </table:table-cell>
          <table:table-cell office:value-type="currency" office:value="8.91" table:formula="msoxl:=F73*(1+10%)" table:style-name="ce36">
            <text:p>8,91 €</text:p>
          </table:table-cell>
          <table:table-cell office:value-type="currency" office:value="8.91" table:formula="msoxl:=G73*(1+10%)" table:style-name="ce37">
            <text:p>8,91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33">
            <text:p>Mozza Bufala10g x15</text:p>
          </table:table-cell>
          <table:table-cell office:value-type="string" table:style-name="ce6">
            <text:p>FROMAGE</text:p>
          </table:table-cell>
          <table:table-cell office:value-type="string" table:style-name="ce34">
            <text:p>Galbani</text:p>
          </table:table-cell>
          <table:table-cell office:value-type="string" table:style-name="ce40">
            <text:p>Métro</text:p>
          </table:table-cell>
          <table:table-cell office:value-type="float" office:value="0.15" table:style-name="ce35">
            <text:p>0,15 kg</text:p>
          </table:table-cell>
          <table:table-cell office:value-type="currency" office:value="2.8" table:style-name="ce36">
            <text:p>2,80 €</text:p>
          </table:table-cell>
          <table:table-cell office:value-type="currency" office:value="18.666666666666668" table:formula="msoxl:=IF(F74/E74=0,&quot;0 €&quot;,F74/E74)" table:style-name="ce117">
            <text:p>18,67 €</text:p>
          </table:table-cell>
          <table:table-cell office:value-type="currency" office:value="3.08" table:formula="msoxl:=F74*(1+10%)" table:style-name="ce36">
            <text:p>3,08 €</text:p>
          </table:table-cell>
          <table:table-cell office:value-type="currency" office:value="20.533333333333335" table:formula="msoxl:=G74*(1+10%)" table:style-name="ce37">
            <text:p>20,53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33">
            <text:p>Ossau Iraty brebis</text:p>
          </table:table-cell>
          <table:table-cell office:value-type="string" table:style-name="ce6">
            <text:p>FROMAGE</text:p>
          </table:table-cell>
          <table:table-cell office:value-type="string" table:style-name="ce34">
            <text:p>Onetik</text:p>
          </table:table-cell>
          <table:table-cell office:value-type="string" table:style-name="ce40">
            <text:p>Métro</text:p>
          </table:table-cell>
          <table:table-cell office:value-type="float" office:value="4.5" table:style-name="ce35">
            <text:p>4,50 kg</text:p>
          </table:table-cell>
          <table:table-cell office:value-type="currency" office:value="62.550000000000004" table:formula="msoxl:=IF(G75*E75=0,&quot;0 €&quot;,G75*E75)" table:style-name="ce36">
            <text:p>62,55 €</text:p>
          </table:table-cell>
          <table:table-cell office:value-type="currency" office:value="13.9" table:style-name="ce117">
            <text:p>13,90 €</text:p>
          </table:table-cell>
          <table:table-cell office:value-type="currency" office:value="68.805000000000007" table:formula="msoxl:=F75*(1+10%)" table:style-name="ce36">
            <text:p>68,81 €</text:p>
          </table:table-cell>
          <table:table-cell office:value-type="currency" office:value="15.290000000000001" table:formula="msoxl:=G75*(1+10%)" table:style-name="ce37">
            <text:p>15,29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33">
            <text:p>Parmegiano</text:p>
          </table:table-cell>
          <table:table-cell office:value-type="string" table:style-name="ce6">
            <text:p>FROMAGE</text:p>
          </table:table-cell>
          <table:table-cell office:value-type="string" table:style-name="ce34">
            <text:p>JN</text:p>
          </table:table-cell>
          <table:table-cell office:value-type="string" table:style-name="ce34">
            <text:p>Jean - Noël</text:p>
          </table:table-cell>
          <table:table-cell office:value-type="float" office:value="1" table:style-name="ce35">
            <text:p>1,00 kg</text:p>
          </table:table-cell>
          <table:table-cell office:value-type="currency" office:value="17.55" table:formula="msoxl:=IF(G76*E76=0,&quot;0 €&quot;,G76*E76)" table:style-name="ce36">
            <text:p>17,55 €</text:p>
          </table:table-cell>
          <table:table-cell office:value-type="currency" office:value="17.55" table:style-name="ce117">
            <text:p>17,55 €</text:p>
          </table:table-cell>
          <table:table-cell office:value-type="currency" office:value="19.305000000000003" table:formula="msoxl:=F76*(1+10%)" table:style-name="ce36">
            <text:p>19,31 €</text:p>
          </table:table-cell>
          <table:table-cell office:value-type="currency" office:value="19.305000000000003" table:formula="msoxl:=G76*(1+10%)" table:style-name="ce37">
            <text:p>19,31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33">
            <text:p>Pont l'évêque<text:s/></text:p>
          </table:table-cell>
          <table:table-cell office:value-type="string" table:style-name="ce6">
            <text:p>FROMAGE</text:p>
          </table:table-cell>
          <table:table-cell office:value-type="string" table:style-name="ce34">
            <text:p>La Maison du fromage</text:p>
          </table:table-cell>
          <table:table-cell office:value-type="string" table:style-name="ce40">
            <text:p>Métro</text:p>
          </table:table-cell>
          <table:table-cell office:value-type="float" office:value="0.36" table:style-name="ce35">
            <text:p>0,36 kg</text:p>
          </table:table-cell>
          <table:table-cell office:value-type="currency" office:value="3.41" table:style-name="ce43">
            <text:p>3,41 €</text:p>
          </table:table-cell>
          <table:table-cell office:value-type="currency" office:value="9.4722222222222232" table:formula="msoxl:=IF(F77/E77=0,&quot;0 €&quot;,F77/E77)" table:style-name="ce117">
            <text:p>9,47 €</text:p>
          </table:table-cell>
          <table:table-cell office:value-type="currency" office:value="3.7510000000000003" table:formula="msoxl:=F77*(1+10%)" table:style-name="ce36">
            <text:p>3,75 €</text:p>
          </table:table-cell>
          <table:table-cell office:value-type="currency" office:value="10.419444444444446" table:formula="msoxl:=G77*(1+10%)" table:style-name="ce37">
            <text:p>10,42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33">
            <text:p>St Marcelin IGP 6x 80g</text:p>
          </table:table-cell>
          <table:table-cell office:value-type="string" table:style-name="ce6">
            <text:p>FROMAGE</text:p>
          </table:table-cell>
          <table:table-cell office:value-type="string" table:style-name="ce34">
            <text:p>Dauphinois</text:p>
          </table:table-cell>
          <table:table-cell office:value-type="string" table:style-name="ce40">
            <text:p>Métro</text:p>
          </table:table-cell>
          <table:table-cell office:value-type="float" office:value="0.48" table:style-name="ce35">
            <text:p>0,48 kg</text:p>
          </table:table-cell>
          <table:table-cell office:value-type="currency" office:value="4.83" table:style-name="ce36">
            <text:p>4,83 €</text:p>
          </table:table-cell>
          <table:table-cell office:value-type="currency" office:value="10.0625" table:formula="msoxl:=IF(F78/E78=0,&quot;0 €&quot;,F78/E78)" table:style-name="ce117">
            <text:p>10,06 €</text:p>
          </table:table-cell>
          <table:table-cell office:value-type="currency" office:value="5.3130000000000006" table:formula="msoxl:=F78*(1+10%)" table:style-name="ce36">
            <text:p>5,31 €</text:p>
          </table:table-cell>
          <table:table-cell office:value-type="currency" office:value="11.068750000000001" table:formula="msoxl:=G78*(1+10%)" table:style-name="ce37">
            <text:p>11,07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14">
            <text:p>St Nectaire fermier AOP</text:p>
          </table:table-cell>
          <table:table-cell office:value-type="string" table:style-name="ce6">
            <text:p>FROMAGE</text:p>
          </table:table-cell>
          <table:table-cell office:value-type="string" table:style-name="ce8">
            <text:p>JN</text:p>
          </table:table-cell>
          <table:table-cell office:value-type="string" table:style-name="ce8">
            <text:p>Jean - Noël</text:p>
          </table:table-cell>
          <table:table-cell office:value-type="float" office:value="1" table:style-name="ce10">
            <text:p>1,00 kg</text:p>
          </table:table-cell>
          <table:table-cell office:value-type="currency" office:value="16.329999999999998" table:formula="msoxl:=IF(G79*E79=0,&quot;0 €&quot;,G79*E79)" table:style-name="ce11">
            <text:p>16,33 €</text:p>
          </table:table-cell>
          <table:table-cell office:value-type="currency" office:value="16.329999999999998" table:style-name="ce123">
            <text:p>16,33 €</text:p>
          </table:table-cell>
          <table:table-cell office:value-type="currency" office:value="17.963000000000001" table:formula="msoxl:=F79*(1+10%)" table:style-name="ce11">
            <text:p>17,96 €</text:p>
          </table:table-cell>
          <table:table-cell office:value-type="currency" office:value="17.963000000000001" table:formula="msoxl:=G79*(1+10%)" table:style-name="ce11">
            <text:p>17,96 €</text:p>
          </table:table-cell>
          <table:table-cell table:style-name="ce25"/>
          <table:table-cell table:number-columns-repeated="16374"/>
        </table:table-row>
        <table:table-row table:style-name="ro2">
          <table:table-cell office:value-type="string" table:style-name="ce33">
            <text:p>St Nectaire laitier affiné sur paille AOP</text:p>
          </table:table-cell>
          <table:table-cell office:value-type="string" table:style-name="ce6">
            <text:p>FROMAGE</text:p>
          </table:table-cell>
          <table:table-cell office:value-type="string" table:style-name="ce44">
            <text:p>Cie Fromages</text:p>
          </table:table-cell>
          <table:table-cell office:value-type="string" table:style-name="ce34">
            <text:p>Cie Fromages</text:p>
          </table:table-cell>
          <table:table-cell office:value-type="float" office:value="1" table:style-name="ce35">
            <text:p>1,00 kg</text:p>
          </table:table-cell>
          <table:table-cell office:value-type="currency" office:value="14.38" table:formula="msoxl:=IF(G80*E80=0,&quot;0 €&quot;,G80*E80)" table:style-name="ce36">
            <text:p>14,38 €</text:p>
          </table:table-cell>
          <table:table-cell office:value-type="currency" office:value="14.38" table:style-name="ce117">
            <text:p>14,38 €</text:p>
          </table:table-cell>
          <table:table-cell office:value-type="currency" office:value="15.818000000000001" table:formula="msoxl:=F80*(1+10%)" table:style-name="ce36">
            <text:p>15,82 €</text:p>
          </table:table-cell>
          <table:table-cell office:value-type="currency" office:value="15.818000000000001" table:formula="msoxl:=G80*(1+10%)" table:style-name="ce37">
            <text:p>15,82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33">
            <text:p>St Paulin</text:p>
          </table:table-cell>
          <table:table-cell office:value-type="string" table:style-name="ce6">
            <text:p>FROMAGE</text:p>
          </table:table-cell>
          <table:table-cell office:value-type="string" table:style-name="ce34">
            <text:p>JN</text:p>
          </table:table-cell>
          <table:table-cell office:value-type="string" table:style-name="ce34">
            <text:p>Jean - Noël</text:p>
          </table:table-cell>
          <table:table-cell office:value-type="float" office:value="1" table:style-name="ce35">
            <text:p>1,00 kg</text:p>
          </table:table-cell>
          <table:table-cell office:value-type="currency" office:value="9.15" table:formula="msoxl:=IF(G81*E81=0,&quot;0 €&quot;,G81*E81)" table:style-name="ce36">
            <text:p>9,15 €</text:p>
          </table:table-cell>
          <table:table-cell office:value-type="currency" office:value="9.15" table:style-name="ce117">
            <text:p>9,15 €</text:p>
          </table:table-cell>
          <table:table-cell office:value-type="currency" office:value="10.065000000000001" table:formula="msoxl:=F81*(1+10%)" table:style-name="ce36">
            <text:p>10,07 €</text:p>
          </table:table-cell>
          <table:table-cell office:value-type="currency" office:value="10.065000000000001" table:formula="msoxl:=G81*(1+10%)" table:style-name="ce37">
            <text:p>10,07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14">
            <text:p>Stracciatella</text:p>
          </table:table-cell>
          <table:table-cell office:value-type="string" table:style-name="ce6">
            <text:p>FROMAGE</text:p>
          </table:table-cell>
          <table:table-cell office:value-type="string" table:style-name="ce8">
            <text:p>Gioiella</text:p>
          </table:table-cell>
          <table:table-cell office:value-type="string" table:style-name="ce8">
            <text:p>Métro</text:p>
          </table:table-cell>
          <table:table-cell office:value-type="float" office:value="0.2" table:style-name="ce10">
            <text:p>0,20 kg</text:p>
          </table:table-cell>
          <table:table-cell office:value-type="currency" office:value="2.6" table:style-name="ce11">
            <text:p>2,60 €</text:p>
          </table:table-cell>
          <table:table-cell office:value-type="currency" office:value="13" table:formula="msoxl:=IF(F82/E82=0,&quot;0 €&quot;,F82/E82)" table:style-name="ce122">
            <text:p>13,00 €</text:p>
          </table:table-cell>
          <table:table-cell office:value-type="currency" office:value="2.8600000000000003" table:formula="msoxl:=F82*(1+10%)" table:style-name="ce11">
            <text:p>2,86 €</text:p>
          </table:table-cell>
          <table:table-cell office:value-type="currency" office:value="14.3" table:formula="msoxl:=G82*(1+10%)" table:style-name="ce11">
            <text:p>14,3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14">
            <text:p>Stracciatella</text:p>
          </table:table-cell>
          <table:table-cell office:value-type="string" table:style-name="ce6">
            <text:p>FROMAGE</text:p>
          </table:table-cell>
          <table:table-cell office:value-type="string" table:style-name="ce8">
            <text:p>Ambrosi</text:p>
          </table:table-cell>
          <table:table-cell office:value-type="string" table:style-name="ce8">
            <text:p>Métro</text:p>
          </table:table-cell>
          <table:table-cell office:value-type="float" office:value="0.4" table:style-name="ce10">
            <text:p>0,40 kg</text:p>
          </table:table-cell>
          <table:table-cell office:value-type="currency" office:value="5.54" table:style-name="ce11">
            <text:p>5,54 €</text:p>
          </table:table-cell>
          <table:table-cell office:value-type="currency" office:value="13.85" table:formula="msoxl:=IF(F83/E83=0,&quot;0 €&quot;,F83/E83)" table:style-name="ce121">
            <text:p>13,85 €</text:p>
          </table:table-cell>
          <table:table-cell office:value-type="currency" office:value="6.0940000000000003" table:formula="msoxl:=F83*(1+10%)" table:style-name="ce11">
            <text:p>6,09 €</text:p>
          </table:table-cell>
          <table:table-cell office:value-type="currency" office:value="15.235000000000001" table:formula="msoxl:=G83*(1+10%)" table:style-name="ce12">
            <text:p>15,24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14">
            <text:p>Straciatella</text:p>
          </table:table-cell>
          <table:table-cell office:value-type="string" table:style-name="ce6">
            <text:p>FROMAGE</text:p>
          </table:table-cell>
          <table:table-cell office:value-type="string" table:style-name="ce8">
            <text:p>Voglia di latte</text:p>
          </table:table-cell>
          <table:table-cell office:value-type="string" table:style-name="ce8">
            <text:p>Provence G</text:p>
          </table:table-cell>
          <table:table-cell office:value-type="float" office:value="0.25" table:style-name="ce10">
            <text:p>0,25 kg</text:p>
          </table:table-cell>
          <table:table-cell office:value-type="currency" office:value="4.1524999999999999" table:formula="msoxl:=IF(G84*E84=0,&quot;0 €&quot;,G84*E84)" table:style-name="ce11">
            <text:p>4,15 €</text:p>
          </table:table-cell>
          <table:table-cell office:value-type="currency" office:value="16.61" table:style-name="ce119">
            <text:p>16,61 €</text:p>
          </table:table-cell>
          <table:table-cell office:value-type="currency" office:value="4.5677500000000002" table:formula="msoxl:=F84*(1+10%)" table:style-name="ce11">
            <text:p>4,57 €</text:p>
          </table:table-cell>
          <table:table-cell office:value-type="currency" office:value="18.271000000000001" table:formula="msoxl:=G84*(1+10%)" table:style-name="ce11">
            <text:p>18,27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14">
            <text:p>Straciatella</text:p>
          </table:table-cell>
          <table:table-cell office:value-type="string" table:style-name="ce6">
            <text:p>FROMAGE</text:p>
          </table:table-cell>
          <table:table-cell office:value-type="string" table:style-name="ce8">
            <text:p>Voglia di latte</text:p>
          </table:table-cell>
          <table:table-cell office:value-type="string" table:style-name="ce8">
            <text:p>Provence G</text:p>
          </table:table-cell>
          <table:table-cell office:value-type="float" office:value="1" table:style-name="ce10">
            <text:p>1,00 kg</text:p>
          </table:table-cell>
          <table:table-cell office:value-type="currency" office:value="16.61" table:formula="msoxl:=IF(G85*E85=0,&quot;0 €&quot;,G85*E85)" table:style-name="ce11">
            <text:p>16,61 €</text:p>
          </table:table-cell>
          <table:table-cell office:value-type="currency" office:value="16.61" table:style-name="ce118">
            <text:p>16,61 €</text:p>
          </table:table-cell>
          <table:table-cell office:value-type="currency" office:value="18.271000000000001" table:formula="msoxl:=F85*(1+10%)" table:style-name="ce11">
            <text:p>18,27 €</text:p>
          </table:table-cell>
          <table:table-cell office:value-type="currency" office:value="18.271000000000001" table:formula="msoxl:=G85*(1+10%)" table:style-name="ce11">
            <text:p>18,27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33">
            <text:p>Tête de moine<text:s/></text:p>
          </table:table-cell>
          <table:table-cell office:value-type="string" table:style-name="ce6">
            <text:p>FROMAGE</text:p>
          </table:table-cell>
          <table:table-cell office:value-type="string" table:style-name="ce34">
            <text:p>JN</text:p>
          </table:table-cell>
          <table:table-cell office:value-type="string" table:style-name="ce42">
            <text:p>Jean - Noël</text:p>
          </table:table-cell>
          <table:table-cell office:value-type="float" office:value="1" table:style-name="ce35">
            <text:p>1,00 kg</text:p>
          </table:table-cell>
          <table:table-cell office:value-type="currency" office:value="10.73" table:style-name="ce36">
            <text:p>10,73 €</text:p>
          </table:table-cell>
          <table:table-cell office:value-type="currency" office:value="21.64" table:style-name="ce117">
            <text:p>21,64 €</text:p>
          </table:table-cell>
          <table:table-cell office:value-type="currency" office:value="11.803000000000001" table:formula="msoxl:=F86*(1+10%)" table:style-name="ce36">
            <text:p>11,80 €</text:p>
          </table:table-cell>
          <table:table-cell office:value-type="currency" office:value="23.804000000000002" table:formula="msoxl:=G86*(1+10%)" table:style-name="ce37">
            <text:p>23,8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33">
            <text:p>Tête de moine 1/2 meule</text:p>
          </table:table-cell>
          <table:table-cell office:value-type="string" table:style-name="ce6">
            <text:p>FROMAGE</text:p>
          </table:table-cell>
          <table:table-cell office:value-type="string" table:style-name="ce34">
            <text:p>Fromage de Bellelay</text:p>
          </table:table-cell>
          <table:table-cell office:value-type="string" table:style-name="ce40">
            <text:p>Métro</text:p>
          </table:table-cell>
          <table:table-cell office:value-type="float" office:value="0.42" table:style-name="ce35">
            <text:p>0,42 kg</text:p>
          </table:table-cell>
          <table:table-cell office:value-type="currency" office:value="10.73" table:style-name="ce36">
            <text:p>10,73 €</text:p>
          </table:table-cell>
          <table:table-cell office:value-type="currency" office:value="25.547619047619051" table:formula="msoxl:=IF(F87/E87=0,&quot;0 €&quot;,F87/E87)" table:style-name="ce117">
            <text:p>25,55 €</text:p>
          </table:table-cell>
          <table:table-cell office:value-type="currency" office:value="11.803000000000001" table:formula="msoxl:=F87*(1+10%)" table:style-name="ce36">
            <text:p>11,80 €</text:p>
          </table:table-cell>
          <table:table-cell office:value-type="currency" office:value="28.102380952380958" table:formula="msoxl:=G87*(1+10%)" table:style-name="ce37">
            <text:p>28,1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33">
            <text:p>Rondin de brebis Papillon (Aveyron)</text:p>
          </table:table-cell>
          <table:table-cell office:value-type="string" table:style-name="ce6">
            <text:p>FROMAGE</text:p>
          </table:table-cell>
          <table:table-cell office:value-type="string" table:style-name="ce34">
            <text:p>JN</text:p>
          </table:table-cell>
          <table:table-cell office:value-type="string" table:style-name="ce34">
            <text:p>Jean - Noël</text:p>
          </table:table-cell>
          <table:table-cell office:value-type="float" office:value="1" table:style-name="ce35">
            <text:p>1,00 kg</text:p>
          </table:table-cell>
          <table:table-cell office:value-type="currency" office:value="17.79" table:formula="msoxl:=IF(G88*E88=0,&quot;0 €&quot;,G88*E88)" table:style-name="ce36">
            <text:p>17,79 €</text:p>
          </table:table-cell>
          <table:table-cell office:value-type="currency" office:value="17.79" table:style-name="ce117">
            <text:p>17,79 €</text:p>
          </table:table-cell>
          <table:table-cell office:value-type="currency" office:value="19.568999999999999" table:formula="msoxl:=F88*(1+10%)" table:style-name="ce36">
            <text:p>19,57 €</text:p>
          </table:table-cell>
          <table:table-cell office:value-type="currency" office:value="19.568999999999999" table:formula="msoxl:=G88*(1+10%)" table:style-name="ce37">
            <text:p>19,57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33">
            <text:p>Tomme aux fleurs</text:p>
          </table:table-cell>
          <table:table-cell office:value-type="string" table:style-name="ce6">
            <text:p>FROMAGE</text:p>
          </table:table-cell>
          <table:table-cell office:value-type="string" table:style-name="ce34">
            <text:p>Autriche</text:p>
          </table:table-cell>
          <table:table-cell office:value-type="string" table:style-name="ce34">
            <text:p>sud fromages</text:p>
          </table:table-cell>
          <table:table-cell office:value-type="float" office:value="1.9239999999999999" table:style-name="ce35">
            <text:p>1,92 kg</text:p>
          </table:table-cell>
          <table:table-cell office:value-type="currency" office:value="31.745999999999999" table:formula="msoxl:=IF(G89*E89=0,&quot;0 €&quot;,G89*E89)" table:style-name="ce36">
            <text:p>31,75 €</text:p>
          </table:table-cell>
          <table:table-cell office:value-type="currency" office:value="16.5" table:style-name="ce117">
            <text:p>16,50 €</text:p>
          </table:table-cell>
          <table:table-cell office:value-type="currency" office:value="34.9206" table:formula="msoxl:=F89*(1+10%)" table:style-name="ce36">
            <text:p>34,92 €</text:p>
          </table:table-cell>
          <table:table-cell office:value-type="currency" office:value="18.150000000000002" table:formula="msoxl:=G89*(1+10%)" table:style-name="ce37">
            <text:p>18,15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38">
            <text:p>Tomme brebis truffe noire</text:p>
          </table:table-cell>
          <table:table-cell office:value-type="string" table:style-name="ce6">
            <text:p>FROMAGE</text:p>
          </table:table-cell>
          <table:table-cell office:value-type="string" table:style-name="ce34">
            <text:p>Cie Fromages</text:p>
          </table:table-cell>
          <table:table-cell office:value-type="string" table:style-name="ce34">
            <text:p>Cie Fromages</text:p>
          </table:table-cell>
          <table:table-cell office:value-type="float" office:value="3" table:style-name="ce35">
            <text:p>3,00 kg</text:p>
          </table:table-cell>
          <table:table-cell office:value-type="currency" office:value="59.699999999999996" table:formula="msoxl:=IF(G90*E90=0,&quot;0 €&quot;,G90*E90)" table:style-name="ce36">
            <text:p>59,70 €</text:p>
          </table:table-cell>
          <table:table-cell office:value-type="currency" office:value="19.899999999999999" table:style-name="ce117">
            <text:p>19,90 €</text:p>
          </table:table-cell>
          <table:table-cell office:value-type="currency" office:value="65.67" table:formula="msoxl:=F90*(1+10%)" table:style-name="ce36">
            <text:p>65,67 €</text:p>
          </table:table-cell>
          <table:table-cell office:value-type="currency" office:value="21.89" table:formula="msoxl:=G90*(1+10%)" table:style-name="ce37">
            <text:p>21,89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33">
            <text:p>Tomme brebis piment origan basilic</text:p>
          </table:table-cell>
          <table:table-cell office:value-type="string" table:style-name="ce6">
            <text:p>FROMAGE</text:p>
          </table:table-cell>
          <table:table-cell table:style-name="ce34"/>
          <table:table-cell office:value-type="string" table:style-name="ce34">
            <text:p>Cie Fromages</text:p>
          </table:table-cell>
          <table:table-cell office:value-type="float" office:value="0.44" table:style-name="ce35">
            <text:p>0,44 kg</text:p>
          </table:table-cell>
          <table:table-cell office:value-type="currency" office:value="7.6" table:style-name="ce36">
            <text:p>7,60 €</text:p>
          </table:table-cell>
          <table:table-cell office:value-type="currency" office:value="14" table:style-name="ce117">
            <text:p>14,00 €</text:p>
          </table:table-cell>
          <table:table-cell office:value-type="currency" office:value="8.36" table:formula="msoxl:=F91*(1+10%)" table:style-name="ce36">
            <text:p>8,36 €</text:p>
          </table:table-cell>
          <table:table-cell office:value-type="currency" office:value="15.400000000000002" table:formula="msoxl:=G91*(1+10%)" table:style-name="ce37">
            <text:p>15,4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33">
            <text:p>Tomme chèvre/brebis basque</text:p>
          </table:table-cell>
          <table:table-cell office:value-type="string" table:style-name="ce6">
            <text:p>FROMAGE</text:p>
          </table:table-cell>
          <table:table-cell office:value-type="string" table:style-name="ce34">
            <text:p>Agour</text:p>
          </table:table-cell>
          <table:table-cell office:value-type="string" table:style-name="ce39">
            <text:p>Cie Fromages</text:p>
          </table:table-cell>
          <table:table-cell office:value-type="float" office:value="4.5" table:style-name="ce35">
            <text:p>4,50 kg</text:p>
          </table:table-cell>
          <table:table-cell office:value-type="currency" office:value="73.484999999999985" table:formula="msoxl:=IF(G92*E92=0,&quot;0 €&quot;,G92*E92)" table:style-name="ce36">
            <text:p>73,49 €</text:p>
          </table:table-cell>
          <table:table-cell office:value-type="currency" office:value="16.329999999999998" table:style-name="ce117">
            <text:p>16,33 €</text:p>
          </table:table-cell>
          <table:table-cell office:value-type="currency" office:value="80.833499999999987" table:formula="msoxl:=F92*(1+10%)" table:style-name="ce36">
            <text:p>80,83 €</text:p>
          </table:table-cell>
          <table:table-cell office:value-type="currency" office:value="17.963000000000001" table:formula="msoxl:=G92*(1+10%)" table:style-name="ce37">
            <text:p>17,96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33">
            <text:p>Tomme basilic origan piment Fermière savoie</text:p>
          </table:table-cell>
          <table:table-cell office:value-type="string" table:style-name="ce6">
            <text:p>FROMAGE</text:p>
          </table:table-cell>
          <table:table-cell office:value-type="string" table:style-name="ce34">
            <text:p>Cie Fromages</text:p>
          </table:table-cell>
          <table:table-cell office:value-type="string" table:style-name="ce34">
            <text:p>Cie Fromages</text:p>
          </table:table-cell>
          <table:table-cell office:value-type="float" office:value="3.5" table:style-name="ce35">
            <text:p>3,50 kg</text:p>
          </table:table-cell>
          <table:table-cell office:value-type="currency" office:value="39.69" table:formula="msoxl:=IF(G93*E93=0,&quot;0 €&quot;,G93*E93)" table:style-name="ce36">
            <text:p>39,69 €</text:p>
          </table:table-cell>
          <table:table-cell office:value-type="currency" office:value="11.34" table:style-name="ce117">
            <text:p>11,34 €</text:p>
          </table:table-cell>
          <table:table-cell office:value-type="currency" office:value="43.658999999999999" table:formula="msoxl:=F93*(1+10%)" table:style-name="ce36">
            <text:p>43,66 €</text:p>
          </table:table-cell>
          <table:table-cell office:value-type="currency" office:value="12.474" table:formula="msoxl:=G93*(1+10%)" table:style-name="ce37">
            <text:p>12,47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33">
            <text:p>Tomme savoie</text:p>
          </table:table-cell>
          <table:table-cell office:value-type="string" table:style-name="ce6">
            <text:p>FROMAGE</text:p>
          </table:table-cell>
          <table:table-cell office:value-type="string" table:style-name="ce34">
            <text:p>La dent du chat</text:p>
          </table:table-cell>
          <table:table-cell office:value-type="string" table:style-name="ce40">
            <text:p>Métro</text:p>
          </table:table-cell>
          <table:table-cell office:value-type="float" office:value="1.7" table:style-name="ce35">
            <text:p>1,70 kg</text:p>
          </table:table-cell>
          <table:table-cell office:value-type="currency" office:value="16.932000000000002" table:formula="msoxl:=IF(G94*E94=0,&quot;0 €&quot;,G94*E94)" table:style-name="ce36">
            <text:p>16,93 €</text:p>
          </table:table-cell>
          <table:table-cell office:value-type="currency" office:value="9.9600000000000009" table:style-name="ce117">
            <text:p>9,96 €</text:p>
          </table:table-cell>
          <table:table-cell office:value-type="currency" office:value="18.625200000000003" table:formula="msoxl:=F94*(1+10%)" table:style-name="ce36">
            <text:p>18,63 €</text:p>
          </table:table-cell>
          <table:table-cell office:value-type="currency" office:value="10.956000000000001" table:formula="msoxl:=G94*(1+10%)" table:style-name="ce37">
            <text:p>10,96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33">
            <text:p>Tomme brebis</text:p>
          </table:table-cell>
          <table:table-cell office:value-type="string" table:style-name="ce6">
            <text:p>FROMAGE</text:p>
          </table:table-cell>
          <table:table-cell office:value-type="string" table:style-name="ce34">
            <text:p>Cie Fromages</text:p>
          </table:table-cell>
          <table:table-cell office:value-type="string" table:style-name="ce34">
            <text:p>Cie Fromages</text:p>
          </table:table-cell>
          <table:table-cell office:value-type="float" office:value="1" table:style-name="ce35">
            <text:p>1,00 kg</text:p>
          </table:table-cell>
          <table:table-cell office:value-type="currency" office:value="13.55" table:style-name="ce36">
            <text:p>13,55 €</text:p>
          </table:table-cell>
          <table:table-cell office:value-type="currency" office:value="13.55" table:formula="msoxl:=IF(F95/E95=0,&quot;0 €&quot;,F95/E95)" table:style-name="ce117">
            <text:p>13,55 €</text:p>
          </table:table-cell>
          <table:table-cell office:value-type="currency" office:value="14.905000000000001" table:formula="msoxl:=F95*(1+10%)" table:style-name="ce36">
            <text:p>14,91 €</text:p>
          </table:table-cell>
          <table:table-cell office:value-type="currency" office:value="14.905000000000001" table:formula="msoxl:=G95*(1+10%)" table:style-name="ce37">
            <text:p>14,91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Abricot</text:p>
          </table:table-cell>
          <table:table-cell office:value-type="string" table:style-name="ce45">
            <text:p>FRUITS</text:p>
          </table:table-cell>
          <table:table-cell table:style-name="ce8"/>
          <table:table-cell office:value-type="string" table:style-name="ce8">
            <text:p>FRED</text:p>
          </table:table-cell>
          <table:table-cell office:value-type="float" office:value="1" table:style-name="ce10">
            <text:p>1,00 kg</text:p>
          </table:table-cell>
          <table:table-cell office:value-type="currency" office:value="4" table:formula="msoxl:=IF(G96*E96=0,&quot;0 €&quot;,G96*E96)" table:style-name="ce11">
            <text:p>4,00 €</text:p>
          </table:table-cell>
          <table:table-cell office:value-type="currency" office:value="4" table:style-name="ce91">
            <text:p>4,00 €</text:p>
          </table:table-cell>
          <table:table-cell office:value-type="currency" office:value="4.4000000000000004" table:formula="msoxl:=F96*(1+10%)" table:style-name="ce11">
            <text:p>4,40 €</text:p>
          </table:table-cell>
          <table:table-cell office:value-type="currency" office:value="4.4000000000000004" table:formula="msoxl:=G96*(1+10%)" table:style-name="ce12">
            <text:p>4,40 €</text:p>
          </table:table-cell>
          <table:table-cell office:value-type="float" office:value="50" table:style-name="ce13">
            <text:p>50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Ananas</text:p>
          </table:table-cell>
          <table:table-cell office:value-type="string" table:style-name="ce45">
            <text:p>FRUITS</text:p>
          </table:table-cell>
          <table:table-cell table:style-name="ce8"/>
          <table:table-cell office:value-type="string" table:style-name="ce9">
            <text:p>Métro</text:p>
          </table:table-cell>
          <table:table-cell office:value-type="float" office:value="1" table:style-name="ce10">
            <text:p>1,00 kg</text:p>
          </table:table-cell>
          <table:table-cell office:value-type="currency" office:value="5" table:formula="msoxl:=IF(G97*E97=0,&quot;0 €&quot;,G97*E97)" table:style-name="ce11">
            <text:p>5,00 €</text:p>
          </table:table-cell>
          <table:table-cell office:value-type="currency" office:value="5" table:style-name="ce91">
            <text:p>5,00 €</text:p>
          </table:table-cell>
          <table:table-cell office:value-type="currency" office:value="5.5" table:formula="msoxl:=F97*(1+10%)" table:style-name="ce11">
            <text:p>5,50 €</text:p>
          </table:table-cell>
          <table:table-cell office:value-type="currency" office:value="5.5" table:formula="msoxl:=G97*(1+10%)" table:style-name="ce12">
            <text:p>5,5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arotte</text:p>
          </table:table-cell>
          <table:table-cell office:value-type="string" table:style-name="ce45">
            <text:p>FRUITS</text:p>
          </table:table-cell>
          <table:table-cell office:value-type="string" table:style-name="ce8">
            <text:p>Sud'n'sol</text:p>
          </table:table-cell>
          <table:table-cell office:value-type="string" table:style-name="ce9">
            <text:p>Métro</text:p>
          </table:table-cell>
          <table:table-cell office:value-type="float" office:value="0.5" table:style-name="ce10">
            <text:p>0,50 kg</text:p>
          </table:table-cell>
          <table:table-cell office:value-type="currency" office:value="6.31" table:style-name="ce11">
            <text:p>6,31 €</text:p>
          </table:table-cell>
          <table:table-cell office:value-type="currency" office:value="12.62" table:formula="msoxl:=IF(F98/E98=0,&quot;0 €&quot;,F98/E98)" table:style-name="ce91">
            <text:p>12,62 €</text:p>
          </table:table-cell>
          <table:table-cell office:value-type="currency" office:value="6.9409999999999998" table:formula="msoxl:=F98*(1+10%)" table:style-name="ce11">
            <text:p>6,94 €</text:p>
          </table:table-cell>
          <table:table-cell office:value-type="currency" office:value="13.882" table:formula="msoxl:=G98*(1+10%)" table:style-name="ce12">
            <text:p>13,88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assis</text:p>
          </table:table-cell>
          <table:table-cell office:value-type="string" table:style-name="ce45">
            <text:p>FRUITS</text:p>
          </table:table-cell>
          <table:table-cell table:style-name="ce8"/>
          <table:table-cell office:value-type="string" table:style-name="ce9">
            <text:p>Métro</text:p>
          </table:table-cell>
          <table:table-cell office:value-type="float" office:value="0.13" table:style-name="ce10">
            <text:p>0,13 kg</text:p>
          </table:table-cell>
          <table:table-cell office:value-type="currency" office:value="1.3416000000000001" table:formula="msoxl:=IF(G99*E99=0,&quot;0 €&quot;,G99*E99)" table:style-name="ce11">
            <text:p>1,34 €</text:p>
          </table:table-cell>
          <table:table-cell office:value-type="currency" office:value="10.32" table:style-name="ce91">
            <text:p>10,32 €</text:p>
          </table:table-cell>
          <table:table-cell office:value-type="currency" office:value="1.4757600000000002" table:formula="msoxl:=F99*(1+10%)" table:style-name="ce11">
            <text:p>1,48 €</text:p>
          </table:table-cell>
          <table:table-cell office:value-type="currency" office:value="11.352000000000002" table:formula="msoxl:=G99*(1+10%)" table:style-name="ce12">
            <text:p>11,35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erise (x8 )</text:p>
          </table:table-cell>
          <table:table-cell office:value-type="string" table:style-name="ce45">
            <text:p>FRUITS</text:p>
          </table:table-cell>
          <table:table-cell office:value-type="string" table:style-name="ce8">
            <text:p>Burlat</text:p>
          </table:table-cell>
          <table:table-cell office:value-type="string" table:style-name="ce8">
            <text:p>FRED</text:p>
          </table:table-cell>
          <table:table-cell office:value-type="float" office:value="1" table:style-name="ce10">
            <text:p>1,00 kg</text:p>
          </table:table-cell>
          <table:table-cell office:value-type="currency" office:value="5.95" table:formula="msoxl:=IF(G100*E100=0,&quot;0 €&quot;,G100*E100)" table:style-name="ce11">
            <text:p>5,95 €</text:p>
          </table:table-cell>
          <table:table-cell office:value-type="currency" office:value="5.95" table:style-name="ce91">
            <text:p>5,95 €</text:p>
          </table:table-cell>
          <table:table-cell office:value-type="currency" office:value="6.5450000000000008" table:formula="msoxl:=F100*(1+10%)" table:style-name="ce11">
            <text:p>6,55 €</text:p>
          </table:table-cell>
          <table:table-cell office:value-type="currency" office:value="6.5450000000000008" table:formula="msoxl:=G100*(1+10%)" table:style-name="ce12">
            <text:p>6,55 €</text:p>
          </table:table-cell>
          <table:table-cell office:value-type="float" office:value="60" table:style-name="ce13">
            <text:p>60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Chataigne</text:p>
          </table:table-cell>
          <table:table-cell office:value-type="string" table:style-name="ce45">
            <text:p>FRUITS</text:p>
          </table:table-cell>
          <table:table-cell table:style-name="ce8"/>
          <table:table-cell office:value-type="string" table:style-name="ce9">
            <text:p>Métro</text:p>
          </table:table-cell>
          <table:table-cell office:value-type="float" office:value="1" table:style-name="ce10">
            <text:p>1,00 kg</text:p>
          </table:table-cell>
          <table:table-cell office:value-type="currency" office:value="7" table:formula="msoxl:=IF(G101*E101=0,&quot;0 €&quot;,G101*E101)" table:style-name="ce11">
            <text:p>7,00 €</text:p>
          </table:table-cell>
          <table:table-cell office:value-type="currency" office:value="7" table:style-name="ce91">
            <text:p>7,00 €</text:p>
          </table:table-cell>
          <table:table-cell office:value-type="currency" office:value="7.7000000000000011" table:formula="msoxl:=F101*(1+10%)" table:style-name="ce11">
            <text:p>7,70 €</text:p>
          </table:table-cell>
          <table:table-cell office:value-type="currency" office:value="7.7000000000000011" table:formula="msoxl:=G101*(1+10%)" table:style-name="ce12">
            <text:p>7,7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itron<text:s/></text:p>
          </table:table-cell>
          <table:table-cell office:value-type="string" table:style-name="ce45">
            <text:p>FRUITS</text:p>
          </table:table-cell>
          <table:table-cell office:value-type="string" table:style-name="ce8">
            <text:p>Primofiori</text:p>
          </table:table-cell>
          <table:table-cell office:value-type="string" table:style-name="ce9">
            <text:p>Métro</text:p>
          </table:table-cell>
          <table:table-cell office:value-type="float" office:value="6" table:style-name="ce10">
            <text:p>6,00 kg</text:p>
          </table:table-cell>
          <table:table-cell office:value-type="currency" office:value="11.94" table:style-name="ce11">
            <text:p>11,94 €</text:p>
          </table:table-cell>
          <table:table-cell office:value-type="currency" office:value="1.99" table:formula="msoxl:=IF(F102/E102=0,&quot;0 €&quot;,F102/E102)" table:style-name="ce91">
            <text:p>1,99 €</text:p>
          </table:table-cell>
          <table:table-cell office:value-type="currency" office:value="13.134" table:formula="msoxl:=F102*(1+10%)" table:style-name="ce11">
            <text:p>13,13 €</text:p>
          </table:table-cell>
          <table:table-cell office:value-type="currency" office:value="2.1890000000000001" table:formula="msoxl:=G102*(1+10%)" table:style-name="ce12">
            <text:p>2,19 €</text:p>
          </table:table-cell>
          <table:table-cell office:value-type="float" office:value="120" table:style-name="ce13">
            <text:p>120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Citron<text:s/></text:p>
          </table:table-cell>
          <table:table-cell office:value-type="string" table:style-name="ce45">
            <text:p>FRUITS</text:p>
          </table:table-cell>
          <table:table-cell office:value-type="string" table:style-name="ce8">
            <text:p>Panier primeur</text:p>
          </table:table-cell>
          <table:table-cell office:value-type="string" table:style-name="ce16">
            <text:p>Leclerc</text:p>
          </table:table-cell>
          <table:table-cell office:value-type="float" office:value="1" table:style-name="ce10">
            <text:p>1,00 kg</text:p>
          </table:table-cell>
          <table:table-cell office:value-type="currency" office:value="2.7" table:style-name="ce46">
            <text:p>2,70 €</text:p>
          </table:table-cell>
          <table:table-cell office:value-type="currency" office:value="2.7" table:formula="msoxl:=IF(F103/E103=0,&quot;0 €&quot;,F103/E103)" table:style-name="ce91">
            <text:p>2,70 €</text:p>
          </table:table-cell>
          <table:table-cell office:value-type="currency" office:value="2.9700000000000006" table:formula="msoxl:=F103*(1+10%)" table:style-name="ce11">
            <text:p>2,97 €</text:p>
          </table:table-cell>
          <table:table-cell office:value-type="currency" office:value="2.9700000000000006" table:formula="msoxl:=G103*(1+10%)" table:style-name="ce12">
            <text:p>2,97 €</text:p>
          </table:table-cell>
          <table:table-cell office:value-type="float" office:value="120" table:style-name="ce13">
            <text:p>120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Citron Caviar de Nice</text:p>
          </table:table-cell>
          <table:table-cell office:value-type="string" table:style-name="ce45">
            <text:p>FRUITS</text:p>
          </table:table-cell>
          <table:table-cell table:style-name="ce8"/>
          <table:table-cell office:value-type="string" table:style-name="ce9">
            <text:p>Métro</text:p>
          </table:table-cell>
          <table:table-cell office:value-type="float" office:value="0.1" table:style-name="ce10">
            <text:p>0,10 kg</text:p>
          </table:table-cell>
          <table:table-cell office:value-type="currency" office:value="22.99" table:style-name="ce11">
            <text:p>22,99 €</text:p>
          </table:table-cell>
          <table:table-cell office:value-type="currency" office:value="229.89999999999998" table:formula="msoxl:=IF(F104/E104=0,&quot;0 €&quot;,F104/E104)" table:style-name="ce91">
            <text:p>229,90 €</text:p>
          </table:table-cell>
          <table:table-cell office:value-type="currency" office:value="25.289000000000001" table:formula="msoxl:=F104*(1+10%)" table:style-name="ce11">
            <text:p>25,29 €</text:p>
          </table:table-cell>
          <table:table-cell office:value-type="currency" office:value="252.89" table:formula="msoxl:=G104*(1+10%)" table:style-name="ce12">
            <text:p>252,89 €</text:p>
          </table:table-cell>
          <table:table-cell office:value-type="float" office:value="120" table:style-name="ce13">
            <text:p>120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Citron du brouzal</text:p>
          </table:table-cell>
          <table:table-cell office:value-type="string" table:style-name="ce45">
            <text:p>FRUITS</text:p>
          </table:table-cell>
          <table:table-cell office:value-type="string" table:style-name="ce8">
            <text:p>pifani</text:p>
          </table:table-cell>
          <table:table-cell office:value-type="string" table:style-name="ce9">
            <text:p>Métro</text:p>
          </table:table-cell>
          <table:table-cell office:value-type="float" office:value="4" table:style-name="ce10">
            <text:p>4,00 kg</text:p>
          </table:table-cell>
          <table:table-cell office:value-type="currency" office:value="8.5" table:style-name="ce11">
            <text:p>8,50 €</text:p>
          </table:table-cell>
          <table:table-cell office:value-type="currency" office:value="2.125" table:formula="msoxl:=IF(F105/E105=0,&quot;0 €&quot;,F105/E105)" table:style-name="ce91">
            <text:p>2,13 €</text:p>
          </table:table-cell>
          <table:table-cell office:value-type="currency" office:value="9.3500000000000014" table:formula="msoxl:=F105*(1+10%)" table:style-name="ce11">
            <text:p>9,35 €</text:p>
          </table:table-cell>
          <table:table-cell office:value-type="currency" office:value="2.3375000000000004" table:formula="msoxl:=G105*(1+10%)" table:style-name="ce12">
            <text:p>2,34 €</text:p>
          </table:table-cell>
          <table:table-cell office:value-type="float" office:value="120" table:style-name="ce13">
            <text:p>120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Clémentine Corse</text:p>
          </table:table-cell>
          <table:table-cell office:value-type="string" table:style-name="ce45">
            <text:p>FRUITS</text:p>
          </table:table-cell>
          <table:table-cell office:value-type="string" table:style-name="ce8">
            <text:p>Filière Régions</text:p>
          </table:table-cell>
          <table:table-cell office:value-type="string" table:style-name="ce9">
            <text:p>Métro</text:p>
          </table:table-cell>
          <table:table-cell office:value-type="float" office:value="6" table:style-name="ce10">
            <text:p>6,00 kg</text:p>
          </table:table-cell>
          <table:table-cell office:value-type="currency" office:value="17.940000000000001" table:style-name="ce11">
            <text:p>17,94 €</text:p>
          </table:table-cell>
          <table:table-cell office:value-type="currency" office:value="2.99" table:formula="msoxl:=IF(F106/E106=0,&quot;0 €&quot;,F106/E106)" table:style-name="ce91">
            <text:p>2,99 €</text:p>
          </table:table-cell>
          <table:table-cell office:value-type="currency" office:value="19.734000000000002" table:formula="msoxl:=F106*(1+10%)" table:style-name="ce11">
            <text:p>19,73 €</text:p>
          </table:table-cell>
          <table:table-cell office:value-type="currency" office:value="3.2890000000000006" table:formula="msoxl:=G106*(1+10%)" table:style-name="ce12">
            <text:p>3,29 €</text:p>
          </table:table-cell>
          <table:table-cell office:value-type="float" office:value="75" table:style-name="ce13">
            <text:p>75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Combava</text:p>
          </table:table-cell>
          <table:table-cell office:value-type="string" table:style-name="ce45">
            <text:p>FRUITS</text:p>
          </table:table-cell>
          <table:table-cell office:value-type="string" table:style-name="ce8">
            <text:p>Maroc</text:p>
          </table:table-cell>
          <table:table-cell office:value-type="string" table:style-name="ce9">
            <text:p>Métro</text:p>
          </table:table-cell>
          <table:table-cell office:value-type="float" office:value="1" table:style-name="ce10">
            <text:p>1,00 kg</text:p>
          </table:table-cell>
          <table:table-cell office:value-type="currency" office:value="16.989999999999998" table:formula="msoxl:=IF(G107*E107=0,&quot;0 €&quot;,G107*E107)" table:style-name="ce11">
            <text:p>16,99 €</text:p>
          </table:table-cell>
          <table:table-cell office:value-type="currency" office:value="16.989999999999998" table:style-name="ce91">
            <text:p>16,99 €</text:p>
          </table:table-cell>
          <table:table-cell office:value-type="currency" office:value="18.689" table:formula="msoxl:=F107*(1+10%)" table:style-name="ce11">
            <text:p>18,69 €</text:p>
          </table:table-cell>
          <table:table-cell office:value-type="currency" office:value="18.689" table:formula="msoxl:=G107*(1+10%)" table:style-name="ce12">
            <text:p>18,69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Datte<text:s/></text:p>
          </table:table-cell>
          <table:table-cell office:value-type="string" table:style-name="ce45">
            <text:p>FRUITS</text:p>
          </table:table-cell>
          <table:table-cell office:value-type="string" table:style-name="ce8">
            <text:p>Medjoul</text:p>
          </table:table-cell>
          <table:table-cell office:value-type="string" table:style-name="ce8">
            <text:p>Croquez du frais</text:p>
          </table:table-cell>
          <table:table-cell office:value-type="float" office:value="0.25" table:style-name="ce10">
            <text:p>0,25 kg</text:p>
          </table:table-cell>
          <table:table-cell office:value-type="currency" office:value="5.5" table:style-name="ce11">
            <text:p>5,50 €</text:p>
          </table:table-cell>
          <table:table-cell office:value-type="currency" office:value="22" table:formula="msoxl:=IF(F108/E108=0,&quot;0 €&quot;,F108/E108)" table:style-name="ce91">
            <text:p>22,00 €</text:p>
          </table:table-cell>
          <table:table-cell office:value-type="currency" office:value="6.0500000000000007" table:formula="msoxl:=F108*(1+10%)" table:style-name="ce11">
            <text:p>6,05 €</text:p>
          </table:table-cell>
          <table:table-cell office:value-type="currency" office:value="24.200000000000003" table:formula="msoxl:=G108*(1+10%)" table:style-name="ce12">
            <text:p>24,20 €</text:p>
          </table:table-cell>
          <table:table-cell office:value-type="float" office:value="20" table:style-name="ce13">
            <text:p>20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Figue</text:p>
          </table:table-cell>
          <table:table-cell office:value-type="string" table:style-name="ce45">
            <text:p>FRUITS</text:p>
          </table:table-cell>
          <table:table-cell office:value-type="string" table:style-name="ce47">
            <text:p>Turquie</text:p>
          </table:table-cell>
          <table:table-cell office:value-type="string" table:style-name="ce9">
            <text:p>Métro</text:p>
          </table:table-cell>
          <table:table-cell office:value-type="float" office:value="1.4" table:style-name="ce10">
            <text:p>1,40 kg</text:p>
          </table:table-cell>
          <table:table-cell office:value-type="currency" office:value="6.29" table:style-name="ce11">
            <text:p>6,29 €</text:p>
          </table:table-cell>
          <table:table-cell office:value-type="currency" office:value="4.4928571428571429" table:formula="msoxl:=IF(F109/E109=0,&quot;0 €&quot;,F109/E109)" table:style-name="ce91">
            <text:p>4,49 €</text:p>
          </table:table-cell>
          <table:table-cell office:value-type="currency" office:value="6.9190000000000005" table:formula="msoxl:=F109*(1+10%)" table:style-name="ce11">
            <text:p>6,92 €</text:p>
          </table:table-cell>
          <table:table-cell office:value-type="currency" office:value="4.9421428571428576" table:formula="msoxl:=G109*(1+10%)" table:style-name="ce12">
            <text:p>4,94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Fraises</text:p>
          </table:table-cell>
          <table:table-cell office:value-type="string" table:style-name="ce45">
            <text:p>FRUITS</text:p>
          </table:table-cell>
          <table:table-cell table:style-name="ce8"/>
          <table:table-cell office:value-type="string" table:style-name="ce9">
            <text:p>Métro</text:p>
          </table:table-cell>
          <table:table-cell office:value-type="float" office:value="1" table:style-name="ce10">
            <text:p>1,00 kg</text:p>
          </table:table-cell>
          <table:table-cell office:value-type="currency" office:value="6" table:formula="msoxl:=IF(G110*E110=0,&quot;0 €&quot;,G110*E110)" table:style-name="ce11">
            <text:p>6,00 €</text:p>
          </table:table-cell>
          <table:table-cell office:value-type="currency" office:value="6" table:style-name="ce91">
            <text:p>6,00 €</text:p>
          </table:table-cell>
          <table:table-cell office:value-type="currency" office:value="6.6000000000000005" table:formula="msoxl:=F110*(1+10%)" table:style-name="ce11">
            <text:p>6,60 €</text:p>
          </table:table-cell>
          <table:table-cell office:value-type="currency" office:value="6.6000000000000005" table:formula="msoxl:=G110*(1+10%)" table:style-name="ce12">
            <text:p>6,6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Framboise</text:p>
          </table:table-cell>
          <table:table-cell office:value-type="string" table:style-name="ce45">
            <text:p>FRUITS</text:p>
          </table:table-cell>
          <table:table-cell office:value-type="string" table:style-name="ce8">
            <text:p>Driscoll</text:p>
          </table:table-cell>
          <table:table-cell office:value-type="string" table:style-name="ce9">
            <text:p>Métro</text:p>
          </table:table-cell>
          <table:table-cell office:value-type="float" office:value="0.125" table:style-name="ce10">
            <text:p>0,13 kg</text:p>
          </table:table-cell>
          <table:table-cell office:value-type="currency" office:value="0.99" table:style-name="ce11">
            <text:p>0,99 €</text:p>
          </table:table-cell>
          <table:table-cell office:value-type="currency" office:value="7.92" table:formula="msoxl:=IF(F111/E111=0,&quot;0 €&quot;,F111/E111)" table:style-name="ce91">
            <text:p>7,92 €</text:p>
          </table:table-cell>
          <table:table-cell office:value-type="currency" office:value="1.089" table:formula="msoxl:=F111*(1+10%)" table:style-name="ce11">
            <text:p>1,09 €</text:p>
          </table:table-cell>
          <table:table-cell office:value-type="currency" office:value="8.7119999999999997" table:formula="msoxl:=G111*(1+10%)" table:style-name="ce12">
            <text:p>8,71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Grenade</text:p>
          </table:table-cell>
          <table:table-cell office:value-type="string" table:style-name="ce45">
            <text:p>FRUITS</text:p>
          </table:table-cell>
          <table:table-cell table:style-name="ce8"/>
          <table:table-cell office:value-type="string" table:style-name="ce8">
            <text:p>Leclerc</text:p>
          </table:table-cell>
          <table:table-cell office:value-type="float" office:value="0.3" table:style-name="ce10">
            <text:p>0,30 kg</text:p>
          </table:table-cell>
          <table:table-cell office:value-type="currency" office:value="1.1499999999999999" table:style-name="ce11">
            <text:p>1,15 €</text:p>
          </table:table-cell>
          <table:table-cell office:value-type="currency" office:value="3.833333333333333" table:formula="msoxl:=IF(F112/E112=0,&quot;0 €&quot;,F112/E112)" table:style-name="ce91">
            <text:p>3,83 €</text:p>
          </table:table-cell>
          <table:table-cell office:value-type="currency" office:value="1.2649999999999999" table:formula="msoxl:=F112*(1+10%)" table:style-name="ce11">
            <text:p>1,27 €</text:p>
          </table:table-cell>
          <table:table-cell office:value-type="currency" office:value="4.2166666666666668" table:formula="msoxl:=G112*(1+10%)" table:style-name="ce12">
            <text:p>4,22 €</text:p>
          </table:table-cell>
          <table:table-cell office:value-type="float" office:value="400" table:style-name="ce13">
            <text:p>400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Grenade</text:p>
          </table:table-cell>
          <table:table-cell office:value-type="string" table:style-name="ce45">
            <text:p>FRUITS</text:p>
          </table:table-cell>
          <table:table-cell table:style-name="ce8"/>
          <table:table-cell office:value-type="string" table:style-name="ce9">
            <text:p>Métro</text:p>
          </table:table-cell>
          <table:table-cell office:value-type="float" office:value="0.3" table:style-name="ce10">
            <text:p>0,30 kg</text:p>
          </table:table-cell>
          <table:table-cell office:value-type="currency" office:value="1.39" table:style-name="ce11">
            <text:p>1,39 €</text:p>
          </table:table-cell>
          <table:table-cell office:value-type="currency" office:value="4.6333333333333329" table:formula="msoxl:=IF(F113/E113=0,&quot;0 €&quot;,F113/E113)" table:style-name="ce91">
            <text:p>4,63 €</text:p>
          </table:table-cell>
          <table:table-cell office:value-type="currency" office:value="1.5289999999999999" table:formula="msoxl:=F113*(1+10%)" table:style-name="ce11">
            <text:p>1,53 €</text:p>
          </table:table-cell>
          <table:table-cell office:value-type="currency" office:value="5.0966666666666667" table:formula="msoxl:=G113*(1+10%)" table:style-name="ce12">
            <text:p>5,10 €</text:p>
          </table:table-cell>
          <table:table-cell office:value-type="float" office:value="400" table:style-name="ce13">
            <text:p>400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Groseille (grappe)</text:p>
          </table:table-cell>
          <table:table-cell office:value-type="string" table:style-name="ce45">
            <text:p>FRUITS</text:p>
          </table:table-cell>
          <table:table-cell table:style-name="ce47"/>
          <table:table-cell office:value-type="string" table:style-name="ce9">
            <text:p>Métro</text:p>
          </table:table-cell>
          <table:table-cell office:value-type="float" office:value="0.125" table:style-name="ce10">
            <text:p>0,13 kg</text:p>
          </table:table-cell>
          <table:table-cell office:value-type="currency" office:value="2.4900000000000002" table:style-name="ce11">
            <text:p>2,49 €</text:p>
          </table:table-cell>
          <table:table-cell office:value-type="currency" office:value="19.920000000000002" table:formula="msoxl:=IF(F114/E114=0,&quot;0 €&quot;,F114/E114)" table:style-name="ce91">
            <text:p>19,92 €</text:p>
          </table:table-cell>
          <table:table-cell office:value-type="currency" office:value="2.7390000000000003" table:formula="msoxl:=F114*(1+10%)" table:style-name="ce11">
            <text:p>2,74 €</text:p>
          </table:table-cell>
          <table:table-cell office:value-type="currency" office:value="21.912000000000003" table:formula="msoxl:=G114*(1+10%)" table:style-name="ce12">
            <text:p>21,91 €</text:p>
          </table:table-cell>
          <table:table-cell office:value-type="float" office:value="20" table:style-name="ce13">
            <text:p>20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Kaki</text:p>
          </table:table-cell>
          <table:table-cell office:value-type="string" table:style-name="ce45">
            <text:p>FRUITS</text:p>
          </table:table-cell>
          <table:table-cell table:style-name="ce8"/>
          <table:table-cell office:value-type="string" table:style-name="ce16">
            <text:p>Leclerc</text:p>
          </table:table-cell>
          <table:table-cell office:value-type="float" office:value="1" table:style-name="ce10">
            <text:p>1,00 kg</text:p>
          </table:table-cell>
          <table:table-cell office:value-type="currency" office:value="7.36" table:style-name="ce11">
            <text:p>7,36 €</text:p>
          </table:table-cell>
          <table:table-cell office:value-type="currency" office:value="7.36" table:formula="msoxl:=IF(F115/E115=0,&quot;0 €&quot;,F115/E115)" table:style-name="ce91">
            <text:p>7,36 €</text:p>
          </table:table-cell>
          <table:table-cell office:value-type="currency" office:value="8.0960000000000019" table:formula="msoxl:=F115*(1+10%)" table:style-name="ce11">
            <text:p>8,10 €</text:p>
          </table:table-cell>
          <table:table-cell office:value-type="currency" office:value="8.0960000000000019" table:formula="msoxl:=G115*(1+10%)" table:style-name="ce12">
            <text:p>8,10 €</text:p>
          </table:table-cell>
          <table:table-cell office:value-type="float" office:value="80" table:style-name="ce13">
            <text:p>80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Kiwi</text:p>
          </table:table-cell>
          <table:table-cell office:value-type="string" table:style-name="ce45">
            <text:p>FRUITS</text:p>
          </table:table-cell>
          <table:table-cell office:value-type="string" table:style-name="ce8">
            <text:p>Croquez du frais</text:p>
          </table:table-cell>
          <table:table-cell office:value-type="string" table:style-name="ce8">
            <text:p>Leclerc</text:p>
          </table:table-cell>
          <table:table-cell office:value-type="float" office:value="0.08" table:style-name="ce10">
            <text:p>0,08 kg</text:p>
          </table:table-cell>
          <table:table-cell office:value-type="currency" office:value="2" table:style-name="ce11">
            <text:p>2,00 €</text:p>
          </table:table-cell>
          <table:table-cell office:value-type="currency" office:value="25" table:formula="msoxl:=IF(F109/E109=0,&quot;0 €&quot;,F116/E116)" table:style-name="ce91">
            <text:p>25,00 €</text:p>
          </table:table-cell>
          <table:table-cell office:value-type="currency" office:value="2.2000000000000002" table:formula="msoxl:=F116*(1+10%)" table:style-name="ce11">
            <text:p>2,20 €</text:p>
          </table:table-cell>
          <table:table-cell office:value-type="currency" office:value="27.500000000000004" table:formula="msoxl:=G116*(1+10%)" table:style-name="ce12">
            <text:p>27,50 €</text:p>
          </table:table-cell>
          <table:table-cell office:value-type="float" office:value="70" table:style-name="ce13">
            <text:p>70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Kiwi</text:p>
          </table:table-cell>
          <table:table-cell office:value-type="string" table:style-name="ce45">
            <text:p>FRUITS</text:p>
          </table:table-cell>
          <table:table-cell table:style-name="ce8"/>
          <table:table-cell office:value-type="string" table:style-name="ce9">
            <text:p>Métro</text:p>
          </table:table-cell>
          <table:table-cell office:value-type="float" office:value="1" table:style-name="ce10">
            <text:p>1,00 kg</text:p>
          </table:table-cell>
          <table:table-cell office:value-type="currency" office:value="3.98" table:formula="msoxl:=IF(G117*E117=0,&quot;0 €&quot;,G117*E117)" table:style-name="ce11">
            <text:p>3,98 €</text:p>
          </table:table-cell>
          <table:table-cell office:value-type="currency" office:value="3.98" table:style-name="ce91">
            <text:p>3,98 €</text:p>
          </table:table-cell>
          <table:table-cell office:value-type="currency" office:value="4.3780000000000001" table:formula="msoxl:=F117*(1+10%)" table:style-name="ce11">
            <text:p>4,38 €</text:p>
          </table:table-cell>
          <table:table-cell office:value-type="currency" office:value="4.3780000000000001" table:formula="msoxl:=G117*(1+10%)" table:style-name="ce12">
            <text:p>4,38 €</text:p>
          </table:table-cell>
          <table:table-cell office:value-type="float" office:value="70" table:style-name="ce13">
            <text:p>70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Kiwi</text:p>
          </table:table-cell>
          <table:table-cell office:value-type="string" table:style-name="ce45">
            <text:p>FRUITS</text:p>
          </table:table-cell>
          <table:table-cell office:value-type="string" table:style-name="ce8">
            <text:p>vergers de st Jean</text:p>
          </table:table-cell>
          <table:table-cell office:value-type="string" table:style-name="ce8">
            <text:p>vergers de st Jean</text:p>
          </table:table-cell>
          <table:table-cell office:value-type="float" office:value="0.8" table:style-name="ce10">
            <text:p>0,80 kg</text:p>
          </table:table-cell>
          <table:table-cell office:value-type="currency" office:value="8" table:style-name="ce11">
            <text:p>8,00 €</text:p>
          </table:table-cell>
          <table:table-cell office:value-type="currency" office:value="10" table:formula="msoxl:=IF(F118/E118=0,&quot;0 €&quot;,F118/E118)" table:style-name="ce91">
            <text:p>10,00 €</text:p>
          </table:table-cell>
          <table:table-cell office:value-type="currency" office:value="8.8000000000000007" table:formula="msoxl:=F118*(1+10%)" table:style-name="ce11">
            <text:p>8,80 €</text:p>
          </table:table-cell>
          <table:table-cell office:value-type="currency" office:value="11" table:formula="msoxl:=G118*(1+10%)" table:style-name="ce12">
            <text:p>11,00 €</text:p>
          </table:table-cell>
          <table:table-cell office:value-type="float" office:value="70" table:style-name="ce13">
            <text:p>70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Kumquat</text:p>
          </table:table-cell>
          <table:table-cell office:value-type="string" table:style-name="ce45">
            <text:p>FRUITS</text:p>
          </table:table-cell>
          <table:table-cell table:style-name="ce8"/>
          <table:table-cell office:value-type="string" table:style-name="ce9">
            <text:p>Métro</text:p>
          </table:table-cell>
          <table:table-cell office:value-type="float" office:value="1" table:style-name="ce10">
            <text:p>1,00 kg</text:p>
          </table:table-cell>
          <table:table-cell office:value-type="currency" office:value="8" table:formula="msoxl:=IF(G119*E119=0,&quot;0 €&quot;,G119*E119)" table:style-name="ce11">
            <text:p>8,00 €</text:p>
          </table:table-cell>
          <table:table-cell office:value-type="currency" office:value="8" table:style-name="ce91">
            <text:p>8,00 €</text:p>
          </table:table-cell>
          <table:table-cell office:value-type="currency" office:value="8.8000000000000007" table:formula="msoxl:=F119*(1+10%)" table:style-name="ce11">
            <text:p>8,80 €</text:p>
          </table:table-cell>
          <table:table-cell office:value-type="currency" office:value="8.8000000000000007" table:formula="msoxl:=G119*(1+10%)" table:style-name="ce12">
            <text:p>8,80 €</text:p>
          </table:table-cell>
          <table:table-cell office:value-type="float" office:value="12" table:style-name="ce13">
            <text:p>12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Litchi</text:p>
          </table:table-cell>
          <table:table-cell office:value-type="string" table:style-name="ce45">
            <text:p>FRUITS</text:p>
          </table:table-cell>
          <table:table-cell table:style-name="ce8"/>
          <table:table-cell office:value-type="string" table:style-name="ce9">
            <text:p>Métro</text:p>
          </table:table-cell>
          <table:table-cell office:value-type="float" office:value="1" table:style-name="ce10">
            <text:p>1,00 kg</text:p>
          </table:table-cell>
          <table:table-cell office:value-type="currency" office:value="6" table:formula="msoxl:=IF(G120*E120=0,&quot;0 €&quot;,G120*E120)" table:style-name="ce11">
            <text:p>6,00 €</text:p>
          </table:table-cell>
          <table:table-cell office:value-type="currency" office:value="6" table:style-name="ce91">
            <text:p>6,00 €</text:p>
          </table:table-cell>
          <table:table-cell office:value-type="currency" office:value="6.6000000000000005" table:formula="msoxl:=F120*(1+10%)" table:style-name="ce11">
            <text:p>6,60 €</text:p>
          </table:table-cell>
          <table:table-cell office:value-type="currency" office:value="6.6000000000000005" table:formula="msoxl:=G120*(1+10%)" table:style-name="ce12">
            <text:p>6,6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Mangue</text:p>
          </table:table-cell>
          <table:table-cell office:value-type="string" table:style-name="ce45">
            <text:p>FRUITS</text:p>
          </table:table-cell>
          <table:table-cell table:style-name="ce8"/>
          <table:table-cell office:value-type="string" table:style-name="ce9">
            <text:p>Métro</text:p>
          </table:table-cell>
          <table:table-cell office:value-type="float" office:value="1" table:style-name="ce10">
            <text:p>1,00 kg</text:p>
          </table:table-cell>
          <table:table-cell office:value-type="currency" office:value="5" table:formula="msoxl:=IF(G121*E121=0,&quot;0 €&quot;,G121*E121)" table:style-name="ce11">
            <text:p>5,00 €</text:p>
          </table:table-cell>
          <table:table-cell office:value-type="currency" office:value="5" table:style-name="ce91">
            <text:p>5,00 €</text:p>
          </table:table-cell>
          <table:table-cell office:value-type="currency" office:value="5.5" table:formula="msoxl:=F121*(1+10%)" table:style-name="ce11">
            <text:p>5,50 €</text:p>
          </table:table-cell>
          <table:table-cell office:value-type="currency" office:value="5.5" table:formula="msoxl:=G121*(1+10%)" table:style-name="ce12">
            <text:p>5,5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Melon x4 tranches</text:p>
          </table:table-cell>
          <table:table-cell office:value-type="string" table:style-name="ce45">
            <text:p>FRUITS</text:p>
          </table:table-cell>
          <table:table-cell table:style-name="ce8"/>
          <table:table-cell office:value-type="string" table:style-name="ce8">
            <text:p>FRED</text:p>
          </table:table-cell>
          <table:table-cell office:value-type="float" office:value="2.5" table:style-name="ce10">
            <text:p>2,50 kg</text:p>
          </table:table-cell>
          <table:table-cell office:value-type="currency" office:value="5" table:style-name="ce11">
            <text:p>5,00 €</text:p>
          </table:table-cell>
          <table:table-cell office:value-type="currency" office:value="2" table:formula="msoxl:=IF(F122/E122=0,&quot;0 €&quot;,F122/E122)" table:style-name="ce91">
            <text:p>2,00 €</text:p>
          </table:table-cell>
          <table:table-cell office:value-type="currency" office:value="5.5" table:formula="msoxl:=F122*(1+10%)" table:style-name="ce11">
            <text:p>5,50 €</text:p>
          </table:table-cell>
          <table:table-cell office:value-type="currency" office:value="2.2000000000000002" table:formula="msoxl:=G122*(1+10%)" table:style-name="ce12">
            <text:p>2,20 €</text:p>
          </table:table-cell>
          <table:table-cell office:value-type="float" office:value="200" table:style-name="ce13">
            <text:p>200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Melon (x4 tranches 200g)</text:p>
          </table:table-cell>
          <table:table-cell office:value-type="string" table:style-name="ce45">
            <text:p>FRUITS</text:p>
          </table:table-cell>
          <table:table-cell table:style-name="ce47"/>
          <table:table-cell office:value-type="string" table:style-name="ce9">
            <text:p>Métro</text:p>
          </table:table-cell>
          <table:table-cell office:value-type="float" office:value="0.7" table:style-name="ce10">
            <text:p>0,70 kg</text:p>
          </table:table-cell>
          <table:table-cell office:value-type="currency" office:value="1.29" table:style-name="ce11">
            <text:p>1,29 €</text:p>
          </table:table-cell>
          <table:table-cell office:value-type="currency" office:value="1.842857142857143" table:formula="msoxl:=IF(F123/E123=0,&quot;0 €&quot;,F123/E123)" table:style-name="ce91">
            <text:p>1,84 €</text:p>
          </table:table-cell>
          <table:table-cell office:value-type="currency" office:value="1.4190000000000003" table:formula="msoxl:=F123*(1+10%)" table:style-name="ce11">
            <text:p>1,42 €</text:p>
          </table:table-cell>
          <table:table-cell office:value-type="currency" office:value="2.0271428571428576" table:formula="msoxl:=G123*(1+10%)" table:style-name="ce12">
            <text:p>2,03 €</text:p>
          </table:table-cell>
          <table:table-cell office:value-type="float" office:value="900" table:style-name="ce13">
            <text:p>900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Melon jaune</text:p>
          </table:table-cell>
          <table:table-cell office:value-type="string" table:style-name="ce45">
            <text:p>FRUITS</text:p>
          </table:table-cell>
          <table:table-cell table:style-name="ce47"/>
          <table:table-cell office:value-type="string" table:style-name="ce16">
            <text:p>FRED</text:p>
          </table:table-cell>
          <table:table-cell office:value-type="float" office:value="3.7" table:style-name="ce10">
            <text:p>3,70 kg</text:p>
          </table:table-cell>
          <table:table-cell office:value-type="currency" office:value="7.3630000000000004" table:formula="msoxl:=IF(G124*E124=0,&quot;0 €&quot;,G124*E124)" table:style-name="ce11">
            <text:p>7,36 €</text:p>
          </table:table-cell>
          <table:table-cell office:value-type="currency" office:value="1.99" table:style-name="ce91">
            <text:p>1,99 €</text:p>
          </table:table-cell>
          <table:table-cell office:value-type="currency" office:value="8.0993000000000013" table:formula="msoxl:=F124*(1+10%)" table:style-name="ce11">
            <text:p>8,10 €</text:p>
          </table:table-cell>
          <table:table-cell office:value-type="currency" office:value="2.1890000000000001" table:formula="msoxl:=G124*(1+10%)" table:style-name="ce12">
            <text:p>2,19 €</text:p>
          </table:table-cell>
          <table:table-cell office:value-type="float" office:value="200" table:style-name="ce13">
            <text:p>200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Melon vert</text:p>
          </table:table-cell>
          <table:table-cell office:value-type="string" table:style-name="ce45">
            <text:p>FRUITS</text:p>
          </table:table-cell>
          <table:table-cell table:style-name="ce8"/>
          <table:table-cell office:value-type="string" table:style-name="ce9">
            <text:p>Métro</text:p>
          </table:table-cell>
          <table:table-cell office:value-type="float" office:value="1" table:style-name="ce10">
            <text:p>1,00 kg</text:p>
          </table:table-cell>
          <table:table-cell office:value-type="currency" office:value="3" table:style-name="ce11">
            <text:p>3,00 €</text:p>
          </table:table-cell>
          <table:table-cell office:value-type="currency" office:value="3" table:formula="msoxl:=IF(F125/E125=0,&quot;0 €&quot;,F125/E125)" table:style-name="ce91">
            <text:p>3,00 €</text:p>
          </table:table-cell>
          <table:table-cell office:value-type="currency" office:value="3.3000000000000003" table:formula="msoxl:=F125*(1+10%)" table:style-name="ce11">
            <text:p>3,30 €</text:p>
          </table:table-cell>
          <table:table-cell office:value-type="currency" office:value="3.3000000000000003" table:formula="msoxl:=G125*(1+10%)" table:style-name="ce12">
            <text:p>3,30 €</text:p>
          </table:table-cell>
          <table:table-cell office:value-type="float" office:value="200" table:style-name="ce13">
            <text:p>20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Mûres</text:p>
          </table:table-cell>
          <table:table-cell office:value-type="string" table:style-name="ce45">
            <text:p>FRUITS</text:p>
          </table:table-cell>
          <table:table-cell office:value-type="string" table:style-name="ce8">
            <text:p>GF</text:p>
          </table:table-cell>
          <table:table-cell office:value-type="string" table:style-name="ce8">
            <text:p>Grand frais</text:p>
          </table:table-cell>
          <table:table-cell office:value-type="float" office:value="0.125" table:style-name="ce10">
            <text:p>0,13 kg</text:p>
          </table:table-cell>
          <table:table-cell office:value-type="currency" office:value="3" table:style-name="ce11">
            <text:p>3,00 €</text:p>
          </table:table-cell>
          <table:table-cell office:value-type="currency" office:value="24" table:formula="msoxl:=IF(F126/E126=0,&quot;0 €&quot;,F126/E126)" table:style-name="ce120">
            <text:p>24,00 €</text:p>
          </table:table-cell>
          <table:table-cell office:value-type="currency" office:value="3.3000000000000003" table:formula="msoxl:=F126*(1+10%)" table:style-name="ce11">
            <text:p>3,30 €</text:p>
          </table:table-cell>
          <table:table-cell office:value-type="currency" office:value="26.400000000000002" table:formula="msoxl:=G126*(1+10%)" table:style-name="ce11">
            <text:p>26,40 €</text:p>
          </table:table-cell>
          <table:table-cell table:style-name="ce25"/>
          <table:table-cell table:number-columns-repeated="16374"/>
        </table:table-row>
        <table:table-row table:style-name="ro2">
          <table:table-cell office:value-type="string" table:style-name="ce6">
            <text:p>Myrtille (poignée)</text:p>
          </table:table-cell>
          <table:table-cell office:value-type="string" table:style-name="ce45">
            <text:p>FRUITS</text:p>
          </table:table-cell>
          <table:table-cell office:value-type="string" table:style-name="ce47">
            <text:p>Pérou</text:p>
          </table:table-cell>
          <table:table-cell office:value-type="string" table:style-name="ce9">
            <text:p>Métro</text:p>
          </table:table-cell>
          <table:table-cell office:value-type="float" office:value="0.5" table:style-name="ce10">
            <text:p>0,50 kg</text:p>
          </table:table-cell>
          <table:table-cell office:value-type="currency" office:value="1.39" table:style-name="ce11">
            <text:p>1,39 €</text:p>
          </table:table-cell>
          <table:table-cell office:value-type="currency" office:value="17" table:style-name="ce91">
            <text:p>17,00 €</text:p>
          </table:table-cell>
          <table:table-cell office:value-type="currency" office:value="1.5289999999999999" table:formula="msoxl:=F127*(1+10%)" table:style-name="ce11">
            <text:p>1,53 €</text:p>
          </table:table-cell>
          <table:table-cell office:value-type="currency" office:value="18.700000000000003" table:formula="msoxl:=G127*(1+10%)" table:style-name="ce12">
            <text:p>18,70 €</text:p>
          </table:table-cell>
          <table:table-cell office:value-type="float" office:value="20" table:style-name="ce13">
            <text:p>20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Orange bio</text:p>
          </table:table-cell>
          <table:table-cell office:value-type="string" table:style-name="ce45">
            <text:p>FRUITS</text:p>
          </table:table-cell>
          <table:table-cell table:style-name="ce8"/>
          <table:table-cell office:value-type="string" table:style-name="ce16">
            <text:p>Leclerc</text:p>
          </table:table-cell>
          <table:table-cell office:value-type="float" office:value="1" table:style-name="ce10">
            <text:p>1,00 kg</text:p>
          </table:table-cell>
          <table:table-cell office:value-type="currency" office:value="1.9" table:style-name="ce11">
            <text:p>1,90 €</text:p>
          </table:table-cell>
          <table:table-cell office:value-type="currency" office:value="1.9" table:formula="msoxl:=IF(F128/E128=0,&quot;0 €&quot;,F128/E128)" table:style-name="ce91">
            <text:p>1,90 €</text:p>
          </table:table-cell>
          <table:table-cell office:value-type="currency" office:value="2.09" table:formula="msoxl:=F128*(1+10%)" table:style-name="ce11">
            <text:p>2,09 €</text:p>
          </table:table-cell>
          <table:table-cell office:value-type="currency" office:value="2.09" table:formula="msoxl:=G128*(1+10%)" table:style-name="ce12">
            <text:p>2,09 €</text:p>
          </table:table-cell>
          <table:table-cell office:value-type="float" office:value="200" table:style-name="ce13">
            <text:p>200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Orange non traitée ap récolte</text:p>
          </table:table-cell>
          <table:table-cell office:value-type="string" table:style-name="ce45">
            <text:p>FRUITS</text:p>
          </table:table-cell>
          <table:table-cell office:value-type="string" table:style-name="ce8">
            <text:p>CAL 7/8</text:p>
          </table:table-cell>
          <table:table-cell office:value-type="string" table:style-name="ce9">
            <text:p>Métro</text:p>
          </table:table-cell>
          <table:table-cell office:value-type="float" office:value="9" table:style-name="ce10">
            <text:p>9,00 kg</text:p>
          </table:table-cell>
          <table:table-cell office:value-type="currency" office:value="7.11" table:style-name="ce11">
            <text:p>7,11 €</text:p>
          </table:table-cell>
          <table:table-cell office:value-type="currency" office:value="0.79" table:formula="msoxl:=IF(F129/E129=0,&quot;0 €&quot;,F129/E129)" table:style-name="ce91">
            <text:p>0,79 €</text:p>
          </table:table-cell>
          <table:table-cell office:value-type="currency" office:value="7.8210000000000006" table:formula="msoxl:=F129*(1+10%)" table:style-name="ce11">
            <text:p>7,82 €</text:p>
          </table:table-cell>
          <table:table-cell office:value-type="currency" office:value="0.86900000000000011" table:formula="msoxl:=G129*(1+10%)" table:style-name="ce12">
            <text:p>0,87 €</text:p>
          </table:table-cell>
          <table:table-cell office:value-type="float" office:value="120" table:style-name="ce13">
            <text:p>120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Pasteque</text:p>
          </table:table-cell>
          <table:table-cell office:value-type="string" table:style-name="ce45">
            <text:p>FRUITS</text:p>
          </table:table-cell>
          <table:table-cell table:style-name="ce8"/>
          <table:table-cell office:value-type="string" table:style-name="ce9">
            <text:p>Métro</text:p>
          </table:table-cell>
          <table:table-cell office:value-type="float" office:value="8" table:style-name="ce10">
            <text:p>8,00 kg</text:p>
          </table:table-cell>
          <table:table-cell office:value-type="currency" office:value="7.49" table:style-name="ce11">
            <text:p>7,49 €</text:p>
          </table:table-cell>
          <table:table-cell office:value-type="currency" office:value="0.93625000000000003" table:formula="msoxl:=IF(F130/E130=0,&quot;0 €&quot;,F130/E130)" table:style-name="ce91">
            <text:p>0,94 €</text:p>
          </table:table-cell>
          <table:table-cell office:value-type="currency" office:value="8.2390000000000008" table:formula="msoxl:=F130*(1+10%)" table:style-name="ce11">
            <text:p>8,24 €</text:p>
          </table:table-cell>
          <table:table-cell office:value-type="currency" office:value="1.0298750000000001" table:formula="msoxl:=G130*(1+10%)" table:style-name="ce12">
            <text:p>1,03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14">
            <text:p>Pêche nectarinne</text:p>
          </table:table-cell>
          <table:table-cell office:value-type="string" table:style-name="ce45">
            <text:p>FRUITS</text:p>
          </table:table-cell>
          <table:table-cell table:style-name="ce8"/>
          <table:table-cell office:value-type="string" table:style-name="ce8">
            <text:p>FRED</text:p>
          </table:table-cell>
          <table:table-cell office:value-type="float" office:value="1" table:style-name="ce10">
            <text:p>1,00 kg</text:p>
          </table:table-cell>
          <table:table-cell office:value-type="currency" office:value="3.4" table:formula="msoxl:=IF(G131*E131=0,&quot;0 €&quot;,G131*E131)" table:style-name="ce11">
            <text:p>3,40 €</text:p>
          </table:table-cell>
          <table:table-cell office:value-type="currency" office:value="3.4" table:style-name="ce104">
            <text:p>3,40 €</text:p>
          </table:table-cell>
          <table:table-cell office:value-type="currency" office:value="3.74" table:formula="msoxl:=F131*(1+10%)" table:style-name="ce11">
            <text:p>3,74 €</text:p>
          </table:table-cell>
          <table:table-cell office:value-type="currency" office:value="3.74" table:formula="msoxl:=G131*(1+10%)" table:style-name="ce12">
            <text:p>3,74 €</text:p>
          </table:table-cell>
          <table:table-cell office:value-type="float" office:value="130" table:style-name="ce13">
            <text:p>130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Physalis</text:p>
          </table:table-cell>
          <table:table-cell office:value-type="string" table:style-name="ce45">
            <text:p>FRUITS</text:p>
          </table:table-cell>
          <table:table-cell table:style-name="ce8"/>
          <table:table-cell office:value-type="string" table:style-name="ce8">
            <text:p>Métro</text:p>
          </table:table-cell>
          <table:table-cell office:value-type="float" office:value="0.6" table:style-name="ce10">
            <text:p>0,60 kg</text:p>
          </table:table-cell>
          <table:table-cell office:value-type="currency" office:value="5.49" table:style-name="ce11">
            <text:p>5,49 €</text:p>
          </table:table-cell>
          <table:table-cell office:value-type="currency" office:value="9.15" table:formula="msoxl:=IF(F132/E132=0,&quot;0 €&quot;,F132/E132)" table:style-name="ce91">
            <text:p>9,15 €</text:p>
          </table:table-cell>
          <table:table-cell office:value-type="currency" office:value="6.0390000000000006" table:formula="msoxl:=F132*(1+10%)" table:style-name="ce11">
            <text:p>6,04 €</text:p>
          </table:table-cell>
          <table:table-cell office:value-type="currency" office:value="10.065000000000001" table:formula="msoxl:=G132*(1+10%)" table:style-name="ce12">
            <text:p>10,07 €</text:p>
          </table:table-cell>
          <table:table-cell office:value-type="float" office:value="4" table:style-name="ce13">
            <text:p>4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Poire</text:p>
          </table:table-cell>
          <table:table-cell office:value-type="string" table:style-name="ce45">
            <text:p>FRUITS</text:p>
          </table:table-cell>
          <table:table-cell table:style-name="ce48"/>
          <table:table-cell office:value-type="string" table:style-name="ce49">
            <text:p>Métro</text:p>
          </table:table-cell>
          <table:table-cell office:value-type="float" office:value="5" table:style-name="ce50">
            <text:p>5,00 kg</text:p>
          </table:table-cell>
          <table:table-cell office:value-type="currency" office:value="14" table:style-name="ce51">
            <text:p>14,00 €</text:p>
          </table:table-cell>
          <table:table-cell office:value-type="currency" office:value="2.8" table:formula="msoxl:=IF(F133/E133=0,&quot;0 €&quot;,F133/E133)" table:style-name="ce102">
            <text:p>2,80 €</text:p>
          </table:table-cell>
          <table:table-cell office:value-type="currency" office:value="15.400000000000002" table:formula="msoxl:=F133*(1+10%)" table:style-name="ce51">
            <text:p>15,40 €</text:p>
          </table:table-cell>
          <table:table-cell office:value-type="currency" office:value="3.08" table:formula="msoxl:=G133*(1+10%)" table:style-name="ce12">
            <text:p>3,08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52">
            <text:p>Pomelo</text:p>
          </table:table-cell>
          <table:table-cell office:value-type="string" table:style-name="ce45">
            <text:p>FRUITS</text:p>
          </table:table-cell>
          <table:table-cell office:value-type="string" table:style-name="ce8">
            <text:p>Afrique Sud</text:p>
          </table:table-cell>
          <table:table-cell office:value-type="string" table:style-name="ce9">
            <text:p>Métro</text:p>
          </table:table-cell>
          <table:table-cell office:value-type="float" office:value="1" table:style-name="ce10">
            <text:p>1,00 kg</text:p>
          </table:table-cell>
          <table:table-cell office:value-type="currency" office:value="4.3" table:formula="msoxl:=IF(G134*E134=0,&quot;0 €&quot;,G134*E134)" table:style-name="ce11">
            <text:p>4,30 €</text:p>
          </table:table-cell>
          <table:table-cell office:value-type="currency" office:value="4.3" table:style-name="ce91">
            <text:p>4,30 €</text:p>
          </table:table-cell>
          <table:table-cell office:value-type="currency" office:value="4.7300000000000004" table:formula="msoxl:=F134*(1+10%)" table:style-name="ce11">
            <text:p>4,73 €</text:p>
          </table:table-cell>
          <table:table-cell office:value-type="currency" office:value="4.7300000000000004" table:formula="msoxl:=G134*(1+10%)" table:style-name="ce12">
            <text:p>4,73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52">
            <text:p>Pomme</text:p>
          </table:table-cell>
          <table:table-cell office:value-type="string" table:style-name="ce45">
            <text:p>FRUITS</text:p>
          </table:table-cell>
          <table:table-cell table:style-name="ce8"/>
          <table:table-cell office:value-type="string" table:style-name="ce9">
            <text:p>Métro</text:p>
          </table:table-cell>
          <table:table-cell office:value-type="float" office:value="1" table:style-name="ce10">
            <text:p>1,00 kg</text:p>
          </table:table-cell>
          <table:table-cell office:value-type="currency" office:value="2" table:formula="msoxl:=IF(G135*E135=0,&quot;0 €&quot;,G135*E135)" table:style-name="ce11">
            <text:p>2,00 €</text:p>
          </table:table-cell>
          <table:table-cell office:value-type="currency" office:value="2" table:style-name="ce91">
            <text:p>2,00 €</text:p>
          </table:table-cell>
          <table:table-cell office:value-type="currency" office:value="2.2000000000000002" table:formula="msoxl:=F135*(1+10%)" table:style-name="ce11">
            <text:p>2,20 €</text:p>
          </table:table-cell>
          <table:table-cell office:value-type="currency" office:value="2.2000000000000002" table:formula="msoxl:=G135*(1+10%)" table:style-name="ce12">
            <text:p>2,20 €</text:p>
          </table:table-cell>
          <table:table-cell office:value-type="float" office:value="140" table:style-name="ce13">
            <text:p>140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Prune</text:p>
          </table:table-cell>
          <table:table-cell office:value-type="string" table:style-name="ce45">
            <text:p>FRUITS</text:p>
          </table:table-cell>
          <table:table-cell table:style-name="ce21"/>
          <table:table-cell office:value-type="string" table:style-name="ce21">
            <text:p>Métro</text:p>
          </table:table-cell>
          <table:table-cell office:value-type="float" office:value="1" table:style-name="ce22">
            <text:p>1,00 kg</text:p>
          </table:table-cell>
          <table:table-cell office:value-type="currency" office:value="5" table:formula="msoxl:=IF(G136*E136=0,&quot;0 €&quot;,G136*E136)" table:style-name="ce23">
            <text:p>5,00 €</text:p>
          </table:table-cell>
          <table:table-cell office:value-type="currency" office:value="5" table:style-name="ce103">
            <text:p>5,00 €</text:p>
          </table:table-cell>
          <table:table-cell office:value-type="currency" office:value="5.5" table:formula="msoxl:=F136*(1+10%)" table:style-name="ce23">
            <text:p>5,50 €</text:p>
          </table:table-cell>
          <table:table-cell office:value-type="currency" office:value="5.5" table:formula="msoxl:=G136*(1+10%)" table:style-name="ce24">
            <text:p>5,5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Raisin Blanc Italia (x8 grains)</text:p>
          </table:table-cell>
          <table:table-cell office:value-type="string" table:style-name="ce45">
            <text:p>FRUITS</text:p>
          </table:table-cell>
          <table:table-cell office:value-type="string" table:style-name="ce8">
            <text:p>Croquez du frais</text:p>
          </table:table-cell>
          <table:table-cell office:value-type="string" table:style-name="ce8">
            <text:p>Croquez du frais</text:p>
          </table:table-cell>
          <table:table-cell office:value-type="float" office:value="1" table:style-name="ce10">
            <text:p>1,00 kg</text:p>
          </table:table-cell>
          <table:table-cell office:value-type="currency" office:value="5.5" table:formula="msoxl:=IF(G137*E137=0,&quot;0 €&quot;,G137*E137)" table:style-name="ce11">
            <text:p>5,50 €</text:p>
          </table:table-cell>
          <table:table-cell office:value-type="currency" office:value="5.5" table:style-name="ce91">
            <text:p>5,50 €</text:p>
          </table:table-cell>
          <table:table-cell office:value-type="currency" office:value="6.0500000000000007" table:formula="msoxl:=F137*(1+10%)" table:style-name="ce11">
            <text:p>6,05 €</text:p>
          </table:table-cell>
          <table:table-cell office:value-type="currency" office:value="6.0500000000000007" table:formula="msoxl:=G137*(1+10%)" table:style-name="ce12">
            <text:p>6,05 €</text:p>
          </table:table-cell>
          <table:table-cell office:value-type="float" office:value="60" table:style-name="ce13">
            <text:p>60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Raisin Noir Muscat</text:p>
          </table:table-cell>
          <table:table-cell office:value-type="string" table:style-name="ce45">
            <text:p>FRUITS</text:p>
          </table:table-cell>
          <table:table-cell office:value-type="string" table:style-name="ce8">
            <text:p>Croquez du frais</text:p>
          </table:table-cell>
          <table:table-cell office:value-type="string" table:style-name="ce8">
            <text:p>Croquez du frais</text:p>
          </table:table-cell>
          <table:table-cell office:value-type="float" office:value="1" table:style-name="ce10">
            <text:p>1,00 kg</text:p>
          </table:table-cell>
          <table:table-cell office:value-type="currency" office:value="6.9" table:formula="msoxl:=IF(G138*E138=0,&quot;0 €&quot;,G138*E138)" table:style-name="ce11">
            <text:p>6,90 €</text:p>
          </table:table-cell>
          <table:table-cell office:value-type="currency" office:value="6.9" table:style-name="ce91">
            <text:p>6,90 €</text:p>
          </table:table-cell>
          <table:table-cell office:value-type="currency" office:value="7.5900000000000007" table:formula="msoxl:=F138*(1+10%)" table:style-name="ce11">
            <text:p>7,59 €</text:p>
          </table:table-cell>
          <table:table-cell office:value-type="currency" office:value="7.5900000000000007" table:formula="msoxl:=G138*(1+10%)" table:style-name="ce12">
            <text:p>7,59 €</text:p>
          </table:table-cell>
          <table:table-cell office:value-type="float" office:value="60" table:style-name="ce13">
            <text:p>60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Raisin rose sans pépin</text:p>
          </table:table-cell>
          <table:table-cell office:value-type="string" table:style-name="ce45">
            <text:p>FRUITS</text:p>
          </table:table-cell>
          <table:table-cell table:style-name="ce8"/>
          <table:table-cell office:value-type="string" table:style-name="ce9">
            <text:p>Métro</text:p>
          </table:table-cell>
          <table:table-cell office:value-type="float" office:value="2" table:style-name="ce10">
            <text:p>2,00 kg</text:p>
          </table:table-cell>
          <table:table-cell office:value-type="currency" office:value="5.98" table:style-name="ce11">
            <text:p>5,98 €</text:p>
          </table:table-cell>
          <table:table-cell office:value-type="currency" office:value="2.99" table:formula="msoxl:=IF(F139/E139=0,&quot;0 €&quot;,F139/E139)" table:style-name="ce91">
            <text:p>2,99 €</text:p>
          </table:table-cell>
          <table:table-cell office:value-type="currency" office:value="6.5780000000000012" table:formula="msoxl:=F139*(1+10%)" table:style-name="ce11">
            <text:p>6,58 €</text:p>
          </table:table-cell>
          <table:table-cell office:value-type="currency" office:value="3.2890000000000006" table:formula="msoxl:=G139*(1+10%)" table:style-name="ce12">
            <text:p>3,29 €</text:p>
          </table:table-cell>
          <table:table-cell office:value-type="float" office:value="60" table:style-name="ce13">
            <text:p>60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Rhubarbe</text:p>
          </table:table-cell>
          <table:table-cell office:value-type="string" table:style-name="ce45">
            <text:p>FRUITS</text:p>
          </table:table-cell>
          <table:table-cell table:style-name="ce8"/>
          <table:table-cell office:value-type="string" table:style-name="ce8">
            <text:p>Métro</text:p>
          </table:table-cell>
          <table:table-cell office:value-type="float" office:value="1" table:style-name="ce10">
            <text:p>1,00 kg</text:p>
          </table:table-cell>
          <table:table-cell office:value-type="currency" office:value="4" table:formula="msoxl:=IF(G140*E140=0,&quot;0 €&quot;,G140*E140)" table:style-name="ce11">
            <text:p>4,00 €</text:p>
          </table:table-cell>
          <table:table-cell office:value-type="currency" office:value="4" table:style-name="ce91">
            <text:p>4,00 €</text:p>
          </table:table-cell>
          <table:table-cell office:value-type="currency" office:value="4.4000000000000004" table:formula="msoxl:=F140*(1+10%)" table:style-name="ce11">
            <text:p>4,40 €</text:p>
          </table:table-cell>
          <table:table-cell office:value-type="currency" office:value="4.4000000000000004" table:formula="msoxl:=G140*(1+10%)" table:style-name="ce12">
            <text:p>4,4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14">
            <text:p>Purée olives fleurs ail rose</text:p>
          </table:table-cell>
          <table:table-cell office:value-type="string" table:style-name="ce53">
            <text:p>DIPS</text:p>
          </table:table-cell>
          <table:table-cell office:value-type="string" table:style-name="ce8">
            <text:p>maison</text:p>
          </table:table-cell>
          <table:table-cell office:value-type="string" table:style-name="ce8">
            <text:p>Maison</text:p>
          </table:table-cell>
          <table:table-cell office:value-type="float" office:value="1" table:style-name="ce10">
            <text:p>1,00 kg</text:p>
          </table:table-cell>
          <table:table-cell office:value-type="currency" office:value="5.05" table:formula="msoxl:=IF(G141*E141=0,&quot;0 €&quot;,G141*E141)" table:style-name="ce11">
            <text:p>5,05 €</text:p>
          </table:table-cell>
          <table:table-cell office:value-type="currency" office:value="5.05" table:style-name="ce97">
            <text:p>5,05 €</text:p>
          </table:table-cell>
          <table:table-cell office:value-type="currency" office:value="5.5550000000000006" table:formula="msoxl:=F141*(1+10%)" table:style-name="ce11">
            <text:p>5,56 €</text:p>
          </table:table-cell>
          <table:table-cell office:value-type="currency" office:value="5.5550000000000006" table:formula="msoxl:=G141*(1+10%)" table:style-name="ce12">
            <text:p>5,56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14">
            <text:p>Houmous<text:s/></text:p>
          </table:table-cell>
          <table:table-cell office:value-type="string" table:style-name="ce53">
            <text:p>DIPS</text:p>
          </table:table-cell>
          <table:table-cell office:value-type="string" table:style-name="ce8">
            <text:p>Maison</text:p>
          </table:table-cell>
          <table:table-cell office:value-type="string" table:style-name="ce8">
            <text:p>Maison</text:p>
          </table:table-cell>
          <table:table-cell office:value-type="float" office:value="1" table:style-name="ce10">
            <text:p>1,00 kg</text:p>
          </table:table-cell>
          <table:table-cell office:value-type="currency" office:value="3.13" table:formula="msoxl:=IF(G142*E142=0,&quot;0 €&quot;,G142*E142)" table:style-name="ce11">
            <text:p>3,13 €</text:p>
          </table:table-cell>
          <table:table-cell office:value-type="currency" office:value="3.13" table:style-name="ce98">
            <text:p>3,13 €</text:p>
          </table:table-cell>
          <table:table-cell office:value-type="currency" office:value="3.4430000000000001" table:formula="msoxl:=F142*(1+10%)" table:style-name="ce11">
            <text:p>3,44 €</text:p>
          </table:table-cell>
          <table:table-cell office:value-type="currency" office:value="3.4430000000000001" table:formula="msoxl:=G142*(1+10%)" table:style-name="ce12">
            <text:p>3,44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14">
            <text:p>Houmous pois cassés<text:s/></text:p>
          </table:table-cell>
          <table:table-cell office:value-type="string" table:style-name="ce53">
            <text:p>DIPS</text:p>
          </table:table-cell>
          <table:table-cell office:value-type="string" table:style-name="ce8">
            <text:p>Maison</text:p>
          </table:table-cell>
          <table:table-cell office:value-type="string" table:style-name="ce8">
            <text:p>Maison</text:p>
          </table:table-cell>
          <table:table-cell office:value-type="float" office:value="1" table:style-name="ce10">
            <text:p>1,00 kg</text:p>
          </table:table-cell>
          <table:table-cell office:value-type="currency" office:value="2.5099999999999998" table:formula="msoxl:=IF(G143*E143=0,&quot;0 €&quot;,G143*E143)" table:style-name="ce11">
            <text:p>2,51 €</text:p>
          </table:table-cell>
          <table:table-cell office:value-type="currency" office:value="2.5099999999999998" table:style-name="ce99">
            <text:p>2,51 €</text:p>
          </table:table-cell>
          <table:table-cell office:value-type="currency" office:value="2.7610000000000001" table:formula="msoxl:=F143*(1+10%)" table:style-name="ce11">
            <text:p>2,76 €</text:p>
          </table:table-cell>
          <table:table-cell office:value-type="currency" office:value="2.7610000000000001" table:formula="msoxl:=G143*(1+10%)" table:style-name="ce12">
            <text:p>2,76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Houmous petits pois</text:p>
          </table:table-cell>
          <table:table-cell office:value-type="string" table:style-name="ce53">
            <text:p>DIPS</text:p>
          </table:table-cell>
          <table:table-cell office:value-type="string" table:style-name="ce8">
            <text:p>maison</text:p>
          </table:table-cell>
          <table:table-cell office:value-type="string" table:style-name="ce8">
            <text:p>Maison</text:p>
          </table:table-cell>
          <table:table-cell office:value-type="float" office:value="1" table:style-name="ce10">
            <text:p>1,00 kg</text:p>
          </table:table-cell>
          <table:table-cell office:value-type="currency" office:value="3.5" table:formula="msoxl:=IF(G144*E144=0,&quot;0 €&quot;,G144*E144)" table:style-name="ce11">
            <text:p>3,50 €</text:p>
          </table:table-cell>
          <table:table-cell office:value-type="currency" office:value="3.5" table:style-name="ce91">
            <text:p>3,50 €</text:p>
          </table:table-cell>
          <table:table-cell office:value-type="currency" office:value="3.8500000000000005" table:formula="msoxl:=F144*(1+10%)" table:style-name="ce11">
            <text:p>3,85 €</text:p>
          </table:table-cell>
          <table:table-cell office:value-type="currency" office:value="3.8500000000000005" table:formula="msoxl:=G144*(1+10%)" table:style-name="ce12">
            <text:p>3,85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Houmous betterave</text:p>
          </table:table-cell>
          <table:table-cell office:value-type="string" table:style-name="ce53">
            <text:p>DIPS</text:p>
          </table:table-cell>
          <table:table-cell office:value-type="string" table:style-name="ce8">
            <text:p>maison</text:p>
          </table:table-cell>
          <table:table-cell office:value-type="string" table:style-name="ce8">
            <text:p>Maison</text:p>
          </table:table-cell>
          <table:table-cell office:value-type="float" office:value="1" table:style-name="ce10">
            <text:p>1,00 kg</text:p>
          </table:table-cell>
          <table:table-cell office:value-type="currency" office:value="3.9" table:style-name="ce11">
            <text:p>3,90 €</text:p>
          </table:table-cell>
          <table:table-cell office:value-type="currency" office:value="3.9" table:formula="msoxl:=IF(F145/E145=0,&quot;0 €&quot;,F145/E145)" table:style-name="ce91">
            <text:p>3,90 €</text:p>
          </table:table-cell>
          <table:table-cell office:value-type="currency" office:value="4.29" table:formula="msoxl:=F145*(1+10%)" table:style-name="ce11">
            <text:p>4,29 €</text:p>
          </table:table-cell>
          <table:table-cell office:value-type="currency" office:value="4.29" table:formula="msoxl:=G145*(1+10%)" table:style-name="ce12">
            <text:p>4,29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Tapenade noire</text:p>
          </table:table-cell>
          <table:table-cell office:value-type="string" table:style-name="ce53">
            <text:p>DIPS</text:p>
          </table:table-cell>
          <table:table-cell office:value-type="string" table:style-name="ce8">
            <text:p>Méditea</text:p>
          </table:table-cell>
          <table:table-cell office:value-type="string" table:style-name="ce9">
            <text:p>Métro</text:p>
          </table:table-cell>
          <table:table-cell office:value-type="float" office:value="1" table:style-name="ce10">
            <text:p>1,00 kg</text:p>
          </table:table-cell>
          <table:table-cell office:value-type="currency" office:value="8.2899999999999991" table:style-name="ce11">
            <text:p>8,29 €</text:p>
          </table:table-cell>
          <table:table-cell office:value-type="currency" office:value="8.2899999999999991" table:formula="msoxl:=IF(F146/E146=0,&quot;0 €&quot;,F146/E146)" table:style-name="ce91">
            <text:p>8,29 €</text:p>
          </table:table-cell>
          <table:table-cell office:value-type="currency" office:value="9.1189999999999998" table:formula="msoxl:=F146*(1+10%)" table:style-name="ce11">
            <text:p>9,12 €</text:p>
          </table:table-cell>
          <table:table-cell office:value-type="currency" office:value="9.1189999999999998" table:formula="msoxl:=G146*(1+10%)" table:style-name="ce12">
            <text:p>9,12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Tapenade verte</text:p>
          </table:table-cell>
          <table:table-cell office:value-type="string" table:style-name="ce53">
            <text:p>DIPS</text:p>
          </table:table-cell>
          <table:table-cell office:value-type="string" table:style-name="ce8">
            <text:p>Méditea</text:p>
          </table:table-cell>
          <table:table-cell office:value-type="string" table:style-name="ce9">
            <text:p>Métro</text:p>
          </table:table-cell>
          <table:table-cell office:value-type="float" office:value="1" table:style-name="ce10">
            <text:p>1,00 kg</text:p>
          </table:table-cell>
          <table:table-cell office:value-type="currency" office:value="8.2899999999999991" table:style-name="ce11">
            <text:p>8,29 €</text:p>
          </table:table-cell>
          <table:table-cell office:value-type="currency" office:value="8.2899999999999991" table:formula="msoxl:=IF(F147/E147=0,&quot;0 €&quot;,F147/E147)" table:style-name="ce91">
            <text:p>8,29 €</text:p>
          </table:table-cell>
          <table:table-cell office:value-type="currency" office:value="9.1189999999999998" table:formula="msoxl:=F147*(1+10%)" table:style-name="ce11">
            <text:p>9,12 €</text:p>
          </table:table-cell>
          <table:table-cell office:value-type="currency" office:value="9.1189999999999998" table:formula="msoxl:=G147*(1+10%)" table:style-name="ce12">
            <text:p>9,12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Houmous carotte</text:p>
          </table:table-cell>
          <table:table-cell office:value-type="string" table:style-name="ce53">
            <text:p>DIPS</text:p>
          </table:table-cell>
          <table:table-cell office:value-type="string" table:style-name="ce8">
            <text:p>maison</text:p>
          </table:table-cell>
          <table:table-cell office:value-type="string" table:style-name="ce16">
            <text:p>maison</text:p>
          </table:table-cell>
          <table:table-cell office:value-type="float" office:value="1" table:style-name="ce10">
            <text:p>1,00 kg</text:p>
          </table:table-cell>
          <table:table-cell office:value-type="currency" office:value="2.5" table:style-name="ce11">
            <text:p>2,50 €</text:p>
          </table:table-cell>
          <table:table-cell office:value-type="currency" office:value="2.5" table:formula="msoxl:=IF(F148/E148=0,&quot;0 €&quot;,F148/E148)" table:style-name="ce91">
            <text:p>2,50 €</text:p>
          </table:table-cell>
          <table:table-cell office:value-type="currency" office:value="2.75" table:formula="msoxl:=F148*(1+10%)" table:style-name="ce11">
            <text:p>2,75 €</text:p>
          </table:table-cell>
          <table:table-cell office:value-type="currency" office:value="2.75" table:formula="msoxl:=G148*(1+10%)" table:style-name="ce12">
            <text:p>2,75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Tzatziki</text:p>
          </table:table-cell>
          <table:table-cell office:value-type="string" table:style-name="ce53">
            <text:p>DIPS</text:p>
          </table:table-cell>
          <table:table-cell office:value-type="string" table:style-name="ce8">
            <text:p>maison</text:p>
          </table:table-cell>
          <table:table-cell office:value-type="string" table:style-name="ce8">
            <text:p>maison</text:p>
          </table:table-cell>
          <table:table-cell office:value-type="float" office:value="1" table:style-name="ce10">
            <text:p>1,00 kg</text:p>
          </table:table-cell>
          <table:table-cell office:value-type="currency" office:value="5" table:formula="msoxl:=IF(G149*E149=0,&quot;0 €&quot;,G149*E149)" table:style-name="ce11">
            <text:p>5,00 €</text:p>
          </table:table-cell>
          <table:table-cell office:value-type="currency" office:value="5" table:style-name="ce91">
            <text:p>5,00 €</text:p>
          </table:table-cell>
          <table:table-cell office:value-type="currency" office:value="5.5" table:formula="msoxl:=F149*(1+10%)" table:style-name="ce11">
            <text:p>5,50 €</text:p>
          </table:table-cell>
          <table:table-cell office:value-type="currency" office:value="5.5" table:formula="msoxl:=G149*(1+10%)" table:style-name="ce12">
            <text:p>5,5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Ail</text:p>
          </table:table-cell>
          <table:table-cell office:value-type="string" table:style-name="ce45">
            <text:p>LEGUMES</text:p>
          </table:table-cell>
          <table:table-cell table:style-name="ce8"/>
          <table:table-cell office:value-type="string" table:style-name="ce54">
            <text:p>Métro</text:p>
          </table:table-cell>
          <table:table-cell office:value-type="float" office:value="1" table:style-name="ce10">
            <text:p>1,00 kg</text:p>
          </table:table-cell>
          <table:table-cell office:value-type="currency" office:value="6.49" table:formula="msoxl:=IF(G150*E150=0,&quot;0 €&quot;,G150*E150)" table:style-name="ce11">
            <text:p>6,49 €</text:p>
          </table:table-cell>
          <table:table-cell office:value-type="currency" office:value="6.49" table:style-name="ce91">
            <text:p>6,49 €</text:p>
          </table:table-cell>
          <table:table-cell office:value-type="currency" office:value="7.1390000000000011" table:formula="msoxl:=F150*(1+10%)" table:style-name="ce11">
            <text:p>7,14 €</text:p>
          </table:table-cell>
          <table:table-cell office:value-type="currency" office:value="7.1390000000000011" table:formula="msoxl:=G150*(1+10%)" table:style-name="ce12">
            <text:p>7,14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Ail coupé surgelé</text:p>
          </table:table-cell>
          <table:table-cell office:value-type="string" table:style-name="ce45">
            <text:p>LEGUMES</text:p>
          </table:table-cell>
          <table:table-cell office:value-type="string" table:style-name="ce8">
            <text:p>Daregal</text:p>
          </table:table-cell>
          <table:table-cell office:value-type="string" table:style-name="ce54">
            <text:p>Métro</text:p>
          </table:table-cell>
          <table:table-cell office:value-type="float" office:value="1" table:style-name="ce10">
            <text:p>1,00 kg</text:p>
          </table:table-cell>
          <table:table-cell office:value-type="currency" office:value="7.99" table:formula="msoxl:=IF(G151*E151=0,&quot;0 €&quot;,G151*E151)" table:style-name="ce11">
            <text:p>7,99 €</text:p>
          </table:table-cell>
          <table:table-cell office:value-type="currency" office:value="7.99" table:style-name="ce91">
            <text:p>7,99 €</text:p>
          </table:table-cell>
          <table:table-cell office:value-type="currency" office:value="8.7890000000000015" table:formula="msoxl:=F151*(1+10%)" table:style-name="ce11">
            <text:p>8,79 €</text:p>
          </table:table-cell>
          <table:table-cell office:value-type="currency" office:value="8.7890000000000015" table:formula="msoxl:=G151*(1+10%)" table:style-name="ce12">
            <text:p>8,79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Ail semoule fine</text:p>
          </table:table-cell>
          <table:table-cell office:value-type="string" table:style-name="ce45">
            <text:p>LEGUMES</text:p>
          </table:table-cell>
          <table:table-cell office:value-type="string" table:style-name="ce8">
            <text:p>Aro</text:p>
          </table:table-cell>
          <table:table-cell office:value-type="string" table:style-name="ce54">
            <text:p>Métro</text:p>
          </table:table-cell>
          <table:table-cell office:value-type="float" office:value="1" table:style-name="ce10">
            <text:p>1,00 kg</text:p>
          </table:table-cell>
          <table:table-cell office:value-type="currency" office:value="7.89" table:formula="msoxl:=IF(G152*E152=0,&quot;0 €&quot;,G152*E152)" table:style-name="ce11">
            <text:p>7,89 €</text:p>
          </table:table-cell>
          <table:table-cell office:value-type="currency" office:value="7.89" table:style-name="ce91">
            <text:p>7,89 €</text:p>
          </table:table-cell>
          <table:table-cell office:value-type="currency" office:value="8.6790000000000003" table:formula="msoxl:=F152*(1+10%)" table:style-name="ce11">
            <text:p>8,68 €</text:p>
          </table:table-cell>
          <table:table-cell office:value-type="currency" office:value="8.6790000000000003" table:formula="msoxl:=G152*(1+10%)" table:style-name="ce12">
            <text:p>8,68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Asperge</text:p>
          </table:table-cell>
          <table:table-cell office:value-type="string" table:style-name="ce45">
            <text:p>LEGUMES</text:p>
          </table:table-cell>
          <table:table-cell table:style-name="ce8"/>
          <table:table-cell office:value-type="string" table:style-name="ce54">
            <text:p>Métro</text:p>
          </table:table-cell>
          <table:table-cell office:value-type="float" office:value="1" table:style-name="ce10">
            <text:p>1,00 kg</text:p>
          </table:table-cell>
          <table:table-cell office:value-type="currency" office:value="8" table:formula="msoxl:=IF(G153*E153=0,&quot;0 €&quot;,G153*E153)" table:style-name="ce11">
            <text:p>8,00 €</text:p>
          </table:table-cell>
          <table:table-cell office:value-type="currency" office:value="8" table:style-name="ce91">
            <text:p>8,00 €</text:p>
          </table:table-cell>
          <table:table-cell office:value-type="currency" office:value="8.8000000000000007" table:formula="msoxl:=F153*(1+10%)" table:style-name="ce11">
            <text:p>8,80 €</text:p>
          </table:table-cell>
          <table:table-cell office:value-type="currency" office:value="8.8000000000000007" table:formula="msoxl:=G153*(1+10%)" table:style-name="ce12">
            <text:p>8,8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Aubergine</text:p>
          </table:table-cell>
          <table:table-cell office:value-type="string" table:style-name="ce45">
            <text:p>LEGUMES</text:p>
          </table:table-cell>
          <table:table-cell table:style-name="ce8"/>
          <table:table-cell office:value-type="string" table:style-name="ce54">
            <text:p>Métro</text:p>
          </table:table-cell>
          <table:table-cell office:value-type="float" office:value="6" table:style-name="ce10">
            <text:p>6,00 kg</text:p>
          </table:table-cell>
          <table:table-cell office:value-type="currency" office:value="11.94" table:style-name="ce11">
            <text:p>11,94 €</text:p>
          </table:table-cell>
          <table:table-cell office:value-type="currency" office:value="1.99" table:formula="msoxl:=IF(F154/E154=0,&quot;0 €&quot;,F154/E154)" table:style-name="ce91">
            <text:p>1,99 €</text:p>
          </table:table-cell>
          <table:table-cell office:value-type="currency" office:value="13.134" table:formula="msoxl:=F154*(1+10%)" table:style-name="ce11">
            <text:p>13,13 €</text:p>
          </table:table-cell>
          <table:table-cell office:value-type="currency" office:value="2.1890000000000001" table:formula="msoxl:=G154*(1+10%)" table:style-name="ce12">
            <text:p>2,19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Avocat</text:p>
          </table:table-cell>
          <table:table-cell office:value-type="string" table:style-name="ce45">
            <text:p>LEGUMES</text:p>
          </table:table-cell>
          <table:table-cell table:style-name="ce47"/>
          <table:table-cell office:value-type="string" table:style-name="ce54">
            <text:p>Métro</text:p>
          </table:table-cell>
          <table:table-cell office:value-type="float" office:value="2" table:style-name="ce10">
            <text:p>2,00 kg</text:p>
          </table:table-cell>
          <table:table-cell office:value-type="currency" office:value="13.41" table:style-name="ce11">
            <text:p>13,41 €</text:p>
          </table:table-cell>
          <table:table-cell office:value-type="currency" office:value="6.7050000000000001" table:formula="msoxl:=IF(F155/E155=0,&quot;0 €&quot;,F155/E155)" table:style-name="ce91">
            <text:p>6,71 €</text:p>
          </table:table-cell>
          <table:table-cell office:value-type="currency" office:value="14.751000000000001" table:formula="msoxl:=F155*(1+10%)" table:style-name="ce11">
            <text:p>14,75 €</text:p>
          </table:table-cell>
          <table:table-cell office:value-type="currency" office:value="7.3755000000000006" table:formula="msoxl:=G155*(1+10%)" table:style-name="ce12">
            <text:p>7,38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betterave</text:p>
          </table:table-cell>
          <table:table-cell office:value-type="string" table:style-name="ce45">
            <text:p>LEGUMES</text:p>
          </table:table-cell>
          <table:table-cell office:value-type="string" table:style-name="ce8">
            <text:p>Mixte cru</text:p>
          </table:table-cell>
          <table:table-cell office:value-type="string" table:style-name="ce54">
            <text:p>Métro</text:p>
          </table:table-cell>
          <table:table-cell office:value-type="float" office:value="2" table:style-name="ce10">
            <text:p>2,00 kg</text:p>
          </table:table-cell>
          <table:table-cell office:value-type="currency" office:value="4.9800000000000004" table:style-name="ce11">
            <text:p>4,98 €</text:p>
          </table:table-cell>
          <table:table-cell office:value-type="currency" office:value="2.4900000000000002" table:formula="msoxl:=IF(F156/E156=0,&quot;0 €&quot;,F156/E156)" table:style-name="ce91">
            <text:p>2,49 €</text:p>
          </table:table-cell>
          <table:table-cell office:value-type="currency" office:value="5.4780000000000006" table:formula="msoxl:=F156*(1+10%)" table:style-name="ce11">
            <text:p>5,48 €</text:p>
          </table:table-cell>
          <table:table-cell office:value-type="currency" office:value="2.7390000000000003" table:formula="msoxl:=G156*(1+10%)" table:style-name="ce12">
            <text:p>2,74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betterave chioggia</text:p>
          </table:table-cell>
          <table:table-cell office:value-type="string" table:style-name="ce45">
            <text:p>LEGUMES</text:p>
          </table:table-cell>
          <table:table-cell table:style-name="ce47"/>
          <table:table-cell office:value-type="string" table:style-name="ce47">
            <text:p>Grand frais</text:p>
          </table:table-cell>
          <table:table-cell office:value-type="float" office:value="1" table:style-name="ce10">
            <text:p>1,00 kg</text:p>
          </table:table-cell>
          <table:table-cell office:value-type="currency" office:value="2.75" table:formula="msoxl:=IF(G157*E157=0,&quot;0 €&quot;,G157*E157)" table:style-name="ce11">
            <text:p>2,75 €</text:p>
          </table:table-cell>
          <table:table-cell office:value-type="currency" office:value="2.75" table:style-name="ce91">
            <text:p>2,75 €</text:p>
          </table:table-cell>
          <table:table-cell office:value-type="currency" office:value="3.0250000000000004" table:formula="msoxl:=F157*(1+10%)" table:style-name="ce11">
            <text:p>3,03 €</text:p>
          </table:table-cell>
          <table:table-cell office:value-type="currency" office:value="3.0250000000000004" table:formula="msoxl:=G157*(1+10%)" table:style-name="ce12">
            <text:p>3,03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Betterave cuite cubes</text:p>
          </table:table-cell>
          <table:table-cell office:value-type="string" table:style-name="ce45">
            <text:p>LEGUMES</text:p>
          </table:table-cell>
          <table:table-cell office:value-type="string" table:style-name="ce9">
            <text:p>Chef Métro</text:p>
          </table:table-cell>
          <table:table-cell office:value-type="string" table:style-name="ce54">
            <text:p>Métro</text:p>
          </table:table-cell>
          <table:table-cell office:value-type="float" office:value="2" table:style-name="ce10">
            <text:p>2,00 kg</text:p>
          </table:table-cell>
          <table:table-cell office:value-type="currency" office:value="2.38" table:style-name="ce11">
            <text:p>2,38 €</text:p>
          </table:table-cell>
          <table:table-cell office:value-type="currency" office:value="1.19" table:formula="msoxl:=IF(F158/E158=0,&quot;0 €&quot;,F158/E158)" table:style-name="ce91">
            <text:p>1,19 €</text:p>
          </table:table-cell>
          <table:table-cell office:value-type="currency" office:value="2.6179999999999999" table:formula="msoxl:=F158*(1+10%)" table:style-name="ce11">
            <text:p>2,62 €</text:p>
          </table:table-cell>
          <table:table-cell office:value-type="currency" office:value="1.3089999999999999" table:formula="msoxl:=G158*(1+10%)" table:style-name="ce12">
            <text:p>1,31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Butternut</text:p>
          </table:table-cell>
          <table:table-cell office:value-type="string" table:style-name="ce45">
            <text:p>LEGUMES</text:p>
          </table:table-cell>
          <table:table-cell table:style-name="ce8"/>
          <table:table-cell office:value-type="string" table:style-name="ce54">
            <text:p>Métro</text:p>
          </table:table-cell>
          <table:table-cell office:value-type="float" office:value="1" table:style-name="ce10">
            <text:p>1,00 kg</text:p>
          </table:table-cell>
          <table:table-cell office:value-type="currency" office:value="1.99" table:style-name="ce11">
            <text:p>1,99 €</text:p>
          </table:table-cell>
          <table:table-cell office:value-type="currency" office:value="1.99" table:formula="msoxl:=IF(F159/E159=0,&quot;0 €&quot;,F159/E159)" table:style-name="ce91">
            <text:p>1,99 €</text:p>
          </table:table-cell>
          <table:table-cell office:value-type="currency" office:value="2.1890000000000001" table:formula="msoxl:=F159*(1+10%)" table:style-name="ce11">
            <text:p>2,19 €</text:p>
          </table:table-cell>
          <table:table-cell office:value-type="currency" office:value="2.1890000000000001" table:formula="msoxl:=G159*(1+10%)" table:style-name="ce12">
            <text:p>2,19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brocoli</text:p>
          </table:table-cell>
          <table:table-cell office:value-type="string" table:style-name="ce45">
            <text:p>LEGUMES</text:p>
          </table:table-cell>
          <table:table-cell table:style-name="ce8"/>
          <table:table-cell office:value-type="string" table:style-name="ce8">
            <text:p>Grand frais</text:p>
          </table:table-cell>
          <table:table-cell office:value-type="float" office:value="1" table:style-name="ce10">
            <text:p>1,00 kg</text:p>
          </table:table-cell>
          <table:table-cell office:value-type="currency" office:value="3" table:style-name="ce11">
            <text:p>3,00 €</text:p>
          </table:table-cell>
          <table:table-cell office:value-type="currency" office:value="2" table:style-name="ce91">
            <text:p>2,00 €</text:p>
          </table:table-cell>
          <table:table-cell office:value-type="currency" office:value="3.3000000000000003" table:formula="msoxl:=F160*(1+10%)" table:style-name="ce11">
            <text:p>3,30 €</text:p>
          </table:table-cell>
          <table:table-cell office:value-type="currency" office:value="2.2000000000000002" table:formula="msoxl:=G160*(1+10%)" table:style-name="ce12">
            <text:p>2,2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arotte des sables</text:p>
          </table:table-cell>
          <table:table-cell office:value-type="string" table:style-name="ce45">
            <text:p>LEGUMES</text:p>
          </table:table-cell>
          <table:table-cell office:value-type="string" table:style-name="ce8">
            <text:p>Label rouge</text:p>
          </table:table-cell>
          <table:table-cell office:value-type="string" table:style-name="ce9">
            <text:p>Métro</text:p>
          </table:table-cell>
          <table:table-cell office:value-type="float" office:value="5" table:style-name="ce10">
            <text:p>5,00 kg</text:p>
          </table:table-cell>
          <table:table-cell office:value-type="currency" office:value="4.95" table:style-name="ce11">
            <text:p>4,95 €</text:p>
          </table:table-cell>
          <table:table-cell office:value-type="currency" office:value="0.99" table:formula="msoxl:=IF(F161/E161=0,&quot;0 €&quot;,F161/E161)" table:style-name="ce91">
            <text:p>0,99 €</text:p>
          </table:table-cell>
          <table:table-cell office:value-type="currency" office:value="5.4450000000000003" table:formula="msoxl:=F161*(1+10%)" table:style-name="ce11">
            <text:p>5,45 €</text:p>
          </table:table-cell>
          <table:table-cell office:value-type="currency" office:value="1.089" table:formula="msoxl:=G161*(1+10%)" table:style-name="ce12">
            <text:p>1,09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arotte fane</text:p>
          </table:table-cell>
          <table:table-cell office:value-type="string" table:style-name="ce45">
            <text:p>LEGUMES</text:p>
          </table:table-cell>
          <table:table-cell table:style-name="ce8"/>
          <table:table-cell office:value-type="string" table:style-name="ce8">
            <text:p>FRED</text:p>
          </table:table-cell>
          <table:table-cell office:value-type="float" office:value="0.7" table:style-name="ce10">
            <text:p>0,70 kg</text:p>
          </table:table-cell>
          <table:table-cell office:value-type="currency" office:value="2.12" table:style-name="ce11">
            <text:p>2,12 €</text:p>
          </table:table-cell>
          <table:table-cell office:value-type="currency" office:value="3.0285714285714289" table:formula="msoxl:=IF(F162/E162=0,&quot;0 €&quot;,F162/E162)" table:style-name="ce91">
            <text:p>3,03 €</text:p>
          </table:table-cell>
          <table:table-cell office:value-type="currency" office:value="2.3320000000000003" table:formula="msoxl:=F162*(1+10%)" table:style-name="ce11">
            <text:p>2,33 €</text:p>
          </table:table-cell>
          <table:table-cell office:value-type="currency" office:value="3.3314285714285723" table:formula="msoxl:=G162*(1+10%)" table:style-name="ce12">
            <text:p>3,33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arotte tricolor</text:p>
          </table:table-cell>
          <table:table-cell office:value-type="string" table:style-name="ce45">
            <text:p>LEGUMES</text:p>
          </table:table-cell>
          <table:table-cell table:style-name="ce8"/>
          <table:table-cell office:value-type="string" table:style-name="ce8">
            <text:p>Grand frais</text:p>
          </table:table-cell>
          <table:table-cell office:value-type="float" office:value="1" table:style-name="ce10">
            <text:p>1,00 kg</text:p>
          </table:table-cell>
          <table:table-cell office:value-type="currency" office:value="3.9" table:style-name="ce11">
            <text:p>3,90 €</text:p>
          </table:table-cell>
          <table:table-cell office:value-type="currency" office:value="1.99" table:style-name="ce91">
            <text:p>1,99 €</text:p>
          </table:table-cell>
          <table:table-cell office:value-type="currency" office:value="4.29" table:formula="msoxl:=F163*(1+10%)" table:style-name="ce11">
            <text:p>4,29 €</text:p>
          </table:table-cell>
          <table:table-cell office:value-type="currency" office:value="2.1890000000000001" table:formula="msoxl:=G163*(1+10%)" table:style-name="ce12">
            <text:p>2,19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arotte tricolor</text:p>
          </table:table-cell>
          <table:table-cell office:value-type="string" table:style-name="ce45">
            <text:p>LEGUMES</text:p>
          </table:table-cell>
          <table:table-cell table:style-name="ce47"/>
          <table:table-cell office:value-type="string" table:style-name="ce9">
            <text:p>Métro</text:p>
          </table:table-cell>
          <table:table-cell office:value-type="float" office:value="2" table:style-name="ce10">
            <text:p>2,00 kg</text:p>
          </table:table-cell>
          <table:table-cell office:value-type="currency" office:value="4.9800000000000004" table:style-name="ce11">
            <text:p>4,98 €</text:p>
          </table:table-cell>
          <table:table-cell office:value-type="currency" office:value="2.8" table:style-name="ce91">
            <text:p>2,80 €</text:p>
          </table:table-cell>
          <table:table-cell office:value-type="currency" office:value="5.4780000000000006" table:formula="msoxl:=F164*(1+10%)" table:style-name="ce11">
            <text:p>5,48 €</text:p>
          </table:table-cell>
          <table:table-cell office:value-type="currency" office:value="3.08" table:formula="msoxl:=G164*(1+10%)" table:style-name="ce12">
            <text:p>3,08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eleri</text:p>
          </table:table-cell>
          <table:table-cell office:value-type="string" table:style-name="ce45">
            <text:p>LEGUMES</text:p>
          </table:table-cell>
          <table:table-cell table:style-name="ce8"/>
          <table:table-cell office:value-type="string" table:style-name="ce8">
            <text:p>Grand frais</text:p>
          </table:table-cell>
          <table:table-cell office:value-type="float" office:value="1" table:style-name="ce10">
            <text:p>1,00 kg</text:p>
          </table:table-cell>
          <table:table-cell office:value-type="currency" office:value="1.79" table:formula="msoxl:=IF(G165*E165=0,&quot;0 €&quot;,G165*E165)" table:style-name="ce11">
            <text:p>1,79 €</text:p>
          </table:table-cell>
          <table:table-cell office:value-type="currency" office:value="1.79" table:style-name="ce91">
            <text:p>1,79 €</text:p>
          </table:table-cell>
          <table:table-cell office:value-type="currency" office:value="1.9690000000000003" table:formula="msoxl:=F165*(1+10%)" table:style-name="ce11">
            <text:p>1,97 €</text:p>
          </table:table-cell>
          <table:table-cell office:value-type="currency" office:value="1.9690000000000003" table:formula="msoxl:=G165*(1+10%)" table:style-name="ce12">
            <text:p>1,97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hampignon Paris</text:p>
          </table:table-cell>
          <table:table-cell office:value-type="string" table:style-name="ce45">
            <text:p>LEGUMES</text:p>
          </table:table-cell>
          <table:table-cell office:value-type="string" table:style-name="ce8">
            <text:p>Pologne</text:p>
          </table:table-cell>
          <table:table-cell office:value-type="string" table:style-name="ce9">
            <text:p>Métro</text:p>
          </table:table-cell>
          <table:table-cell office:value-type="float" office:value="3" table:style-name="ce10">
            <text:p>3,00 kg</text:p>
          </table:table-cell>
          <table:table-cell office:value-type="currency" office:value="5.97" table:style-name="ce11">
            <text:p>5,97 €</text:p>
          </table:table-cell>
          <table:table-cell office:value-type="currency" office:value="1.99" table:formula="msoxl:=IF(F166/E166=0,&quot;0 €&quot;,F166/E166)" table:style-name="ce91">
            <text:p>1,99 €</text:p>
          </table:table-cell>
          <table:table-cell office:value-type="currency" office:value="6.5670000000000002" table:formula="msoxl:=F166*(1+10%)" table:style-name="ce11">
            <text:p>6,57 €</text:p>
          </table:table-cell>
          <table:table-cell office:value-type="currency" office:value="2.1890000000000001" table:formula="msoxl:=G166*(1+10%)" table:style-name="ce12">
            <text:p>2,19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hou fleur couleur</text:p>
          </table:table-cell>
          <table:table-cell office:value-type="string" table:style-name="ce45">
            <text:p>LEGUMES</text:p>
          </table:table-cell>
          <table:table-cell table:style-name="ce8"/>
          <table:table-cell office:value-type="string" table:style-name="ce9">
            <text:p>Métro</text:p>
          </table:table-cell>
          <table:table-cell office:value-type="float" office:value="0.8" table:style-name="ce10">
            <text:p>0,80 kg</text:p>
          </table:table-cell>
          <table:table-cell office:value-type="currency" office:value="2.19" table:style-name="ce11">
            <text:p>2,19 €</text:p>
          </table:table-cell>
          <table:table-cell office:value-type="currency" office:value="2.7374999999999998" table:formula="msoxl:=IF(F167/E167=0,&quot;0 €&quot;,F167/E167)" table:style-name="ce91">
            <text:p>2,74 €</text:p>
          </table:table-cell>
          <table:table-cell office:value-type="currency" office:value="2.4090000000000003" table:formula="msoxl:=F167*(1+10%)" table:style-name="ce11">
            <text:p>2,41 €</text:p>
          </table:table-cell>
          <table:table-cell office:value-type="currency" office:value="3.01125" table:formula="msoxl:=G167*(1+10%)" table:style-name="ce12">
            <text:p>3,01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hou Romanesco</text:p>
          </table:table-cell>
          <table:table-cell office:value-type="string" table:style-name="ce45">
            <text:p>LEGUMES</text:p>
          </table:table-cell>
          <table:table-cell table:style-name="ce8"/>
          <table:table-cell office:value-type="string" table:style-name="ce9">
            <text:p>Métro</text:p>
          </table:table-cell>
          <table:table-cell office:value-type="float" office:value="0.5" table:style-name="ce10">
            <text:p>0,50 kg</text:p>
          </table:table-cell>
          <table:table-cell office:value-type="currency" office:value="1.99" table:style-name="ce11">
            <text:p>1,99 €</text:p>
          </table:table-cell>
          <table:table-cell office:value-type="currency" office:value="3.98" table:formula="msoxl:=IF(F168/E168=0,&quot;0 €&quot;,F168/E168)" table:style-name="ce91">
            <text:p>3,98 €</text:p>
          </table:table-cell>
          <table:table-cell office:value-type="currency" office:value="2.1890000000000001" table:formula="msoxl:=F168*(1+10%)" table:style-name="ce11">
            <text:p>2,19 €</text:p>
          </table:table-cell>
          <table:table-cell office:value-type="currency" office:value="4.3780000000000001" table:formula="msoxl:=G168*(1+10%)" table:style-name="ce12">
            <text:p>4,38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hou rouge</text:p>
          </table:table-cell>
          <table:table-cell office:value-type="string" table:style-name="ce45">
            <text:p>LEGUMES</text:p>
          </table:table-cell>
          <table:table-cell table:style-name="ce47"/>
          <table:table-cell office:value-type="string" table:style-name="ce9">
            <text:p>Métro</text:p>
          </table:table-cell>
          <table:table-cell office:value-type="float" office:value="0.7" table:style-name="ce10">
            <text:p>0,70 kg</text:p>
          </table:table-cell>
          <table:table-cell office:value-type="currency" office:value="1.49" table:style-name="ce11">
            <text:p>1,49 €</text:p>
          </table:table-cell>
          <table:table-cell office:value-type="currency" office:value="2.1285714285714286" table:formula="msoxl:=IF(F169/E169=0,&quot;0 €&quot;,F169/E169)" table:style-name="ce91">
            <text:p>2,13 €</text:p>
          </table:table-cell>
          <table:table-cell office:value-type="currency" office:value="1.639" table:formula="msoxl:=F169*(1+10%)" table:style-name="ce11">
            <text:p>1,64 €</text:p>
          </table:table-cell>
          <table:table-cell office:value-type="currency" office:value="2.3414285714285716" table:formula="msoxl:=G169*(1+10%)" table:style-name="ce12">
            <text:p>2,34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hou rouge émincé</text:p>
          </table:table-cell>
          <table:table-cell office:value-type="string" table:style-name="ce45">
            <text:p>LEGUMES</text:p>
          </table:table-cell>
          <table:table-cell table:style-name="ce8"/>
          <table:table-cell office:value-type="string" table:style-name="ce9">
            <text:p>Métro</text:p>
          </table:table-cell>
          <table:table-cell office:value-type="float" office:value="1" table:style-name="ce10">
            <text:p>1,00 kg</text:p>
          </table:table-cell>
          <table:table-cell office:value-type="currency" office:value="3.49" table:formula="msoxl:=IF(G170*E170=0,&quot;0 €&quot;,G170*E170)" table:style-name="ce11">
            <text:p>3,49 €</text:p>
          </table:table-cell>
          <table:table-cell office:value-type="currency" office:value="3.49" table:style-name="ce91">
            <text:p>3,49 €</text:p>
          </table:table-cell>
          <table:table-cell office:value-type="currency" office:value="3.8390000000000004" table:formula="msoxl:=F170*(1+10%)" table:style-name="ce11">
            <text:p>3,84 €</text:p>
          </table:table-cell>
          <table:table-cell office:value-type="currency" office:value="3.8390000000000004" table:formula="msoxl:=G170*(1+10%)" table:style-name="ce12">
            <text:p>3,84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œur Artichaut conserve</text:p>
          </table:table-cell>
          <table:table-cell office:value-type="string" table:style-name="ce45">
            <text:p>LEGUMES</text:p>
          </table:table-cell>
          <table:table-cell office:value-type="string" table:style-name="ce9">
            <text:p>Métro Chef</text:p>
          </table:table-cell>
          <table:table-cell office:value-type="string" table:style-name="ce9">
            <text:p>Métro</text:p>
          </table:table-cell>
          <table:table-cell office:value-type="float" office:value="1" table:style-name="ce10">
            <text:p>1,00 kg</text:p>
          </table:table-cell>
          <table:table-cell office:value-type="currency" office:value="9.73" table:style-name="ce11">
            <text:p>9,73 €</text:p>
          </table:table-cell>
          <table:table-cell office:value-type="currency" office:value="9.73" table:formula="msoxl:=IF(F171/E171=0,&quot;0 €&quot;,F171/E171)" table:style-name="ce91">
            <text:p>9,73 €</text:p>
          </table:table-cell>
          <table:table-cell office:value-type="currency" office:value="10.703000000000001" table:formula="msoxl:=F171*(1+10%)" table:style-name="ce11">
            <text:p>10,70 €</text:p>
          </table:table-cell>
          <table:table-cell office:value-type="currency" office:value="10.703000000000001" table:formula="msoxl:=G171*(1+10%)" table:style-name="ce12">
            <text:p>10,7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oncombre</text:p>
          </table:table-cell>
          <table:table-cell office:value-type="string" table:style-name="ce45">
            <text:p>LEGUMES</text:p>
          </table:table-cell>
          <table:table-cell table:style-name="ce8"/>
          <table:table-cell office:value-type="string" table:style-name="ce9">
            <text:p>Métro</text:p>
          </table:table-cell>
          <table:table-cell office:value-type="float" office:value="0.5" table:style-name="ce10">
            <text:p>0,50 kg</text:p>
          </table:table-cell>
          <table:table-cell office:value-type="currency" office:value="1.29" table:style-name="ce11">
            <text:p>1,29 €</text:p>
          </table:table-cell>
          <table:table-cell office:value-type="currency" office:value="2.58" table:formula="msoxl:=IF(F172/E172=0,&quot;0 €&quot;,F172/E172)" table:style-name="ce91">
            <text:p>2,58 €</text:p>
          </table:table-cell>
          <table:table-cell office:value-type="currency" office:value="1.4190000000000003" table:formula="msoxl:=F172*(1+10%)" table:style-name="ce11">
            <text:p>1,42 €</text:p>
          </table:table-cell>
          <table:table-cell office:value-type="currency" office:value="2.8380000000000005" table:formula="msoxl:=G172*(1+10%)" table:style-name="ce12">
            <text:p>2,84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oncombre</text:p>
          </table:table-cell>
          <table:table-cell office:value-type="string" table:style-name="ce45">
            <text:p>LEGUMES</text:p>
          </table:table-cell>
          <table:table-cell office:value-type="string" table:style-name="ce8">
            <text:p>Croquez du frais</text:p>
          </table:table-cell>
          <table:table-cell office:value-type="string" table:style-name="ce8">
            <text:p>Croquez du frais</text:p>
          </table:table-cell>
          <table:table-cell office:value-type="float" office:value="2" table:style-name="ce10">
            <text:p>2,00 kg</text:p>
          </table:table-cell>
          <table:table-cell office:value-type="currency" office:value="2" table:style-name="ce11">
            <text:p>2,00 €</text:p>
          </table:table-cell>
          <table:table-cell office:value-type="currency" office:value="2" table:style-name="ce91">
            <text:p>2,00 €</text:p>
          </table:table-cell>
          <table:table-cell office:value-type="currency" office:value="2.2000000000000002" table:formula="msoxl:=F173*(1+10%)" table:style-name="ce11">
            <text:p>2,20 €</text:p>
          </table:table-cell>
          <table:table-cell office:value-type="currency" office:value="2.2000000000000002" table:formula="msoxl:=G173*(1+10%)" table:style-name="ce12">
            <text:p>2,2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ourgette</text:p>
          </table:table-cell>
          <table:table-cell office:value-type="string" table:style-name="ce45">
            <text:p>LEGUMES</text:p>
          </table:table-cell>
          <table:table-cell table:style-name="ce47"/>
          <table:table-cell office:value-type="string" table:style-name="ce9">
            <text:p>Métro</text:p>
          </table:table-cell>
          <table:table-cell office:value-type="float" office:value="1" table:style-name="ce10">
            <text:p>1,00 kg</text:p>
          </table:table-cell>
          <table:table-cell office:value-type="currency" office:value="14.94" table:style-name="ce11">
            <text:p>14,94 €</text:p>
          </table:table-cell>
          <table:table-cell office:value-type="currency" office:value="1.49" table:style-name="ce91">
            <text:p>1,49 €</text:p>
          </table:table-cell>
          <table:table-cell office:value-type="currency" office:value="16.434000000000001" table:formula="msoxl:=F174*(1+10%)" table:style-name="ce11">
            <text:p>16,43 €</text:p>
          </table:table-cell>
          <table:table-cell office:value-type="currency" office:value="1.639" table:formula="msoxl:=G174*(1+10%)" table:style-name="ce12">
            <text:p>1,64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ourgette jaune</text:p>
          </table:table-cell>
          <table:table-cell office:value-type="string" table:style-name="ce45">
            <text:p>LEGUMES</text:p>
          </table:table-cell>
          <table:table-cell table:style-name="ce8"/>
          <table:table-cell office:value-type="string" table:style-name="ce9">
            <text:p>Métro</text:p>
          </table:table-cell>
          <table:table-cell office:value-type="float" office:value="5" table:style-name="ce10">
            <text:p>5,00 kg</text:p>
          </table:table-cell>
          <table:table-cell office:value-type="currency" office:value="14" table:style-name="ce11">
            <text:p>14,00 €</text:p>
          </table:table-cell>
          <table:table-cell office:value-type="currency" office:value="2.8" table:formula="msoxl:=IF(F175/E175=0,&quot;0 €&quot;,F175/E175)" table:style-name="ce91">
            <text:p>2,80 €</text:p>
          </table:table-cell>
          <table:table-cell office:value-type="currency" office:value="15.400000000000002" table:formula="msoxl:=F175*(1+10%)" table:style-name="ce11">
            <text:p>15,40 €</text:p>
          </table:table-cell>
          <table:table-cell office:value-type="currency" office:value="3.08" table:formula="msoxl:=G175*(1+10%)" table:style-name="ce12">
            <text:p>3,08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Edamame</text:p>
          </table:table-cell>
          <table:table-cell office:value-type="string" table:style-name="ce45">
            <text:p>LEGUMES</text:p>
          </table:table-cell>
          <table:table-cell office:value-type="string" table:style-name="ce8">
            <text:p>Surgelé fève entière</text:p>
          </table:table-cell>
          <table:table-cell office:value-type="string" table:style-name="ce9">
            <text:p>Métro</text:p>
          </table:table-cell>
          <table:table-cell office:value-type="float" office:value="1" table:style-name="ce10">
            <text:p>1,00 kg</text:p>
          </table:table-cell>
          <table:table-cell office:value-type="currency" office:value="3.99" table:style-name="ce11">
            <text:p>3,99 €</text:p>
          </table:table-cell>
          <table:table-cell office:value-type="currency" office:value="3.99" table:formula="msoxl:=IF(F176/E176=0,&quot;0 €&quot;,F176/E176)" table:style-name="ce91">
            <text:p>3,99 €</text:p>
          </table:table-cell>
          <table:table-cell office:value-type="currency" office:value="4.3890000000000002" table:formula="msoxl:=F176*(1+10%)" table:style-name="ce11">
            <text:p>4,39 €</text:p>
          </table:table-cell>
          <table:table-cell office:value-type="currency" office:value="4.3890000000000002" table:formula="msoxl:=G176*(1+10%)" table:style-name="ce12">
            <text:p>4,39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Endives</text:p>
          </table:table-cell>
          <table:table-cell office:value-type="string" table:style-name="ce45">
            <text:p>LEGUMES</text:p>
          </table:table-cell>
          <table:table-cell table:style-name="ce8"/>
          <table:table-cell office:value-type="string" table:style-name="ce9">
            <text:p>Métro</text:p>
          </table:table-cell>
          <table:table-cell office:value-type="float" office:value="1" table:style-name="ce10">
            <text:p>1,00 kg</text:p>
          </table:table-cell>
          <table:table-cell office:value-type="currency" office:value="1.79" table:formula="msoxl:=IF(G177*E177=0,&quot;0 €&quot;,G177*E177)" table:style-name="ce11">
            <text:p>1,79 €</text:p>
          </table:table-cell>
          <table:table-cell office:value-type="currency" office:value="1.79" table:style-name="ce91">
            <text:p>1,79 €</text:p>
          </table:table-cell>
          <table:table-cell office:value-type="currency" office:value="1.9690000000000003" table:formula="msoxl:=F177*(1+10%)" table:style-name="ce11">
            <text:p>1,97 €</text:p>
          </table:table-cell>
          <table:table-cell office:value-type="currency" office:value="1.9690000000000003" table:formula="msoxl:=G177*(1+10%)" table:style-name="ce12">
            <text:p>1,97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Endives rouge</text:p>
          </table:table-cell>
          <table:table-cell office:value-type="string" table:style-name="ce45">
            <text:p>LEGUMES</text:p>
          </table:table-cell>
          <table:table-cell office:value-type="string" table:style-name="ce8">
            <text:p>Croquez du frais</text:p>
          </table:table-cell>
          <table:table-cell office:value-type="string" table:style-name="ce8">
            <text:p>Croquez du frais</text:p>
          </table:table-cell>
          <table:table-cell office:value-type="float" office:value="1" table:style-name="ce10">
            <text:p>1,00 kg</text:p>
          </table:table-cell>
          <table:table-cell office:value-type="currency" office:value="7.5" table:style-name="ce11">
            <text:p>7,50 €</text:p>
          </table:table-cell>
          <table:table-cell office:value-type="currency" office:value="7.5" table:formula="msoxl:=IF(F178/E178=0,&quot;0 €&quot;,F178/E178)" table:style-name="ce91">
            <text:p>7,50 €</text:p>
          </table:table-cell>
          <table:table-cell office:value-type="currency" office:value="8.25" table:formula="msoxl:=F178*(1+10%)" table:style-name="ce11">
            <text:p>8,25 €</text:p>
          </table:table-cell>
          <table:table-cell office:value-type="currency" office:value="8.25" table:formula="msoxl:=G178*(1+10%)" table:style-name="ce12">
            <text:p>8,25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Endives rouge</text:p>
          </table:table-cell>
          <table:table-cell office:value-type="string" table:style-name="ce45">
            <text:p>LEGUMES</text:p>
          </table:table-cell>
          <table:table-cell table:style-name="ce8"/>
          <table:table-cell office:value-type="string" table:style-name="ce9">
            <text:p>Métro</text:p>
          </table:table-cell>
          <table:table-cell office:value-type="float" office:value="2.5" table:style-name="ce10">
            <text:p>2,50 kg</text:p>
          </table:table-cell>
          <table:table-cell office:value-type="currency" office:value="8.73" table:style-name="ce11">
            <text:p>8,73 €</text:p>
          </table:table-cell>
          <table:table-cell office:value-type="currency" office:value="3.492" table:formula="msoxl:=IF(F179/E179=0,&quot;0 €&quot;,F179/E179)" table:style-name="ce91">
            <text:p>3,49 €</text:p>
          </table:table-cell>
          <table:table-cell office:value-type="currency" office:value="9.6030000000000015" table:formula="msoxl:=F179*(1+10%)" table:style-name="ce11">
            <text:p>9,60 €</text:p>
          </table:table-cell>
          <table:table-cell office:value-type="currency" office:value="3.8412000000000002" table:formula="msoxl:=G179*(1+10%)" table:style-name="ce12">
            <text:p>3,84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Fenouil</text:p>
          </table:table-cell>
          <table:table-cell office:value-type="string" table:style-name="ce45">
            <text:p>LEGUMES</text:p>
          </table:table-cell>
          <table:table-cell office:value-type="string" table:style-name="ce8">
            <text:p>Italie</text:p>
          </table:table-cell>
          <table:table-cell office:value-type="string" table:style-name="ce9">
            <text:p>Métro</text:p>
          </table:table-cell>
          <table:table-cell office:value-type="float" office:value="3" table:style-name="ce10">
            <text:p>3,00 kg</text:p>
          </table:table-cell>
          <table:table-cell office:value-type="currency" office:value="5.67" table:style-name="ce11">
            <text:p>5,67 €</text:p>
          </table:table-cell>
          <table:table-cell office:value-type="currency" office:value="1.89" table:formula="msoxl:=IF(F180/E180=0,&quot;0 €&quot;,F180/E180)" table:style-name="ce91">
            <text:p>1,89 €</text:p>
          </table:table-cell>
          <table:table-cell office:value-type="currency" office:value="6.2370000000000001" table:formula="msoxl:=F180*(1+10%)" table:style-name="ce11">
            <text:p>6,24 €</text:p>
          </table:table-cell>
          <table:table-cell office:value-type="currency" office:value="2.0790000000000002" table:formula="msoxl:=G180*(1+10%)" table:style-name="ce12">
            <text:p>2,08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Maïs</text:p>
          </table:table-cell>
          <table:table-cell office:value-type="string" table:style-name="ce45">
            <text:p>LEGUMES</text:p>
          </table:table-cell>
          <table:table-cell office:value-type="string" table:style-name="ce8">
            <text:p>Lunor ou Bonduelle</text:p>
          </table:table-cell>
          <table:table-cell office:value-type="string" table:style-name="ce9">
            <text:p>Métro</text:p>
          </table:table-cell>
          <table:table-cell office:value-type="float" office:value="0.4" table:style-name="ce10">
            <text:p>0,40 kg</text:p>
          </table:table-cell>
          <table:table-cell office:value-type="currency" office:value="1.89" table:style-name="ce11">
            <text:p>1,89 €</text:p>
          </table:table-cell>
          <table:table-cell office:value-type="currency" office:value="4.7" table:style-name="ce91">
            <text:p>4,70 €</text:p>
          </table:table-cell>
          <table:table-cell office:value-type="currency" office:value="2.0790000000000002" table:formula="msoxl:=F181*(1+10%)" table:style-name="ce11">
            <text:p>2,08 €</text:p>
          </table:table-cell>
          <table:table-cell office:value-type="currency" office:value="5.1700000000000008" table:formula="msoxl:=G181*(1+10%)" table:style-name="ce12">
            <text:p>5,17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Panais</text:p>
          </table:table-cell>
          <table:table-cell office:value-type="string" table:style-name="ce45">
            <text:p>LEGUMES</text:p>
          </table:table-cell>
          <table:table-cell table:style-name="ce8"/>
          <table:table-cell office:value-type="string" table:style-name="ce9">
            <text:p>Métro</text:p>
          </table:table-cell>
          <table:table-cell office:value-type="float" office:value="2" table:style-name="ce10">
            <text:p>2,00 kg</text:p>
          </table:table-cell>
          <table:table-cell office:value-type="currency" office:value="4.9800000000000004" table:style-name="ce11">
            <text:p>4,98 €</text:p>
          </table:table-cell>
          <table:table-cell office:value-type="currency" office:value="2.4900000000000002" table:formula="msoxl:=IF(F182/E182=0,&quot;0 €&quot;,F182/E182)" table:style-name="ce91">
            <text:p>2,49 €</text:p>
          </table:table-cell>
          <table:table-cell office:value-type="currency" office:value="5.4780000000000006" table:formula="msoxl:=F182*(1+10%)" table:style-name="ce11">
            <text:p>5,48 €</text:p>
          </table:table-cell>
          <table:table-cell office:value-type="currency" office:value="2.7390000000000003" table:formula="msoxl:=G182*(1+10%)" table:style-name="ce12">
            <text:p>2,74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Patate douce</text:p>
          </table:table-cell>
          <table:table-cell office:value-type="string" table:style-name="ce45">
            <text:p>LEGUMES</text:p>
          </table:table-cell>
          <table:table-cell table:style-name="ce8"/>
          <table:table-cell office:value-type="string" table:style-name="ce9">
            <text:p>Métro</text:p>
          </table:table-cell>
          <table:table-cell office:value-type="float" office:value="1" table:style-name="ce10">
            <text:p>1,00 kg</text:p>
          </table:table-cell>
          <table:table-cell office:value-type="currency" office:value="2.29" table:formula="msoxl:=IF(G183*E183=0,&quot;0 €&quot;,G183*E183)" table:style-name="ce11">
            <text:p>2,29 €</text:p>
          </table:table-cell>
          <table:table-cell office:value-type="currency" office:value="2.29" table:style-name="ce91">
            <text:p>2,29 €</text:p>
          </table:table-cell>
          <table:table-cell office:value-type="currency" office:value="2.5190000000000001" table:formula="msoxl:=F183*(1+10%)" table:style-name="ce11">
            <text:p>2,52 €</text:p>
          </table:table-cell>
          <table:table-cell office:value-type="currency" office:value="2.5190000000000001" table:formula="msoxl:=G183*(1+10%)" table:style-name="ce12">
            <text:p>2,52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Patate douce orange ou violette</text:p>
          </table:table-cell>
          <table:table-cell office:value-type="string" table:style-name="ce45">
            <text:p>LEGUMES</text:p>
          </table:table-cell>
          <table:table-cell office:value-type="string" table:style-name="ce8">
            <text:p>La cueillette en ligne</text:p>
          </table:table-cell>
          <table:table-cell office:value-type="string" table:style-name="ce8">
            <text:p>La Cueillette en ligne</text:p>
          </table:table-cell>
          <table:table-cell office:value-type="float" office:value="1" table:style-name="ce10">
            <text:p>1,00 kg</text:p>
          </table:table-cell>
          <table:table-cell office:value-type="currency" office:value="2" table:style-name="ce11">
            <text:p>2,00 €</text:p>
          </table:table-cell>
          <table:table-cell office:value-type="currency" office:value="2" table:formula="msoxl:=IF(F184/E184=0,&quot;0 €&quot;,F184/E184)" table:style-name="ce91">
            <text:p>2,00 €</text:p>
          </table:table-cell>
          <table:table-cell office:value-type="currency" office:value="2.2000000000000002" table:formula="msoxl:=F184*(1+10%)" table:style-name="ce11">
            <text:p>2,20 €</text:p>
          </table:table-cell>
          <table:table-cell office:value-type="currency" office:value="2.2000000000000002" table:formula="msoxl:=G184*(1+10%)" table:style-name="ce12">
            <text:p>2,2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14">
            <text:p>Petit pois cosse</text:p>
          </table:table-cell>
          <table:table-cell office:value-type="string" table:style-name="ce45">
            <text:p>LEGUMES</text:p>
          </table:table-cell>
          <table:table-cell table:style-name="ce8"/>
          <table:table-cell office:value-type="string" table:style-name="ce8">
            <text:p>FRED</text:p>
          </table:table-cell>
          <table:table-cell office:value-type="float" office:value="1" table:style-name="ce10">
            <text:p>1,00 kg</text:p>
          </table:table-cell>
          <table:table-cell office:value-type="currency" office:value="4" table:formula="msoxl:=IF(G185*E185=0,&quot;0 €&quot;,G185*E185)" table:style-name="ce11">
            <text:p>4,00 €</text:p>
          </table:table-cell>
          <table:table-cell office:value-type="currency" office:value="4" table:style-name="ce100">
            <text:p>4,00 €</text:p>
          </table:table-cell>
          <table:table-cell office:value-type="currency" office:value="4.4000000000000004" table:formula="msoxl:=F185*(1+10%)" table:style-name="ce11">
            <text:p>4,40 €</text:p>
          </table:table-cell>
          <table:table-cell office:value-type="currency" office:value="4.4000000000000004" table:formula="msoxl:=G185*(1+10%)" table:style-name="ce11">
            <text:p>4,40 €</text:p>
          </table:table-cell>
          <table:table-cell table:style-name="ce25"/>
          <table:table-cell table:number-columns-repeated="16374"/>
        </table:table-row>
        <table:table-row table:style-name="ro2">
          <table:table-cell office:value-type="string" table:style-name="ce6">
            <text:p>Petit pois cosse</text:p>
          </table:table-cell>
          <table:table-cell office:value-type="string" table:style-name="ce45">
            <text:p>LEGUMES</text:p>
          </table:table-cell>
          <table:table-cell table:style-name="ce8"/>
          <table:table-cell office:value-type="string" table:style-name="ce9">
            <text:p>Métro</text:p>
          </table:table-cell>
          <table:table-cell office:value-type="float" office:value="5" table:style-name="ce10">
            <text:p>5,00 kg</text:p>
          </table:table-cell>
          <table:table-cell office:value-type="currency" office:value="23.95" table:style-name="ce11">
            <text:p>23,95 €</text:p>
          </table:table-cell>
          <table:table-cell office:value-type="currency" office:value="4.79" table:formula="msoxl:=IF(F186/E186=0,&quot;0 €&quot;,F186/E186)" table:style-name="ce91">
            <text:p>4,79 €</text:p>
          </table:table-cell>
          <table:table-cell office:value-type="currency" office:value="26.345000000000002" table:formula="msoxl:=F186*(1+10%)" table:style-name="ce11">
            <text:p>26,35 €</text:p>
          </table:table-cell>
          <table:table-cell office:value-type="currency" office:value="5.2690000000000001" table:formula="msoxl:=G186*(1+10%)" table:style-name="ce12">
            <text:p>5,27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Pois chiche sec</text:p>
          </table:table-cell>
          <table:table-cell office:value-type="string" table:style-name="ce45">
            <text:p>LEGUMES</text:p>
          </table:table-cell>
          <table:table-cell office:value-type="string" table:style-name="ce47">
            <text:p>Vivien</text:p>
          </table:table-cell>
          <table:table-cell office:value-type="string" table:style-name="ce9">
            <text:p>Métro</text:p>
          </table:table-cell>
          <table:table-cell office:value-type="float" office:value="10" table:style-name="ce10">
            <text:p>10,00 kg</text:p>
          </table:table-cell>
          <table:table-cell office:value-type="currency" office:value="30.35" table:style-name="ce11">
            <text:p>30,35 €</text:p>
          </table:table-cell>
          <table:table-cell office:value-type="currency" office:value="3.0350000000000001" table:formula="msoxl:=IF(F187/E187=0,&quot;0 €&quot;,F187/E187)" table:style-name="ce91">
            <text:p>3,04 €</text:p>
          </table:table-cell>
          <table:table-cell office:value-type="currency" office:value="33.385000000000005" table:formula="msoxl:=F187*(1+10%)" table:style-name="ce11">
            <text:p>33,39 €</text:p>
          </table:table-cell>
          <table:table-cell office:value-type="currency" office:value="3.3385000000000002" table:formula="msoxl:=G187*(1+10%)" table:style-name="ce12">
            <text:p>3,34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Poivron</text:p>
          </table:table-cell>
          <table:table-cell office:value-type="string" table:style-name="ce45">
            <text:p>LEGUMES</text:p>
          </table:table-cell>
          <table:table-cell office:value-type="string" table:style-name="ce8">
            <text:p>Espagne</text:p>
          </table:table-cell>
          <table:table-cell office:value-type="string" table:style-name="ce9">
            <text:p>Métro</text:p>
          </table:table-cell>
          <table:table-cell office:value-type="float" office:value="4" table:style-name="ce10">
            <text:p>4,00 kg</text:p>
          </table:table-cell>
          <table:table-cell office:value-type="currency" office:value="9.9600000000000009" table:style-name="ce11">
            <text:p>9,96 €</text:p>
          </table:table-cell>
          <table:table-cell office:value-type="currency" office:value="2.4900000000000002" table:formula="msoxl:=IF(F188/E188=0,&quot;0 €&quot;,F188/E188)" table:style-name="ce91">
            <text:p>2,49 €</text:p>
          </table:table-cell>
          <table:table-cell office:value-type="currency" office:value="10.956000000000001" table:formula="msoxl:=F188*(1+10%)" table:style-name="ce11">
            <text:p>10,96 €</text:p>
          </table:table-cell>
          <table:table-cell office:value-type="currency" office:value="2.7390000000000003" table:formula="msoxl:=G188*(1+10%)" table:style-name="ce12">
            <text:p>2,74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Pomme terre Juliette<text:s/></text:p>
          </table:table-cell>
          <table:table-cell office:value-type="string" table:style-name="ce45">
            <text:p>LEGUMES</text:p>
          </table:table-cell>
          <table:table-cell table:style-name="ce8"/>
          <table:table-cell office:value-type="string" table:style-name="ce9">
            <text:p>Métro</text:p>
          </table:table-cell>
          <table:table-cell office:value-type="float" office:value="5" table:style-name="ce10">
            <text:p>5,00 kg</text:p>
          </table:table-cell>
          <table:table-cell office:value-type="currency" office:value="9.9499999999999993" table:style-name="ce11">
            <text:p>9,95 €</text:p>
          </table:table-cell>
          <table:table-cell office:value-type="currency" office:value="1.9899999999999998" table:formula="msoxl:=IF(F189/E189=0,&quot;0 €&quot;,F189/E189)" table:style-name="ce91">
            <text:p>1,99 €</text:p>
          </table:table-cell>
          <table:table-cell office:value-type="currency" office:value="10.945" table:formula="msoxl:=F189*(1+10%)" table:style-name="ce11">
            <text:p>10,95 €</text:p>
          </table:table-cell>
          <table:table-cell office:value-type="currency" office:value="2.1890000000000001" table:formula="msoxl:=G189*(1+10%)" table:style-name="ce12">
            <text:p>2,19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Pousses épinard</text:p>
          </table:table-cell>
          <table:table-cell office:value-type="string" table:style-name="ce45">
            <text:p>LEGUMES</text:p>
          </table:table-cell>
          <table:table-cell table:style-name="ce8"/>
          <table:table-cell office:value-type="string" table:style-name="ce9">
            <text:p>Métro</text:p>
          </table:table-cell>
          <table:table-cell office:value-type="float" office:value="1" table:style-name="ce10">
            <text:p>1,00 kg</text:p>
          </table:table-cell>
          <table:table-cell office:value-type="currency" office:value="5.99" table:formula="msoxl:=IF(G190*E190=0,&quot;0 €&quot;,G190*E190)" table:style-name="ce11">
            <text:p>5,99 €</text:p>
          </table:table-cell>
          <table:table-cell office:value-type="currency" office:value="5.99" table:style-name="ce91">
            <text:p>5,99 €</text:p>
          </table:table-cell>
          <table:table-cell office:value-type="currency" office:value="6.5890000000000004" table:formula="msoxl:=F190*(1+10%)" table:style-name="ce11">
            <text:p>6,59 €</text:p>
          </table:table-cell>
          <table:table-cell office:value-type="currency" office:value="6.5890000000000004" table:formula="msoxl:=G190*(1+10%)" table:style-name="ce12">
            <text:p>6,59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Radis Chine red, green, blue</text:p>
          </table:table-cell>
          <table:table-cell office:value-type="string" table:style-name="ce45">
            <text:p>LEGUMES</text:p>
          </table:table-cell>
          <table:table-cell table:style-name="ce8"/>
          <table:table-cell office:value-type="string" table:style-name="ce9">
            <text:p>Métro</text:p>
          </table:table-cell>
          <table:table-cell office:value-type="float" office:value="2" table:style-name="ce10">
            <text:p>2,00 kg</text:p>
          </table:table-cell>
          <table:table-cell office:value-type="currency" office:value="5.98" table:style-name="ce46">
            <text:p>5,98 €</text:p>
          </table:table-cell>
          <table:table-cell office:value-type="currency" office:value="2.99" table:formula="msoxl:=IF(F191/E191=0,&quot;0 €&quot;,F191/E191)" table:style-name="ce91">
            <text:p>2,99 €</text:p>
          </table:table-cell>
          <table:table-cell office:value-type="currency" office:value="6.5780000000000012" table:formula="msoxl:=F191*(1+10%)" table:style-name="ce11">
            <text:p>6,58 €</text:p>
          </table:table-cell>
          <table:table-cell office:value-type="currency" office:value="3.2890000000000006" table:formula="msoxl:=G191*(1+10%)" table:style-name="ce12">
            <text:p>3,29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Radis rond</text:p>
          </table:table-cell>
          <table:table-cell office:value-type="string" table:style-name="ce45">
            <text:p>LEGUMES</text:p>
          </table:table-cell>
          <table:table-cell table:style-name="ce8"/>
          <table:table-cell office:value-type="string" table:style-name="ce9">
            <text:p>Métro</text:p>
          </table:table-cell>
          <table:table-cell office:value-type="float" office:value="1" table:style-name="ce10">
            <text:p>1,00 kg</text:p>
          </table:table-cell>
          <table:table-cell office:value-type="currency" office:value="2.29" table:formula="msoxl:=IF(G192*E192=0,&quot;0 €&quot;,G192*E192)" table:style-name="ce11">
            <text:p>2,29 €</text:p>
          </table:table-cell>
          <table:table-cell office:value-type="currency" office:value="2.29" table:style-name="ce91">
            <text:p>2,29 €</text:p>
          </table:table-cell>
          <table:table-cell office:value-type="currency" office:value="2.5190000000000001" table:formula="msoxl:=F192*(1+10%)" table:style-name="ce11">
            <text:p>2,52 €</text:p>
          </table:table-cell>
          <table:table-cell office:value-type="currency" office:value="2.5190000000000001" table:formula="msoxl:=G192*(1+10%)" table:style-name="ce12">
            <text:p>2,52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salade frisée jaune</text:p>
          </table:table-cell>
          <table:table-cell office:value-type="string" table:style-name="ce45">
            <text:p>LEGUMES</text:p>
          </table:table-cell>
          <table:table-cell table:style-name="ce8"/>
          <table:table-cell office:value-type="string" table:style-name="ce9">
            <text:p>Métro</text:p>
          </table:table-cell>
          <table:table-cell office:value-type="float" office:value="0.5" table:style-name="ce10">
            <text:p>0,50 kg</text:p>
          </table:table-cell>
          <table:table-cell office:value-type="currency" office:value="1.645" table:formula="msoxl:=IF(G193*E193=0,&quot;0 €&quot;,G193*E193)" table:style-name="ce11">
            <text:p>1,65 €</text:p>
          </table:table-cell>
          <table:table-cell office:value-type="currency" office:value="3.29" table:style-name="ce91">
            <text:p>3,29 €</text:p>
          </table:table-cell>
          <table:table-cell office:value-type="currency" office:value="1.8095000000000001" table:formula="msoxl:=F193*(1+10%)" table:style-name="ce11">
            <text:p>1,81 €</text:p>
          </table:table-cell>
          <table:table-cell office:value-type="currency" office:value="3.6190000000000002" table:formula="msoxl:=G193*(1+10%)" table:style-name="ce12">
            <text:p>3,62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Tomate</text:p>
          </table:table-cell>
          <table:table-cell office:value-type="string" table:style-name="ce45">
            <text:p>LEGUMES</text:p>
          </table:table-cell>
          <table:table-cell table:style-name="ce8"/>
          <table:table-cell office:value-type="string" table:style-name="ce9">
            <text:p>Métro</text:p>
          </table:table-cell>
          <table:table-cell office:value-type="float" office:value="1" table:style-name="ce10">
            <text:p>1,00 kg</text:p>
          </table:table-cell>
          <table:table-cell office:value-type="currency" office:value="3" table:formula="msoxl:=IF(G194*E194=0,&quot;0 €&quot;,G194*E194)" table:style-name="ce11">
            <text:p>3,00 €</text:p>
          </table:table-cell>
          <table:table-cell office:value-type="currency" office:value="3" table:style-name="ce91">
            <text:p>3,00 €</text:p>
          </table:table-cell>
          <table:table-cell office:value-type="currency" office:value="3.3000000000000003" table:formula="msoxl:=F194*(1+10%)" table:style-name="ce11">
            <text:p>3,30 €</text:p>
          </table:table-cell>
          <table:table-cell office:value-type="currency" office:value="3.3000000000000003" table:formula="msoxl:=G194*(1+10%)" table:style-name="ce12">
            <text:p>3,3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14">
            <text:p>Tomates cerises cœur de pigeon</text:p>
          </table:table-cell>
          <table:table-cell office:value-type="string" table:style-name="ce45">
            <text:p>LEGUMES</text:p>
          </table:table-cell>
          <table:table-cell table:style-name="ce8"/>
          <table:table-cell office:value-type="string" table:style-name="ce8">
            <text:p>Métro</text:p>
          </table:table-cell>
          <table:table-cell office:value-type="float" office:value="0.25" table:style-name="ce10">
            <text:p>0,25 kg</text:p>
          </table:table-cell>
          <table:table-cell office:value-type="currency" office:value="1.69" table:style-name="ce11">
            <text:p>1,69 €</text:p>
          </table:table-cell>
          <table:table-cell office:value-type="currency" office:value="6.76" table:formula="msoxl:=IF(F195/E195=0,&quot;0 €&quot;,F195/E195)" table:style-name="ce101">
            <text:p>6,76 €</text:p>
          </table:table-cell>
          <table:table-cell office:value-type="currency" office:value="1.859" table:formula="msoxl:=F195*(1+10%)" table:style-name="ce11">
            <text:p>1,86 €</text:p>
          </table:table-cell>
          <table:table-cell office:value-type="currency" office:value="7.4359999999999999" table:formula="msoxl:=G195*(1+10%)" table:style-name="ce12">
            <text:p>7,44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Tomates cerises duo</text:p>
          </table:table-cell>
          <table:table-cell office:value-type="string" table:style-name="ce45">
            <text:p>LEGUMES</text:p>
          </table:table-cell>
          <table:table-cell office:value-type="string" table:style-name="ce8">
            <text:p>Savéol</text:p>
          </table:table-cell>
          <table:table-cell office:value-type="string" table:style-name="ce9">
            <text:p>Métro</text:p>
          </table:table-cell>
          <table:table-cell office:value-type="float" office:value="4" table:style-name="ce10">
            <text:p>4,00 kg</text:p>
          </table:table-cell>
          <table:table-cell office:value-type="currency" office:value="21.96" table:style-name="ce11">
            <text:p>21,96 €</text:p>
          </table:table-cell>
          <table:table-cell office:value-type="currency" office:value="5.49" table:formula="msoxl:=IF(F196/E196=0,&quot;0 €&quot;,F196/E196)" table:style-name="ce91">
            <text:p>5,49 €</text:p>
          </table:table-cell>
          <table:table-cell office:value-type="currency" office:value="24.156000000000002" table:formula="msoxl:=F196*(1+10%)" table:style-name="ce11">
            <text:p>24,16 €</text:p>
          </table:table-cell>
          <table:table-cell office:value-type="currency" office:value="6.0390000000000006" table:formula="msoxl:=G196*(1+10%)" table:style-name="ce12">
            <text:p>6,04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Tomates cerises<text:s/></text:p>
          </table:table-cell>
          <table:table-cell office:value-type="string" table:style-name="ce45">
            <text:p>LEGUMES</text:p>
          </table:table-cell>
          <table:table-cell office:value-type="string" table:style-name="ce8">
            <text:p>FRED</text:p>
          </table:table-cell>
          <table:table-cell office:value-type="string" table:style-name="ce8">
            <text:p>FRED</text:p>
          </table:table-cell>
          <table:table-cell office:value-type="float" office:value="0.25" table:style-name="ce10">
            <text:p>0,25 kg</text:p>
          </table:table-cell>
          <table:table-cell office:value-type="currency" office:value="2.5499999999999998" table:style-name="ce11">
            <text:p>2,55 €</text:p>
          </table:table-cell>
          <table:table-cell office:value-type="currency" office:value="10.199999999999999" table:formula="msoxl:=IF(F197/E197=0,&quot;0 €&quot;,F197/E197)" table:style-name="ce91">
            <text:p>10,20 €</text:p>
          </table:table-cell>
          <table:table-cell office:value-type="currency" office:value="2.8050000000000002" table:formula="msoxl:=F197*(1+10%)" table:style-name="ce11">
            <text:p>2,81 €</text:p>
          </table:table-cell>
          <table:table-cell office:value-type="currency" office:value="11.22" table:formula="msoxl:=G197*(1+10%)" table:style-name="ce12">
            <text:p>11,22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Abricot sec</text:p>
          </table:table-cell>
          <table:table-cell office:value-type="string" table:style-name="ce45">
            <text:p>FRUITS SECS</text:p>
          </table:table-cell>
          <table:table-cell office:value-type="string" table:style-name="ce8">
            <text:p>Aksoy</text:p>
          </table:table-cell>
          <table:table-cell office:value-type="string" table:style-name="ce9">
            <text:p>Métro</text:p>
          </table:table-cell>
          <table:table-cell office:value-type="float" office:value="5" table:style-name="ce10">
            <text:p>5,00 kg</text:p>
          </table:table-cell>
          <table:table-cell office:value-type="currency" office:value="29.12" table:style-name="ce11">
            <text:p>29,12 €</text:p>
          </table:table-cell>
          <table:table-cell office:value-type="currency" office:value="5.8239999999999998" table:formula="msoxl:=IF(F198/E198=0,&quot;0 €&quot;,F198/E198)" table:style-name="ce130">
            <text:p>5,82 €</text:p>
          </table:table-cell>
          <table:table-cell office:value-type="currency" office:value="32.032000000000004" table:formula="msoxl:=F198*(1+10%)" table:style-name="ce11">
            <text:p>32,03 €</text:p>
          </table:table-cell>
          <table:table-cell office:value-type="currency" office:value="6.4064000000000005" table:formula="msoxl:=G198*(1+10%)" table:style-name="ce12">
            <text:p>6,41 €</text:p>
          </table:table-cell>
          <table:table-cell office:value-type="float" office:value="10" table:style-name="ce13">
            <text:p>10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Abricot sec</text:p>
          </table:table-cell>
          <table:table-cell office:value-type="string" table:style-name="ce45">
            <text:p>FRUITS SECS</text:p>
          </table:table-cell>
          <table:table-cell office:value-type="string" table:style-name="ce8">
            <text:p>couleurs vives</text:p>
          </table:table-cell>
          <table:table-cell office:value-type="string" table:style-name="ce8">
            <text:p>Leclerc</text:p>
          </table:table-cell>
          <table:table-cell office:value-type="float" office:value="0.5" table:style-name="ce10">
            <text:p>0,50 kg</text:p>
          </table:table-cell>
          <table:table-cell office:value-type="currency" office:value="3.3" table:style-name="ce11">
            <text:p>3,30 €</text:p>
          </table:table-cell>
          <table:table-cell office:value-type="currency" office:value="6.6" table:formula="msoxl:=IF(F199/E199=0,&quot;0 €&quot;,F199/E199)" table:style-name="ce130">
            <text:p>6,60 €</text:p>
          </table:table-cell>
          <table:table-cell office:value-type="currency" office:value="3.63" table:formula="msoxl:=F199*(1+10%)" table:style-name="ce11">
            <text:p>3,63 €</text:p>
          </table:table-cell>
          <table:table-cell office:value-type="currency" office:value="7.26" table:formula="msoxl:=G199*(1+10%)" table:style-name="ce12">
            <text:p>7,26 €</text:p>
          </table:table-cell>
          <table:table-cell office:value-type="float" office:value="10" table:style-name="ce13">
            <text:p>1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Amandes (poignée)</text:p>
          </table:table-cell>
          <table:table-cell office:value-type="string" table:style-name="ce45">
            <text:p>FRUITS SECS</text:p>
          </table:table-cell>
          <table:table-cell table:style-name="ce8"/>
          <table:table-cell office:value-type="string" table:style-name="ce8">
            <text:p>Omri</text:p>
          </table:table-cell>
          <table:table-cell office:value-type="float" office:value="5" table:style-name="ce10">
            <text:p>5,00 kg</text:p>
          </table:table-cell>
          <table:table-cell office:value-type="currency" office:value="44.5" table:formula="msoxl:=IF(G200*E200=0,&quot;0 €&quot;,G200*E200)" table:style-name="ce11">
            <text:p>44,50 €</text:p>
          </table:table-cell>
          <table:table-cell office:value-type="currency" office:value="8.9" table:style-name="ce135">
            <text:p>8,90 €</text:p>
          </table:table-cell>
          <table:table-cell office:value-type="currency" office:value="48.95" table:formula="msoxl:=F200*(1+10%)" table:style-name="ce11">
            <text:p>48,95 €</text:p>
          </table:table-cell>
          <table:table-cell office:value-type="currency" office:value="9.7900000000000009" table:formula="msoxl:=G200*(1+10%)" table:style-name="ce11">
            <text:p>9,79 €</text:p>
          </table:table-cell>
          <table:table-cell table:style-name="ce25"/>
          <table:table-cell table:number-columns-repeated="16374"/>
        </table:table-row>
        <table:table-row table:style-name="ro2">
          <table:table-cell office:value-type="string" table:style-name="ce6">
            <text:p>Amandes (poignée)</text:p>
          </table:table-cell>
          <table:table-cell office:value-type="string" table:style-name="ce45">
            <text:p>FRUITS SECS</text:p>
          </table:table-cell>
          <table:table-cell table:style-name="ce8"/>
          <table:table-cell office:value-type="string" table:style-name="ce9">
            <text:p>Métro</text:p>
          </table:table-cell>
          <table:table-cell office:value-type="float" office:value="2.5" table:style-name="ce10">
            <text:p>2,50 kg</text:p>
          </table:table-cell>
          <table:table-cell office:value-type="currency" office:value="24.59" table:style-name="ce11">
            <text:p>24,59 €</text:p>
          </table:table-cell>
          <table:table-cell office:value-type="currency" office:value="9.8360000000000003" table:formula="msoxl:=IF(F201/E201=0,&quot;0 €&quot;,F201/E201)" table:style-name="ce130">
            <text:p>9,84 €</text:p>
          </table:table-cell>
          <table:table-cell office:value-type="currency" office:value="27.049000000000003" table:formula="msoxl:=F201*(1+10%)" table:style-name="ce11">
            <text:p>27,05 €</text:p>
          </table:table-cell>
          <table:table-cell office:value-type="currency" office:value="10.819600000000001" table:formula="msoxl:=G201*(1+10%)" table:style-name="ce12">
            <text:p>10,82 €</text:p>
          </table:table-cell>
          <table:table-cell office:value-type="float" office:value="30" table:style-name="ce13">
            <text:p>30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Cerneaux noix (poignée)</text:p>
          </table:table-cell>
          <table:table-cell office:value-type="string" table:style-name="ce45">
            <text:p>FRUITS SECS</text:p>
          </table:table-cell>
          <table:table-cell table:style-name="ce8"/>
          <table:table-cell office:value-type="string" table:style-name="ce8">
            <text:p>Avidoc</text:p>
          </table:table-cell>
          <table:table-cell office:value-type="float" office:value="1" table:style-name="ce10">
            <text:p>1,00 kg</text:p>
          </table:table-cell>
          <table:table-cell office:value-type="currency" office:value="19" table:style-name="ce11">
            <text:p>19,00 €</text:p>
          </table:table-cell>
          <table:table-cell office:value-type="currency" office:value="19" table:formula="msoxl:=IF(F202/E202=0,&quot;0 €&quot;,F202/E202)" table:style-name="ce130">
            <text:p>19,00 €</text:p>
          </table:table-cell>
          <table:table-cell office:value-type="currency" office:value="20.900000000000002" table:formula="msoxl:=F202*(1+10%)" table:style-name="ce11">
            <text:p>20,90 €</text:p>
          </table:table-cell>
          <table:table-cell office:value-type="currency" office:value="20.900000000000002" table:formula="msoxl:=G202*(1+10%)" table:style-name="ce12">
            <text:p>20,90 €</text:p>
          </table:table-cell>
          <table:table-cell office:value-type="float" office:value="15" table:style-name="ce13">
            <text:p>15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Cerneaux noix 80% moitié</text:p>
          </table:table-cell>
          <table:table-cell office:value-type="string" table:style-name="ce45">
            <text:p>FRUITS SECS</text:p>
          </table:table-cell>
          <table:table-cell office:value-type="string" table:style-name="ce8">
            <text:p>Sun</text:p>
          </table:table-cell>
          <table:table-cell office:value-type="string" table:style-name="ce9">
            <text:p>Métro</text:p>
          </table:table-cell>
          <table:table-cell office:value-type="float" office:value="1" table:style-name="ce10">
            <text:p>1,00 kg</text:p>
          </table:table-cell>
          <table:table-cell office:value-type="currency" office:value="16.2" table:style-name="ce11">
            <text:p>16,20 €</text:p>
          </table:table-cell>
          <table:table-cell office:value-type="currency" office:value="16.2" table:formula="msoxl:=IF(F203/E203=0,&quot;0 €&quot;,F203/E203)" table:style-name="ce130">
            <text:p>16,20 €</text:p>
          </table:table-cell>
          <table:table-cell office:value-type="currency" office:value="17.82" table:formula="msoxl:=F203*(1+10%)" table:style-name="ce11">
            <text:p>17,82 €</text:p>
          </table:table-cell>
          <table:table-cell office:value-type="currency" office:value="17.82" table:formula="msoxl:=G203*(1+10%)" table:style-name="ce12">
            <text:p>17,82 €</text:p>
          </table:table-cell>
          <table:table-cell office:value-type="float" office:value="15" table:style-name="ce13">
            <text:p>15</text:p>
          </table:table-cell>
          <table:table-cell table:number-columns-repeated="16374"/>
        </table:table-row>
        <table:table-row table:style-name="ro2">
          <table:table-cell office:value-type="string" table:style-name="ce41">
            <text:p>Courge</text:p>
          </table:table-cell>
          <table:table-cell office:value-type="string" table:style-name="ce45">
            <text:p>FRUITS SECS</text:p>
          </table:table-cell>
          <table:table-cell office:value-type="string" table:style-name="ce56">
            <text:p>Meyva</text:p>
          </table:table-cell>
          <table:table-cell office:value-type="string" table:style-name="ce9">
            <text:p>Métro</text:p>
          </table:table-cell>
          <table:table-cell office:value-type="float" office:value="5" table:style-name="ce10">
            <text:p>5,00 kg</text:p>
          </table:table-cell>
          <table:table-cell office:value-type="currency" office:value="32.06" table:style-name="ce11">
            <text:p>32,06 €</text:p>
          </table:table-cell>
          <table:table-cell office:value-type="currency" office:value="6.4120000000000008" table:formula="msoxl:=IF(F204/E204=0,&quot;0 €&quot;,F204/E204)" table:style-name="ce130">
            <text:p>6,41 €</text:p>
          </table:table-cell>
          <table:table-cell office:value-type="currency" office:value="35.266000000000005" table:formula="msoxl:=F204*(1+10%)" table:style-name="ce11">
            <text:p>35,27 €</text:p>
          </table:table-cell>
          <table:table-cell office:value-type="currency" office:value="7.0532000000000012" table:formula="msoxl:=G204*(1+10%)" table:style-name="ce12">
            <text:p>7,05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Datte<text:s/></text:p>
          </table:table-cell>
          <table:table-cell office:value-type="string" table:style-name="ce45">
            <text:p>FRUITS SECS</text:p>
          </table:table-cell>
          <table:table-cell office:value-type="string" table:style-name="ce8">
            <text:p>Medjoul Qitaf</text:p>
          </table:table-cell>
          <table:table-cell office:value-type="string" table:style-name="ce9">
            <text:p>Métro</text:p>
          </table:table-cell>
          <table:table-cell office:value-type="float" office:value="1" table:style-name="ce10">
            <text:p>1,00 kg</text:p>
          </table:table-cell>
          <table:table-cell office:value-type="currency" office:value="14.9" table:formula="msoxl:=IF(G205*E205=0,&quot;0 €&quot;,G205*E205)" table:style-name="ce11">
            <text:p>14,90 €</text:p>
          </table:table-cell>
          <table:table-cell office:value-type="currency" office:value="14.9" table:style-name="ce130">
            <text:p>14,90 €</text:p>
          </table:table-cell>
          <table:table-cell office:value-type="currency" office:value="16.39" table:formula="msoxl:=F205*(1+10%)" table:style-name="ce11">
            <text:p>16,39 €</text:p>
          </table:table-cell>
          <table:table-cell office:value-type="currency" office:value="16.39" table:formula="msoxl:=G205*(1+10%)" table:style-name="ce12">
            <text:p>16,39 €</text:p>
          </table:table-cell>
          <table:table-cell office:value-type="float" office:value="20" table:style-name="ce13">
            <text:p>20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Datte<text:s/></text:p>
          </table:table-cell>
          <table:table-cell office:value-type="string" table:style-name="ce45">
            <text:p>FRUITS SECS</text:p>
          </table:table-cell>
          <table:table-cell office:value-type="string" table:style-name="ce8">
            <text:p>Medjoul</text:p>
          </table:table-cell>
          <table:table-cell office:value-type="string" table:style-name="ce8">
            <text:p>Croquez du frais</text:p>
          </table:table-cell>
          <table:table-cell office:value-type="float" office:value="0.25" table:style-name="ce10">
            <text:p>0,25 kg</text:p>
          </table:table-cell>
          <table:table-cell office:value-type="currency" office:value="5.5" table:style-name="ce11">
            <text:p>5,50 €</text:p>
          </table:table-cell>
          <table:table-cell office:value-type="currency" office:value="22" table:formula="msoxl:=IF(F206/E206=0,&quot;0 €&quot;,F206/E206)" table:style-name="ce130">
            <text:p>22,00 €</text:p>
          </table:table-cell>
          <table:table-cell office:value-type="currency" office:value="6.0500000000000007" table:formula="msoxl:=F206*(1+10%)" table:style-name="ce11">
            <text:p>6,05 €</text:p>
          </table:table-cell>
          <table:table-cell office:value-type="currency" office:value="24.200000000000003" table:formula="msoxl:=G206*(1+10%)" table:style-name="ce12">
            <text:p>24,20 €</text:p>
          </table:table-cell>
          <table:table-cell office:value-type="float" office:value="20" table:style-name="ce13">
            <text:p>20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Datte<text:s/></text:p>
          </table:table-cell>
          <table:table-cell office:value-type="string" table:style-name="ce45">
            <text:p>FRUITS SECS</text:p>
          </table:table-cell>
          <table:table-cell office:value-type="string" table:style-name="ce8">
            <text:p>Medjoul ZINE</text:p>
          </table:table-cell>
          <table:table-cell office:value-type="string" table:style-name="ce9">
            <text:p>Métro</text:p>
          </table:table-cell>
          <table:table-cell office:value-type="float" office:value="0.5" table:style-name="ce10">
            <text:p>0,50 kg</text:p>
          </table:table-cell>
          <table:table-cell office:value-type="currency" office:value="7.38" table:style-name="ce11">
            <text:p>7,38 €</text:p>
          </table:table-cell>
          <table:table-cell office:value-type="currency" office:value="14.76" table:formula="msoxl:=IF(F207/E207=0,&quot;0 €&quot;,F207/E207)" table:style-name="ce130">
            <text:p>14,76 €</text:p>
          </table:table-cell>
          <table:table-cell office:value-type="currency" office:value="8.1180000000000003" table:formula="msoxl:=F207*(1+10%)" table:style-name="ce11">
            <text:p>8,12 €</text:p>
          </table:table-cell>
          <table:table-cell office:value-type="currency" office:value="16.236000000000001" table:formula="msoxl:=G207*(1+10%)" table:style-name="ce12">
            <text:p>16,24 €</text:p>
          </table:table-cell>
          <table:table-cell office:value-type="float" office:value="20" table:style-name="ce13">
            <text:p>20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Datte<text:s/></text:p>
          </table:table-cell>
          <table:table-cell office:value-type="string" table:style-name="ce45">
            <text:p>FRUITS SECS</text:p>
          </table:table-cell>
          <table:table-cell office:value-type="string" table:style-name="ce8">
            <text:p>Deglet BIO PEPITE</text:p>
          </table:table-cell>
          <table:table-cell office:value-type="string" table:style-name="ce9">
            <text:p>Métro</text:p>
          </table:table-cell>
          <table:table-cell office:value-type="float" office:value="1" table:style-name="ce10">
            <text:p>1,00 kg</text:p>
          </table:table-cell>
          <table:table-cell office:value-type="currency" office:value="8.9" table:style-name="ce11">
            <text:p>8,90 €</text:p>
          </table:table-cell>
          <table:table-cell office:value-type="currency" office:value="8.9" table:formula="msoxl:=IF(F208/E208=0,&quot;0 €&quot;,F208/E208)" table:style-name="ce130">
            <text:p>8,90 €</text:p>
          </table:table-cell>
          <table:table-cell office:value-type="currency" office:value="9.7900000000000009" table:formula="msoxl:=F208*(1+10%)" table:style-name="ce11">
            <text:p>9,79 €</text:p>
          </table:table-cell>
          <table:table-cell office:value-type="currency" office:value="9.7900000000000009" table:formula="msoxl:=G208*(1+10%)" table:style-name="ce12">
            <text:p>9,79 €</text:p>
          </table:table-cell>
          <table:table-cell office:value-type="float" office:value="20" table:style-name="ce13">
            <text:p>20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Datte denoyautée</text:p>
          </table:table-cell>
          <table:table-cell office:value-type="string" table:style-name="ce45">
            <text:p>FRUITS SECS</text:p>
          </table:table-cell>
          <table:table-cell office:value-type="string" table:style-name="ce8">
            <text:p>Deglet Nour collection</text:p>
          </table:table-cell>
          <table:table-cell office:value-type="string" table:style-name="ce9">
            <text:p>Métro</text:p>
          </table:table-cell>
          <table:table-cell office:value-type="float" office:value="1" table:style-name="ce10">
            <text:p>1,00 kg</text:p>
          </table:table-cell>
          <table:table-cell office:value-type="currency" office:value="7.99" table:style-name="ce11">
            <text:p>7,99 €</text:p>
          </table:table-cell>
          <table:table-cell office:value-type="currency" office:value="7.99" table:formula="msoxl:=IF(F209/E209=0,&quot;0 €&quot;,F209/E209)" table:style-name="ce130">
            <text:p>7,99 €</text:p>
          </table:table-cell>
          <table:table-cell office:value-type="currency" office:value="8.7890000000000015" table:formula="msoxl:=F209*(1+10%)" table:style-name="ce11">
            <text:p>8,79 €</text:p>
          </table:table-cell>
          <table:table-cell office:value-type="currency" office:value="8.7890000000000015" table:formula="msoxl:=G209*(1+10%)" table:style-name="ce12">
            <text:p>8,79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Figue</text:p>
          </table:table-cell>
          <table:table-cell office:value-type="string" table:style-name="ce45">
            <text:p>FRUITS SECS</text:p>
          </table:table-cell>
          <table:table-cell office:value-type="string" table:style-name="ce8">
            <text:p>Turquie</text:p>
          </table:table-cell>
          <table:table-cell office:value-type="string" table:style-name="ce9">
            <text:p>Métro</text:p>
          </table:table-cell>
          <table:table-cell office:value-type="float" office:value="1.4" table:style-name="ce10">
            <text:p>1,40 kg</text:p>
          </table:table-cell>
          <table:table-cell office:value-type="currency" office:value="6.29" table:style-name="ce11">
            <text:p>6,29 €</text:p>
          </table:table-cell>
          <table:table-cell office:value-type="currency" office:value="4.4928571428571429" table:formula="msoxl:=IF(F210/E210=0,&quot;0 €&quot;,F210/E210)" table:style-name="ce130">
            <text:p>4,49 €</text:p>
          </table:table-cell>
          <table:table-cell office:value-type="currency" office:value="6.9190000000000005" table:formula="msoxl:=F210*(1+10%)" table:style-name="ce11">
            <text:p>6,92 €</text:p>
          </table:table-cell>
          <table:table-cell office:value-type="currency" office:value="4.9421428571428576" table:formula="msoxl:=G210*(1+10%)" table:style-name="ce12">
            <text:p>4,94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Figue sèche</text:p>
          </table:table-cell>
          <table:table-cell office:value-type="string" table:style-name="ce45">
            <text:p>FRUITS SECS</text:p>
          </table:table-cell>
          <table:table-cell office:value-type="string" table:style-name="ce8">
            <text:p>Dorimed</text:p>
          </table:table-cell>
          <table:table-cell office:value-type="string" table:style-name="ce9">
            <text:p>Métro</text:p>
          </table:table-cell>
          <table:table-cell office:value-type="float" office:value="5" table:style-name="ce10">
            <text:p>5,00 kg</text:p>
          </table:table-cell>
          <table:table-cell office:value-type="currency" office:value="34.9" table:style-name="ce11">
            <text:p>34,90 €</text:p>
          </table:table-cell>
          <table:table-cell office:value-type="currency" office:value="6.9799999999999995" table:formula="msoxl:=IF(F211/E211=0,&quot;0 €&quot;,F211/E211)" table:style-name="ce130">
            <text:p>6,98 €</text:p>
          </table:table-cell>
          <table:table-cell office:value-type="currency" office:value="38.39" table:formula="msoxl:=F211*(1+10%)" table:style-name="ce11">
            <text:p>38,39 €</text:p>
          </table:table-cell>
          <table:table-cell office:value-type="currency" office:value="7.6779999999999999" table:formula="msoxl:=G211*(1+10%)" table:style-name="ce12">
            <text:p>7,68 €</text:p>
          </table:table-cell>
          <table:table-cell office:value-type="float" office:value="15" table:style-name="ce13">
            <text:p>15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Figue sèche</text:p>
          </table:table-cell>
          <table:table-cell office:value-type="string" table:style-name="ce45">
            <text:p>FRUITS SECS</text:p>
          </table:table-cell>
          <table:table-cell table:style-name="ce8"/>
          <table:table-cell office:value-type="string" table:style-name="ce8">
            <text:p>Avidoc</text:p>
          </table:table-cell>
          <table:table-cell office:value-type="float" office:value="1" table:style-name="ce10">
            <text:p>1,00 kg</text:p>
          </table:table-cell>
          <table:table-cell office:value-type="currency" office:value="11.28" table:style-name="ce11">
            <text:p>11,28 €</text:p>
          </table:table-cell>
          <table:table-cell office:value-type="currency" office:value="11.28" table:formula="msoxl:=IF(F212/E212=0,&quot;0 €&quot;,F212/E212)" table:style-name="ce130">
            <text:p>11,28 €</text:p>
          </table:table-cell>
          <table:table-cell office:value-type="currency" office:value="12.407999999999999" table:formula="msoxl:=F212*(1+10%)" table:style-name="ce11">
            <text:p>12,41 €</text:p>
          </table:table-cell>
          <table:table-cell office:value-type="currency" office:value="12.407999999999999" table:formula="msoxl:=G212*(1+10%)" table:style-name="ce12">
            <text:p>12,41 €</text:p>
          </table:table-cell>
          <table:table-cell office:value-type="float" office:value="15" table:style-name="ce13">
            <text:p>15</text:p>
          </table:table-cell>
          <table:table-cell table:number-columns-repeated="16374"/>
        </table:table-row>
        <table:table-row table:style-name="ro2">
          <table:table-cell office:value-type="string" table:style-name="ce41">
            <text:p>Lin brun</text:p>
          </table:table-cell>
          <table:table-cell office:value-type="string" table:style-name="ce45">
            <text:p>FRUITS SECS</text:p>
          </table:table-cell>
          <table:table-cell office:value-type="string" table:style-name="ce56">
            <text:p>Fruibon</text:p>
          </table:table-cell>
          <table:table-cell office:value-type="string" table:style-name="ce9">
            <text:p>Métro</text:p>
          </table:table-cell>
          <table:table-cell office:value-type="float" office:value="1" table:style-name="ce10">
            <text:p>1,00 kg</text:p>
          </table:table-cell>
          <table:table-cell office:value-type="currency" office:value="4.3899999999999997" table:style-name="ce11">
            <text:p>4,39 €</text:p>
          </table:table-cell>
          <table:table-cell office:value-type="currency" office:value="4.3899999999999997" table:formula="msoxl:=IF(F213/E213=0,&quot;0 €&quot;,F213/E213)" table:style-name="ce130">
            <text:p>4,39 €</text:p>
          </table:table-cell>
          <table:table-cell office:value-type="currency" office:value="4.8289999999999997" table:formula="msoxl:=F213*(1+10%)" table:style-name="ce11">
            <text:p>4,83 €</text:p>
          </table:table-cell>
          <table:table-cell office:value-type="currency" office:value="4.8289999999999997" table:formula="msoxl:=G213*(1+10%)" table:style-name="ce12">
            <text:p>4,83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Lin brun</text:p>
          </table:table-cell>
          <table:table-cell office:value-type="string" table:style-name="ce45">
            <text:p>FRUITS SECS</text:p>
          </table:table-cell>
          <table:table-cell table:style-name="ce8"/>
          <table:table-cell office:value-type="string" table:style-name="ce8">
            <text:p>Avidoc</text:p>
          </table:table-cell>
          <table:table-cell office:value-type="float" office:value="1" table:style-name="ce10">
            <text:p>1,00 kg</text:p>
          </table:table-cell>
          <table:table-cell office:value-type="currency" office:value="5.54" table:formula="msoxl:=IF(G214*E214=0,&quot;0 €&quot;,G214*E214)" table:style-name="ce11">
            <text:p>5,54 €</text:p>
          </table:table-cell>
          <table:table-cell office:value-type="currency" office:value="5.54" table:style-name="ce130">
            <text:p>5,54 €</text:p>
          </table:table-cell>
          <table:table-cell office:value-type="currency" office:value="6.0940000000000003" table:formula="msoxl:=F214*(1+10%)" table:style-name="ce11">
            <text:p>6,09 €</text:p>
          </table:table-cell>
          <table:table-cell office:value-type="currency" office:value="6.0940000000000003" table:formula="msoxl:=G214*(1+10%)" table:style-name="ce12">
            <text:p>6,09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Noisette</text:p>
          </table:table-cell>
          <table:table-cell office:value-type="string" table:style-name="ce45">
            <text:p>FRUITS SECS</text:p>
          </table:table-cell>
          <table:table-cell office:value-type="string" table:style-name="ce8">
            <text:p>Meyva</text:p>
          </table:table-cell>
          <table:table-cell office:value-type="string" table:style-name="ce9">
            <text:p>Métro</text:p>
          </table:table-cell>
          <table:table-cell office:value-type="float" office:value="5" table:style-name="ce10">
            <text:p>5,00 kg</text:p>
          </table:table-cell>
          <table:table-cell office:value-type="currency" office:value="58.53" table:style-name="ce11">
            <text:p>58,53 €</text:p>
          </table:table-cell>
          <table:table-cell office:value-type="currency" office:value="11.706" table:formula="msoxl:=IF(F215/E215=0,&quot;0 €&quot;,F215/E215)" table:style-name="ce130">
            <text:p>11,71 €</text:p>
          </table:table-cell>
          <table:table-cell office:value-type="currency" office:value="64.38300000000001" table:formula="msoxl:=F215*(1+10%)" table:style-name="ce11">
            <text:p>64,38 €</text:p>
          </table:table-cell>
          <table:table-cell office:value-type="currency" office:value="12.8766" table:formula="msoxl:=G215*(1+10%)" table:style-name="ce12">
            <text:p>12,88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Noisette</text:p>
          </table:table-cell>
          <table:table-cell office:value-type="string" table:style-name="ce45">
            <text:p>FRUITS SECS</text:p>
          </table:table-cell>
          <table:table-cell table:style-name="ce8"/>
          <table:table-cell office:value-type="string" table:style-name="ce8">
            <text:p>Avidoc</text:p>
          </table:table-cell>
          <table:table-cell office:value-type="float" office:value="1" table:style-name="ce10">
            <text:p>1,00 kg</text:p>
          </table:table-cell>
          <table:table-cell office:value-type="currency" office:value="15.24" table:style-name="ce11">
            <text:p>15,24 €</text:p>
          </table:table-cell>
          <table:table-cell office:value-type="currency" office:value="15.24" table:formula="msoxl:=IF(F216/E216=0,&quot;0 €&quot;,F216/E216)" table:style-name="ce130">
            <text:p>15,24 €</text:p>
          </table:table-cell>
          <table:table-cell office:value-type="currency" office:value="16.764000000000003" table:formula="msoxl:=F216*(1+10%)" table:style-name="ce11">
            <text:p>16,76 €</text:p>
          </table:table-cell>
          <table:table-cell office:value-type="currency" office:value="16.764000000000003" table:formula="msoxl:=G216*(1+10%)" table:style-name="ce12">
            <text:p>16,76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Noisette (poignée)</text:p>
          </table:table-cell>
          <table:table-cell office:value-type="string" table:style-name="ce45">
            <text:p>FRUITS SECS</text:p>
          </table:table-cell>
          <table:table-cell table:style-name="ce8"/>
          <table:table-cell office:value-type="string" table:style-name="ce9">
            <text:p>Omri</text:p>
          </table:table-cell>
          <table:table-cell office:value-type="float" office:value="3" table:style-name="ce10">
            <text:p>3,00 kg</text:p>
          </table:table-cell>
          <table:table-cell office:value-type="currency" office:value="29.700000000000003" table:formula="msoxl:=IF(G217*E217=0,&quot;0 €&quot;,G217*E217)" table:style-name="ce11">
            <text:p>29,70 €</text:p>
          </table:table-cell>
          <table:table-cell office:value-type="currency" office:value="9.9" table:style-name="ce130">
            <text:p>9,90 €</text:p>
          </table:table-cell>
          <table:table-cell office:value-type="currency" office:value="32.670000000000009" table:formula="msoxl:=F217*(1+10%)" table:style-name="ce11">
            <text:p>32,67 €</text:p>
          </table:table-cell>
          <table:table-cell office:value-type="currency" office:value="10.89" table:formula="msoxl:=G217*(1+10%)" table:style-name="ce12">
            <text:p>10,89 €</text:p>
          </table:table-cell>
          <table:table-cell office:value-type="float" office:value="20" table:style-name="ce13">
            <text:p>20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Noix</text:p>
          </table:table-cell>
          <table:table-cell office:value-type="string" table:style-name="ce45">
            <text:p>FRUITS SECS</text:p>
          </table:table-cell>
          <table:table-cell office:value-type="string" table:style-name="ce8">
            <text:p>Croquez du frais</text:p>
          </table:table-cell>
          <table:table-cell office:value-type="string" table:style-name="ce8">
            <text:p>Croquez du frais</text:p>
          </table:table-cell>
          <table:table-cell office:value-type="float" office:value="1" table:style-name="ce10">
            <text:p>1,00 kg</text:p>
          </table:table-cell>
          <table:table-cell office:value-type="currency" office:value="5.5" table:formula="msoxl:=IF(G218*E218=0,&quot;0 €&quot;,G218*E218)" table:style-name="ce11">
            <text:p>5,50 €</text:p>
          </table:table-cell>
          <table:table-cell office:value-type="currency" office:value="5.5" table:style-name="ce130">
            <text:p>5,50 €</text:p>
          </table:table-cell>
          <table:table-cell office:value-type="currency" office:value="6.0500000000000007" table:formula="msoxl:=F218*(1+10%)" table:style-name="ce11">
            <text:p>6,05 €</text:p>
          </table:table-cell>
          <table:table-cell office:value-type="currency" office:value="6.0500000000000007" table:formula="msoxl:=G218*(1+10%)" table:style-name="ce12">
            <text:p>6,05 €</text:p>
          </table:table-cell>
          <table:table-cell office:value-type="float" office:value="10" table:style-name="ce13">
            <text:p>10</text:p>
          </table:table-cell>
          <table:table-cell table:number-columns-repeated="16374"/>
        </table:table-row>
        <table:table-row table:style-name="ro2">
          <table:table-cell office:value-type="string" table:style-name="ce14">
            <text:p>Noix Pécan</text:p>
          </table:table-cell>
          <table:table-cell office:value-type="string" table:style-name="ce45">
            <text:p>FRUITS SECS</text:p>
          </table:table-cell>
          <table:table-cell table:style-name="ce8"/>
          <table:table-cell office:value-type="string" table:style-name="ce8">
            <text:p>Omri</text:p>
          </table:table-cell>
          <table:table-cell office:value-type="float" office:value="2" table:style-name="ce10">
            <text:p>2,00 kg</text:p>
          </table:table-cell>
          <table:table-cell office:value-type="currency" office:value="38.6" table:style-name="ce11">
            <text:p>38,60 €</text:p>
          </table:table-cell>
          <table:table-cell office:value-type="currency" office:value="19.3" table:formula="msoxl:=IF(F219/E219=0,&quot;0 €&quot;,F219/E219)" table:style-name="ce129">
            <text:p>19,30 €</text:p>
          </table:table-cell>
          <table:table-cell office:value-type="currency" office:value="42.460000000000008" table:formula="msoxl:=F219*(1+10%)" table:style-name="ce11">
            <text:p>42,46 €</text:p>
          </table:table-cell>
          <table:table-cell office:value-type="currency" office:value="21.230000000000004" table:formula="msoxl:=G219*(1+10%)" table:style-name="ce11">
            <text:p>21,23 €</text:p>
          </table:table-cell>
          <table:table-cell table:style-name="ce25"/>
          <table:table-cell table:number-columns-repeated="16374"/>
        </table:table-row>
        <table:table-row table:style-name="ro2">
          <table:table-cell office:value-type="string" table:style-name="ce6">
            <text:p>Olives Andalouses citron</text:p>
          </table:table-cell>
          <table:table-cell office:value-type="string" table:style-name="ce45">
            <text:p>FRUITS SECS</text:p>
          </table:table-cell>
          <table:table-cell table:style-name="ce8"/>
          <table:table-cell office:value-type="string" table:style-name="ce8">
            <text:p>Terre Azur</text:p>
          </table:table-cell>
          <table:table-cell office:value-type="float" office:value="5" table:style-name="ce10">
            <text:p>5,00 kg</text:p>
          </table:table-cell>
          <table:table-cell office:value-type="currency" office:value="19.75" table:formula="msoxl:=IF(G220*E220=0,&quot;0 €&quot;,G220*E220)" table:style-name="ce11">
            <text:p>19,75 €</text:p>
          </table:table-cell>
          <table:table-cell office:value-type="currency" office:value="3.95" table:style-name="ce130">
            <text:p>3,95 €</text:p>
          </table:table-cell>
          <table:table-cell office:value-type="currency" office:value="21.725000000000001" table:formula="msoxl:=F220*(1+10%)" table:style-name="ce11">
            <text:p>21,73 €</text:p>
          </table:table-cell>
          <table:table-cell office:value-type="currency" office:value="4.3450000000000006" table:formula="msoxl:=G220*(1+10%)" table:style-name="ce12">
            <text:p>4,35 €</text:p>
          </table:table-cell>
          <table:table-cell office:value-type="float" office:value="2" table:style-name="ce13">
            <text:p>2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Olives Lucques vertes</text:p>
          </table:table-cell>
          <table:table-cell office:value-type="string" table:style-name="ce45">
            <text:p>FRUITS SECS</text:p>
          </table:table-cell>
          <table:table-cell office:value-type="string" table:style-name="ce8">
            <text:p>Lucqoise</text:p>
          </table:table-cell>
          <table:table-cell office:value-type="string" table:style-name="ce8">
            <text:p>Bousquet</text:p>
          </table:table-cell>
          <table:table-cell office:value-type="float" office:value="10" table:style-name="ce10">
            <text:p>10,00 kg</text:p>
          </table:table-cell>
          <table:table-cell office:value-type="currency" office:value="74" table:formula="msoxl:=IF(G221*E221=0,&quot;0 €&quot;,G221*E221)" table:style-name="ce11">
            <text:p>74,00 €</text:p>
          </table:table-cell>
          <table:table-cell office:value-type="currency" office:value="7.4" table:style-name="ce130">
            <text:p>7,40 €</text:p>
          </table:table-cell>
          <table:table-cell office:value-type="currency" office:value="81.400000000000006" table:formula="msoxl:=F221*(1+10%)" table:style-name="ce11">
            <text:p>81,40 €</text:p>
          </table:table-cell>
          <table:table-cell office:value-type="currency" office:value="8.14" table:formula="msoxl:=G221*(1+10%)" table:style-name="ce12">
            <text:p>8,14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20">
            <text:p>Olives noires dénoy/égouttées</text:p>
          </table:table-cell>
          <table:table-cell office:value-type="string" table:style-name="ce45">
            <text:p>FRUITS SECS</text:p>
          </table:table-cell>
          <table:table-cell office:value-type="string" table:style-name="ce21">
            <text:p>Barral</text:p>
          </table:table-cell>
          <table:table-cell office:value-type="string" table:style-name="ce57">
            <text:p>Métro</text:p>
          </table:table-cell>
          <table:table-cell office:value-type="float" office:value="2.2000000000000002" table:style-name="ce22">
            <text:p>2,20 kg</text:p>
          </table:table-cell>
          <table:table-cell office:value-type="currency" office:value="12.08" table:style-name="ce23">
            <text:p>12,08 €</text:p>
          </table:table-cell>
          <table:table-cell office:value-type="currency" office:value="5.4909090909090903" table:formula="msoxl:=IF(F222/E222=0,&quot;0 €&quot;,F222/E222)" table:style-name="ce131">
            <text:p>5,49 €</text:p>
          </table:table-cell>
          <table:table-cell office:value-type="currency" office:value="13.288000000000002" table:formula="msoxl:=F222*(1+10%)" table:style-name="ce23">
            <text:p>13,29 €</text:p>
          </table:table-cell>
          <table:table-cell office:value-type="currency" office:value="6.04" table:formula="msoxl:=G222*(1+10%)" table:style-name="ce24">
            <text:p>6,04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Olives noires dénoy/égouttées</text:p>
          </table:table-cell>
          <table:table-cell office:value-type="string" table:style-name="ce45">
            <text:p>FRUITS SECS</text:p>
          </table:table-cell>
          <table:table-cell table:style-name="ce8"/>
          <table:table-cell office:value-type="string" table:style-name="ce8">
            <text:p>Avidoc</text:p>
          </table:table-cell>
          <table:table-cell office:value-type="float" office:value="1" table:style-name="ce10">
            <text:p>1,00 kg</text:p>
          </table:table-cell>
          <table:table-cell office:value-type="currency" office:value="3.98" table:style-name="ce11">
            <text:p>3,98 €</text:p>
          </table:table-cell>
          <table:table-cell office:value-type="currency" office:value="3.98" table:formula="msoxl:=IF(F223/E223=0,&quot;0 €&quot;,F223/E223)" table:style-name="ce130">
            <text:p>3,98 €</text:p>
          </table:table-cell>
          <table:table-cell office:value-type="currency" office:value="4.3780000000000001" table:formula="msoxl:=F223*(1+10%)" table:style-name="ce11">
            <text:p>4,38 €</text:p>
          </table:table-cell>
          <table:table-cell office:value-type="currency" office:value="4.3780000000000001" table:formula="msoxl:=G223*(1+10%)" table:style-name="ce12">
            <text:p>4,38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Olives noires gecque</text:p>
          </table:table-cell>
          <table:table-cell office:value-type="string" table:style-name="ce45">
            <text:p>FRUITS SECS</text:p>
          </table:table-cell>
          <table:table-cell office:value-type="string" table:style-name="ce8">
            <text:p>Metro chef</text:p>
          </table:table-cell>
          <table:table-cell office:value-type="string" table:style-name="ce9">
            <text:p>Métro</text:p>
          </table:table-cell>
          <table:table-cell office:value-type="float" office:value="2.5" table:style-name="ce10">
            <text:p>2,50 kg</text:p>
          </table:table-cell>
          <table:table-cell office:value-type="currency" office:value="9.98" table:style-name="ce11">
            <text:p>9,98 €</text:p>
          </table:table-cell>
          <table:table-cell office:value-type="currency" office:value="3.992" table:formula="msoxl:=IF(F224/E224=0,&quot;0 €&quot;,F224/E224)" table:style-name="ce130">
            <text:p>3,99 €</text:p>
          </table:table-cell>
          <table:table-cell office:value-type="currency" office:value="10.978000000000002" table:formula="msoxl:=F224*(1+10%)" table:style-name="ce11">
            <text:p>10,98 €</text:p>
          </table:table-cell>
          <table:table-cell office:value-type="currency" office:value="4.3912000000000004" table:formula="msoxl:=G224*(1+10%)" table:style-name="ce12">
            <text:p>4,39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Olives Picholines Fenouil</text:p>
          </table:table-cell>
          <table:table-cell office:value-type="string" table:style-name="ce45">
            <text:p>FRUITS SECS</text:p>
          </table:table-cell>
          <table:table-cell table:style-name="ce8"/>
          <table:table-cell office:value-type="string" table:style-name="ce8">
            <text:p>Terre Azur</text:p>
          </table:table-cell>
          <table:table-cell office:value-type="float" office:value="5" table:style-name="ce10">
            <text:p>5,00 kg</text:p>
          </table:table-cell>
          <table:table-cell office:value-type="currency" office:value="19.75" table:formula="msoxl:=IF(G225*E225=0,&quot;0 €&quot;,G225*E225)" table:style-name="ce11">
            <text:p>19,75 €</text:p>
          </table:table-cell>
          <table:table-cell office:value-type="currency" office:value="3.95" table:style-name="ce130">
            <text:p>3,95 €</text:p>
          </table:table-cell>
          <table:table-cell office:value-type="currency" office:value="21.725000000000001" table:formula="msoxl:=F225*(1+10%)" table:style-name="ce11">
            <text:p>21,73 €</text:p>
          </table:table-cell>
          <table:table-cell office:value-type="currency" office:value="4.3450000000000006" table:formula="msoxl:=G225*(1+10%)" table:style-name="ce12">
            <text:p>4,35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Olives vertes dénoy/égouttées</text:p>
          </table:table-cell>
          <table:table-cell office:value-type="string" table:style-name="ce45">
            <text:p>FRUITS SECS</text:p>
          </table:table-cell>
          <table:table-cell office:value-type="string" table:style-name="ce8">
            <text:p>Metro chef</text:p>
          </table:table-cell>
          <table:table-cell office:value-type="string" table:style-name="ce9">
            <text:p>Métro</text:p>
          </table:table-cell>
          <table:table-cell office:value-type="float" office:value="2" table:style-name="ce10">
            <text:p>2,00 kg</text:p>
          </table:table-cell>
          <table:table-cell office:value-type="currency" office:value="7.49" table:style-name="ce11">
            <text:p>7,49 €</text:p>
          </table:table-cell>
          <table:table-cell office:value-type="currency" office:value="3.7450000000000001" table:formula="msoxl:=IF(F226/E226=0,&quot;0 €&quot;,F226/E226)" table:style-name="ce130">
            <text:p>3,75 €</text:p>
          </table:table-cell>
          <table:table-cell office:value-type="currency" office:value="8.2390000000000008" table:formula="msoxl:=F226*(1+10%)" table:style-name="ce11">
            <text:p>8,24 €</text:p>
          </table:table-cell>
          <table:table-cell office:value-type="currency" office:value="4.1195000000000004" table:formula="msoxl:=G226*(1+10%)" table:style-name="ce12">
            <text:p>4,12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Olives vertes Maroc</text:p>
          </table:table-cell>
          <table:table-cell office:value-type="string" table:style-name="ce45">
            <text:p>FRUITS SECS</text:p>
          </table:table-cell>
          <table:table-cell table:style-name="ce8"/>
          <table:table-cell office:value-type="string" table:style-name="ce8">
            <text:p>Omri</text:p>
          </table:table-cell>
          <table:table-cell office:value-type="float" office:value="8" table:style-name="ce10">
            <text:p>8,00 kg</text:p>
          </table:table-cell>
          <table:table-cell office:value-type="currency" office:value="20" table:formula="msoxl:=IF(G227*E227=0,&quot;0 €&quot;,G227*E227)" table:style-name="ce11">
            <text:p>20,00 €</text:p>
          </table:table-cell>
          <table:table-cell office:value-type="currency" office:value="2.5" table:style-name="ce130">
            <text:p>2,50 €</text:p>
          </table:table-cell>
          <table:table-cell office:value-type="currency" office:value="22" table:formula="msoxl:=F227*(1+10%)" table:style-name="ce11">
            <text:p>22,00 €</text:p>
          </table:table-cell>
          <table:table-cell office:value-type="currency" office:value="2.75" table:formula="msoxl:=G227*(1+10%)" table:style-name="ce12">
            <text:p>2,75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Olives violettes Kalamata Grèce</text:p>
          </table:table-cell>
          <table:table-cell office:value-type="string" table:style-name="ce45">
            <text:p>FRUITS SECS</text:p>
          </table:table-cell>
          <table:table-cell table:style-name="ce8"/>
          <table:table-cell office:value-type="string" table:style-name="ce9">
            <text:p>Métro</text:p>
          </table:table-cell>
          <table:table-cell office:value-type="float" office:value="2.5" table:style-name="ce10">
            <text:p>2,50 kg</text:p>
          </table:table-cell>
          <table:table-cell office:value-type="currency" office:value="9.98" table:style-name="ce11">
            <text:p>9,98 €</text:p>
          </table:table-cell>
          <table:table-cell office:value-type="currency" office:value="3.992" table:formula="msoxl:=IF(F228/E228=0,&quot;0 €&quot;,F228/E228)" table:style-name="ce130">
            <text:p>3,99 €</text:p>
          </table:table-cell>
          <table:table-cell office:value-type="currency" office:value="10.978000000000002" table:formula="msoxl:=F228*(1+10%)" table:style-name="ce11">
            <text:p>10,98 €</text:p>
          </table:table-cell>
          <table:table-cell office:value-type="currency" office:value="4.3912000000000004" table:formula="msoxl:=G228*(1+10%)" table:style-name="ce12">
            <text:p>4,39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Pistache coque sel guérande (poignée)</text:p>
          </table:table-cell>
          <table:table-cell office:value-type="string" table:style-name="ce45">
            <text:p>FRUITS SECS</text:p>
          </table:table-cell>
          <table:table-cell office:value-type="string" table:style-name="ce8">
            <text:p>Jumbo</text:p>
          </table:table-cell>
          <table:table-cell office:value-type="string" table:style-name="ce9">
            <text:p>Métro</text:p>
          </table:table-cell>
          <table:table-cell office:value-type="float" office:value="2" table:style-name="ce10">
            <text:p>2,00 kg</text:p>
          </table:table-cell>
          <table:table-cell office:value-type="currency" office:value="32.82" table:style-name="ce46">
            <text:p>32,82 €</text:p>
          </table:table-cell>
          <table:table-cell office:value-type="currency" office:value="16.41" table:formula="msoxl:=IF(F229/E229=0,&quot;0 €&quot;,F229/E229)" table:style-name="ce130">
            <text:p>16,41 €</text:p>
          </table:table-cell>
          <table:table-cell office:value-type="currency" office:value="36.102000000000004" table:formula="msoxl:=F229*(1+10%)" table:style-name="ce11">
            <text:p>36,10 €</text:p>
          </table:table-cell>
          <table:table-cell office:value-type="currency" office:value="18.051000000000002" table:formula="msoxl:=G229*(1+10%)" table:style-name="ce12">
            <text:p>18,05 €</text:p>
          </table:table-cell>
          <table:table-cell office:value-type="float" office:value="12" table:style-name="ce13">
            <text:p>12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Pistache emondée (poignée)</text:p>
          </table:table-cell>
          <table:table-cell office:value-type="string" table:style-name="ce45">
            <text:p>FRUITS SECS</text:p>
          </table:table-cell>
          <table:table-cell office:value-type="string" table:style-name="ce8">
            <text:p>Fruibon</text:p>
          </table:table-cell>
          <table:table-cell office:value-type="string" table:style-name="ce9">
            <text:p>Métro</text:p>
          </table:table-cell>
          <table:table-cell office:value-type="float" office:value="1" table:style-name="ce10">
            <text:p>1,00 kg</text:p>
          </table:table-cell>
          <table:table-cell office:value-type="currency" office:value="40.54" table:style-name="ce11">
            <text:p>40,54 €</text:p>
          </table:table-cell>
          <table:table-cell office:value-type="currency" office:value="40.54" table:formula="msoxl:=IF(F230/E230=0,&quot;0 €&quot;,F230/E230)" table:style-name="ce130">
            <text:p>40,54 €</text:p>
          </table:table-cell>
          <table:table-cell office:value-type="currency" office:value="44.594000000000001" table:formula="msoxl:=F230*(1+10%)" table:style-name="ce11">
            <text:p>44,59 €</text:p>
          </table:table-cell>
          <table:table-cell office:value-type="currency" office:value="44.594000000000001" table:formula="msoxl:=G230*(1+10%)" table:style-name="ce12">
            <text:p>44,59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Pistache emondée peau (poignée)</text:p>
          </table:table-cell>
          <table:table-cell office:value-type="string" table:style-name="ce45">
            <text:p>FRUITS SECS</text:p>
          </table:table-cell>
          <table:table-cell office:value-type="string" table:style-name="ce8">
            <text:p>Fruibon</text:p>
          </table:table-cell>
          <table:table-cell office:value-type="string" table:style-name="ce9">
            <text:p>Métro</text:p>
          </table:table-cell>
          <table:table-cell office:value-type="float" office:value="1" table:style-name="ce10">
            <text:p>1,00 kg</text:p>
          </table:table-cell>
          <table:table-cell office:value-type="currency" office:value="30.89" table:style-name="ce11">
            <text:p>30,89 €</text:p>
          </table:table-cell>
          <table:table-cell office:value-type="currency" office:value="30.89" table:formula="msoxl:=IF(F231/E231=0,&quot;0 €&quot;,F231/E231)" table:style-name="ce132">
            <text:p>30,89 €</text:p>
          </table:table-cell>
          <table:table-cell office:value-type="currency" office:value="33.979000000000006" table:formula="msoxl:=F231*(1+10%)" table:style-name="ce11">
            <text:p>33,98 €</text:p>
          </table:table-cell>
          <table:table-cell office:value-type="currency" office:value="33.979000000000006" table:formula="msoxl:=G231*(1+10%)" table:style-name="ce12">
            <text:p>33,98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Pistache sans coque sel grille<text:s/></text:p>
          </table:table-cell>
          <table:table-cell office:value-type="string" table:style-name="ce45">
            <text:p>FRUITS SECS</text:p>
          </table:table-cell>
          <table:table-cell office:value-type="string" table:style-name="ce8">
            <text:p>Omri</text:p>
          </table:table-cell>
          <table:table-cell office:value-type="string" table:style-name="ce16">
            <text:p>Omri</text:p>
          </table:table-cell>
          <table:table-cell office:value-type="float" office:value="1" table:style-name="ce10">
            <text:p>1,00 kg</text:p>
          </table:table-cell>
          <table:table-cell office:value-type="currency" office:value="12.6" table:style-name="ce11">
            <text:p>12,60 €</text:p>
          </table:table-cell>
          <table:table-cell office:value-type="currency" office:value="12.6" table:formula="msoxl:=IF(F232/E232=0,&quot;0 €&quot;,F232/E232)" table:style-name="ce130">
            <text:p>12,60 €</text:p>
          </table:table-cell>
          <table:table-cell office:value-type="currency" office:value="13.860000000000001" table:formula="msoxl:=F232*(1+10%)" table:style-name="ce11">
            <text:p>13,86 €</text:p>
          </table:table-cell>
          <table:table-cell office:value-type="currency" office:value="13.860000000000001" table:formula="msoxl:=G232*(1+10%)" table:style-name="ce12">
            <text:p>13,86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41">
            <text:p>Sésame</text:p>
          </table:table-cell>
          <table:table-cell office:value-type="string" table:style-name="ce45">
            <text:p>FRUITS SECS</text:p>
          </table:table-cell>
          <table:table-cell office:value-type="string" table:style-name="ce56">
            <text:p>Aro</text:p>
          </table:table-cell>
          <table:table-cell office:value-type="string" table:style-name="ce9">
            <text:p>Métro</text:p>
          </table:table-cell>
          <table:table-cell office:value-type="float" office:value="1" table:style-name="ce10">
            <text:p>1,00 kg</text:p>
          </table:table-cell>
          <table:table-cell office:value-type="currency" office:value="6.57" table:formula="msoxl:=IF(G233*E233=0,&quot;0 €&quot;,G233*E233)" table:style-name="ce11">
            <text:p>6,57 €</text:p>
          </table:table-cell>
          <table:table-cell office:value-type="currency" office:value="6.57" table:style-name="ce130">
            <text:p>6,57 €</text:p>
          </table:table-cell>
          <table:table-cell office:value-type="currency" office:value="7.2270000000000012" table:formula="msoxl:=F233*(1+10%)" table:style-name="ce11">
            <text:p>7,23 €</text:p>
          </table:table-cell>
          <table:table-cell office:value-type="currency" office:value="7.2270000000000012" table:formula="msoxl:=G233*(1+10%)" table:style-name="ce12">
            <text:p>7,23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Sésame</text:p>
          </table:table-cell>
          <table:table-cell office:value-type="string" table:style-name="ce45">
            <text:p>FRUITS SECS</text:p>
          </table:table-cell>
          <table:table-cell table:style-name="ce8"/>
          <table:table-cell office:value-type="string" table:style-name="ce8">
            <text:p>Avidoc</text:p>
          </table:table-cell>
          <table:table-cell office:value-type="float" office:value="1" table:style-name="ce10">
            <text:p>1,00 kg</text:p>
          </table:table-cell>
          <table:table-cell office:value-type="currency" office:value="6.83" table:formula="msoxl:=IF(G234*E234=0,&quot;0 €&quot;,G234*E234)" table:style-name="ce11">
            <text:p>6,83 €</text:p>
          </table:table-cell>
          <table:table-cell office:value-type="currency" office:value="6.83" table:style-name="ce130">
            <text:p>6,83 €</text:p>
          </table:table-cell>
          <table:table-cell office:value-type="currency" office:value="7.5130000000000008" table:formula="msoxl:=F234*(1+10%)" table:style-name="ce11">
            <text:p>7,51 €</text:p>
          </table:table-cell>
          <table:table-cell office:value-type="currency" office:value="7.5130000000000008" table:formula="msoxl:=G234*(1+10%)" table:style-name="ce12">
            <text:p>7,51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Tournesol</text:p>
          </table:table-cell>
          <table:table-cell office:value-type="string" table:style-name="ce45">
            <text:p>FRUITS SECS</text:p>
          </table:table-cell>
          <table:table-cell table:style-name="ce8"/>
          <table:table-cell office:value-type="string" table:style-name="ce8">
            <text:p>Avidoc</text:p>
          </table:table-cell>
          <table:table-cell office:value-type="float" office:value="1" table:style-name="ce10">
            <text:p>1,00 kg</text:p>
          </table:table-cell>
          <table:table-cell office:value-type="currency" office:value="3.35" table:formula="msoxl:=IF(G235*E235=0,&quot;0 €&quot;,G235*E235)" table:style-name="ce11">
            <text:p>3,35 €</text:p>
          </table:table-cell>
          <table:table-cell office:value-type="currency" office:value="3.35" table:style-name="ce130">
            <text:p>3,35 €</text:p>
          </table:table-cell>
          <table:table-cell office:value-type="currency" office:value="3.6850000000000005" table:formula="msoxl:=F235*(1+10%)" table:style-name="ce11">
            <text:p>3,69 €</text:p>
          </table:table-cell>
          <table:table-cell office:value-type="currency" office:value="3.6850000000000005" table:formula="msoxl:=G235*(1+10%)" table:style-name="ce12">
            <text:p>3,69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17">
            <text:p>Tournesol</text:p>
          </table:table-cell>
          <table:table-cell office:value-type="string" table:style-name="ce45">
            <text:p>FRUITS SECS</text:p>
          </table:table-cell>
          <table:table-cell office:value-type="string" table:style-name="ce58">
            <text:p>Fruibon</text:p>
          </table:table-cell>
          <table:table-cell office:value-type="string" table:style-name="ce59">
            <text:p>Métro</text:p>
          </table:table-cell>
          <table:table-cell office:value-type="float" office:value="1" table:style-name="ce60">
            <text:p>1,00 kg</text:p>
          </table:table-cell>
          <table:table-cell office:value-type="currency" office:value="4.3" table:formula="msoxl:=IF(G236*E236=0,&quot;0 €&quot;,G236*E236)" table:style-name="ce61">
            <text:p>4,30 €</text:p>
          </table:table-cell>
          <table:table-cell office:value-type="currency" office:value="4.3" table:style-name="ce133">
            <text:p>4,30 €</text:p>
          </table:table-cell>
          <table:table-cell office:value-type="currency" office:value="4.7300000000000004" table:formula="msoxl:=F236*(1+10%)" table:style-name="ce61">
            <text:p>4,73 €</text:p>
          </table:table-cell>
          <table:table-cell office:value-type="currency" office:value="4.7300000000000004" table:formula="msoxl:=G236*(1+10%)" table:style-name="ce61">
            <text:p>4,73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17">
            <text:p>tranche orange séchée</text:p>
          </table:table-cell>
          <table:table-cell office:value-type="string" table:style-name="ce45">
            <text:p>FRUITS SECS</text:p>
          </table:table-cell>
          <table:table-cell office:value-type="string" table:style-name="ce58">
            <text:p>Fruibon</text:p>
          </table:table-cell>
          <table:table-cell office:value-type="string" table:style-name="ce59">
            <text:p>Métro</text:p>
          </table:table-cell>
          <table:table-cell office:value-type="float" office:value="7.0000000000000007E-2" table:style-name="ce60">
            <text:p>0,07 kg</text:p>
          </table:table-cell>
          <table:table-cell office:value-type="currency" office:value="0.21000000000000002" table:formula="msoxl:=IF(G237*E237=0,&quot;0 €&quot;,G237*E237)" table:style-name="ce61">
            <text:p>0,21 €</text:p>
          </table:table-cell>
          <table:table-cell office:value-type="currency" office:value="3" table:style-name="ce133">
            <text:p>3,00 €</text:p>
          </table:table-cell>
          <table:table-cell office:value-type="currency" office:value="0.23100000000000004" table:formula="msoxl:=F237*(1+10%)" table:style-name="ce61">
            <text:p>0,23 €</text:p>
          </table:table-cell>
          <table:table-cell office:value-type="currency" office:value="3.3000000000000003" table:formula="msoxl:=G237*(1+10%)" table:style-name="ce61">
            <text:p>3,3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Aneth<text:s/></text:p>
          </table:table-cell>
          <table:table-cell office:value-type="string" table:style-name="ce45">
            <text:p>TOPPING</text:p>
          </table:table-cell>
          <table:table-cell table:style-name="ce8"/>
          <table:table-cell office:value-type="string" table:style-name="ce8">
            <text:p>Herbes du Roussillon</text:p>
          </table:table-cell>
          <table:table-cell office:value-type="float" office:value="1" table:style-name="ce10">
            <text:p>1,00 kg</text:p>
          </table:table-cell>
          <table:table-cell office:value-type="currency" office:value="27" table:formula="msoxl:=G238*E238" table:style-name="ce11">
            <text:p>27,00 €</text:p>
          </table:table-cell>
          <table:table-cell office:value-type="currency" office:value="27" table:style-name="ce11">
            <text:p>27,00 €</text:p>
          </table:table-cell>
          <table:table-cell office:value-type="currency" office:value="29.700000000000003" table:formula="msoxl:=F238*(1+10%)" table:style-name="ce11">
            <text:p>29,70 €</text:p>
          </table:table-cell>
          <table:table-cell office:value-type="currency" office:value="29.700000000000003" table:formula="msoxl:=G238*(1+10%)" table:style-name="ce12">
            <text:p>29,7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Aneth<text:s/></text:p>
          </table:table-cell>
          <table:table-cell office:value-type="string" table:style-name="ce45">
            <text:p>TOPPING</text:p>
          </table:table-cell>
          <table:table-cell table:style-name="ce8"/>
          <table:table-cell office:value-type="string" table:style-name="ce9">
            <text:p>Métro</text:p>
          </table:table-cell>
          <table:table-cell office:value-type="float" office:value="0.1" table:style-name="ce10">
            <text:p>0,10 kg</text:p>
          </table:table-cell>
          <table:table-cell office:value-type="currency" office:value="2.79" table:style-name="ce11">
            <text:p>2,79 €</text:p>
          </table:table-cell>
          <table:table-cell office:value-type="currency" office:value="27.9" table:formula="msoxl:=IF(F239/E239=0,&quot;0 €&quot;,F239/E239)" table:style-name="ce11">
            <text:p>27,90 €</text:p>
          </table:table-cell>
          <table:table-cell office:value-type="currency" office:value="3.0690000000000004" table:formula="msoxl:=F239*(1+10%)" table:style-name="ce11">
            <text:p>3,07 €</text:p>
          </table:table-cell>
          <table:table-cell office:value-type="currency" office:value="30.69" table:formula="msoxl:=G239*(1+10%)" table:style-name="ce12">
            <text:p>30,69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Basilic</text:p>
          </table:table-cell>
          <table:table-cell office:value-type="string" table:style-name="ce45">
            <text:p>TOPPING</text:p>
          </table:table-cell>
          <table:table-cell table:style-name="ce8"/>
          <table:table-cell office:value-type="string" table:style-name="ce9">
            <text:p>Métro</text:p>
          </table:table-cell>
          <table:table-cell office:value-type="float" office:value="0.2" table:style-name="ce10">
            <text:p>0,20 kg</text:p>
          </table:table-cell>
          <table:table-cell office:value-type="currency" office:value="2" table:style-name="ce11">
            <text:p>2,00 €</text:p>
          </table:table-cell>
          <table:table-cell office:value-type="currency" office:value="10" table:formula="msoxl:=IF(F240/E240=0,&quot;0 €&quot;,F240/E240)" table:style-name="ce11">
            <text:p>10,00 €</text:p>
          </table:table-cell>
          <table:table-cell office:value-type="currency" office:value="2.2000000000000002" table:formula="msoxl:=F240*(1+10%)" table:style-name="ce11">
            <text:p>2,20 €</text:p>
          </table:table-cell>
          <table:table-cell office:value-type="currency" office:value="11" table:formula="msoxl:=G240*(1+10%)" table:style-name="ce12">
            <text:p>11,0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Basilic</text:p>
          </table:table-cell>
          <table:table-cell office:value-type="string" table:style-name="ce45">
            <text:p>TOPPING</text:p>
          </table:table-cell>
          <table:table-cell table:style-name="ce8"/>
          <table:table-cell office:value-type="string" table:style-name="ce8">
            <text:p>Herbes du Roussillon</text:p>
          </table:table-cell>
          <table:table-cell office:value-type="float" office:value="1" table:style-name="ce10">
            <text:p>1,00 kg</text:p>
          </table:table-cell>
          <table:table-cell office:value-type="currency" office:value="27" table:style-name="ce11">
            <text:p>27,00 €</text:p>
          </table:table-cell>
          <table:table-cell office:value-type="currency" office:value="27" table:formula="msoxl:=IF(F241/E241=0,&quot;0 €&quot;,F241/E241)" table:style-name="ce11">
            <text:p>27,00 €</text:p>
          </table:table-cell>
          <table:table-cell office:value-type="currency" office:value="29.700000000000003" table:formula="msoxl:=F241*(1+10%)" table:style-name="ce11">
            <text:p>29,70 €</text:p>
          </table:table-cell>
          <table:table-cell office:value-type="currency" office:value="29.700000000000003" table:formula="msoxl:=G241*(1+10%)" table:style-name="ce12">
            <text:p>29,7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Bourrache</text:p>
          </table:table-cell>
          <table:table-cell office:value-type="string" table:style-name="ce45">
            <text:p>TOPPING</text:p>
          </table:table-cell>
          <table:table-cell table:style-name="ce8"/>
          <table:table-cell office:value-type="string" table:style-name="ce8">
            <text:p>Elodie</text:p>
          </table:table-cell>
          <table:table-cell office:value-type="float" office:value="0.7" table:style-name="ce10">
            <text:p>0,70 kg</text:p>
          </table:table-cell>
          <table:table-cell office:value-type="currency" office:value="12" table:style-name="ce11">
            <text:p>12,00 €</text:p>
          </table:table-cell>
          <table:table-cell office:value-type="currency" office:value="17.142857142857142" table:formula="msoxl:=IF(F242/E242=0,&quot;0 €&quot;,F242/E242)" table:style-name="ce11">
            <text:p>17,14 €</text:p>
          </table:table-cell>
          <table:table-cell office:value-type="currency" office:value="13.200000000000001" table:formula="msoxl:=F242*(1+10%)" table:style-name="ce11">
            <text:p>13,20 €</text:p>
          </table:table-cell>
          <table:table-cell office:value-type="currency" office:value="18.857142857142858" table:formula="msoxl:=G242*(1+10%)" table:style-name="ce12">
            <text:p>18,86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14">
            <text:p>Calisson</text:p>
          </table:table-cell>
          <table:table-cell office:value-type="string" table:style-name="ce45">
            <text:p>TOPPING</text:p>
          </table:table-cell>
          <table:table-cell table:style-name="ce8"/>
          <table:table-cell office:value-type="string" table:style-name="ce8">
            <text:p>Métro</text:p>
          </table:table-cell>
          <table:table-cell office:value-type="float" office:value="0.47499999999999998" table:style-name="ce10">
            <text:p>0,48 kg</text:p>
          </table:table-cell>
          <table:table-cell office:value-type="currency" office:value="13.8" table:style-name="ce11">
            <text:p>13,80 €</text:p>
          </table:table-cell>
          <table:table-cell office:value-type="currency" office:value="29.05263157894737" table:formula="msoxl:=IF(F243/E243=0,&quot;0 €&quot;,F243/E243)" table:style-name="ce134">
            <text:p>29,05 €</text:p>
          </table:table-cell>
          <table:table-cell office:value-type="currency" office:value="15.180000000000001" table:formula="msoxl:=F243*(1+10%)" table:style-name="ce11">
            <text:p>15,18 €</text:p>
          </table:table-cell>
          <table:table-cell office:value-type="currency" office:value="31.95789473684211" table:formula="msoxl:=G243*(1+10%)" table:style-name="ce12">
            <text:p>31,96 €</text:p>
          </table:table-cell>
          <table:table-cell office:value-type="float" office:value="13" table:style-name="ce13">
            <text:p>13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Câpre cerise (235gx12)</text:p>
          </table:table-cell>
          <table:table-cell office:value-type="string" table:style-name="ce45">
            <text:p>TOPPING</text:p>
          </table:table-cell>
          <table:table-cell office:value-type="string" table:style-name="ce8">
            <text:p>Toulzac</text:p>
          </table:table-cell>
          <table:table-cell office:value-type="string" table:style-name="ce9">
            <text:p>Métro</text:p>
          </table:table-cell>
          <table:table-cell office:value-type="float" office:value="2.8" table:style-name="ce10">
            <text:p>2,80 kg</text:p>
          </table:table-cell>
          <table:table-cell office:value-type="currency" office:value="27.12" table:style-name="ce11">
            <text:p>27,12 €</text:p>
          </table:table-cell>
          <table:table-cell office:value-type="currency" office:value="9.6857142857142868" table:formula="msoxl:=IF(F244/E244=0,&quot;0 €&quot;,F244/E244)" table:style-name="ce11">
            <text:p>9,69 €</text:p>
          </table:table-cell>
          <table:table-cell office:value-type="currency" office:value="29.832000000000004" table:formula="msoxl:=F244*(1+10%)" table:style-name="ce11">
            <text:p>29,83 €</text:p>
          </table:table-cell>
          <table:table-cell office:value-type="currency" office:value="10.654285714285717" table:formula="msoxl:=G244*(1+10%)" table:style-name="ce12">
            <text:p>10,65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aviar de miel, orange ou forêt</text:p>
          </table:table-cell>
          <table:table-cell office:value-type="string" table:style-name="ce45">
            <text:p>TOPPING</text:p>
          </table:table-cell>
          <table:table-cell office:value-type="string" table:style-name="ce8">
            <text:p>ArtMuria</text:p>
          </table:table-cell>
          <table:table-cell office:value-type="string" table:style-name="ce8">
            <text:p>Muria</text:p>
          </table:table-cell>
          <table:table-cell office:value-type="float" office:value="0.05" table:style-name="ce10">
            <text:p>0,05 kg</text:p>
          </table:table-cell>
          <table:table-cell office:value-type="currency" office:value="15.3" table:style-name="ce11">
            <text:p>15,30 €</text:p>
          </table:table-cell>
          <table:table-cell office:value-type="currency" office:value="306" table:formula="msoxl:=IF(F245/E245=0,&quot;0 €&quot;,F245/E245)" table:style-name="ce11">
            <text:p>306,00 €</text:p>
          </table:table-cell>
          <table:table-cell office:value-type="currency" office:value="16.830000000000002" table:formula="msoxl:=F245*(1+10%)" table:style-name="ce11">
            <text:p>16,83 €</text:p>
          </table:table-cell>
          <table:table-cell office:value-type="currency" office:value="336.6" table:formula="msoxl:=G245*(1+10%)" table:style-name="ce12">
            <text:p>336,6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aviar huile olive Arbequina</text:p>
          </table:table-cell>
          <table:table-cell office:value-type="string" table:style-name="ce45">
            <text:p>TOPPING</text:p>
          </table:table-cell>
          <table:table-cell table:style-name="ce8"/>
          <table:table-cell office:value-type="string" table:style-name="ce8">
            <text:p>Caviaroli</text:p>
          </table:table-cell>
          <table:table-cell office:value-type="float" office:value="0.05" table:style-name="ce10">
            <text:p>0,05 kg</text:p>
          </table:table-cell>
          <table:table-cell office:value-type="currency" office:value="13" table:style-name="ce11">
            <text:p>13,00 €</text:p>
          </table:table-cell>
          <table:table-cell office:value-type="currency" office:value="260" table:formula="msoxl:=IF(F246/E246=0,&quot;0 €&quot;,F246/E246)" table:style-name="ce11">
            <text:p>260,00 €</text:p>
          </table:table-cell>
          <table:table-cell office:value-type="currency" office:value="14.3" table:formula="msoxl:=F246*(1+10%)" table:style-name="ce11">
            <text:p>14,30 €</text:p>
          </table:table-cell>
          <table:table-cell office:value-type="currency" office:value="286" table:formula="msoxl:=G246*(1+10%)" table:style-name="ce12">
            <text:p>286,0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aviar huile olive basilic</text:p>
          </table:table-cell>
          <table:table-cell office:value-type="string" table:style-name="ce45">
            <text:p>TOPPING</text:p>
          </table:table-cell>
          <table:table-cell table:style-name="ce8"/>
          <table:table-cell office:value-type="string" table:style-name="ce8">
            <text:p>Caviaroli</text:p>
          </table:table-cell>
          <table:table-cell office:value-type="float" office:value="0.05" table:style-name="ce10">
            <text:p>0,05 kg</text:p>
          </table:table-cell>
          <table:table-cell office:value-type="currency" office:value="13" table:style-name="ce11">
            <text:p>13,00 €</text:p>
          </table:table-cell>
          <table:table-cell office:value-type="currency" office:value="260" table:formula="msoxl:=IF(F247/E247=0,&quot;0 €&quot;,F247/E247)" table:style-name="ce11">
            <text:p>260,00 €</text:p>
          </table:table-cell>
          <table:table-cell office:value-type="currency" office:value="14.3" table:formula="msoxl:=F247*(1+10%)" table:style-name="ce11">
            <text:p>14,30 €</text:p>
          </table:table-cell>
          <table:table-cell office:value-type="currency" office:value="286" table:formula="msoxl:=G247*(1+10%)" table:style-name="ce12">
            <text:p>286,0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aviar vinaigre balsamique</text:p>
          </table:table-cell>
          <table:table-cell office:value-type="string" table:style-name="ce45">
            <text:p>TOPPING</text:p>
          </table:table-cell>
          <table:table-cell table:style-name="ce8"/>
          <table:table-cell office:value-type="string" table:style-name="ce8">
            <text:p>Caviaroli</text:p>
          </table:table-cell>
          <table:table-cell office:value-type="float" office:value="0.05" table:style-name="ce10">
            <text:p>0,05 kg</text:p>
          </table:table-cell>
          <table:table-cell office:value-type="currency" office:value="13" table:style-name="ce11">
            <text:p>13,00 €</text:p>
          </table:table-cell>
          <table:table-cell office:value-type="currency" office:value="260" table:formula="msoxl:=IF(F248/E248=0,&quot;0 €&quot;,F248/E248)" table:style-name="ce11">
            <text:p>260,00 €</text:p>
          </table:table-cell>
          <table:table-cell office:value-type="currency" office:value="14.3" table:formula="msoxl:=F248*(1+10%)" table:style-name="ce11">
            <text:p>14,30 €</text:p>
          </table:table-cell>
          <table:table-cell office:value-type="currency" office:value="286" table:formula="msoxl:=G248*(1+10%)" table:style-name="ce12">
            <text:p>286,0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14">
            <text:p>chocolat blanc fleurs fraîches</text:p>
          </table:table-cell>
          <table:table-cell office:value-type="string" table:style-name="ce45">
            <text:p>TOPPING</text:p>
          </table:table-cell>
          <table:table-cell office:value-type="string" table:style-name="ce8">
            <text:p>Maison</text:p>
          </table:table-cell>
          <table:table-cell office:value-type="string" table:style-name="ce8">
            <text:p>Maison</text:p>
          </table:table-cell>
          <table:table-cell office:value-type="float" office:value="1" table:style-name="ce10">
            <text:p>1,00 kg</text:p>
          </table:table-cell>
          <table:table-cell office:value-type="currency" office:value="7" table:formula="msoxl:=IF(G249*E249=0,&quot;0 €&quot;,G249*E249)" table:style-name="ce11">
            <text:p>7,00 €</text:p>
          </table:table-cell>
          <table:table-cell office:value-type="currency" office:value="7" table:style-name="ce136">
            <text:p>7,00 €</text:p>
          </table:table-cell>
          <table:table-cell office:value-type="currency" office:value="7.7000000000000011" table:formula="msoxl:=F249*(1+10%)" table:style-name="ce11">
            <text:p>7,70 €</text:p>
          </table:table-cell>
          <table:table-cell office:value-type="currency" office:value="7.7000000000000011" table:formula="msoxl:=G249*(1+10%)" table:style-name="ce12">
            <text:p>7,7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onfiture <text:s/>cerise thym ?</text:p>
          </table:table-cell>
          <table:table-cell office:value-type="string" table:style-name="ce45">
            <text:p>TOPPING</text:p>
          </table:table-cell>
          <table:table-cell table:style-name="ce8"/>
          <table:table-cell office:value-type="string" table:style-name="ce8">
            <text:p>Andresy</text:p>
          </table:table-cell>
          <table:table-cell office:value-type="float" office:value="2.5000000000000001E-2" table:style-name="ce10">
            <text:p>0,03 kg</text:p>
          </table:table-cell>
          <table:table-cell office:value-type="currency" office:value="0.26550000000000001" table:style-name="ce11">
            <text:p>0,27 €</text:p>
          </table:table-cell>
          <table:table-cell office:value-type="currency" office:value="10.62" table:formula="msoxl:=IF(F250/E250=0,&quot;0 €&quot;,F250/E250)" table:style-name="ce11">
            <text:p>10,62 €</text:p>
          </table:table-cell>
          <table:table-cell office:value-type="currency" office:value="0.29205000000000003" table:formula="msoxl:=F250*(1+10%)" table:style-name="ce11">
            <text:p>0,29 €</text:p>
          </table:table-cell>
          <table:table-cell office:value-type="currency" office:value="11.682" table:formula="msoxl:=G250*(1+10%)" table:style-name="ce12">
            <text:p>11,68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onfiture abricot, fraise</text:p>
          </table:table-cell>
          <table:table-cell office:value-type="string" table:style-name="ce45">
            <text:p>TOPPING</text:p>
          </table:table-cell>
          <table:table-cell office:value-type="string" table:style-name="ce8">
            <text:p>Alain Milliat</text:p>
          </table:table-cell>
          <table:table-cell office:value-type="string" table:style-name="ce8">
            <text:p>Ankorstore</text:p>
          </table:table-cell>
          <table:table-cell office:value-type="float" office:value="2.8000000000000001E-2" table:style-name="ce10">
            <text:p>0,03 kg</text:p>
          </table:table-cell>
          <table:table-cell office:value-type="currency" office:value="0.32" table:style-name="ce11">
            <text:p>0,32 €</text:p>
          </table:table-cell>
          <table:table-cell office:value-type="currency" office:value="11.428571428571429" table:formula="msoxl:=IF(F251/E251=0,&quot;0 €&quot;,F251/E251)" table:style-name="ce11">
            <text:p>11,43 €</text:p>
          </table:table-cell>
          <table:table-cell office:value-type="currency" office:value="0.35200000000000004" table:formula="msoxl:=F251*(1+10%)" table:style-name="ce11">
            <text:p>0,35 €</text:p>
          </table:table-cell>
          <table:table-cell office:value-type="currency" office:value="12.571428571428573" table:formula="msoxl:=G251*(1+10%)" table:style-name="ce12">
            <text:p>12,57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onfiture cerise 24x30g</text:p>
          </table:table-cell>
          <table:table-cell office:value-type="string" table:style-name="ce45">
            <text:p>TOPPING</text:p>
          </table:table-cell>
          <table:table-cell office:value-type="string" table:style-name="ce8">
            <text:p>Gilbert</text:p>
          </table:table-cell>
          <table:table-cell office:value-type="string" table:style-name="ce9">
            <text:p>Métro</text:p>
          </table:table-cell>
          <table:table-cell office:value-type="float" office:value="0.72" table:style-name="ce10">
            <text:p>0,72 kg</text:p>
          </table:table-cell>
          <table:table-cell office:value-type="currency" office:value="11.92" table:style-name="ce11">
            <text:p>11,92 €</text:p>
          </table:table-cell>
          <table:table-cell office:value-type="currency" office:value="16.555555555555557" table:formula="msoxl:=IF(F252/E252=0,&quot;0 €&quot;,F252/E252)" table:style-name="ce11">
            <text:p>16,56 €</text:p>
          </table:table-cell>
          <table:table-cell office:value-type="currency" office:value="13.112" table:formula="msoxl:=F252*(1+10%)" table:style-name="ce11">
            <text:p>13,11 €</text:p>
          </table:table-cell>
          <table:table-cell office:value-type="currency" office:value="18.211111111111116" table:formula="msoxl:=G252*(1+10%)" table:style-name="ce12">
            <text:p>18,21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2">
            <text:p>Chocolat blanc 30% cacao en palets</text:p>
          </table:table-cell>
          <table:table-cell office:value-type="string" table:style-name="ce45">
            <text:p>TOPPING</text:p>
          </table:table-cell>
          <table:table-cell office:value-type="string" table:style-name="ce8">
            <text:p>Metro chef</text:p>
          </table:table-cell>
          <table:table-cell office:value-type="string" table:style-name="ce8">
            <text:p>Métro</text:p>
          </table:table-cell>
          <table:table-cell office:value-type="float" office:value="5" table:style-name="ce10">
            <text:p>5,00 kg</text:p>
          </table:table-cell>
          <table:table-cell office:value-type="currency" office:value="28.89" table:style-name="ce11">
            <text:p>28,89 €</text:p>
          </table:table-cell>
          <table:table-cell office:value-type="currency" office:value="5.7780000000000005" table:formula="msoxl:=IF(F253/E253=0,&quot;0 €&quot;,F253/E253)" table:style-name="ce11">
            <text:p>5,78 €</text:p>
          </table:table-cell>
          <table:table-cell office:value-type="currency" office:value="31.779000000000003" table:formula="msoxl:=F253*(1+10%)" table:style-name="ce11">
            <text:p>31,78 €</text:p>
          </table:table-cell>
          <table:table-cell office:value-type="currency" office:value="6.3558000000000012" table:formula="msoxl:=G253*(1+10%)" table:style-name="ce12">
            <text:p>6,36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onfiture cerise griotte</text:p>
          </table:table-cell>
          <table:table-cell office:value-type="string" table:style-name="ce45">
            <text:p>TOPPING</text:p>
          </table:table-cell>
          <table:table-cell table:style-name="ce8"/>
          <table:table-cell office:value-type="string" table:style-name="ce8">
            <text:p>Andresy</text:p>
          </table:table-cell>
          <table:table-cell office:value-type="float" office:value="2.5000000000000001E-2" table:style-name="ce10">
            <text:p>0,03 kg</text:p>
          </table:table-cell>
          <table:table-cell office:value-type="currency" office:value="0.29530000000000001" table:style-name="ce11">
            <text:p>0,30 €</text:p>
          </table:table-cell>
          <table:table-cell office:value-type="currency" office:value="11.811999999999999" table:formula="msoxl:=IF(F254/E254=0,&quot;0 €&quot;,F254/E254)" table:style-name="ce11">
            <text:p>11,81 €</text:p>
          </table:table-cell>
          <table:table-cell office:value-type="currency" office:value="0.32483000000000001" table:formula="msoxl:=F254*(1+10%)" table:style-name="ce11">
            <text:p>0,32 €</text:p>
          </table:table-cell>
          <table:table-cell office:value-type="currency" office:value="12.9932" table:formula="msoxl:=G254*(1+10%)" table:style-name="ce12">
            <text:p>12,99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onfiture coing Provence</text:p>
          </table:table-cell>
          <table:table-cell office:value-type="string" table:style-name="ce45">
            <text:p>TOPPING</text:p>
          </table:table-cell>
          <table:table-cell table:style-name="ce8"/>
          <table:table-cell office:value-type="string" table:style-name="ce8">
            <text:p>Andresy</text:p>
          </table:table-cell>
          <table:table-cell office:value-type="float" office:value="2.5000000000000001E-2" table:style-name="ce10">
            <text:p>0,03 kg</text:p>
          </table:table-cell>
          <table:table-cell office:value-type="currency" office:value="0.28510000000000002" table:style-name="ce11">
            <text:p>0,29 €</text:p>
          </table:table-cell>
          <table:table-cell office:value-type="currency" office:value="11.404" table:formula="msoxl:=IF(F255/E255=0,&quot;0 €&quot;,F255/E255)" table:style-name="ce11">
            <text:p>11,40 €</text:p>
          </table:table-cell>
          <table:table-cell office:value-type="currency" office:value="0.31361000000000006" table:formula="msoxl:=F255*(1+10%)" table:style-name="ce11">
            <text:p>0,31 €</text:p>
          </table:table-cell>
          <table:table-cell office:value-type="currency" office:value="12.544400000000001" table:formula="msoxl:=G255*(1+10%)" table:style-name="ce12">
            <text:p>12,54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onfiture figue 24x30g</text:p>
          </table:table-cell>
          <table:table-cell office:value-type="string" table:style-name="ce45">
            <text:p>TOPPING</text:p>
          </table:table-cell>
          <table:table-cell office:value-type="string" table:style-name="ce8">
            <text:p>Gilbert</text:p>
          </table:table-cell>
          <table:table-cell office:value-type="string" table:style-name="ce9">
            <text:p>Métro</text:p>
          </table:table-cell>
          <table:table-cell office:value-type="float" office:value="0.72" table:style-name="ce10">
            <text:p>0,72 kg</text:p>
          </table:table-cell>
          <table:table-cell office:value-type="currency" office:value="10.46" table:style-name="ce11">
            <text:p>10,46 €</text:p>
          </table:table-cell>
          <table:table-cell office:value-type="currency" office:value="14.52777777777778" table:formula="msoxl:=IF(F256/E256=0,&quot;0 €&quot;,F256/E256)" table:style-name="ce11">
            <text:p>14,53 €</text:p>
          </table:table-cell>
          <table:table-cell office:value-type="currency" office:value="11.506000000000002" table:formula="msoxl:=F256*(1+10%)" table:style-name="ce11">
            <text:p>11,51 €</text:p>
          </table:table-cell>
          <table:table-cell office:value-type="currency" office:value="15.98055555555556" table:formula="msoxl:=G256*(1+10%)" table:style-name="ce12">
            <text:p>15,98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onfiture figue 8x50g</text:p>
          </table:table-cell>
          <table:table-cell office:value-type="string" table:style-name="ce45">
            <text:p>TOPPING</text:p>
          </table:table-cell>
          <table:table-cell office:value-type="string" table:style-name="ce8">
            <text:p>Cuillère gourmande</text:p>
          </table:table-cell>
          <table:table-cell office:value-type="string" table:style-name="ce8">
            <text:p>Cuillère gourmande</text:p>
          </table:table-cell>
          <table:table-cell office:value-type="float" office:value="0.05" table:style-name="ce10">
            <text:p>0,05 kg</text:p>
          </table:table-cell>
          <table:table-cell office:value-type="currency" office:value="1.2" table:style-name="ce11">
            <text:p>1,20 €</text:p>
          </table:table-cell>
          <table:table-cell office:value-type="currency" office:value="23.999999999999996" table:formula="msoxl:=IF(F257/E257=0,&quot;0 €&quot;,F257/E257)" table:style-name="ce11">
            <text:p>24,00 €</text:p>
          </table:table-cell>
          <table:table-cell office:value-type="currency" office:value="1.32" table:formula="msoxl:=F257*(1+10%)" table:style-name="ce11">
            <text:p>1,32 €</text:p>
          </table:table-cell>
          <table:table-cell office:value-type="currency" office:value="26.4" table:formula="msoxl:=G257*(1+10%)" table:style-name="ce12">
            <text:p>26,4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onfiture figue cassis</text:p>
          </table:table-cell>
          <table:table-cell office:value-type="string" table:style-name="ce45">
            <text:p>TOPPING</text:p>
          </table:table-cell>
          <table:table-cell table:style-name="ce8"/>
          <table:table-cell office:value-type="string" table:style-name="ce8">
            <text:p>Andresy</text:p>
          </table:table-cell>
          <table:table-cell office:value-type="float" office:value="2.5000000000000001E-2" table:style-name="ce10">
            <text:p>0,03 kg</text:p>
          </table:table-cell>
          <table:table-cell office:value-type="currency" office:value="0.31790000000000002" table:style-name="ce11">
            <text:p>0,32 €</text:p>
          </table:table-cell>
          <table:table-cell office:value-type="currency" office:value="12.715999999999999" table:formula="msoxl:=IF(F258/E258=0,&quot;0 €&quot;,F258/E258)" table:style-name="ce11">
            <text:p>12,72 €</text:p>
          </table:table-cell>
          <table:table-cell office:value-type="currency" office:value="0.34969000000000006" table:formula="msoxl:=F258*(1+10%)" table:style-name="ce11">
            <text:p>0,35 €</text:p>
          </table:table-cell>
          <table:table-cell office:value-type="currency" office:value="13.9876" table:formula="msoxl:=G258*(1+10%)" table:style-name="ce12">
            <text:p>13,99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onfiture figue, abricot, cerise 28g x 40</text:p>
          </table:table-cell>
          <table:table-cell office:value-type="string" table:style-name="ce45">
            <text:p>TOPPING</text:p>
          </table:table-cell>
          <table:table-cell office:value-type="string" table:style-name="ce8">
            <text:p>Lucien Georgelin</text:p>
          </table:table-cell>
          <table:table-cell office:value-type="string" table:style-name="ce9">
            <text:p>Métro</text:p>
          </table:table-cell>
          <table:table-cell office:value-type="float" office:value="1.1200000000000001" table:style-name="ce10">
            <text:p>1,12 kg</text:p>
          </table:table-cell>
          <table:table-cell office:value-type="currency" office:value="14.26" table:style-name="ce11">
            <text:p>14,26 €</text:p>
          </table:table-cell>
          <table:table-cell office:value-type="currency" office:value="12.732142857142856" table:formula="msoxl:=IF(F259/E259=0,&quot;0 €&quot;,F259/E259)" table:style-name="ce11">
            <text:p>12,73 €</text:p>
          </table:table-cell>
          <table:table-cell office:value-type="currency" office:value="15.686000000000002" table:formula="msoxl:=F259*(1+10%)" table:style-name="ce11">
            <text:p>15,69 €</text:p>
          </table:table-cell>
          <table:table-cell office:value-type="currency" office:value="14.005357142857143" table:formula="msoxl:=G259*(1+10%)" table:style-name="ce12">
            <text:p>14,01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onfiture myrtille</text:p>
          </table:table-cell>
          <table:table-cell office:value-type="string" table:style-name="ce45">
            <text:p>TOPPING</text:p>
          </table:table-cell>
          <table:table-cell office:value-type="string" table:style-name="ce8">
            <text:p>Alain Milliat</text:p>
          </table:table-cell>
          <table:table-cell office:value-type="string" table:style-name="ce8">
            <text:p>Ankorstore</text:p>
          </table:table-cell>
          <table:table-cell office:value-type="float" office:value="2.8000000000000001E-2" table:style-name="ce10">
            <text:p>0,03 kg</text:p>
          </table:table-cell>
          <table:table-cell office:value-type="currency" office:value="0.42" table:style-name="ce11">
            <text:p>0,42 €</text:p>
          </table:table-cell>
          <table:table-cell office:value-type="currency" office:value="15" table:formula="msoxl:=IF(F260/E260=0,&quot;0 €&quot;,F260/E260)" table:style-name="ce11">
            <text:p>15,00 €</text:p>
          </table:table-cell>
          <table:table-cell office:value-type="currency" office:value="0.46200000000000002" table:formula="msoxl:=F260*(1+10%)" table:style-name="ce11">
            <text:p>0,46 €</text:p>
          </table:table-cell>
          <table:table-cell office:value-type="currency" office:value="16.5" table:formula="msoxl:=G260*(1+10%)" table:style-name="ce12">
            <text:p>16,5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razy salad pea</text:p>
          </table:table-cell>
          <table:table-cell office:value-type="string" table:style-name="ce45">
            <text:p>TOPPING</text:p>
          </table:table-cell>
          <table:table-cell office:value-type="string" table:style-name="ce8">
            <text:p>Koppert Cress</text:p>
          </table:table-cell>
          <table:table-cell office:value-type="string" table:style-name="ce9">
            <text:p>Métro</text:p>
          </table:table-cell>
          <table:table-cell office:value-type="float" office:value="0.1" table:style-name="ce10">
            <text:p>0,10 kg</text:p>
          </table:table-cell>
          <table:table-cell office:value-type="currency" office:value="10.49" table:style-name="ce11">
            <text:p>10,49 €</text:p>
          </table:table-cell>
          <table:table-cell office:value-type="currency" office:value="104.89999999999999" table:formula="msoxl:=IF(F261/E261=0,&quot;0 €&quot;,F261/E261)" table:style-name="ce11">
            <text:p>104,90 €</text:p>
          </table:table-cell>
          <table:table-cell office:value-type="currency" office:value="11.539000000000001" table:formula="msoxl:=F261*(1+10%)" table:style-name="ce11">
            <text:p>11,54 €</text:p>
          </table:table-cell>
          <table:table-cell office:value-type="currency" office:value="115.39" table:formula="msoxl:=G261*(1+10%)" table:style-name="ce12">
            <text:p>115,39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14">
            <text:p>Feuille ou fleur capucine</text:p>
          </table:table-cell>
          <table:table-cell office:value-type="string" table:style-name="ce45">
            <text:p>TOPPING</text:p>
          </table:table-cell>
          <table:table-cell office:value-type="string" table:style-name="ce8">
            <text:p>Auda</text:p>
          </table:table-cell>
          <table:table-cell office:value-type="string" table:style-name="ce8">
            <text:p>Métro</text:p>
          </table:table-cell>
          <table:table-cell office:value-type="float" office:value="0.05" table:style-name="ce10">
            <text:p>0,05 kg</text:p>
          </table:table-cell>
          <table:table-cell office:value-type="currency" office:value="5.29" table:style-name="ce11">
            <text:p>5,29 €</text:p>
          </table:table-cell>
          <table:table-cell office:value-type="currency" office:value="105.8" table:formula="msoxl:=IF(F262/E262=0,&quot;0 €&quot;,F262/E262)" table:style-name="ce116">
            <text:p>105,80 €</text:p>
          </table:table-cell>
          <table:table-cell office:value-type="currency" office:value="5.8190000000000008" table:formula="msoxl:=F262*(1+10%)" table:style-name="ce11">
            <text:p>5,82 €</text:p>
          </table:table-cell>
          <table:table-cell office:value-type="currency" office:value="116.38000000000001" table:formula="msoxl:=G262*(1+10%)" table:style-name="ce12">
            <text:p>116,38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Feuille oyster x50</text:p>
          </table:table-cell>
          <table:table-cell office:value-type="string" table:style-name="ce45">
            <text:p>TOPPING</text:p>
          </table:table-cell>
          <table:table-cell office:value-type="string" table:style-name="ce8">
            <text:p>Koppert Cress</text:p>
          </table:table-cell>
          <table:table-cell office:value-type="string" table:style-name="ce9">
            <text:p>Métro</text:p>
          </table:table-cell>
          <table:table-cell office:value-type="float" office:value="1" table:style-name="ce10">
            <text:p>1,00 kg</text:p>
          </table:table-cell>
          <table:table-cell office:value-type="currency" office:value="15.5" table:style-name="ce11">
            <text:p>15,50 €</text:p>
          </table:table-cell>
          <table:table-cell office:value-type="currency" office:value="15.5" table:formula="msoxl:=IF(F263/E263=0,&quot;0 €&quot;,F263/E263)" table:style-name="ce11">
            <text:p>15,50 €</text:p>
          </table:table-cell>
          <table:table-cell office:value-type="currency" office:value="17.05" table:formula="msoxl:=F263*(1+10%)" table:style-name="ce11">
            <text:p>17,05 €</text:p>
          </table:table-cell>
          <table:table-cell office:value-type="currency" office:value="17.05" table:formula="msoxl:=G263*(1+10%)" table:style-name="ce12">
            <text:p>17,05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Fleur fraîche Bégonia</text:p>
          </table:table-cell>
          <table:table-cell office:value-type="string" table:style-name="ce45">
            <text:p>TOPPING</text:p>
          </table:table-cell>
          <table:table-cell office:value-type="string" table:style-name="ce8">
            <text:p>Auda</text:p>
          </table:table-cell>
          <table:table-cell office:value-type="string" table:style-name="ce9">
            <text:p>Métro</text:p>
          </table:table-cell>
          <table:table-cell office:value-type="float" office:value="0.1" table:style-name="ce10">
            <text:p>0,10 kg</text:p>
          </table:table-cell>
          <table:table-cell office:value-type="currency" office:value="3.19" table:style-name="ce11">
            <text:p>3,19 €</text:p>
          </table:table-cell>
          <table:table-cell office:value-type="currency" office:value="31.9" table:formula="msoxl:=IF(F264/E264=0,&quot;0 €&quot;,F264/E264)" table:style-name="ce11">
            <text:p>31,90 €</text:p>
          </table:table-cell>
          <table:table-cell office:value-type="currency" office:value="3.5090000000000003" table:formula="msoxl:=F264*(1+10%)" table:style-name="ce11">
            <text:p>3,51 €</text:p>
          </table:table-cell>
          <table:table-cell office:value-type="currency" office:value="35.090000000000003" table:formula="msoxl:=G264*(1+10%)" table:style-name="ce12">
            <text:p>35,09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Fleur fraîche Bourrache</text:p>
          </table:table-cell>
          <table:table-cell office:value-type="string" table:style-name="ce45">
            <text:p>TOPPING</text:p>
          </table:table-cell>
          <table:table-cell office:value-type="string" table:style-name="ce8">
            <text:p>Auda</text:p>
          </table:table-cell>
          <table:table-cell office:value-type="string" table:style-name="ce9">
            <text:p>Métro</text:p>
          </table:table-cell>
          <table:table-cell office:value-type="float" office:value="0.1" table:style-name="ce10">
            <text:p>0,10 kg</text:p>
          </table:table-cell>
          <table:table-cell office:value-type="currency" office:value="3.19" table:style-name="ce46">
            <text:p>3,19 €</text:p>
          </table:table-cell>
          <table:table-cell office:value-type="currency" office:value="31.9" table:formula="msoxl:=IF(F265/E265=0,&quot;0 €&quot;,F265/E265)" table:style-name="ce11">
            <text:p>31,90 €</text:p>
          </table:table-cell>
          <table:table-cell office:value-type="currency" office:value="3.5090000000000003" table:formula="msoxl:=F265*(1+10%)" table:style-name="ce11">
            <text:p>3,51 €</text:p>
          </table:table-cell>
          <table:table-cell office:value-type="currency" office:value="35.090000000000003" table:formula="msoxl:=G265*(1+10%)" table:style-name="ce12">
            <text:p>35,09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Fleur fraîche pensée viola</text:p>
          </table:table-cell>
          <table:table-cell office:value-type="string" table:style-name="ce45">
            <text:p>TOPPING</text:p>
          </table:table-cell>
          <table:table-cell office:value-type="string" table:style-name="ce8">
            <text:p>Auda</text:p>
          </table:table-cell>
          <table:table-cell office:value-type="string" table:style-name="ce9">
            <text:p>Métro</text:p>
          </table:table-cell>
          <table:table-cell office:value-type="float" office:value="0.1" table:style-name="ce10">
            <text:p>0,10 kg</text:p>
          </table:table-cell>
          <table:table-cell office:value-type="currency" office:value="3.19" table:style-name="ce11">
            <text:p>3,19 €</text:p>
          </table:table-cell>
          <table:table-cell office:value-type="currency" office:value="31.9" table:formula="msoxl:=IF(F266/E266=0,&quot;0 €&quot;,F266/E266)" table:style-name="ce11">
            <text:p>31,90 €</text:p>
          </table:table-cell>
          <table:table-cell office:value-type="currency" office:value="3.5090000000000003" table:formula="msoxl:=F266*(1+10%)" table:style-name="ce11">
            <text:p>3,51 €</text:p>
          </table:table-cell>
          <table:table-cell office:value-type="currency" office:value="35.090000000000003" table:formula="msoxl:=G266*(1+10%)" table:style-name="ce12">
            <text:p>35,09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Fleur sèche blue petals</text:p>
          </table:table-cell>
          <table:table-cell office:value-type="string" table:style-name="ce45">
            <text:p>TOPPING</text:p>
          </table:table-cell>
          <table:table-cell office:value-type="string" table:style-name="ce8">
            <text:p>DGStoreUK</text:p>
          </table:table-cell>
          <table:table-cell office:value-type="string" table:style-name="ce8">
            <text:p>DGStoreUK</text:p>
          </table:table-cell>
          <table:table-cell office:value-type="float" office:value="0.05" table:style-name="ce10">
            <text:p>0,05 kg</text:p>
          </table:table-cell>
          <table:table-cell office:value-type="currency" office:value="12.95" table:style-name="ce11">
            <text:p>12,95 €</text:p>
          </table:table-cell>
          <table:table-cell office:value-type="currency" office:value="258.99999999999994" table:formula="msoxl:=IF(F267/E267=0,&quot;0 €&quot;,F267/E267)" table:style-name="ce11">
            <text:p>259,00 €</text:p>
          </table:table-cell>
          <table:table-cell office:value-type="currency" office:value="14.245000000000001" table:formula="msoxl:=F267*(1+10%)" table:style-name="ce11">
            <text:p>14,25 €</text:p>
          </table:table-cell>
          <table:table-cell office:value-type="currency" office:value="284.89999999999998" table:formula="msoxl:=G267*(1+10%)" table:style-name="ce12">
            <text:p>284,9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Fleur sèche hibiscus</text:p>
          </table:table-cell>
          <table:table-cell office:value-type="string" table:style-name="ce45">
            <text:p>TOPPING</text:p>
          </table:table-cell>
          <table:table-cell office:value-type="string" table:style-name="ce8">
            <text:p>Epidélice</text:p>
          </table:table-cell>
          <table:table-cell office:value-type="string" table:style-name="ce9">
            <text:p>Métro</text:p>
          </table:table-cell>
          <table:table-cell office:value-type="float" office:value="0.4" table:style-name="ce10">
            <text:p>0,40 kg</text:p>
          </table:table-cell>
          <table:table-cell office:value-type="currency" office:value="9.5" table:style-name="ce11">
            <text:p>9,50 €</text:p>
          </table:table-cell>
          <table:table-cell office:value-type="currency" office:value="23.75" table:formula="msoxl:=IF(F268/E268=0,&quot;0 €&quot;,F268/E268)" table:style-name="ce11">
            <text:p>23,75 €</text:p>
          </table:table-cell>
          <table:table-cell office:value-type="currency" office:value="10.450000000000001" table:formula="msoxl:=F268*(1+10%)" table:style-name="ce11">
            <text:p>10,45 €</text:p>
          </table:table-cell>
          <table:table-cell office:value-type="currency" office:value="26.125000000000004" table:formula="msoxl:=G268*(1+10%)" table:style-name="ce12">
            <text:p>26,13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Fleur sèche x50</text:p>
          </table:table-cell>
          <table:table-cell office:value-type="string" table:style-name="ce45">
            <text:p>TOPPING</text:p>
          </table:table-cell>
          <table:table-cell office:value-type="string" table:style-name="ce8">
            <text:p>PCB CREATION</text:p>
          </table:table-cell>
          <table:table-cell office:value-type="string" table:style-name="ce9">
            <text:p>Métro</text:p>
          </table:table-cell>
          <table:table-cell office:value-type="float" office:value="0.1" table:style-name="ce10">
            <text:p>0,10 kg</text:p>
          </table:table-cell>
          <table:table-cell office:value-type="currency" office:value="10.24" table:style-name="ce11">
            <text:p>10,24 €</text:p>
          </table:table-cell>
          <table:table-cell office:value-type="currency" office:value="102.39999999999999" table:formula="msoxl:=IF(F269/E269=0,&quot;0 €&quot;,F269/E269)" table:style-name="ce11">
            <text:p>102,40 €</text:p>
          </table:table-cell>
          <table:table-cell office:value-type="currency" office:value="11.264000000000001" table:formula="msoxl:=F269*(1+10%)" table:style-name="ce11">
            <text:p>11,26 €</text:p>
          </table:table-cell>
          <table:table-cell office:value-type="currency" office:value="112.64" table:formula="msoxl:=G269*(1+10%)" table:style-name="ce12">
            <text:p>112,64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Fleurs verveine rouge et rose x50</text:p>
          </table:table-cell>
          <table:table-cell office:value-type="string" table:style-name="ce45">
            <text:p>TOPPING</text:p>
          </table:table-cell>
          <table:table-cell office:value-type="string" table:style-name="ce8">
            <text:p>PCB CREATION</text:p>
          </table:table-cell>
          <table:table-cell office:value-type="string" table:style-name="ce9">
            <text:p>Métro</text:p>
          </table:table-cell>
          <table:table-cell office:value-type="float" office:value="0.05" table:style-name="ce10">
            <text:p>0,05 kg</text:p>
          </table:table-cell>
          <table:table-cell office:value-type="currency" office:value="10.5" table:style-name="ce11">
            <text:p>10,50 €</text:p>
          </table:table-cell>
          <table:table-cell office:value-type="currency" office:value="210" table:formula="msoxl:=IF(F270/E270=0,&quot;0 €&quot;,F270/E270)" table:style-name="ce11">
            <text:p>210,00 €</text:p>
          </table:table-cell>
          <table:table-cell office:value-type="currency" office:value="11.55" table:formula="msoxl:=F270*(1+10%)" table:style-name="ce11">
            <text:p>11,55 €</text:p>
          </table:table-cell>
          <table:table-cell office:value-type="currency" office:value="231.00000000000003" table:formula="msoxl:=G270*(1+10%)" table:style-name="ce12">
            <text:p>231,0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Germes betterave</text:p>
          </table:table-cell>
          <table:table-cell office:value-type="string" table:style-name="ce45">
            <text:p>TOPPING</text:p>
          </table:table-cell>
          <table:table-cell table:style-name="ce8"/>
          <table:table-cell office:value-type="string" table:style-name="ce9">
            <text:p>Métro</text:p>
          </table:table-cell>
          <table:table-cell office:value-type="float" office:value="0.05" table:style-name="ce10">
            <text:p>0,05 kg</text:p>
          </table:table-cell>
          <table:table-cell office:value-type="currency" office:value="1.19" table:style-name="ce11">
            <text:p>1,19 €</text:p>
          </table:table-cell>
          <table:table-cell office:value-type="currency" office:value="23.799999999999997" table:formula="msoxl:=IF(F271/E271=0,&quot;0 €&quot;,F271/E271)" table:style-name="ce11">
            <text:p>23,80 €</text:p>
          </table:table-cell>
          <table:table-cell office:value-type="currency" office:value="1.3089999999999999" table:formula="msoxl:=F271*(1+10%)" table:style-name="ce11">
            <text:p>1,31 €</text:p>
          </table:table-cell>
          <table:table-cell office:value-type="currency" office:value="26.18" table:formula="msoxl:=G271*(1+10%)" table:style-name="ce12">
            <text:p>26,18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Germes légumes mélange flashy<text:s/></text:p>
          </table:table-cell>
          <table:table-cell office:value-type="string" table:style-name="ce45">
            <text:p>TOPPING</text:p>
          </table:table-cell>
          <table:table-cell office:value-type="string" table:style-name="ce8">
            <text:p>Mélange couleur Vitalfa</text:p>
          </table:table-cell>
          <table:table-cell office:value-type="string" table:style-name="ce9">
            <text:p>Métro</text:p>
          </table:table-cell>
          <table:table-cell office:value-type="float" office:value="8.5000000000000006E-2" table:style-name="ce10">
            <text:p>0,09 kg</text:p>
          </table:table-cell>
          <table:table-cell office:value-type="currency" office:value="1.79" table:style-name="ce11">
            <text:p>1,79 €</text:p>
          </table:table-cell>
          <table:table-cell office:value-type="currency" office:value="21.058823529411764" table:formula="msoxl:=IF(F272/E272=0,&quot;0 €&quot;,F272/E272)" table:style-name="ce11">
            <text:p>21,06 €</text:p>
          </table:table-cell>
          <table:table-cell office:value-type="currency" office:value="1.9690000000000003" table:formula="msoxl:=F272*(1+10%)" table:style-name="ce11">
            <text:p>1,97 €</text:p>
          </table:table-cell>
          <table:table-cell office:value-type="currency" office:value="23.164705882352944" table:formula="msoxl:=G272*(1+10%)" table:style-name="ce12">
            <text:p>23,16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Germes pois verts</text:p>
          </table:table-cell>
          <table:table-cell office:value-type="string" table:style-name="ce45">
            <text:p>TOPPING</text:p>
          </table:table-cell>
          <table:table-cell table:style-name="ce8"/>
          <table:table-cell office:value-type="string" table:style-name="ce9">
            <text:p>Métro</text:p>
          </table:table-cell>
          <table:table-cell office:value-type="float" office:value="0.05" table:style-name="ce10">
            <text:p>0,05 kg</text:p>
          </table:table-cell>
          <table:table-cell office:value-type="currency" office:value="1.99" table:style-name="ce11">
            <text:p>1,99 €</text:p>
          </table:table-cell>
          <table:table-cell office:value-type="currency" office:value="39.799999999999997" table:formula="msoxl:=IF(F273/E273=0,&quot;0 €&quot;,F273/E273)" table:style-name="ce11">
            <text:p>39,80 €</text:p>
          </table:table-cell>
          <table:table-cell office:value-type="currency" office:value="2.1890000000000001" table:formula="msoxl:=F273*(1+10%)" table:style-name="ce11">
            <text:p>2,19 €</text:p>
          </table:table-cell>
          <table:table-cell office:value-type="currency" office:value="43.78" table:formula="msoxl:=G273*(1+10%)" table:style-name="ce12">
            <text:p>43,78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14">
            <text:p>Guimauve</text:p>
          </table:table-cell>
          <table:table-cell office:value-type="string" table:style-name="ce45">
            <text:p>TOPPING</text:p>
          </table:table-cell>
          <table:table-cell table:style-name="ce8"/>
          <table:table-cell office:value-type="string" table:style-name="ce8">
            <text:p>Métro</text:p>
          </table:table-cell>
          <table:table-cell office:value-type="float" office:value="1" table:style-name="ce10">
            <text:p>1,00 kg</text:p>
          </table:table-cell>
          <table:table-cell office:value-type="currency" office:value="5.79" table:style-name="ce11">
            <text:p>5,79 €</text:p>
          </table:table-cell>
          <table:table-cell office:value-type="currency" office:value="5.79" table:formula="msoxl:=IF(F274/E274=0,&quot;0 €&quot;,F274/E274)" table:style-name="ce115">
            <text:p>5,79 €</text:p>
          </table:table-cell>
          <table:table-cell office:value-type="currency" office:value="6.3690000000000007" table:formula="msoxl:=F274*(1+10%)" table:style-name="ce11">
            <text:p>6,37 €</text:p>
          </table:table-cell>
          <table:table-cell office:value-type="currency" office:value="6.3690000000000007" table:formula="msoxl:=G274*(1+10%)" table:style-name="ce12">
            <text:p>6,37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14">
            <text:p>Huile olive</text:p>
          </table:table-cell>
          <table:table-cell office:value-type="string" table:style-name="ce45">
            <text:p>TOPPING</text:p>
          </table:table-cell>
          <table:table-cell office:value-type="string" table:style-name="ce8">
            <text:p>Ondalia</text:p>
          </table:table-cell>
          <table:table-cell office:value-type="string" table:style-name="ce8">
            <text:p>Métro</text:p>
          </table:table-cell>
          <table:table-cell office:value-type="float" office:value="5" table:style-name="ce10">
            <text:p>5,00 kg</text:p>
          </table:table-cell>
          <table:table-cell office:value-type="currency" office:value="19.950000000000003" table:formula="msoxl:=IF(G275*E275=0,&quot;0 €&quot;,G275*E275)" table:style-name="ce11">
            <text:p>19,95 €</text:p>
          </table:table-cell>
          <table:table-cell office:value-type="currency" office:value="3.99" table:style-name="ce114">
            <text:p>3,99 €</text:p>
          </table:table-cell>
          <table:table-cell office:value-type="currency" office:value="21.945000000000004" table:formula="msoxl:=F275*(1+10%)" table:style-name="ce11">
            <text:p>21,95 €</text:p>
          </table:table-cell>
          <table:table-cell office:value-type="currency" office:value="4.3890000000000002" table:formula="msoxl:=G275*(1+10%)" table:style-name="ce12">
            <text:p>4,39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Mélange pétales fleurs</text:p>
          </table:table-cell>
          <table:table-cell office:value-type="string" table:style-name="ce45">
            <text:p>TOPPING</text:p>
          </table:table-cell>
          <table:table-cell office:value-type="string" table:style-name="ce8">
            <text:p>Albert Ménès</text:p>
          </table:table-cell>
          <table:table-cell office:value-type="string" table:style-name="ce8">
            <text:p>gde surfaces</text:p>
          </table:table-cell>
          <table:table-cell office:value-type="float" office:value="0.28000000000000003" table:style-name="ce10">
            <text:p>0,28 kg</text:p>
          </table:table-cell>
          <table:table-cell office:value-type="currency" office:value="3.87" table:style-name="ce11">
            <text:p>3,87 €</text:p>
          </table:table-cell>
          <table:table-cell office:value-type="currency" office:value="13.821428571428571" table:formula="msoxl:=IF(F276/E276=0,&quot;0 €&quot;,F276/E276)" table:style-name="ce11">
            <text:p>13,82 €</text:p>
          </table:table-cell>
          <table:table-cell office:value-type="currency" office:value="4.2570000000000006" table:formula="msoxl:=F276*(1+10%)" table:style-name="ce11">
            <text:p>4,26 €</text:p>
          </table:table-cell>
          <table:table-cell office:value-type="currency" office:value="15.203571428571429" table:formula="msoxl:=G276*(1+10%)" table:style-name="ce12">
            <text:p>15,2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14">
            <text:p>Miel de fleurs</text:p>
          </table:table-cell>
          <table:table-cell office:value-type="string" table:style-name="ce45">
            <text:p>TOPPING</text:p>
          </table:table-cell>
          <table:table-cell office:value-type="string" table:style-name="ce8">
            <text:p>Alain Milliat</text:p>
          </table:table-cell>
          <table:table-cell office:value-type="string" table:style-name="ce8">
            <text:p>Ankorstore</text:p>
          </table:table-cell>
          <table:table-cell office:value-type="float" office:value="2.8000000000000001E-2" table:style-name="ce10">
            <text:p>0,03 kg</text:p>
          </table:table-cell>
          <table:table-cell office:value-type="currency" office:value="0.5" table:style-name="ce11">
            <text:p>0,50 €</text:p>
          </table:table-cell>
          <table:table-cell office:value-type="currency" office:value="17.857142857142858" table:formula="msoxl:=IF(F277/E277=0,&quot;0 €&quot;,F277/E277)" table:style-name="ce11">
            <text:p>17,86 €</text:p>
          </table:table-cell>
          <table:table-cell office:value-type="currency" office:value="0.55000000000000004" table:formula="msoxl:=F277*(1+10%)" table:style-name="ce11">
            <text:p>0,55 €</text:p>
          </table:table-cell>
          <table:table-cell office:value-type="currency" office:value="19.642857142857146" table:formula="msoxl:=G277*(1+10%)" table:style-name="ce12">
            <text:p>19,64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Miel chataignier en rayon<text:s/></text:p>
          </table:table-cell>
          <table:table-cell office:value-type="string" table:style-name="ce45">
            <text:p>TOPPING</text:p>
          </table:table-cell>
          <table:table-cell office:value-type="string" table:style-name="ce8">
            <text:p>Ruche Monnier</text:p>
          </table:table-cell>
          <table:table-cell office:value-type="string" table:style-name="ce8">
            <text:p>Ruche Monnier</text:p>
          </table:table-cell>
          <table:table-cell office:value-type="float" office:value="0.18" table:style-name="ce10">
            <text:p>0,18 kg</text:p>
          </table:table-cell>
          <table:table-cell office:value-type="currency" office:value="5.5" table:style-name="ce11">
            <text:p>5,50 €</text:p>
          </table:table-cell>
          <table:table-cell office:value-type="currency" office:value="30.555555555555557" table:formula="msoxl:=IF(F278/E278=0,&quot;0 €&quot;,F278/E278)" table:style-name="ce11">
            <text:p>30,56 €</text:p>
          </table:table-cell>
          <table:table-cell office:value-type="currency" office:value="6.0500000000000007" table:formula="msoxl:=F278*(1+10%)" table:style-name="ce11">
            <text:p>6,05 €</text:p>
          </table:table-cell>
          <table:table-cell office:value-type="currency" office:value="33.611111111111114" table:formula="msoxl:=G278*(1+10%)" table:style-name="ce12">
            <text:p>33,61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Pousse salad pea</text:p>
          </table:table-cell>
          <table:table-cell office:value-type="string" table:style-name="ce45">
            <text:p>TOPPING</text:p>
          </table:table-cell>
          <table:table-cell office:value-type="string" table:style-name="ce8">
            <text:p>Vitalea</text:p>
          </table:table-cell>
          <table:table-cell office:value-type="string" table:style-name="ce9">
            <text:p>Métro</text:p>
          </table:table-cell>
          <table:table-cell office:value-type="float" office:value="0.05" table:style-name="ce10">
            <text:p>0,05 kg</text:p>
          </table:table-cell>
          <table:table-cell office:value-type="currency" office:value="1.99" table:style-name="ce11">
            <text:p>1,99 €</text:p>
          </table:table-cell>
          <table:table-cell office:value-type="currency" office:value="39.799999999999997" table:formula="msoxl:=IF(F279/E279=0,&quot;0 €&quot;,F279/E279)" table:style-name="ce11">
            <text:p>39,80 €</text:p>
          </table:table-cell>
          <table:table-cell office:value-type="currency" office:value="2.1890000000000001" table:formula="msoxl:=F279*(1+10%)" table:style-name="ce11">
            <text:p>2,19 €</text:p>
          </table:table-cell>
          <table:table-cell office:value-type="currency" office:value="43.78" table:formula="msoxl:=G279*(1+10%)" table:style-name="ce12">
            <text:p>43,78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Pralines</text:p>
          </table:table-cell>
          <table:table-cell office:value-type="string" table:style-name="ce45">
            <text:p>TOPPING</text:p>
          </table:table-cell>
          <table:table-cell office:value-type="string" table:style-name="ce8">
            <text:p>St Genix</text:p>
          </table:table-cell>
          <table:table-cell office:value-type="string" table:style-name="ce9">
            <text:p>Métro</text:p>
          </table:table-cell>
          <table:table-cell office:value-type="float" office:value="2.5" table:style-name="ce10">
            <text:p>2,50 kg</text:p>
          </table:table-cell>
          <table:table-cell office:value-type="currency" office:value="12.84" table:style-name="ce11">
            <text:p>12,84 €</text:p>
          </table:table-cell>
          <table:table-cell office:value-type="currency" office:value="5.1360000000000001" table:formula="msoxl:=IF(F280/E280=0,&quot;0 €&quot;,F280/E280)" table:style-name="ce11">
            <text:p>5,14 €</text:p>
          </table:table-cell>
          <table:table-cell office:value-type="currency" office:value="14.124000000000001" table:formula="msoxl:=F280*(1+10%)" table:style-name="ce11">
            <text:p>14,12 €</text:p>
          </table:table-cell>
          <table:table-cell office:value-type="currency" office:value="5.6496000000000004" table:formula="msoxl:=G280*(1+10%)" table:style-name="ce12">
            <text:p>5,65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Rayon de Miel</text:p>
          </table:table-cell>
          <table:table-cell office:value-type="string" table:style-name="ce45">
            <text:p>TOPPING</text:p>
          </table:table-cell>
          <table:table-cell office:value-type="string" table:style-name="ce8">
            <text:p>Miel in France</text:p>
          </table:table-cell>
          <table:table-cell office:value-type="string" table:style-name="ce8">
            <text:p>Miel in France</text:p>
          </table:table-cell>
          <table:table-cell office:value-type="float" office:value="0.42" table:style-name="ce10">
            <text:p>0,42 kg</text:p>
          </table:table-cell>
          <table:table-cell office:value-type="currency" office:value="11.76" table:formula="msoxl:=IF(G281*E281=0,&quot;0 €&quot;,G281*E281)" table:style-name="ce11">
            <text:p>11,76 €</text:p>
          </table:table-cell>
          <table:table-cell office:value-type="currency" office:value="28" table:style-name="ce11">
            <text:p>28,00 €</text:p>
          </table:table-cell>
          <table:table-cell office:value-type="currency" office:value="12.936" table:formula="msoxl:=F281*(1+10%)" table:style-name="ce11">
            <text:p>12,94 €</text:p>
          </table:table-cell>
          <table:table-cell office:value-type="currency" office:value="30.800000000000004" table:formula="msoxl:=G281*(1+10%)" table:style-name="ce12">
            <text:p>30,8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Rayon de Miel</text:p>
          </table:table-cell>
          <table:table-cell office:value-type="string" table:style-name="ce45">
            <text:p>TOPPING</text:p>
          </table:table-cell>
          <table:table-cell office:value-type="string" table:style-name="ce8">
            <text:p>L'abeille heureuse</text:p>
          </table:table-cell>
          <table:table-cell office:value-type="string" table:style-name="ce8">
            <text:p>L'abeille heureuse</text:p>
          </table:table-cell>
          <table:table-cell office:value-type="float" office:value="0.4" table:style-name="ce10">
            <text:p>0,40 kg</text:p>
          </table:table-cell>
          <table:table-cell office:value-type="currency" office:value="17.899999999999999" table:style-name="ce11">
            <text:p>17,90 €</text:p>
          </table:table-cell>
          <table:table-cell office:value-type="currency" office:value="44.749999999999993" table:formula="msoxl:=IF(F282/E282=0,&quot;0 €&quot;,F282/E282)" table:style-name="ce11">
            <text:p>44,75 €</text:p>
          </table:table-cell>
          <table:table-cell office:value-type="currency" office:value="19.690000000000001" table:formula="msoxl:=F282*(1+10%)" table:style-name="ce11">
            <text:p>19,69 €</text:p>
          </table:table-cell>
          <table:table-cell office:value-type="currency" office:value="49.224999999999994" table:formula="msoxl:=G282*(1+10%)" table:style-name="ce12">
            <text:p>49,23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Rayon de Miel</text:p>
          </table:table-cell>
          <table:table-cell office:value-type="string" table:style-name="ce45">
            <text:p>TOPPING</text:p>
          </table:table-cell>
          <table:table-cell office:value-type="string" table:style-name="ce8">
            <text:p>Muria</text:p>
          </table:table-cell>
          <table:table-cell office:value-type="string" table:style-name="ce8">
            <text:p>Muria</text:p>
          </table:table-cell>
          <table:table-cell office:value-type="float" office:value="0.45" table:style-name="ce10">
            <text:p>0,45 kg</text:p>
          </table:table-cell>
          <table:table-cell office:value-type="currency" office:value="14.5" table:style-name="ce11">
            <text:p>14,50 €</text:p>
          </table:table-cell>
          <table:table-cell office:value-type="currency" office:value="32.222222222222221" table:formula="msoxl:=IF(F283/E283=0,&quot;0 €&quot;,F283/E283)" table:style-name="ce11">
            <text:p>32,22 €</text:p>
          </table:table-cell>
          <table:table-cell office:value-type="currency" office:value="15.950000000000001" table:formula="msoxl:=F283*(1+10%)" table:style-name="ce11">
            <text:p>15,95 €</text:p>
          </table:table-cell>
          <table:table-cell office:value-type="currency" office:value="35.44444444444445" table:formula="msoxl:=G283*(1+10%)" table:style-name="ce12">
            <text:p>35,44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Rayon de Miel de bruyère haute montagne</text:p>
          </table:table-cell>
          <table:table-cell office:value-type="string" table:style-name="ce45">
            <text:p>TOPPING</text:p>
          </table:table-cell>
          <table:table-cell office:value-type="string" table:style-name="ce8">
            <text:p>Miel Factory</text:p>
          </table:table-cell>
          <table:table-cell office:value-type="string" table:style-name="ce8">
            <text:p>Miel fACTORY</text:p>
          </table:table-cell>
          <table:table-cell office:value-type="float" office:value="0.5" table:style-name="ce10">
            <text:p>0,50 kg</text:p>
          </table:table-cell>
          <table:table-cell office:value-type="currency" office:value="25" table:style-name="ce11">
            <text:p>25,00 €</text:p>
          </table:table-cell>
          <table:table-cell office:value-type="currency" office:value="50" table:formula="msoxl:=IF(F284/E284=0,&quot;0 €&quot;,F284/E284)" table:style-name="ce11">
            <text:p>50,00 €</text:p>
          </table:table-cell>
          <table:table-cell office:value-type="currency" office:value="27.500000000000004" table:formula="msoxl:=F284*(1+10%)" table:style-name="ce11">
            <text:p>27,50 €</text:p>
          </table:table-cell>
          <table:table-cell office:value-type="currency" office:value="55.000000000000007" table:formula="msoxl:=G284*(1+10%)" table:style-name="ce12">
            <text:p>55,0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Rayon de Miel Romarin, thym, chêne, oranger</text:p>
          </table:table-cell>
          <table:table-cell office:value-type="string" table:style-name="ce45">
            <text:p>TOPPING</text:p>
          </table:table-cell>
          <table:table-cell office:value-type="string" table:style-name="ce8">
            <text:p>Jurassic Fruit</text:p>
          </table:table-cell>
          <table:table-cell office:value-type="string" table:style-name="ce8">
            <text:p>Jurassic Fruit</text:p>
          </table:table-cell>
          <table:table-cell office:value-type="float" office:value="0.5" table:style-name="ce10">
            <text:p>0,50 kg</text:p>
          </table:table-cell>
          <table:table-cell office:value-type="currency" office:value="13.92" table:style-name="ce11">
            <text:p>13,92 €</text:p>
          </table:table-cell>
          <table:table-cell office:value-type="currency" office:value="25.05" table:style-name="ce11">
            <text:p>25,05 €</text:p>
          </table:table-cell>
          <table:table-cell office:value-type="currency" office:value="15.312000000000001" table:formula="msoxl:=F285*(1+10%)" table:style-name="ce11">
            <text:p>15,31 €</text:p>
          </table:table-cell>
          <table:table-cell office:value-type="currency" office:value="27.555000000000003" table:formula="msoxl:=G285*(1+10%)" table:style-name="ce12">
            <text:p>27,56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Rayon miel</text:p>
          </table:table-cell>
          <table:table-cell office:value-type="string" table:style-name="ce45">
            <text:p>TOPPING</text:p>
          </table:table-cell>
          <table:table-cell office:value-type="string" table:style-name="ce8">
            <text:p>Les 5 continents</text:p>
          </table:table-cell>
          <table:table-cell office:value-type="string" table:style-name="ce8">
            <text:p>5 continents</text:p>
          </table:table-cell>
          <table:table-cell office:value-type="float" office:value="0.5" table:style-name="ce10">
            <text:p>0,50 kg</text:p>
          </table:table-cell>
          <table:table-cell office:value-type="currency" office:value="7" table:formula="msoxl:=IF(G286*E286=0,&quot;0 €&quot;,G286*E286)" table:style-name="ce11">
            <text:p>7,00 €</text:p>
          </table:table-cell>
          <table:table-cell office:value-type="currency" office:value="14" table:style-name="ce11">
            <text:p>14,00 €</text:p>
          </table:table-cell>
          <table:table-cell office:value-type="currency" office:value="7.7000000000000011" table:formula="msoxl:=F286*(1+10%)" table:style-name="ce11">
            <text:p>7,70 €</text:p>
          </table:table-cell>
          <table:table-cell office:value-type="currency" office:value="15.400000000000002" table:formula="msoxl:=G286*(1+10%)" table:style-name="ce12">
            <text:p>15,4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Romarin 5x150</text:p>
          </table:table-cell>
          <table:table-cell office:value-type="string" table:style-name="ce45">
            <text:p>TOPPING</text:p>
          </table:table-cell>
          <table:table-cell office:value-type="string" table:style-name="ce8">
            <text:p>Auda</text:p>
          </table:table-cell>
          <table:table-cell office:value-type="string" table:style-name="ce9">
            <text:p>Métro</text:p>
          </table:table-cell>
          <table:table-cell office:value-type="float" office:value="0.75" table:style-name="ce10">
            <text:p>0,75 kg</text:p>
          </table:table-cell>
          <table:table-cell office:value-type="currency" office:value="3.99" table:style-name="ce11">
            <text:p>3,99 €</text:p>
          </table:table-cell>
          <table:table-cell office:value-type="currency" office:value="5.32" table:formula="msoxl:=IF(F287/E287=0,&quot;0 €&quot;,F287/E287)" table:style-name="ce11">
            <text:p>5,32 €</text:p>
          </table:table-cell>
          <table:table-cell office:value-type="currency" office:value="4.3890000000000002" table:formula="msoxl:=F287*(1+10%)" table:style-name="ce11">
            <text:p>4,39 €</text:p>
          </table:table-cell>
          <table:table-cell office:value-type="currency" office:value="5.8520000000000012" table:formula="msoxl:=G287*(1+10%)" table:style-name="ce12">
            <text:p>5,85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Romarin, thym<text:s/></text:p>
          </table:table-cell>
          <table:table-cell office:value-type="string" table:style-name="ce45">
            <text:p>TOPPING</text:p>
          </table:table-cell>
          <table:table-cell office:value-type="string" table:style-name="ce8">
            <text:p>Jardin</text:p>
          </table:table-cell>
          <table:table-cell office:value-type="string" table:style-name="ce8">
            <text:p>Jardin</text:p>
          </table:table-cell>
          <table:table-cell office:value-type="float" office:value="0.1" table:style-name="ce10">
            <text:p>0,10 kg</text:p>
          </table:table-cell>
          <table:table-cell office:value-type="currency" office:value="1.0000000000000002E-2" table:formula="msoxl:=IF(G288*E288=0,&quot;0 €&quot;,G288*E288)" table:style-name="ce11">
            <text:p>0,01 €</text:p>
          </table:table-cell>
          <table:table-cell office:value-type="currency" office:value="0.1" table:style-name="ce11">
            <text:p>0,10 €</text:p>
          </table:table-cell>
          <table:table-cell office:value-type="currency" office:value="1.1000000000000003E-2" table:formula="msoxl:=F288*(1+10%)" table:style-name="ce11">
            <text:p>0,01 €</text:p>
          </table:table-cell>
          <table:table-cell office:value-type="currency" office:value="0.11000000000000001" table:formula="msoxl:=G288*(1+10%)" table:style-name="ce12">
            <text:p>0,11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Salicorne</text:p>
          </table:table-cell>
          <table:table-cell office:value-type="string" table:style-name="ce45">
            <text:p>TOPPING</text:p>
          </table:table-cell>
          <table:table-cell table:style-name="ce8"/>
          <table:table-cell office:value-type="string" table:style-name="ce9">
            <text:p>Métro</text:p>
          </table:table-cell>
          <table:table-cell office:value-type="float" office:value="0.15" table:style-name="ce10">
            <text:p>0,15 kg</text:p>
          </table:table-cell>
          <table:table-cell office:value-type="currency" office:value="2.19" table:style-name="ce11">
            <text:p>2,19 €</text:p>
          </table:table-cell>
          <table:table-cell office:value-type="currency" office:value="14.6" table:formula="msoxl:=IF(F289/E289=0,&quot;0 €&quot;,F289/E289)" table:style-name="ce11">
            <text:p>14,60 €</text:p>
          </table:table-cell>
          <table:table-cell office:value-type="currency" office:value="2.4090000000000003" table:formula="msoxl:=F289*(1+10%)" table:style-name="ce11">
            <text:p>2,41 €</text:p>
          </table:table-cell>
          <table:table-cell office:value-type="currency" office:value="16.060000000000002" table:formula="msoxl:=G289*(1+10%)" table:style-name="ce12">
            <text:p>16,06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Shisho purple (cumin)</text:p>
          </table:table-cell>
          <table:table-cell office:value-type="string" table:style-name="ce45">
            <text:p>TOPPING</text:p>
          </table:table-cell>
          <table:table-cell office:value-type="string" table:style-name="ce8">
            <text:p>Koppert Cress</text:p>
          </table:table-cell>
          <table:table-cell office:value-type="string" table:style-name="ce9">
            <text:p>Métro</text:p>
          </table:table-cell>
          <table:table-cell office:value-type="float" office:value="0.1" table:style-name="ce10">
            <text:p>0,10 kg</text:p>
          </table:table-cell>
          <table:table-cell office:value-type="currency" office:value="1.3" table:style-name="ce11">
            <text:p>1,30 €</text:p>
          </table:table-cell>
          <table:table-cell office:value-type="currency" office:value="13" table:formula="msoxl:=IF(F290/E290=0,&quot;0 €&quot;,F290/E290)" table:style-name="ce11">
            <text:p>13,00 €</text:p>
          </table:table-cell>
          <table:table-cell office:value-type="currency" office:value="1.4300000000000002" table:formula="msoxl:=F290*(1+10%)" table:style-name="ce11">
            <text:p>1,43 €</text:p>
          </table:table-cell>
          <table:table-cell office:value-type="currency" office:value="14.3" table:formula="msoxl:=G290*(1+10%)" table:style-name="ce12">
            <text:p>14,3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Soucis</text:p>
          </table:table-cell>
          <table:table-cell office:value-type="string" table:style-name="ce45">
            <text:p>TOPPING</text:p>
          </table:table-cell>
          <table:table-cell table:style-name="ce8"/>
          <table:table-cell office:value-type="string" table:style-name="ce8">
            <text:p>Elodie</text:p>
          </table:table-cell>
          <table:table-cell office:value-type="float" office:value="0.2" table:style-name="ce10">
            <text:p>0,20 kg</text:p>
          </table:table-cell>
          <table:table-cell office:value-type="currency" office:value="12" table:style-name="ce11">
            <text:p>12,00 €</text:p>
          </table:table-cell>
          <table:table-cell office:value-type="currency" office:value="60" table:formula="msoxl:=IF(F291/E291=0,&quot;0 €&quot;,F291/E291)" table:style-name="ce11">
            <text:p>60,00 €</text:p>
          </table:table-cell>
          <table:table-cell office:value-type="currency" office:value="13.200000000000001" table:formula="msoxl:=F291*(1+10%)" table:style-name="ce11">
            <text:p>13,20 €</text:p>
          </table:table-cell>
          <table:table-cell office:value-type="currency" office:value="66" table:formula="msoxl:=G291*(1+10%)" table:style-name="ce12">
            <text:p>66,0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Stick Miel fleurs sauvages (100x5g)</text:p>
          </table:table-cell>
          <table:table-cell office:value-type="string" table:style-name="ce45">
            <text:p>TOPPING</text:p>
          </table:table-cell>
          <table:table-cell office:value-type="string" table:style-name="ce8">
            <text:p>Stakich</text:p>
          </table:table-cell>
          <table:table-cell office:value-type="string" table:style-name="ce8">
            <text:p>Stakich</text:p>
          </table:table-cell>
          <table:table-cell office:value-type="float" office:value="0.5" table:style-name="ce10">
            <text:p>0,50 kg</text:p>
          </table:table-cell>
          <table:table-cell office:value-type="currency" office:value="18.95" table:style-name="ce11">
            <text:p>18,95 €</text:p>
          </table:table-cell>
          <table:table-cell office:value-type="currency" office:value="37.9" table:formula="msoxl:=IF(F292/E292=0,&quot;0 €&quot;,F292/E292)" table:style-name="ce11">
            <text:p>37,90 €</text:p>
          </table:table-cell>
          <table:table-cell office:value-type="currency" office:value="20.845000000000002" table:formula="msoxl:=F292*(1+10%)" table:style-name="ce11">
            <text:p>20,85 €</text:p>
          </table:table-cell>
          <table:table-cell office:value-type="currency" office:value="41.690000000000005" table:formula="msoxl:=G292*(1+10%)" table:style-name="ce12">
            <text:p>41,69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Sucette caramel ou fruits (x100)</text:p>
          </table:table-cell>
          <table:table-cell office:value-type="string" table:style-name="ce45">
            <text:p>TOPPING</text:p>
          </table:table-cell>
          <table:table-cell office:value-type="string" table:style-name="ce8">
            <text:p>Pierrot gourmand</text:p>
          </table:table-cell>
          <table:table-cell office:value-type="string" table:style-name="ce9">
            <text:p>Métro</text:p>
          </table:table-cell>
          <table:table-cell office:value-type="float" office:value="1.3" table:style-name="ce10">
            <text:p>1,30 kg</text:p>
          </table:table-cell>
          <table:table-cell office:value-type="currency" office:value="16.350000000000001" table:style-name="ce11">
            <text:p>16,35 €</text:p>
          </table:table-cell>
          <table:table-cell office:value-type="currency" office:value="12.576923076923078" table:formula="msoxl:=IF(F293/E293=0,&quot;0 €&quot;,F293/E293)" table:style-name="ce11">
            <text:p>12,58 €</text:p>
          </table:table-cell>
          <table:table-cell office:value-type="currency" office:value="17.985000000000003" table:formula="msoxl:=F293*(1+10%)" table:style-name="ce11">
            <text:p>17,99 €</text:p>
          </table:table-cell>
          <table:table-cell office:value-type="currency" office:value="13.834615384615388" table:formula="msoxl:=G293*(1+10%)" table:style-name="ce12">
            <text:p>13,83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Sucette caramel ou fruits (x200) 13g</text:p>
          </table:table-cell>
          <table:table-cell office:value-type="string" table:style-name="ce45">
            <text:p>TOPPING</text:p>
          </table:table-cell>
          <table:table-cell office:value-type="string" table:style-name="ce8">
            <text:p>Pierrot gourmand</text:p>
          </table:table-cell>
          <table:table-cell office:value-type="string" table:style-name="ce8">
            <text:p>Ankorstore</text:p>
          </table:table-cell>
          <table:table-cell office:value-type="float" office:value="2.6" table:style-name="ce10">
            <text:p>2,60 kg</text:p>
          </table:table-cell>
          <table:table-cell office:value-type="currency" office:value="21.3" table:style-name="ce11">
            <text:p>21,30 €</text:p>
          </table:table-cell>
          <table:table-cell office:value-type="currency" office:value="8.1923076923076916" table:formula="msoxl:=IF(F294/E294=0,&quot;0 €&quot;,F294/E294)" table:style-name="ce11">
            <text:p>8,19 €</text:p>
          </table:table-cell>
          <table:table-cell office:value-type="currency" office:value="23.430000000000003" table:formula="msoxl:=F294*(1+10%)" table:style-name="ce11">
            <text:p>23,43 €</text:p>
          </table:table-cell>
          <table:table-cell office:value-type="currency" office:value="9.0115384615384624" table:formula="msoxl:=G294*(1+10%)" table:style-name="ce12">
            <text:p>9,01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17">
            <text:p>Thym</text:p>
          </table:table-cell>
          <table:table-cell office:value-type="string" table:style-name="ce45">
            <text:p>TOPPING</text:p>
          </table:table-cell>
          <table:table-cell office:value-type="string" table:style-name="ce58">
            <text:p>Auda</text:p>
          </table:table-cell>
          <table:table-cell office:value-type="string" table:style-name="ce59">
            <text:p>Métro</text:p>
          </table:table-cell>
          <table:table-cell office:value-type="float" office:value="0.75" table:style-name="ce60">
            <text:p>0,75 kg</text:p>
          </table:table-cell>
          <table:table-cell office:value-type="currency" office:value="3.99" table:style-name="ce61">
            <text:p>3,99 €</text:p>
          </table:table-cell>
          <table:table-cell office:value-type="currency" office:value="5.32" table:formula="msoxl:=IF(F295/E295=0,&quot;0 €&quot;,F295/E295)" table:style-name="ce113">
            <text:p>5,32 €</text:p>
          </table:table-cell>
          <table:table-cell office:value-type="currency" office:value="4.3890000000000002" table:formula="msoxl:=F295*(1+10%)" table:style-name="ce61">
            <text:p>4,39 €</text:p>
          </table:table-cell>
          <table:table-cell office:value-type="currency" office:value="5.8520000000000012" table:formula="msoxl:=G295*(1+10%)" table:style-name="ce61">
            <text:p>5,85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Violette</text:p>
          </table:table-cell>
          <table:table-cell office:value-type="string" table:style-name="ce45">
            <text:p>TOPPING</text:p>
          </table:table-cell>
          <table:table-cell office:value-type="string" table:style-name="ce8">
            <text:p>Elodie</text:p>
          </table:table-cell>
          <table:table-cell office:value-type="string" table:style-name="ce8">
            <text:p>Elodie</text:p>
          </table:table-cell>
          <table:table-cell office:value-type="float" office:value="0.05" table:style-name="ce10">
            <text:p>0,05 kg</text:p>
          </table:table-cell>
          <table:table-cell office:value-type="currency" office:value="12" table:style-name="ce11">
            <text:p>12,00 €</text:p>
          </table:table-cell>
          <table:table-cell office:value-type="currency" office:value="240" table:formula="msoxl:=IF(F296/E296=0,&quot;0 €&quot;,F296/E296)" table:style-name="ce11">
            <text:p>240,00 €</text:p>
          </table:table-cell>
          <table:table-cell office:value-type="currency" office:value="13.200000000000001" table:formula="msoxl:=F296*(1+10%)" table:style-name="ce11">
            <text:p>13,20 €</text:p>
          </table:table-cell>
          <table:table-cell office:value-type="currency" office:value="264" table:formula="msoxl:=G296*(1+10%)" table:style-name="ce12">
            <text:p>264,0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Filet Saumon Label Rouge 1,6kg/pièce</text:p>
          </table:table-cell>
          <table:table-cell office:value-type="string" table:style-name="ce63">
            <text:p>POISSON</text:p>
          </table:table-cell>
          <table:table-cell table:style-name="ce8"/>
          <table:table-cell office:value-type="string" table:style-name="ce8">
            <text:p>Terre Azure</text:p>
          </table:table-cell>
          <table:table-cell office:value-type="float" office:value="1.6" table:style-name="ce10">
            <text:p>1,60 kg</text:p>
          </table:table-cell>
          <table:table-cell office:value-type="currency" office:value="23.200000000000003" table:formula="msoxl:=IF(G297*E297=0,&quot;0 €&quot;,G297*E297)" table:style-name="ce11">
            <text:p>23,20 €</text:p>
          </table:table-cell>
          <table:table-cell office:value-type="currency" office:value="14.5" table:style-name="ce91">
            <text:p>14,50 €</text:p>
          </table:table-cell>
          <table:table-cell office:value-type="currency" office:value="25.520000000000007" table:formula="msoxl:=F297*(1+10%)" table:style-name="ce11">
            <text:p>25,52 €</text:p>
          </table:table-cell>
          <table:table-cell office:value-type="currency" office:value="15.950000000000001" table:formula="msoxl:=G297*(1+10%)" table:style-name="ce12">
            <text:p>15,95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Filets d'anchois huile</text:p>
          </table:table-cell>
          <table:table-cell office:value-type="string" table:style-name="ce63">
            <text:p>POISSON</text:p>
          </table:table-cell>
          <table:table-cell office:value-type="string" table:style-name="ce9">
            <text:p>Métro Chef</text:p>
          </table:table-cell>
          <table:table-cell office:value-type="string" table:style-name="ce9">
            <text:p>Métro</text:p>
          </table:table-cell>
          <table:table-cell office:value-type="float" office:value="0.8" table:style-name="ce10">
            <text:p>0,80 kg</text:p>
          </table:table-cell>
          <table:table-cell office:value-type="currency" office:value="12.26" table:style-name="ce11">
            <text:p>12,26 €</text:p>
          </table:table-cell>
          <table:table-cell office:value-type="currency" office:value="15.324999999999999" table:formula="msoxl:=IF(F298/E298=0,&quot;0 €&quot;,F298/E298)" table:style-name="ce91">
            <text:p>15,33 €</text:p>
          </table:table-cell>
          <table:table-cell office:value-type="currency" office:value="13.486000000000001" table:formula="msoxl:=F298*(1+10%)" table:style-name="ce11">
            <text:p>13,49 €</text:p>
          </table:table-cell>
          <table:table-cell office:value-type="currency" office:value="16.857500000000002" table:formula="msoxl:=G298*(1+10%)" table:style-name="ce12">
            <text:p>16,86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Truite fumée</text:p>
          </table:table-cell>
          <table:table-cell office:value-type="string" table:style-name="ce63">
            <text:p>POISSON</text:p>
          </table:table-cell>
          <table:table-cell office:value-type="string" table:style-name="ce8">
            <text:p>Ovive</text:p>
          </table:table-cell>
          <table:table-cell office:value-type="string" table:style-name="ce8">
            <text:p>Leclerc</text:p>
          </table:table-cell>
          <table:table-cell office:value-type="float" office:value="1" table:style-name="ce10">
            <text:p>1,00 kg</text:p>
          </table:table-cell>
          <table:table-cell office:value-type="currency" office:value="38.700000000000003" table:formula="msoxl:=IF(G299*E299=0,&quot;0 €&quot;,G299*E299)" table:style-name="ce11">
            <text:p>38,70 €</text:p>
          </table:table-cell>
          <table:table-cell office:value-type="currency" office:value="38.700000000000003" table:style-name="ce91">
            <text:p>38,70 €</text:p>
          </table:table-cell>
          <table:table-cell office:value-type="currency" office:value="42.570000000000007" table:formula="msoxl:=F299*(1+10%)" table:style-name="ce11">
            <text:p>42,57 €</text:p>
          </table:table-cell>
          <table:table-cell office:value-type="currency" office:value="42.570000000000007" table:formula="msoxl:=G299*(1+10%)" table:style-name="ce12">
            <text:p>42,57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Thon boîte (rillette)</text:p>
          </table:table-cell>
          <table:table-cell office:value-type="string" table:style-name="ce63">
            <text:p>POISSON</text:p>
          </table:table-cell>
          <table:table-cell table:style-name="ce8"/>
          <table:table-cell office:value-type="string" table:style-name="ce9">
            <text:p>Métro</text:p>
          </table:table-cell>
          <table:table-cell office:value-type="float" office:value="1.5" table:style-name="ce10">
            <text:p>1,50 kg</text:p>
          </table:table-cell>
          <table:table-cell office:value-type="currency" office:value="7.79" table:style-name="ce11">
            <text:p>7,79 €</text:p>
          </table:table-cell>
          <table:table-cell office:value-type="currency" office:value="5.1933333333333334" table:formula="msoxl:=IF(F300/E300=0,&quot;0 €&quot;,F300/E300)" table:style-name="ce91">
            <text:p>5,19 €</text:p>
          </table:table-cell>
          <table:table-cell office:value-type="currency" office:value="8.5690000000000008" table:formula="msoxl:=F300*(1+10%)" table:style-name="ce11">
            <text:p>8,57 €</text:p>
          </table:table-cell>
          <table:table-cell office:value-type="currency" office:value="5.7126666666666672" table:formula="msoxl:=G300*(1+10%)" table:style-name="ce12">
            <text:p>5,71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14">
            <text:p>Crakers</text:p>
          </table:table-cell>
          <table:table-cell office:value-type="string" table:style-name="ce63">
            <text:p>PAIN</text:p>
          </table:table-cell>
          <table:table-cell office:value-type="string" table:style-name="ce8">
            <text:p>Maison</text:p>
          </table:table-cell>
          <table:table-cell office:value-type="string" table:style-name="ce8">
            <text:p>Maison<text:s/></text:p>
          </table:table-cell>
          <table:table-cell office:value-type="float" office:value="1" table:style-name="ce10">
            <text:p>1,00 kg</text:p>
          </table:table-cell>
          <table:table-cell office:value-type="currency" office:value="2.54" table:formula="msoxl:=IF(G301*E301=0,&quot;0 €&quot;,G301*E301)" table:style-name="ce11">
            <text:p>2,54 €</text:p>
          </table:table-cell>
          <table:table-cell office:value-type="currency" office:value="2.54" table:style-name="ce112">
            <text:p>2,54 €</text:p>
          </table:table-cell>
          <table:table-cell office:value-type="currency" office:value="2.7940000000000005" table:formula="msoxl:=F301*(1+10%)" table:style-name="ce11">
            <text:p>2,79 €</text:p>
          </table:table-cell>
          <table:table-cell office:value-type="currency" office:value="2.7940000000000005" table:formula="msoxl:=G301*(1+10%)" table:style-name="ce12">
            <text:p>2,79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rakers betterave</text:p>
          </table:table-cell>
          <table:table-cell office:value-type="string" table:style-name="ce63">
            <text:p>PAIN</text:p>
          </table:table-cell>
          <table:table-cell table:style-name="ce8"/>
          <table:table-cell office:value-type="string" table:style-name="ce8">
            <text:p>il Barista</text:p>
          </table:table-cell>
          <table:table-cell office:value-type="float" office:value="0.13" table:style-name="ce10">
            <text:p>0,13 kg</text:p>
          </table:table-cell>
          <table:table-cell office:value-type="currency" office:value="3" table:style-name="ce11">
            <text:p>3,00 €</text:p>
          </table:table-cell>
          <table:table-cell office:value-type="currency" office:value="23.076923076923077" table:formula="msoxl:=IF(F302/E302=0,&quot;0 €&quot;,F302/E302)" table:style-name="ce91">
            <text:p>23,08 €</text:p>
          </table:table-cell>
          <table:table-cell office:value-type="currency" office:value="3.3000000000000003" table:formula="msoxl:=F302*(1+10%)" table:style-name="ce11">
            <text:p>3,30 €</text:p>
          </table:table-cell>
          <table:table-cell office:value-type="currency" office:value="25.384615384615387" table:formula="msoxl:=G302*(1+10%)" table:style-name="ce12">
            <text:p>25,38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rakers variés</text:p>
          </table:table-cell>
          <table:table-cell office:value-type="string" table:style-name="ce63">
            <text:p>PAIN</text:p>
          </table:table-cell>
          <table:table-cell office:value-type="string" table:style-name="ce8">
            <text:p>Baron &amp; Chassaing</text:p>
          </table:table-cell>
          <table:table-cell office:value-type="string" table:style-name="ce8">
            <text:p>Ankorstore</text:p>
          </table:table-cell>
          <table:table-cell office:value-type="float" office:value="0.13" table:style-name="ce10">
            <text:p>0,13 kg</text:p>
          </table:table-cell>
          <table:table-cell office:value-type="currency" office:value="1.9" table:style-name="ce11">
            <text:p>1,90 €</text:p>
          </table:table-cell>
          <table:table-cell office:value-type="currency" office:value="14.615384615384615" table:formula="msoxl:=IF(F303/E303=0,&quot;0 €&quot;,F303/E303)" table:style-name="ce91">
            <text:p>14,62 €</text:p>
          </table:table-cell>
          <table:table-cell office:value-type="currency" office:value="2.09" table:formula="msoxl:=F303*(1+10%)" table:style-name="ce11">
            <text:p>2,09 €</text:p>
          </table:table-cell>
          <table:table-cell office:value-type="currency" office:value="16.076923076923077" table:formula="msoxl:=G303*(1+10%)" table:style-name="ce12">
            <text:p>16,08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rostinis focaccia</text:p>
          </table:table-cell>
          <table:table-cell office:value-type="string" table:style-name="ce63">
            <text:p>PAIN</text:p>
          </table:table-cell>
          <table:table-cell office:value-type="string" table:style-name="ce8">
            <text:p>Metro chef</text:p>
          </table:table-cell>
          <table:table-cell office:value-type="string" table:style-name="ce9">
            <text:p>Métro</text:p>
          </table:table-cell>
          <table:table-cell office:value-type="float" office:value="3" table:style-name="ce10">
            <text:p>3,00 kg</text:p>
          </table:table-cell>
          <table:table-cell office:value-type="currency" office:value="1.5" table:style-name="ce11">
            <text:p>1,50 €</text:p>
          </table:table-cell>
          <table:table-cell office:value-type="currency" office:value="0.5" table:formula="msoxl:=IF(F304/E304=0,&quot;0 €&quot;,F304/E304)" table:style-name="ce91">
            <text:p>0,50 €</text:p>
          </table:table-cell>
          <table:table-cell office:value-type="currency" office:value="1.6500000000000001" table:formula="msoxl:=F304*(1+10%)" table:style-name="ce11">
            <text:p>1,65 €</text:p>
          </table:table-cell>
          <table:table-cell office:value-type="currency" office:value="0.55000000000000004" table:formula="msoxl:=G304*(1+10%)" table:style-name="ce12">
            <text:p>0,55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Focaccia Bonnaire</text:p>
          </table:table-cell>
          <table:table-cell office:value-type="string" table:style-name="ce63">
            <text:p>PAIN</text:p>
          </table:table-cell>
          <table:table-cell table:style-name="ce8"/>
          <table:table-cell office:value-type="string" table:style-name="ce8">
            <text:p>Maison Bonnaire</text:p>
          </table:table-cell>
          <table:table-cell office:value-type="float" office:value="2" table:style-name="ce10">
            <text:p>2,00 kg</text:p>
          </table:table-cell>
          <table:table-cell office:value-type="currency" office:value="12.5" table:style-name="ce11">
            <text:p>12,50 €</text:p>
          </table:table-cell>
          <table:table-cell office:value-type="currency" office:value="6.25" table:formula="msoxl:=IF(F305/E305=0,&quot;0 €&quot;,F305/E305)" table:style-name="ce91">
            <text:p>6,25 €</text:p>
          </table:table-cell>
          <table:table-cell office:value-type="currency" office:value="13.750000000000002" table:formula="msoxl:=F305*(1+10%)" table:style-name="ce11">
            <text:p>13,75 €</text:p>
          </table:table-cell>
          <table:table-cell office:value-type="currency" office:value="6.8750000000000009" table:formula="msoxl:=G305*(1+10%)" table:style-name="ce12">
            <text:p>6,88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Focaccia</text:p>
          </table:table-cell>
          <table:table-cell office:value-type="string" table:style-name="ce63">
            <text:p>PAIN</text:p>
          </table:table-cell>
          <table:table-cell office:value-type="string" table:style-name="ce9">
            <text:p>Métro chef</text:p>
          </table:table-cell>
          <table:table-cell office:value-type="string" table:style-name="ce9">
            <text:p>Métro</text:p>
          </table:table-cell>
          <table:table-cell office:value-type="float" office:value="0.75" table:style-name="ce10">
            <text:p>0,75 kg</text:p>
          </table:table-cell>
          <table:table-cell office:value-type="currency" office:value="7.6" table:style-name="ce11">
            <text:p>7,60 €</text:p>
          </table:table-cell>
          <table:table-cell office:value-type="currency" office:value="10.133333333333333" table:formula="msoxl:=IF(F306/E306=0,&quot;0 €&quot;,F306/E306)" table:style-name="ce91">
            <text:p>10,13 €</text:p>
          </table:table-cell>
          <table:table-cell office:value-type="currency" office:value="8.36" table:formula="msoxl:=F306*(1+10%)" table:style-name="ce11">
            <text:p>8,36 €</text:p>
          </table:table-cell>
          <table:table-cell office:value-type="currency" office:value="11.146666666666667" table:formula="msoxl:=G306*(1+10%)" table:style-name="ce12">
            <text:p>11,15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Focaccia</text:p>
          </table:table-cell>
          <table:table-cell office:value-type="string" table:style-name="ce63">
            <text:p>PAIN</text:p>
          </table:table-cell>
          <table:table-cell office:value-type="string" table:style-name="ce8">
            <text:p>Quentin</text:p>
          </table:table-cell>
          <table:table-cell office:value-type="string" table:style-name="ce8">
            <text:p>Littoral Bun's</text:p>
          </table:table-cell>
          <table:table-cell office:value-type="float" office:value="1.5" table:style-name="ce10">
            <text:p>1,50 kg</text:p>
          </table:table-cell>
          <table:table-cell office:value-type="currency" office:value="13.6" table:style-name="ce11">
            <text:p>13,60 €</text:p>
          </table:table-cell>
          <table:table-cell office:value-type="currency" office:value="9.0666666666666664" table:formula="msoxl:=IF(F307/E307=0,&quot;0 €&quot;,F307/E307)" table:style-name="ce91">
            <text:p>9,07 €</text:p>
          </table:table-cell>
          <table:table-cell office:value-type="currency" office:value="14.96" table:formula="msoxl:=F307*(1+10%)" table:style-name="ce11">
            <text:p>14,96 €</text:p>
          </table:table-cell>
          <table:table-cell office:value-type="currency" office:value="9.9733333333333345" table:formula="msoxl:=G307*(1+10%)" table:style-name="ce12">
            <text:p>9,97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Blinis</text:p>
          </table:table-cell>
          <table:table-cell office:value-type="string" table:style-name="ce63">
            <text:p>PAIN</text:p>
          </table:table-cell>
          <table:table-cell office:value-type="string" table:style-name="ce8">
            <text:p>blini</text:p>
          </table:table-cell>
          <table:table-cell office:value-type="string" table:style-name="ce8">
            <text:p>Leclerc</text:p>
          </table:table-cell>
          <table:table-cell office:value-type="float" office:value="0.2" table:style-name="ce10">
            <text:p>0,20 kg</text:p>
          </table:table-cell>
          <table:table-cell office:value-type="currency" office:value="1.4" table:style-name="ce11">
            <text:p>1,40 €</text:p>
          </table:table-cell>
          <table:table-cell office:value-type="currency" office:value="6.9999999999999991" table:formula="msoxl:=IF(F308/E308=0,&quot;0 €&quot;,F308/E308)" table:style-name="ce91">
            <text:p>7,00 €</text:p>
          </table:table-cell>
          <table:table-cell office:value-type="currency" office:value="1.54" table:formula="msoxl:=F308*(1+10%)" table:style-name="ce11">
            <text:p>1,54 €</text:p>
          </table:table-cell>
          <table:table-cell office:value-type="currency" office:value="7.6999999999999993" table:formula="msoxl:=G308*(1+10%)" table:style-name="ce12">
            <text:p>7,7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Foccacia</text:p>
          </table:table-cell>
          <table:table-cell office:value-type="string" table:style-name="ce63">
            <text:p>PAIN</text:p>
          </table:table-cell>
          <table:table-cell table:style-name="ce8"/>
          <table:table-cell office:value-type="string" table:style-name="ce8">
            <text:p>Quelli della pizza</text:p>
          </table:table-cell>
          <table:table-cell office:value-type="float" office:value="0.6" table:style-name="ce10">
            <text:p>0,60 kg</text:p>
          </table:table-cell>
          <table:table-cell office:value-type="currency" office:value="4" table:style-name="ce11">
            <text:p>4,00 €</text:p>
          </table:table-cell>
          <table:table-cell office:value-type="currency" office:value="6.666666666666667" table:formula="msoxl:=IF(F309/E309=0,&quot;0 €&quot;,F309/E309)" table:style-name="ce91">
            <text:p>6,67 €</text:p>
          </table:table-cell>
          <table:table-cell office:value-type="currency" office:value="4.4000000000000004" table:formula="msoxl:=F309*(1+10%)" table:style-name="ce11">
            <text:p>4,40 €</text:p>
          </table:table-cell>
          <table:table-cell office:value-type="currency" office:value="7.3333333333333339" table:formula="msoxl:=G309*(1+10%)" table:style-name="ce12">
            <text:p>7,33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Pain maïs céréales</text:p>
          </table:table-cell>
          <table:table-cell office:value-type="string" table:style-name="ce63">
            <text:p>PAIN</text:p>
          </table:table-cell>
          <table:table-cell table:style-name="ce8"/>
          <table:table-cell office:value-type="string" table:style-name="ce8">
            <text:p>Maison Bonnaire</text:p>
          </table:table-cell>
          <table:table-cell office:value-type="float" office:value="1" table:style-name="ce10">
            <text:p>1,00 kg</text:p>
          </table:table-cell>
          <table:table-cell office:value-type="currency" office:value="9.9" table:formula="msoxl:=IF(G310*E310=0,&quot;0 €&quot;,G310*E310)" table:style-name="ce46">
            <text:p>9,90 €</text:p>
          </table:table-cell>
          <table:table-cell office:value-type="currency" office:value="9.9" table:style-name="ce91">
            <text:p>9,90 €</text:p>
          </table:table-cell>
          <table:table-cell office:value-type="currency" office:value="10.89" table:formula="msoxl:=F310*(1+10%)" table:style-name="ce11">
            <text:p>10,89 €</text:p>
          </table:table-cell>
          <table:table-cell office:value-type="currency" office:value="10.89" table:formula="msoxl:=G310*(1+10%)" table:style-name="ce12">
            <text:p>10,89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Ail ciselé</text:p>
          </table:table-cell>
          <table:table-cell office:value-type="string" table:style-name="ce45">
            <text:p>EPICERIE</text:p>
          </table:table-cell>
          <table:table-cell office:value-type="string" table:style-name="ce8">
            <text:p>Jardins du Midi</text:p>
          </table:table-cell>
          <table:table-cell office:value-type="string" table:style-name="ce64">
            <text:p>Métro</text:p>
          </table:table-cell>
          <table:table-cell office:value-type="float" office:value="0.45" table:style-name="ce65">
            <text:p>0,45</text:p>
          </table:table-cell>
          <table:table-cell office:value-type="currency" office:value="4.99" table:style-name="ce66">
            <text:p>4,99 €</text:p>
          </table:table-cell>
          <table:table-cell office:value-type="currency" office:value="11.088888888888889" table:formula="msoxl:=IF(F311/E311=0,&quot;0 €&quot;,F311/E311)" table:style-name="ce106">
            <text:p>11,09 €</text:p>
          </table:table-cell>
          <table:table-cell office:value-type="currency" office:value="5.4890000000000008" table:formula="msoxl:=F311*(1+10%)" table:style-name="ce36">
            <text:p>5,49 €</text:p>
          </table:table-cell>
          <table:table-cell office:value-type="currency" office:value="12.197777777777778" table:formula="msoxl:=G311*(1+10%)" table:style-name="ce36">
            <text:p>12,20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Ail des ours poudre</text:p>
          </table:table-cell>
          <table:table-cell office:value-type="string" table:style-name="ce45">
            <text:p>EPICERIE</text:p>
          </table:table-cell>
          <table:table-cell office:value-type="string" table:style-name="ce8">
            <text:p>Mes épices</text:p>
          </table:table-cell>
          <table:table-cell office:value-type="string" table:style-name="ce64">
            <text:p>Métro web</text:p>
          </table:table-cell>
          <table:table-cell office:value-type="float" office:value="2.5000000000000001E-2" table:style-name="ce65">
            <text:p>0,03</text:p>
          </table:table-cell>
          <table:table-cell office:value-type="currency" office:value="2.94" table:style-name="ce66">
            <text:p>2,94 €</text:p>
          </table:table-cell>
          <table:table-cell office:value-type="currency" office:value="117.6" table:formula="msoxl:=IF(F312/E312=0,&quot;0 €&quot;,F312/E312)" table:style-name="ce106">
            <text:p>117,60 €</text:p>
          </table:table-cell>
          <table:table-cell office:value-type="currency" office:value="3.234" table:formula="msoxl:=F312*(1+10%)" table:style-name="ce36">
            <text:p>3,23 €</text:p>
          </table:table-cell>
          <table:table-cell office:value-type="currency" office:value="129.36000000000001" table:formula="msoxl:=G312*(1+10%)" table:style-name="ce36">
            <text:p>129,36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Ail pelé</text:p>
          </table:table-cell>
          <table:table-cell office:value-type="string" table:style-name="ce45">
            <text:p>EPICERIE</text:p>
          </table:table-cell>
          <table:table-cell table:style-name="ce8"/>
          <table:table-cell office:value-type="string" table:style-name="ce64">
            <text:p>Métro</text:p>
          </table:table-cell>
          <table:table-cell office:value-type="float" office:value="1" table:style-name="ce65">
            <text:p>1,00</text:p>
          </table:table-cell>
          <table:table-cell office:value-type="currency" office:value="4.99" table:style-name="ce66">
            <text:p>4,99 €</text:p>
          </table:table-cell>
          <table:table-cell office:value-type="currency" office:value="4.99" table:formula="msoxl:=IF(F313/E313=0,&quot;0 €&quot;,F313/E313)" table:style-name="ce106">
            <text:p>4,99 €</text:p>
          </table:table-cell>
          <table:table-cell office:value-type="currency" office:value="5.4890000000000008" table:formula="msoxl:=F313*(1+10%)" table:style-name="ce36">
            <text:p>5,49 €</text:p>
          </table:table-cell>
          <table:table-cell office:value-type="currency" office:value="5.4890000000000008" table:formula="msoxl:=G313*(1+10%)" table:style-name="ce36">
            <text:p>5,49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Avoine SG</text:p>
          </table:table-cell>
          <table:table-cell office:value-type="string" table:style-name="ce45">
            <text:p>EPICERIE</text:p>
          </table:table-cell>
          <table:table-cell office:value-type="string" table:style-name="ce8">
            <text:p>Mon fournil</text:p>
          </table:table-cell>
          <table:table-cell office:value-type="string" table:style-name="ce67">
            <text:p>Leclerc</text:p>
          </table:table-cell>
          <table:table-cell office:value-type="float" office:value="1" table:style-name="ce65">
            <text:p>1,00</text:p>
          </table:table-cell>
          <table:table-cell office:value-type="currency" office:value="6.57" table:style-name="ce66">
            <text:p>6,57 €</text:p>
          </table:table-cell>
          <table:table-cell office:value-type="currency" office:value="6.57" table:formula="msoxl:=IF(F314/E314=0,&quot;0 €&quot;,F314/E314)" table:style-name="ce106">
            <text:p>6,57 €</text:p>
          </table:table-cell>
          <table:table-cell office:value-type="currency" office:value="7.2270000000000012" table:formula="msoxl:=F314*(1+10%)" table:style-name="ce36">
            <text:p>7,23 €</text:p>
          </table:table-cell>
          <table:table-cell office:value-type="currency" office:value="7.2270000000000012" table:formula="msoxl:=G314*(1+10%)" table:style-name="ce36">
            <text:p>7,23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âpres</text:p>
          </table:table-cell>
          <table:table-cell office:value-type="string" table:style-name="ce45">
            <text:p>EPICERIE</text:p>
          </table:table-cell>
          <table:table-cell office:value-type="string" table:style-name="ce8">
            <text:p>Métro Chef</text:p>
          </table:table-cell>
          <table:table-cell office:value-type="string" table:style-name="ce64">
            <text:p>Métro</text:p>
          </table:table-cell>
          <table:table-cell office:value-type="float" office:value="0.8" table:style-name="ce65">
            <text:p>0,80</text:p>
          </table:table-cell>
          <table:table-cell office:value-type="currency" office:value="2.5499999999999998" table:style-name="ce66">
            <text:p>2,55 €</text:p>
          </table:table-cell>
          <table:table-cell office:value-type="currency" office:value="3.1874999999999996" table:formula="msoxl:=IF(F315/E315=0,&quot;0 €&quot;,F315/E315)" table:style-name="ce106">
            <text:p>3,19 €</text:p>
          </table:table-cell>
          <table:table-cell office:value-type="currency" office:value="2.8050000000000002" table:formula="msoxl:=F315*(1+10%)" table:style-name="ce36">
            <text:p>2,81 €</text:p>
          </table:table-cell>
          <table:table-cell office:value-type="currency" office:value="3.5062499999999996" table:formula="msoxl:=G315*(1+10%)" table:style-name="ce36">
            <text:p>3,51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oriandre graines</text:p>
          </table:table-cell>
          <table:table-cell office:value-type="string" table:style-name="ce45">
            <text:p>EPICERIE</text:p>
          </table:table-cell>
          <table:table-cell office:value-type="string" table:style-name="ce8">
            <text:p>Vrac Bio</text:p>
          </table:table-cell>
          <table:table-cell office:value-type="string" table:style-name="ce64">
            <text:p>Métro web</text:p>
          </table:table-cell>
          <table:table-cell office:value-type="float" office:value="1" table:style-name="ce65">
            <text:p>1,00</text:p>
          </table:table-cell>
          <table:table-cell office:value-type="currency" office:value="19.16" table:style-name="ce66">
            <text:p>19,16 €</text:p>
          </table:table-cell>
          <table:table-cell office:value-type="currency" office:value="19.16" table:formula="msoxl:=IF(F316/E316=0,&quot;0 €&quot;,F316/E316)" table:style-name="ce106">
            <text:p>19,16 €</text:p>
          </table:table-cell>
          <table:table-cell office:value-type="currency" office:value="21.076000000000001" table:formula="msoxl:=F316*(1+10%)" table:style-name="ce36">
            <text:p>21,08 €</text:p>
          </table:table-cell>
          <table:table-cell office:value-type="currency" office:value="21.076000000000001" table:formula="msoxl:=G316*(1+10%)" table:style-name="ce36">
            <text:p>21,08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oriandre moulu</text:p>
          </table:table-cell>
          <table:table-cell office:value-type="string" table:style-name="ce45">
            <text:p>EPICERIE</text:p>
          </table:table-cell>
          <table:table-cell office:value-type="string" table:style-name="ce8">
            <text:p>ARO</text:p>
          </table:table-cell>
          <table:table-cell office:value-type="string" table:style-name="ce64">
            <text:p>Métro</text:p>
          </table:table-cell>
          <table:table-cell office:value-type="float" office:value="1" table:style-name="ce68">
            <text:p>1,00</text:p>
          </table:table-cell>
          <table:table-cell office:value-type="currency" office:value="4.84" table:style-name="ce69">
            <text:p>4,84 €</text:p>
          </table:table-cell>
          <table:table-cell office:value-type="currency" office:value="4.84" table:formula="msoxl:=IF(F317/E317=0,&quot;0 €&quot;,F317/E317)" table:style-name="ce107">
            <text:p>4,84 €</text:p>
          </table:table-cell>
          <table:table-cell office:value-type="currency" office:value="5.3239999999999998" table:formula="msoxl:=F317*(1+10%)" table:style-name="ce70">
            <text:p>5,32 €</text:p>
          </table:table-cell>
          <table:table-cell office:value-type="currency" office:value="5.3239999999999998" table:formula="msoxl:=G317*(1+10%)" table:style-name="ce70">
            <text:p>5,32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ourge</text:p>
          </table:table-cell>
          <table:table-cell office:value-type="string" table:style-name="ce45">
            <text:p>EPICERIE</text:p>
          </table:table-cell>
          <table:table-cell office:value-type="string" table:style-name="ce8">
            <text:p>Fruibon</text:p>
          </table:table-cell>
          <table:table-cell office:value-type="string" table:style-name="ce64">
            <text:p>Métro</text:p>
          </table:table-cell>
          <table:table-cell office:value-type="float" office:value="1" table:style-name="ce68">
            <text:p>1,00</text:p>
          </table:table-cell>
          <table:table-cell office:value-type="currency" office:value="10.69" table:style-name="ce69">
            <text:p>10,69 €</text:p>
          </table:table-cell>
          <table:table-cell office:value-type="currency" office:value="10.69" table:formula="msoxl:=IF(F318/E318=0,&quot;0 €&quot;,F318/E318)" table:style-name="ce107">
            <text:p>10,69 €</text:p>
          </table:table-cell>
          <table:table-cell office:value-type="currency" office:value="11.759" table:formula="msoxl:=F318*(1+10%)" table:style-name="ce70">
            <text:p>11,76 €</text:p>
          </table:table-cell>
          <table:table-cell office:value-type="currency" office:value="11.759" table:formula="msoxl:=G318*(1+10%)" table:style-name="ce70">
            <text:p>11,76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ourge</text:p>
          </table:table-cell>
          <table:table-cell office:value-type="string" table:style-name="ce45">
            <text:p>EPICERIE</text:p>
          </table:table-cell>
          <table:table-cell office:value-type="string" table:style-name="ce8">
            <text:p>Vrac Bio</text:p>
          </table:table-cell>
          <table:table-cell office:value-type="string" table:style-name="ce71">
            <text:p>Ankorstore</text:p>
          </table:table-cell>
          <table:table-cell office:value-type="float" office:value="5" table:style-name="ce72">
            <text:p>5,00</text:p>
          </table:table-cell>
          <table:table-cell office:value-type="currency" office:value="44" table:style-name="ce73">
            <text:p>44,00 €</text:p>
          </table:table-cell>
          <table:table-cell office:value-type="currency" office:value="8.8000000000000007" table:formula="msoxl:=IF(F319/E319=0,&quot;0 €&quot;,F319/E319)" table:style-name="ce108">
            <text:p>8,80 €</text:p>
          </table:table-cell>
          <table:table-cell office:value-type="currency" office:value="48.400000000000006" table:formula="msoxl:=F319*(1+10%)" table:style-name="ce74">
            <text:p>48,40 €</text:p>
          </table:table-cell>
          <table:table-cell office:value-type="currency" office:value="9.6800000000000015" table:formula="msoxl:=G319*(1+10%)" table:style-name="ce74">
            <text:p>9,68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umin moulu</text:p>
          </table:table-cell>
          <table:table-cell office:value-type="string" table:style-name="ce45">
            <text:p>EPICERIE</text:p>
          </table:table-cell>
          <table:table-cell office:value-type="string" table:style-name="ce8">
            <text:p>Vrac Bio</text:p>
          </table:table-cell>
          <table:table-cell office:value-type="string" table:style-name="ce64">
            <text:p>Métro web</text:p>
          </table:table-cell>
          <table:table-cell office:value-type="float" office:value="0.5" table:style-name="ce65">
            <text:p>0,50</text:p>
          </table:table-cell>
          <table:table-cell office:value-type="currency" office:value="10.36" table:style-name="ce66">
            <text:p>10,36 €</text:p>
          </table:table-cell>
          <table:table-cell office:value-type="currency" office:value="20.72" table:formula="msoxl:=IF(F320/E320=0,&quot;0 €&quot;,F320/E320)" table:style-name="ce106">
            <text:p>20,72 €</text:p>
          </table:table-cell>
          <table:table-cell office:value-type="currency" office:value="11.396000000000001" table:formula="msoxl:=F320*(1+10%)" table:style-name="ce36">
            <text:p>11,40 €</text:p>
          </table:table-cell>
          <table:table-cell office:value-type="currency" office:value="22.792000000000002" table:formula="msoxl:=G320*(1+10%)" table:style-name="ce36">
            <text:p>22,79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umin moulu 400g</text:p>
          </table:table-cell>
          <table:table-cell office:value-type="string" table:style-name="ce45">
            <text:p>EPICERIE</text:p>
          </table:table-cell>
          <table:table-cell office:value-type="string" table:style-name="ce8">
            <text:p>Métro Chef</text:p>
          </table:table-cell>
          <table:table-cell office:value-type="string" table:style-name="ce64">
            <text:p>Métro<text:s/></text:p>
          </table:table-cell>
          <table:table-cell office:value-type="float" office:value="0.4" table:style-name="ce75">
            <text:p>0,40</text:p>
          </table:table-cell>
          <table:table-cell office:value-type="currency" office:value="5.14" table:style-name="ce76">
            <text:p>5,14 €</text:p>
          </table:table-cell>
          <table:table-cell office:value-type="currency" office:value="12.849999999999998" table:formula="msoxl:=IF(F321/E321=0,&quot;0 €&quot;,F321/E321)" table:style-name="ce109">
            <text:p>12,85 €</text:p>
          </table:table-cell>
          <table:table-cell office:value-type="currency" office:value="5.6539999999999999" table:formula="msoxl:=F321*(1+10%)" table:style-name="ce77">
            <text:p>5,65 €</text:p>
          </table:table-cell>
          <table:table-cell office:value-type="currency" office:value="14.134999999999998" table:formula="msoxl:=G321*(1+10%)" table:style-name="ce77">
            <text:p>14,14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umin moulu</text:p>
          </table:table-cell>
          <table:table-cell office:value-type="string" table:style-name="ce45">
            <text:p>EPICERIE</text:p>
          </table:table-cell>
          <table:table-cell office:value-type="string" table:style-name="ce8">
            <text:p>Rustica</text:p>
          </table:table-cell>
          <table:table-cell office:value-type="string" table:style-name="ce64">
            <text:p>Leclerc</text:p>
          </table:table-cell>
          <table:table-cell office:value-type="float" office:value="3.2000000000000001E-2" table:style-name="ce65">
            <text:p>0,03</text:p>
          </table:table-cell>
          <table:table-cell office:value-type="currency" office:value="0.66" table:style-name="ce66">
            <text:p>0,66 €</text:p>
          </table:table-cell>
          <table:table-cell office:value-type="currency" office:value="20.625" table:formula="msoxl:=IF(F322/E322=0,&quot;0 €&quot;,F322/E322)" table:style-name="ce106">
            <text:p>20,63 €</text:p>
          </table:table-cell>
          <table:table-cell office:value-type="currency" office:value="0.72600000000000009" table:formula="msoxl:=F322*(1+10%)" table:style-name="ce36">
            <text:p>0,73 €</text:p>
          </table:table-cell>
          <table:table-cell office:value-type="currency" office:value="22.687500000000004" table:formula="msoxl:=G322*(1+10%)" table:style-name="ce36">
            <text:p>22,69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urcuma</text:p>
          </table:table-cell>
          <table:table-cell office:value-type="string" table:style-name="ce45">
            <text:p>EPICERIE</text:p>
          </table:table-cell>
          <table:table-cell office:value-type="string" table:style-name="ce8">
            <text:p>Saisse &amp; fils</text:p>
          </table:table-cell>
          <table:table-cell office:value-type="string" table:style-name="ce64">
            <text:p>Métro</text:p>
          </table:table-cell>
          <table:table-cell office:value-type="float" office:value="0.5" table:style-name="ce65">
            <text:p>0,50</text:p>
          </table:table-cell>
          <table:table-cell office:value-type="currency" office:value="4.1900000000000004" table:style-name="ce66">
            <text:p>4,19 €</text:p>
          </table:table-cell>
          <table:table-cell office:value-type="currency" office:value="8.3800000000000008" table:formula="msoxl:=IF(F323/E323=0,&quot;0 €&quot;,F323/E323)" table:style-name="ce106">
            <text:p>8,38 €</text:p>
          </table:table-cell>
          <table:table-cell office:value-type="currency" office:value="4.6090000000000009" table:formula="msoxl:=F323*(1+10%)" table:style-name="ce36">
            <text:p>4,61 €</text:p>
          </table:table-cell>
          <table:table-cell office:value-type="currency" office:value="9.2180000000000017" table:formula="msoxl:=G323*(1+10%)" table:style-name="ce36">
            <text:p>9,22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Curry</text:p>
          </table:table-cell>
          <table:table-cell office:value-type="string" table:style-name="ce45">
            <text:p>EPICERIE</text:p>
          </table:table-cell>
          <table:table-cell office:value-type="string" table:style-name="ce8">
            <text:p>Abido</text:p>
          </table:table-cell>
          <table:table-cell office:value-type="string" table:style-name="ce64">
            <text:p>Métro</text:p>
          </table:table-cell>
          <table:table-cell office:value-type="float" office:value="0.5" table:style-name="ce65">
            <text:p>0,50</text:p>
          </table:table-cell>
          <table:table-cell office:value-type="currency" office:value="4.9000000000000004" table:style-name="ce66">
            <text:p>4,90 €</text:p>
          </table:table-cell>
          <table:table-cell office:value-type="currency" office:value="9.8000000000000007" table:formula="msoxl:=IF(F324/E324=0,&quot;0 €&quot;,F324/E324)" table:style-name="ce106">
            <text:p>9,80 €</text:p>
          </table:table-cell>
          <table:table-cell office:value-type="currency" office:value="5.3900000000000006" table:formula="msoxl:=F324*(1+10%)" table:style-name="ce36">
            <text:p>5,39 €</text:p>
          </table:table-cell>
          <table:table-cell office:value-type="currency" office:value="10.780000000000001" table:formula="msoxl:=G324*(1+10%)" table:style-name="ce36">
            <text:p>10,78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Farine maïs SG</text:p>
          </table:table-cell>
          <table:table-cell office:value-type="string" table:style-name="ce45">
            <text:p>EPICERIE</text:p>
          </table:table-cell>
          <table:table-cell office:value-type="string" table:style-name="ce8">
            <text:p>VPAILLE</text:p>
          </table:table-cell>
          <table:table-cell office:value-type="string" table:style-name="ce64">
            <text:p>Métro</text:p>
          </table:table-cell>
          <table:table-cell office:value-type="float" office:value="1" table:style-name="ce65">
            <text:p>1,00</text:p>
          </table:table-cell>
          <table:table-cell office:value-type="currency" office:value="3.3" table:style-name="ce66">
            <text:p>3,30 €</text:p>
          </table:table-cell>
          <table:table-cell office:value-type="currency" office:value="3.3" table:formula="msoxl:=IF(F325/E325=0,&quot;0 €&quot;,F325/E325)" table:style-name="ce106">
            <text:p>3,30 €</text:p>
          </table:table-cell>
          <table:table-cell office:value-type="currency" office:value="3.63" table:formula="msoxl:=F325*(1+10%)" table:style-name="ce36">
            <text:p>3,63 €</text:p>
          </table:table-cell>
          <table:table-cell office:value-type="currency" office:value="3.63" table:formula="msoxl:=G325*(1+10%)" table:style-name="ce36">
            <text:p>3,63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Farine Millet</text:p>
          </table:table-cell>
          <table:table-cell office:value-type="string" table:style-name="ce45">
            <text:p>EPICERIE</text:p>
          </table:table-cell>
          <table:table-cell office:value-type="string" table:style-name="ce8">
            <text:p>Vrac</text:p>
          </table:table-cell>
          <table:table-cell office:value-type="string" table:style-name="ce64">
            <text:p>Métro</text:p>
          </table:table-cell>
          <table:table-cell office:value-type="float" office:value="0.5" table:style-name="ce65">
            <text:p>0,50</text:p>
          </table:table-cell>
          <table:table-cell office:value-type="currency" office:value="21.24" table:style-name="ce66">
            <text:p>21,24 €</text:p>
          </table:table-cell>
          <table:table-cell office:value-type="currency" office:value="42.48" table:formula="msoxl:=IF(F326/E326=0,&quot;0 €&quot;,F326/E326)" table:style-name="ce106">
            <text:p>42,48 €</text:p>
          </table:table-cell>
          <table:table-cell office:value-type="currency" office:value="23.364000000000001" table:formula="msoxl:=F326*(1+10%)" table:style-name="ce36">
            <text:p>23,36 €</text:p>
          </table:table-cell>
          <table:table-cell office:value-type="currency" office:value="46.728000000000002" table:formula="msoxl:=G326*(1+10%)" table:style-name="ce36">
            <text:p>46,73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Farine pois chiches</text:p>
          </table:table-cell>
          <table:table-cell office:value-type="string" table:style-name="ce45">
            <text:p>EPICERIE</text:p>
          </table:table-cell>
          <table:table-cell office:value-type="string" table:style-name="ce8">
            <text:p>Belmar</text:p>
          </table:table-cell>
          <table:table-cell office:value-type="string" table:style-name="ce64">
            <text:p>Métro</text:p>
          </table:table-cell>
          <table:table-cell office:value-type="float" office:value="5" table:style-name="ce65">
            <text:p>5,00</text:p>
          </table:table-cell>
          <table:table-cell office:value-type="currency" office:value="15.68" table:style-name="ce66">
            <text:p>15,68 €</text:p>
          </table:table-cell>
          <table:table-cell office:value-type="currency" office:value="3.1360000000000001" table:formula="msoxl:=IF(F327/E327=0,&quot;0 €&quot;,F327/E327)" table:style-name="ce106">
            <text:p>3,14 €</text:p>
          </table:table-cell>
          <table:table-cell office:value-type="currency" office:value="17.248000000000001" table:formula="msoxl:=F327*(1+10%)" table:style-name="ce36">
            <text:p>17,25 €</text:p>
          </table:table-cell>
          <table:table-cell office:value-type="currency" office:value="3.4496000000000002" table:formula="msoxl:=G327*(1+10%)" table:style-name="ce36">
            <text:p>3,45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Farine riz SG</text:p>
          </table:table-cell>
          <table:table-cell office:value-type="string" table:style-name="ce45">
            <text:p>EPICERIE</text:p>
          </table:table-cell>
          <table:table-cell office:value-type="string" table:style-name="ce8">
            <text:p>VPAILLE</text:p>
          </table:table-cell>
          <table:table-cell office:value-type="string" table:style-name="ce64">
            <text:p>Métro</text:p>
          </table:table-cell>
          <table:table-cell office:value-type="float" office:value="5" table:style-name="ce65">
            <text:p>5,00</text:p>
          </table:table-cell>
          <table:table-cell office:value-type="currency" office:value="8.93" table:style-name="ce66">
            <text:p>8,93 €</text:p>
          </table:table-cell>
          <table:table-cell office:value-type="currency" office:value="1.786" table:formula="msoxl:=IF(F328/E328=0,&quot;0 €&quot;,F328/E328)" table:style-name="ce106">
            <text:p>1,79 €</text:p>
          </table:table-cell>
          <table:table-cell office:value-type="currency" office:value="9.8230000000000004" table:formula="msoxl:=F328*(1+10%)" table:style-name="ce36">
            <text:p>9,82 €</text:p>
          </table:table-cell>
          <table:table-cell office:value-type="currency" office:value="1.9646000000000001" table:formula="msoxl:=G328*(1+10%)" table:style-name="ce36">
            <text:p>1,96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Farine Staccapizza SG (riz maïs)</text:p>
          </table:table-cell>
          <table:table-cell office:value-type="string" table:style-name="ce45">
            <text:p>EPICERIE</text:p>
          </table:table-cell>
          <table:table-cell office:value-type="string" table:style-name="ce8">
            <text:p>Molino Spadoni</text:p>
          </table:table-cell>
          <table:table-cell office:value-type="string" table:style-name="ce64">
            <text:p>Métro</text:p>
          </table:table-cell>
          <table:table-cell office:value-type="float" office:value="1" table:style-name="ce65">
            <text:p>1,00</text:p>
          </table:table-cell>
          <table:table-cell office:value-type="currency" office:value="2.7" table:formula="msoxl:=IF(G329*E329=0,&quot;0 €&quot;,G329*E329)" table:style-name="ce66">
            <text:p>2,70 €</text:p>
          </table:table-cell>
          <table:table-cell office:value-type="currency" office:value="2.7" table:style-name="ce106">
            <text:p>2,70 €</text:p>
          </table:table-cell>
          <table:table-cell office:value-type="currency" office:value="2.9700000000000006" table:formula="msoxl:=F329*(1+10%)" table:style-name="ce36">
            <text:p>2,97 €</text:p>
          </table:table-cell>
          <table:table-cell office:value-type="currency" office:value="2.9700000000000006" table:formula="msoxl:=G329*(1+10%)" table:style-name="ce36">
            <text:p>2,97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Farine T45</text:p>
          </table:table-cell>
          <table:table-cell office:value-type="string" table:style-name="ce45">
            <text:p>EPICERIE</text:p>
          </table:table-cell>
          <table:table-cell office:value-type="string" table:style-name="ce8">
            <text:p>Rochambeau</text:p>
          </table:table-cell>
          <table:table-cell office:value-type="string" table:style-name="ce64">
            <text:p>Métro</text:p>
          </table:table-cell>
          <table:table-cell office:value-type="float" office:value="10" table:style-name="ce65">
            <text:p>10,00</text:p>
          </table:table-cell>
          <table:table-cell office:value-type="currency" office:value="5.31" table:style-name="ce66">
            <text:p>5,31 €</text:p>
          </table:table-cell>
          <table:table-cell office:value-type="currency" office:value="0.53099999999999992" table:formula="msoxl:=IF(F330/E330=0,&quot;0 €&quot;,F330/E330)" table:style-name="ce106">
            <text:p>0,53 €</text:p>
          </table:table-cell>
          <table:table-cell office:value-type="currency" office:value="5.8410000000000002" table:formula="msoxl:=F330*(1+10%)" table:style-name="ce36">
            <text:p>5,84 €</text:p>
          </table:table-cell>
          <table:table-cell office:value-type="currency" office:value="0.58409999999999995" table:formula="msoxl:=G330*(1+10%)" table:style-name="ce36">
            <text:p>0,58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6">
            <text:p>Farine T55</text:p>
          </table:table-cell>
          <table:table-cell office:value-type="string" table:style-name="ce45">
            <text:p>EPICERIE</text:p>
          </table:table-cell>
          <table:table-cell table:style-name="ce8"/>
          <table:table-cell office:value-type="string" table:style-name="ce78">
            <text:p>AVIDOC</text:p>
          </table:table-cell>
          <table:table-cell office:value-type="float" office:value="1" table:style-name="ce65">
            <text:p>1,00</text:p>
          </table:table-cell>
          <table:table-cell office:value-type="currency" office:value="0.62" table:style-name="ce66">
            <text:p>0,62 €</text:p>
          </table:table-cell>
          <table:table-cell office:value-type="currency" office:value="0.62" table:formula="msoxl:=IF(F331/E331=0,&quot;0 €&quot;,F331/E331)" table:style-name="ce106">
            <text:p>0,62 €</text:p>
          </table:table-cell>
          <table:table-cell office:value-type="currency" office:value="0.68200000000000005" table:formula="msoxl:=F331*(1+10%)" table:style-name="ce36">
            <text:p>0,68 €</text:p>
          </table:table-cell>
          <table:table-cell office:value-type="currency" office:value="0.68200000000000005" table:formula="msoxl:=G331*(1+10%)" table:style-name="ce36">
            <text:p>0,68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79">
            <text:p>Farine Teff</text:p>
          </table:table-cell>
          <table:table-cell office:value-type="string" table:style-name="ce45">
            <text:p>EPICERIE</text:p>
          </table:table-cell>
          <table:table-cell office:value-type="string" table:style-name="ce80">
            <text:p>Markal</text:p>
          </table:table-cell>
          <table:table-cell office:value-type="string" table:style-name="ce64">
            <text:p>Métro</text:p>
          </table:table-cell>
          <table:table-cell office:value-type="float" office:value="0.5" table:style-name="ce65">
            <text:p>0,50</text:p>
          </table:table-cell>
          <table:table-cell office:value-type="currency" office:value="3.85" table:style-name="ce66">
            <text:p>3,85 €</text:p>
          </table:table-cell>
          <table:table-cell office:value-type="currency" office:value="7.7" table:formula="msoxl:=IF(F332/E332=0,&quot;0 €&quot;,F332/E332)" table:style-name="ce106">
            <text:p>7,70 €</text:p>
          </table:table-cell>
          <table:table-cell office:value-type="currency" office:value="4.2350000000000003" table:formula="msoxl:=F332*(1+10%)" table:style-name="ce36">
            <text:p>4,24 €</text:p>
          </table:table-cell>
          <table:table-cell office:value-type="currency" office:value="8.4700000000000006" table:formula="msoxl:=G332*(1+10%)" table:style-name="ce36">
            <text:p>8,47 €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79">
            <text:p>Huile colza</text:p>
          </table:table-cell>
          <table:table-cell office:value-type="string" table:style-name="ce45">
            <text:p>EPICERIE</text:p>
          </table:table-cell>
          <table:table-cell office:value-type="string" table:style-name="ce80">
            <text:p>Métro Chef</text:p>
          </table:table-cell>
          <table:table-cell office:value-type="string" table:style-name="ce64">
            <text:p>Métro</text:p>
          </table:table-cell>
          <table:table-cell office:value-type="float" office:value="5" table:style-name="ce65">
            <text:p>5,00</text:p>
          </table:table-cell>
          <table:table-cell office:value-type="currency" office:value="12.3" table:style-name="ce66">
            <text:p>12,30 €</text:p>
          </table:table-cell>
          <table:table-cell office:value-type="currency" office:value="2.46" table:formula="msoxl:=IF(F333/E333=0,&quot;0 €&quot;,F333/E333)" table:style-name="ce106">
            <text:p>2,46 €</text:p>
          </table:table-cell>
          <table:table-cell office:value-type="currency" office:value="13.530000000000001" table:formula="msoxl:=F333*(1+10%)" table:style-name="ce36">
            <text:p>13,53 €</text:p>
          </table:table-cell>
          <table:table-cell office:value-type="currency" office:value="2.706" table:formula="msoxl:=G333*(1+10%)" table:style-name="ce36">
            <text:p>2,71 €</text:p>
          </table:table-cell>
          <table:table-cell table:style-name="ce78"/>
          <table:table-cell table:number-columns-repeated="16374"/>
        </table:table-row>
        <table:table-row table:style-name="ro2">
          <table:table-cell office:value-type="string" table:style-name="ce79">
            <text:p>Flocon avoine SG</text:p>
          </table:table-cell>
          <table:table-cell office:value-type="string" table:style-name="ce45">
            <text:p>EPICERIE</text:p>
          </table:table-cell>
          <table:table-cell office:value-type="string" table:style-name="ce80">
            <text:p>Vrac</text:p>
          </table:table-cell>
          <table:table-cell office:value-type="string" table:style-name="ce64">
            <text:p>Métro</text:p>
          </table:table-cell>
          <table:table-cell office:value-type="float" office:value="1" table:style-name="ce65">
            <text:p>1,00</text:p>
          </table:table-cell>
          <table:table-cell office:value-type="currency" office:value="2.84" table:style-name="ce66">
            <text:p>2,84 €</text:p>
          </table:table-cell>
          <table:table-cell office:value-type="currency" office:value="2.84" table:formula="msoxl:=IF(F334/E334=0,&quot;0 €&quot;,F334/E334)" table:style-name="ce106">
            <text:p>2,84 €</text:p>
          </table:table-cell>
          <table:table-cell office:value-type="currency" office:value="3.1240000000000001" table:formula="msoxl:=F334*(1+10%)" table:style-name="ce36">
            <text:p>3,12 €</text:p>
          </table:table-cell>
          <table:table-cell office:value-type="currency" office:value="3.1240000000000001" table:formula="msoxl:=G334*(1+10%)" table:style-name="ce36">
            <text:p>3,12 €</text:p>
          </table:table-cell>
          <table:table-cell table:style-name="ce78"/>
          <table:table-cell table:number-columns-repeated="16374"/>
        </table:table-row>
        <table:table-row table:style-name="ro2">
          <table:table-cell office:value-type="string" table:style-name="ce79">
            <text:p>Huile coco</text:p>
          </table:table-cell>
          <table:table-cell office:value-type="string" table:style-name="ce45">
            <text:p>EPICERIE</text:p>
          </table:table-cell>
          <table:table-cell office:value-type="string" table:style-name="ce80">
            <text:p>Moulin mon père</text:p>
          </table:table-cell>
          <table:table-cell office:value-type="string" table:style-name="ce67">
            <text:p>leclerc</text:p>
          </table:table-cell>
          <table:table-cell office:value-type="float" office:value="0.5" table:style-name="ce65">
            <text:p>0,50</text:p>
          </table:table-cell>
          <table:table-cell office:value-type="currency" office:value="4.82" table:style-name="ce66">
            <text:p>4,82 €</text:p>
          </table:table-cell>
          <table:table-cell office:value-type="currency" office:value="9.64" table:formula="msoxl:=IF(F335/E335=0,&quot;0 €&quot;,F335/E335)" table:style-name="ce106">
            <text:p>9,64 €</text:p>
          </table:table-cell>
          <table:table-cell office:value-type="currency" office:value="5.3020000000000005" table:formula="msoxl:=F335*(1+10%)" table:style-name="ce36">
            <text:p>5,30 €</text:p>
          </table:table-cell>
          <table:table-cell office:value-type="currency" office:value="10.604000000000001" table:formula="msoxl:=G335*(1+10%)" table:style-name="ce36">
            <text:p>10,60 €</text:p>
          </table:table-cell>
          <table:table-cell table:style-name="ce78"/>
          <table:table-cell table:number-columns-repeated="16374"/>
        </table:table-row>
        <table:table-row table:style-name="ro2">
          <table:table-cell office:value-type="string" table:style-name="ce79">
            <text:p>Huile coco</text:p>
          </table:table-cell>
          <table:table-cell office:value-type="string" table:style-name="ce45">
            <text:p>EPICERIE</text:p>
          </table:table-cell>
          <table:table-cell office:value-type="string" table:style-name="ce80">
            <text:p>Lapalisse</text:p>
          </table:table-cell>
          <table:table-cell office:value-type="string" table:style-name="ce64">
            <text:p>Métro</text:p>
          </table:table-cell>
          <table:table-cell office:value-type="float" office:value="1" table:style-name="ce75">
            <text:p>1,00</text:p>
          </table:table-cell>
          <table:table-cell office:value-type="currency" office:value="6.8" table:style-name="ce76">
            <text:p>6,80 €</text:p>
          </table:table-cell>
          <table:table-cell office:value-type="currency" office:value="6.8" table:formula="msoxl:=IF(F336/E336=0,&quot;0 €&quot;,F336/E336)" table:style-name="ce109">
            <text:p>6,80 €</text:p>
          </table:table-cell>
          <table:table-cell office:value-type="currency" office:value="7.48" table:formula="msoxl:=F336*(1+10%)" table:style-name="ce77">
            <text:p>7,48 €</text:p>
          </table:table-cell>
          <table:table-cell office:value-type="currency" office:value="7.48" table:formula="msoxl:=G336*(1+10%)" table:style-name="ce77">
            <text:p>7,48 €</text:p>
          </table:table-cell>
          <table:table-cell table:style-name="ce81"/>
          <table:table-cell table:number-columns-repeated="16374"/>
        </table:table-row>
        <table:table-row table:style-name="ro2">
          <table:table-cell office:value-type="string" table:style-name="ce79">
            <text:p>Huile olive</text:p>
          </table:table-cell>
          <table:table-cell office:value-type="string" table:style-name="ce45">
            <text:p>EPICERIE</text:p>
          </table:table-cell>
          <table:table-cell office:value-type="string" table:style-name="ce80">
            <text:p>Ondoliva</text:p>
          </table:table-cell>
          <table:table-cell office:value-type="string" table:style-name="ce64">
            <text:p>Métro</text:p>
          </table:table-cell>
          <table:table-cell office:value-type="float" office:value="5" table:style-name="ce65">
            <text:p>5,00</text:p>
          </table:table-cell>
          <table:table-cell office:value-type="currency" office:value="19.93" table:style-name="ce66">
            <text:p>19,93 €</text:p>
          </table:table-cell>
          <table:table-cell office:value-type="currency" office:value="3.9859999999999998" table:formula="msoxl:=IF(F337/E337=0,&quot;0 €&quot;,F337/E337)" table:style-name="ce106">
            <text:p>3,99 €</text:p>
          </table:table-cell>
          <table:table-cell office:value-type="currency" office:value="21.923000000000002" table:formula="msoxl:=F337*(1+10%)" table:style-name="ce36">
            <text:p>21,92 €</text:p>
          </table:table-cell>
          <table:table-cell office:value-type="currency" office:value="4.3845999999999998" table:formula="msoxl:=G337*(1+10%)" table:style-name="ce36">
            <text:p>4,38 €</text:p>
          </table:table-cell>
          <table:table-cell table:style-name="ce81"/>
          <table:table-cell table:number-columns-repeated="16374"/>
        </table:table-row>
        <table:table-row table:style-name="ro2">
          <table:table-cell office:value-type="string" table:style-name="ce79">
            <text:p>Huile tournesol</text:p>
          </table:table-cell>
          <table:table-cell office:value-type="string" table:style-name="ce45">
            <text:p>EPICERIE</text:p>
          </table:table-cell>
          <table:table-cell office:value-type="string" table:style-name="ce80">
            <text:p>Rustica</text:p>
          </table:table-cell>
          <table:table-cell office:value-type="string" table:style-name="ce64">
            <text:p>leclerc</text:p>
          </table:table-cell>
          <table:table-cell office:value-type="float" office:value="1" table:style-name="ce65">
            <text:p>1,00</text:p>
          </table:table-cell>
          <table:table-cell office:value-type="currency" office:value="2.2000000000000002" table:style-name="ce66">
            <text:p>2,20 €</text:p>
          </table:table-cell>
          <table:table-cell office:value-type="currency" office:value="2.2000000000000002" table:formula="msoxl:=IF(F338/E338=0,&quot;0 €&quot;,F338/E338)" table:style-name="ce106">
            <text:p>2,20 €</text:p>
          </table:table-cell>
          <table:table-cell office:value-type="currency" office:value="2.4200000000000004" table:formula="msoxl:=F338*(1+10%)" table:style-name="ce36">
            <text:p>2,42 €</text:p>
          </table:table-cell>
          <table:table-cell office:value-type="currency" office:value="2.4200000000000004" table:formula="msoxl:=G338*(1+10%)" table:style-name="ce36">
            <text:p>2,42 €</text:p>
          </table:table-cell>
          <table:table-cell table:style-name="ce81"/>
          <table:table-cell table:number-columns-repeated="16374"/>
        </table:table-row>
        <table:table-row table:style-name="ro2">
          <table:table-cell office:value-type="string" table:style-name="ce79">
            <text:p>Huile tournesol</text:p>
          </table:table-cell>
          <table:table-cell office:value-type="string" table:style-name="ce45">
            <text:p>EPICERIE</text:p>
          </table:table-cell>
          <table:table-cell office:value-type="string" table:style-name="ce80">
            <text:p>Fruibon</text:p>
          </table:table-cell>
          <table:table-cell office:value-type="string" table:style-name="ce64">
            <text:p>Métro</text:p>
          </table:table-cell>
          <table:table-cell office:value-type="float" office:value="1" table:style-name="ce65">
            <text:p>1,00</text:p>
          </table:table-cell>
          <table:table-cell office:value-type="currency" office:value="4.3" table:style-name="ce66">
            <text:p>4,30 €</text:p>
          </table:table-cell>
          <table:table-cell office:value-type="currency" office:value="4.3" table:formula="msoxl:=IF(F339/E339=0,&quot;0 €&quot;,F339/E339)" table:style-name="ce106">
            <text:p>4,30 €</text:p>
          </table:table-cell>
          <table:table-cell office:value-type="currency" office:value="4.7300000000000004" table:formula="msoxl:=F339*(1+10%)" table:style-name="ce36">
            <text:p>4,73 €</text:p>
          </table:table-cell>
          <table:table-cell office:value-type="currency" office:value="4.7300000000000004" table:formula="msoxl:=G339*(1+10%)" table:style-name="ce36">
            <text:p>4,73 €</text:p>
          </table:table-cell>
          <table:table-cell table:style-name="ce81"/>
          <table:table-cell table:number-columns-repeated="16374"/>
        </table:table-row>
        <table:table-row table:style-name="ro2">
          <table:table-cell office:value-type="string" table:style-name="ce79">
            <text:p>Levure boulange sèche</text:p>
          </table:table-cell>
          <table:table-cell office:value-type="string" table:style-name="ce45">
            <text:p>EPICERIE</text:p>
          </table:table-cell>
          <table:table-cell office:value-type="string" table:style-name="ce80">
            <text:p>Lesaffre</text:p>
          </table:table-cell>
          <table:table-cell office:value-type="string" table:style-name="ce64">
            <text:p>Métro</text:p>
          </table:table-cell>
          <table:table-cell office:value-type="float" office:value="0.5" table:style-name="ce65">
            <text:p>0,50</text:p>
          </table:table-cell>
          <table:table-cell office:value-type="currency" office:value="5.33" table:style-name="ce66">
            <text:p>5,33 €</text:p>
          </table:table-cell>
          <table:table-cell office:value-type="currency" office:value="10.66" table:formula="msoxl:=IF(F340/E340=0,&quot;0 €&quot;,F340/E340)" table:style-name="ce106">
            <text:p>10,66 €</text:p>
          </table:table-cell>
          <table:table-cell office:value-type="currency" office:value="5.8630000000000004" table:formula="msoxl:=F340*(1+10%)" table:style-name="ce36">
            <text:p>5,86 €</text:p>
          </table:table-cell>
          <table:table-cell office:value-type="currency" office:value="11.726000000000001" table:formula="msoxl:=G340*(1+10%)" table:style-name="ce36">
            <text:p>11,73 €</text:p>
          </table:table-cell>
          <table:table-cell table:style-name="ce81"/>
          <table:table-cell table:number-columns-repeated="16374"/>
        </table:table-row>
        <table:table-row table:style-name="ro2">
          <table:table-cell office:value-type="string" table:style-name="ce79">
            <text:p>Levure chimique</text:p>
          </table:table-cell>
          <table:table-cell office:value-type="string" table:style-name="ce45">
            <text:p>EPICERIE</text:p>
          </table:table-cell>
          <table:table-cell office:value-type="string" table:style-name="ce80">
            <text:p>La Patelière</text:p>
          </table:table-cell>
          <table:table-cell office:value-type="string" table:style-name="ce64">
            <text:p>Métro</text:p>
          </table:table-cell>
          <table:table-cell office:value-type="float" office:value="1" table:style-name="ce65">
            <text:p>1,00</text:p>
          </table:table-cell>
          <table:table-cell office:value-type="currency" office:value="4.08" table:style-name="ce66">
            <text:p>4,08 €</text:p>
          </table:table-cell>
          <table:table-cell office:value-type="currency" office:value="4.08" table:formula="msoxl:=IF(F341/E341=0,&quot;0 €&quot;,F341/E341)" table:style-name="ce106">
            <text:p>4,08 €</text:p>
          </table:table-cell>
          <table:table-cell office:value-type="currency" office:value="4.4880000000000004" table:formula="msoxl:=F341*(1+10%)" table:style-name="ce36">
            <text:p>4,49 €</text:p>
          </table:table-cell>
          <table:table-cell office:value-type="currency" office:value="4.4880000000000004" table:formula="msoxl:=G341*(1+10%)" table:style-name="ce36">
            <text:p>4,49 €</text:p>
          </table:table-cell>
          <table:table-cell table:style-name="ce81"/>
          <table:table-cell table:number-columns-repeated="16374"/>
        </table:table-row>
        <table:table-row table:style-name="ro2">
          <table:table-cell office:value-type="string" table:style-name="ce79">
            <text:p>Levure chimique sans gluten bio</text:p>
          </table:table-cell>
          <table:table-cell office:value-type="string" table:style-name="ce45">
            <text:p>EPICERIE</text:p>
          </table:table-cell>
          <table:table-cell office:value-type="string" table:style-name="ce80">
            <text:p>La Patelière</text:p>
          </table:table-cell>
          <table:table-cell office:value-type="string" table:style-name="ce64">
            <text:p>Métro</text:p>
          </table:table-cell>
          <table:table-cell office:value-type="float" office:value="0.6" table:style-name="ce65">
            <text:p>0,60</text:p>
          </table:table-cell>
          <table:table-cell office:value-type="currency" office:value="4.2300000000000004" table:style-name="ce66">
            <text:p>4,23 €</text:p>
          </table:table-cell>
          <table:table-cell office:value-type="currency" office:value="7.0500000000000007" table:formula="msoxl:=IF(F342/E342=0,&quot;0 €&quot;,F342/E342)" table:style-name="ce106">
            <text:p>7,05 €</text:p>
          </table:table-cell>
          <table:table-cell office:value-type="currency" office:value="4.6530000000000005" table:formula="msoxl:=F342*(1+10%)" table:style-name="ce36">
            <text:p>4,65 €</text:p>
          </table:table-cell>
          <table:table-cell office:value-type="currency" office:value="7.7550000000000017" table:formula="msoxl:=G342*(1+10%)" table:style-name="ce36">
            <text:p>7,76 €</text:p>
          </table:table-cell>
          <table:table-cell table:style-name="ce81"/>
          <table:table-cell table:number-columns-repeated="16374"/>
        </table:table-row>
        <table:table-row table:style-name="ro2">
          <table:table-cell office:value-type="string" table:style-name="ce79">
            <text:p>Lin</text:p>
          </table:table-cell>
          <table:table-cell office:value-type="string" table:style-name="ce45">
            <text:p>EPICERIE</text:p>
          </table:table-cell>
          <table:table-cell office:value-type="string" table:style-name="ce80">
            <text:p>Vrac Bio</text:p>
          </table:table-cell>
          <table:table-cell office:value-type="string" table:style-name="ce67">
            <text:p>Ankorstore</text:p>
          </table:table-cell>
          <table:table-cell office:value-type="float" office:value="1" table:style-name="ce75">
            <text:p>1,00</text:p>
          </table:table-cell>
          <table:table-cell office:value-type="currency" office:value="4" table:style-name="ce76">
            <text:p>4,00 €</text:p>
          </table:table-cell>
          <table:table-cell office:value-type="currency" office:value="4" table:formula="msoxl:=IF(F343/E343=0,&quot;0 €&quot;,F343/E343)" table:style-name="ce109">
            <text:p>4,00 €</text:p>
          </table:table-cell>
          <table:table-cell office:value-type="currency" office:value="4.4000000000000004" table:formula="msoxl:=F343*(1+10%)" table:style-name="ce77">
            <text:p>4,40 €</text:p>
          </table:table-cell>
          <table:table-cell office:value-type="currency" office:value="4.4000000000000004" table:formula="msoxl:=G343*(1+10%)" table:style-name="ce77">
            <text:p>4,40 €</text:p>
          </table:table-cell>
          <table:table-cell table:style-name="ce81"/>
          <table:table-cell table:number-columns-repeated="16374"/>
        </table:table-row>
        <table:table-row table:style-name="ro2">
          <table:table-cell office:value-type="string" table:style-name="ce79">
            <text:p>Lin</text:p>
          </table:table-cell>
          <table:table-cell office:value-type="string" table:style-name="ce45">
            <text:p>EPICERIE</text:p>
          </table:table-cell>
          <table:table-cell office:value-type="string" table:style-name="ce80">
            <text:p>Fruibon</text:p>
          </table:table-cell>
          <table:table-cell office:value-type="string" table:style-name="ce64">
            <text:p>Métro</text:p>
          </table:table-cell>
          <table:table-cell office:value-type="float" office:value="1" table:style-name="ce65">
            <text:p>1,00</text:p>
          </table:table-cell>
          <table:table-cell office:value-type="currency" office:value="4.3899999999999997" table:style-name="ce66">
            <text:p>4,39 €</text:p>
          </table:table-cell>
          <table:table-cell office:value-type="currency" office:value="4.3899999999999997" table:formula="msoxl:=IF(F344/E344=0,&quot;0 €&quot;,F344/E344)" table:style-name="ce106">
            <text:p>4,39 €</text:p>
          </table:table-cell>
          <table:table-cell office:value-type="currency" office:value="4.8289999999999997" table:formula="msoxl:=F344*(1+10%)" table:style-name="ce36">
            <text:p>4,83 €</text:p>
          </table:table-cell>
          <table:table-cell office:value-type="currency" office:value="4.8289999999999997" table:formula="msoxl:=G344*(1+10%)" table:style-name="ce36">
            <text:p>4,83 €</text:p>
          </table:table-cell>
          <table:table-cell table:style-name="ce81"/>
          <table:table-cell table:number-columns-repeated="16374"/>
        </table:table-row>
        <table:table-row table:style-name="ro2">
          <table:table-cell office:value-type="string" table:style-name="ce79">
            <text:p>Origan</text:p>
          </table:table-cell>
          <table:table-cell office:value-type="string" table:style-name="ce45">
            <text:p>EPICERIE</text:p>
          </table:table-cell>
          <table:table-cell office:value-type="string" table:style-name="ce80">
            <text:p>Aro</text:p>
          </table:table-cell>
          <table:table-cell office:value-type="string" table:style-name="ce64">
            <text:p>Métro</text:p>
          </table:table-cell>
          <table:table-cell office:value-type="float" office:value="1" table:style-name="ce65">
            <text:p>1,00</text:p>
          </table:table-cell>
          <table:table-cell office:value-type="currency" office:value="8.69" table:style-name="ce66">
            <text:p>8,69 €</text:p>
          </table:table-cell>
          <table:table-cell office:value-type="currency" office:value="8.69" table:formula="msoxl:=IF(F345/E345=0,&quot;0 €&quot;,F345/E345)" table:style-name="ce106">
            <text:p>8,69 €</text:p>
          </table:table-cell>
          <table:table-cell office:value-type="currency" office:value="9.5590000000000011" table:formula="msoxl:=F345*(1+10%)" table:style-name="ce36">
            <text:p>9,56 €</text:p>
          </table:table-cell>
          <table:table-cell office:value-type="currency" office:value="9.5590000000000011" table:formula="msoxl:=G345*(1+10%)" table:style-name="ce36">
            <text:p>9,56 €</text:p>
          </table:table-cell>
          <table:table-cell table:style-name="ce81"/>
          <table:table-cell table:number-columns-repeated="16374"/>
        </table:table-row>
        <table:table-row table:style-name="ro2">
          <table:table-cell office:value-type="string" table:style-name="ce79">
            <text:p>Pignon pin</text:p>
          </table:table-cell>
          <table:table-cell office:value-type="string" table:style-name="ce45">
            <text:p>EPICERIE</text:p>
          </table:table-cell>
          <table:table-cell office:value-type="string" table:style-name="ce80">
            <text:p>Fruibon</text:p>
          </table:table-cell>
          <table:table-cell office:value-type="string" table:style-name="ce64">
            <text:p>Métro</text:p>
          </table:table-cell>
          <table:table-cell office:value-type="float" office:value="1" table:style-name="ce65">
            <text:p>1,00</text:p>
          </table:table-cell>
          <table:table-cell office:value-type="currency" office:value="40.799999999999997" table:style-name="ce66">
            <text:p>40,80 €</text:p>
          </table:table-cell>
          <table:table-cell office:value-type="currency" office:value="40.799999999999997" table:formula="msoxl:=IF(F346/E346=0,&quot;0 €&quot;,F346/E346)" table:style-name="ce106">
            <text:p>40,80 €</text:p>
          </table:table-cell>
          <table:table-cell office:value-type="currency" office:value="44.88" table:formula="msoxl:=F346*(1+10%)" table:style-name="ce36">
            <text:p>44,88 €</text:p>
          </table:table-cell>
          <table:table-cell office:value-type="currency" office:value="44.88" table:formula="msoxl:=G346*(1+10%)" table:style-name="ce36">
            <text:p>44,88 €</text:p>
          </table:table-cell>
          <table:table-cell table:style-name="ce81"/>
          <table:table-cell table:number-columns-repeated="16374"/>
        </table:table-row>
        <table:table-row table:style-name="ro2">
          <table:table-cell office:value-type="string" table:style-name="ce79">
            <text:p>Piment espelette</text:p>
          </table:table-cell>
          <table:table-cell office:value-type="string" table:style-name="ce45">
            <text:p>EPICERIE</text:p>
          </table:table-cell>
          <table:table-cell office:value-type="string" table:style-name="ce80">
            <text:p>Ezpeletako</text:p>
          </table:table-cell>
          <table:table-cell office:value-type="string" table:style-name="ce64">
            <text:p>Métro</text:p>
          </table:table-cell>
          <table:table-cell office:value-type="float" office:value="0.25" table:style-name="ce65">
            <text:p>0,25</text:p>
          </table:table-cell>
          <table:table-cell office:value-type="currency" office:value="25.91" table:style-name="ce66">
            <text:p>25,91 €</text:p>
          </table:table-cell>
          <table:table-cell office:value-type="currency" office:value="103.64" table:formula="msoxl:=IF(F347/E347=0,&quot;0 €&quot;,F347/E347)" table:style-name="ce106">
            <text:p>103,64 €</text:p>
          </table:table-cell>
          <table:table-cell office:value-type="currency" office:value="28.501000000000001" table:formula="msoxl:=F347*(1+10%)" table:style-name="ce36">
            <text:p>28,50 €</text:p>
          </table:table-cell>
          <table:table-cell office:value-type="currency" office:value="114.004" table:formula="msoxl:=G347*(1+10%)" table:style-name="ce36">
            <text:p>114,00 €</text:p>
          </table:table-cell>
          <table:table-cell table:style-name="ce81"/>
          <table:table-cell table:number-columns-repeated="16374"/>
        </table:table-row>
        <table:table-row table:style-name="ro2">
          <table:table-cell office:value-type="string" table:style-name="ce79">
            <text:p>Pois cassés</text:p>
          </table:table-cell>
          <table:table-cell office:value-type="string" table:style-name="ce45">
            <text:p>EPICERIE</text:p>
          </table:table-cell>
          <table:table-cell office:value-type="string" table:style-name="ce80">
            <text:p>Notre Jardin</text:p>
          </table:table-cell>
          <table:table-cell office:value-type="string" table:style-name="ce67">
            <text:p>Leclerc</text:p>
          </table:table-cell>
          <table:table-cell office:value-type="float" office:value="0.5" table:style-name="ce75">
            <text:p>0,50</text:p>
          </table:table-cell>
          <table:table-cell office:value-type="currency" office:value="0.7" table:style-name="ce76">
            <text:p>0,70 €</text:p>
          </table:table-cell>
          <table:table-cell office:value-type="currency" office:value="1.4" table:formula="msoxl:=IF(F348/E348=0,&quot;0 €&quot;,F348/E348)" table:style-name="ce109">
            <text:p>1,40 €</text:p>
          </table:table-cell>
          <table:table-cell office:value-type="currency" office:value="0.77" table:formula="msoxl:=F348*(1+10%)" table:style-name="ce77">
            <text:p>0,77 €</text:p>
          </table:table-cell>
          <table:table-cell office:value-type="currency" office:value="1.54" table:formula="msoxl:=G348*(1+10%)" table:style-name="ce77">
            <text:p>1,54 €</text:p>
          </table:table-cell>
          <table:table-cell table:style-name="ce81"/>
          <table:table-cell table:number-columns-repeated="16374"/>
        </table:table-row>
        <table:table-row table:style-name="ro2">
          <table:table-cell office:value-type="string" table:style-name="ce79">
            <text:p>Pois cassés</text:p>
          </table:table-cell>
          <table:table-cell office:value-type="string" table:style-name="ce45">
            <text:p>EPICERIE</text:p>
          </table:table-cell>
          <table:table-cell office:value-type="string" table:style-name="ce80">
            <text:p>VPAILLE</text:p>
          </table:table-cell>
          <table:table-cell office:value-type="string" table:style-name="ce82">
            <text:p>Métro</text:p>
          </table:table-cell>
          <table:table-cell office:value-type="float" office:value="5" table:style-name="ce83">
            <text:p>5,00</text:p>
          </table:table-cell>
          <table:table-cell office:value-type="currency" office:value="8.83" table:style-name="ce84">
            <text:p>8,83 €</text:p>
          </table:table-cell>
          <table:table-cell office:value-type="currency" office:value="1.766" table:formula="msoxl:=IF(F349/E349=0,&quot;0 €&quot;,F349/E349)" table:style-name="ce110">
            <text:p>1,77 €</text:p>
          </table:table-cell>
          <table:table-cell office:value-type="currency" office:value="9.713000000000001" table:formula="msoxl:=F349*(1+10%)" table:style-name="ce85">
            <text:p>9,71 €</text:p>
          </table:table-cell>
          <table:table-cell office:value-type="currency" office:value="1.9426000000000001" table:formula="msoxl:=G349*(1+10%)" table:style-name="ce85">
            <text:p>1,94 €</text:p>
          </table:table-cell>
          <table:table-cell table:style-name="ce81"/>
          <table:table-cell table:number-columns-repeated="16374"/>
        </table:table-row>
        <table:table-row table:style-name="ro2">
          <table:table-cell office:value-type="string" table:style-name="ce79">
            <text:p>Pois chiche<text:s/></text:p>
          </table:table-cell>
          <table:table-cell office:value-type="string" table:style-name="ce45">
            <text:p>EPICERIE</text:p>
          </table:table-cell>
          <table:table-cell office:value-type="string" table:style-name="ce80">
            <text:p>Métro Chef</text:p>
          </table:table-cell>
          <table:table-cell office:value-type="string" table:style-name="ce64">
            <text:p>Métro</text:p>
          </table:table-cell>
          <table:table-cell office:value-type="float" office:value="2.5" table:style-name="ce75">
            <text:p>2,50</text:p>
          </table:table-cell>
          <table:table-cell office:value-type="currency" office:value="5.55" table:style-name="ce76">
            <text:p>5,55 €</text:p>
          </table:table-cell>
          <table:table-cell office:value-type="currency" office:value="2.2199999999999998" table:formula="msoxl:=IF(F350/E350=0,&quot;0 €&quot;,F350/E350)" table:style-name="ce109">
            <text:p>2,22 €</text:p>
          </table:table-cell>
          <table:table-cell office:value-type="currency" office:value="6.1050000000000004" table:formula="msoxl:=F350*(1+10%)" table:style-name="ce77">
            <text:p>6,11 €</text:p>
          </table:table-cell>
          <table:table-cell office:value-type="currency" office:value="2.4419999999999997" table:formula="msoxl:=G350*(1+10%)" table:style-name="ce77">
            <text:p>2,44 €</text:p>
          </table:table-cell>
          <table:table-cell table:style-name="ce81"/>
          <table:table-cell table:number-columns-repeated="16374"/>
        </table:table-row>
        <table:table-row table:style-name="ro2">
          <table:table-cell office:value-type="string" table:style-name="ce79">
            <text:p>Pois chiche<text:s/></text:p>
          </table:table-cell>
          <table:table-cell office:value-type="string" table:style-name="ce45">
            <text:p>EPICERIE</text:p>
          </table:table-cell>
          <table:table-cell office:value-type="string" table:style-name="ce80">
            <text:p>Samia</text:p>
          </table:table-cell>
          <table:table-cell office:value-type="string" table:style-name="ce67">
            <text:p>Carrefour</text:p>
          </table:table-cell>
          <table:table-cell office:value-type="float" office:value="1" table:style-name="ce75">
            <text:p>1,00</text:p>
          </table:table-cell>
          <table:table-cell office:value-type="currency" office:value="2.7" table:style-name="ce76">
            <text:p>2,70 €</text:p>
          </table:table-cell>
          <table:table-cell office:value-type="currency" office:value="2.7" table:formula="msoxl:=IF(F351/E351=0,&quot;0 €&quot;,F351/E351)" table:style-name="ce109">
            <text:p>2,70 €</text:p>
          </table:table-cell>
          <table:table-cell office:value-type="currency" office:value="2.9700000000000006" table:formula="msoxl:=F351*(1+10%)" table:style-name="ce77">
            <text:p>2,97 €</text:p>
          </table:table-cell>
          <table:table-cell office:value-type="currency" office:value="2.9700000000000006" table:formula="msoxl:=G351*(1+10%)" table:style-name="ce77">
            <text:p>2,97 €</text:p>
          </table:table-cell>
          <table:table-cell table:style-name="ce81"/>
          <table:table-cell table:number-columns-repeated="16374"/>
        </table:table-row>
        <table:table-row table:style-name="ro2">
          <table:table-cell office:value-type="string" table:style-name="ce79">
            <text:p>Pois chiche<text:s/></text:p>
          </table:table-cell>
          <table:table-cell office:value-type="string" table:style-name="ce45">
            <text:p>EPICERIE</text:p>
          </table:table-cell>
          <table:table-cell office:value-type="string" table:style-name="ce80">
            <text:p>Vrac Bio</text:p>
          </table:table-cell>
          <table:table-cell office:value-type="string" table:style-name="ce67">
            <text:p>Ankorstore</text:p>
          </table:table-cell>
          <table:table-cell office:value-type="float" office:value="5" table:style-name="ce86">
            <text:p>5,00</text:p>
          </table:table-cell>
          <table:table-cell office:value-type="currency" office:value="15.2" table:style-name="ce87">
            <text:p>15,20 €</text:p>
          </table:table-cell>
          <table:table-cell office:value-type="currency" office:value="3.04" table:formula="msoxl:=IF(F352/E352=0,&quot;0 €&quot;,F352/E352)" table:style-name="ce111">
            <text:p>3,04 €</text:p>
          </table:table-cell>
          <table:table-cell office:value-type="currency" office:value="16.72" table:formula="msoxl:=F352*(1+10%)" table:style-name="ce11">
            <text:p>16,72 €</text:p>
          </table:table-cell>
          <table:table-cell office:value-type="currency" office:value="3.3440000000000003" table:formula="msoxl:=G352*(1+10%)" table:style-name="ce11">
            <text:p>3,34 €</text:p>
          </table:table-cell>
          <table:table-cell table:style-name="ce81"/>
          <table:table-cell table:number-columns-repeated="16374"/>
        </table:table-row>
        <table:table-row table:style-name="ro2">
          <table:table-cell office:value-type="string" table:style-name="ce79">
            <text:p>Pois chiche<text:s/></text:p>
          </table:table-cell>
          <table:table-cell office:value-type="string" table:style-name="ce45">
            <text:p>EPICERIE</text:p>
          </table:table-cell>
          <table:table-cell office:value-type="string" table:style-name="ce80">
            <text:p>VPAILLE</text:p>
          </table:table-cell>
          <table:table-cell office:value-type="string" table:style-name="ce64">
            <text:p>Métro</text:p>
          </table:table-cell>
          <table:table-cell office:value-type="float" office:value="10" table:style-name="ce86">
            <text:p>10,00</text:p>
          </table:table-cell>
          <table:table-cell office:value-type="currency" office:value="34.200000000000003" table:style-name="ce87">
            <text:p>34,20 €</text:p>
          </table:table-cell>
          <table:table-cell office:value-type="currency" office:value="3.4200000000000004" table:formula="msoxl:=IF(F353/E353=0,&quot;0 €&quot;,F353/E353)" table:style-name="ce111">
            <text:p>3,42 €</text:p>
          </table:table-cell>
          <table:table-cell office:value-type="currency" office:value="37.620000000000005" table:formula="msoxl:=F353*(1+10%)" table:style-name="ce11">
            <text:p>37,62 €</text:p>
          </table:table-cell>
          <table:table-cell office:value-type="currency" office:value="3.7620000000000009" table:formula="msoxl:=G353*(1+10%)" table:style-name="ce11">
            <text:p>3,76 €</text:p>
          </table:table-cell>
          <table:table-cell table:style-name="ce81"/>
          <table:table-cell table:number-columns-repeated="16374"/>
        </table:table-row>
        <table:table-row table:style-name="ro2">
          <table:table-cell office:value-type="string" table:style-name="ce79">
            <text:p>Poivre noir grains du Lampong</text:p>
          </table:table-cell>
          <table:table-cell office:value-type="string" table:style-name="ce45">
            <text:p>EPICERIE</text:p>
          </table:table-cell>
          <table:table-cell office:value-type="string" table:style-name="ce80">
            <text:p>Métro Chef</text:p>
          </table:table-cell>
          <table:table-cell office:value-type="string" table:style-name="ce64">
            <text:p>Métro</text:p>
          </table:table-cell>
          <table:table-cell office:value-type="float" office:value="0.18" table:style-name="ce86">
            <text:p>0,18</text:p>
          </table:table-cell>
          <table:table-cell office:value-type="currency" office:value="4.26" table:style-name="ce87">
            <text:p>4,26 €</text:p>
          </table:table-cell>
          <table:table-cell office:value-type="currency" office:value="23.666666666666668" table:formula="msoxl:=IF(F354/E354=0,&quot;0 €&quot;,F354/E354)" table:style-name="ce111">
            <text:p>23,67 €</text:p>
          </table:table-cell>
          <table:table-cell office:value-type="currency" office:value="4.6859999999999999" table:formula="msoxl:=F354*(1+10%)" table:style-name="ce11">
            <text:p>4,69 €</text:p>
          </table:table-cell>
          <table:table-cell office:value-type="currency" office:value="26.033333333333335" table:formula="msoxl:=G354*(1+10%)" table:style-name="ce11">
            <text:p>26,03 €</text:p>
          </table:table-cell>
          <table:table-cell table:style-name="ce81"/>
          <table:table-cell table:number-columns-repeated="16374"/>
        </table:table-row>
        <table:table-row table:style-name="ro2">
          <table:table-cell office:value-type="string" table:style-name="ce79">
            <text:p>poivre noir grains</text:p>
          </table:table-cell>
          <table:table-cell office:value-type="string" table:style-name="ce45">
            <text:p>EPICERIE</text:p>
          </table:table-cell>
          <table:table-cell office:value-type="string" table:style-name="ce80">
            <text:p>ARO</text:p>
          </table:table-cell>
          <table:table-cell office:value-type="string" table:style-name="ce64">
            <text:p>Métro</text:p>
          </table:table-cell>
          <table:table-cell office:value-type="float" office:value="1" table:style-name="ce65">
            <text:p>1,00</text:p>
          </table:table-cell>
          <table:table-cell office:value-type="currency" office:value="12.7" table:style-name="ce66">
            <text:p>12,70 €</text:p>
          </table:table-cell>
          <table:table-cell office:value-type="currency" office:value="12.7" table:formula="msoxl:=IF(F355/E355=0,&quot;0 €&quot;,F355/E355)" table:style-name="ce106">
            <text:p>12,70 €</text:p>
          </table:table-cell>
          <table:table-cell office:value-type="currency" office:value="13.97" table:formula="msoxl:=F355*(1+10%)" table:style-name="ce36">
            <text:p>13,97 €</text:p>
          </table:table-cell>
          <table:table-cell office:value-type="currency" office:value="13.97" table:formula="msoxl:=G355*(1+10%)" table:style-name="ce36">
            <text:p>13,97 €</text:p>
          </table:table-cell>
          <table:table-cell table:style-name="ce81"/>
          <table:table-cell table:number-columns-repeated="16374"/>
        </table:table-row>
        <table:table-row table:style-name="ro2">
          <table:table-cell office:value-type="string" table:style-name="ce79">
            <text:p>poivre noir moulu</text:p>
          </table:table-cell>
          <table:table-cell office:value-type="string" table:style-name="ce45">
            <text:p>EPICERIE</text:p>
          </table:table-cell>
          <table:table-cell office:value-type="string" table:style-name="ce80">
            <text:p>SAISSE &amp; fils</text:p>
          </table:table-cell>
          <table:table-cell office:value-type="string" table:style-name="ce64">
            <text:p>Métro</text:p>
          </table:table-cell>
          <table:table-cell office:value-type="float" office:value="0.5" table:style-name="ce65">
            <text:p>0,50</text:p>
          </table:table-cell>
          <table:table-cell office:value-type="currency" office:value="7.79" table:style-name="ce66">
            <text:p>7,79 €</text:p>
          </table:table-cell>
          <table:table-cell office:value-type="currency" office:value="15.58" table:formula="msoxl:=IF(F356/E356=0,&quot;0 €&quot;,F356/E356)" table:style-name="ce106">
            <text:p>15,58 €</text:p>
          </table:table-cell>
          <table:table-cell office:value-type="currency" office:value="8.5690000000000008" table:formula="msoxl:=F356*(1+10%)" table:style-name="ce36">
            <text:p>8,57 €</text:p>
          </table:table-cell>
          <table:table-cell office:value-type="currency" office:value="17.138000000000002" table:formula="msoxl:=G356*(1+10%)" table:style-name="ce36">
            <text:p>17,14 €</text:p>
          </table:table-cell>
          <table:table-cell table:style-name="ce81"/>
          <table:table-cell table:number-columns-repeated="16374"/>
        </table:table-row>
        <table:table-row table:style-name="ro2">
          <table:table-cell office:value-type="string" table:style-name="ce79">
            <text:p>poivre Timut bio</text:p>
          </table:table-cell>
          <table:table-cell office:value-type="string" table:style-name="ce45">
            <text:p>EPICERIE</text:p>
          </table:table-cell>
          <table:table-cell office:value-type="string" table:style-name="ce80">
            <text:p>Thiercelin</text:p>
          </table:table-cell>
          <table:table-cell office:value-type="string" table:style-name="ce64">
            <text:p>Métro</text:p>
          </table:table-cell>
          <table:table-cell office:value-type="float" office:value="0.2" table:style-name="ce65">
            <text:p>0,20</text:p>
          </table:table-cell>
          <table:table-cell office:value-type="currency" office:value="16.920000000000002" table:style-name="ce66">
            <text:p>16,92 €</text:p>
          </table:table-cell>
          <table:table-cell office:value-type="currency" office:value="84.600000000000009" table:formula="msoxl:=IF(F357/E357=0,&quot;0 €&quot;,F357/E357)" table:style-name="ce106">
            <text:p>84,60 €</text:p>
          </table:table-cell>
          <table:table-cell office:value-type="currency" office:value="18.612000000000002" table:formula="msoxl:=F357*(1+10%)" table:style-name="ce36">
            <text:p>18,61 €</text:p>
          </table:table-cell>
          <table:table-cell office:value-type="currency" office:value="93.060000000000016" table:formula="msoxl:=G357*(1+10%)" table:style-name="ce36">
            <text:p>93,06 €</text:p>
          </table:table-cell>
          <table:table-cell table:style-name="ce81"/>
          <table:table-cell table:number-columns-repeated="16374"/>
        </table:table-row>
        <table:table-row table:style-name="ro2">
          <table:table-cell office:value-type="string" table:style-name="ce79">
            <text:p>Poudre à lever SG</text:p>
          </table:table-cell>
          <table:table-cell office:value-type="string" table:style-name="ce45">
            <text:p>EPICERIE</text:p>
          </table:table-cell>
          <table:table-cell office:value-type="string" table:style-name="ce80">
            <text:p>La Patelière</text:p>
          </table:table-cell>
          <table:table-cell office:value-type="string" table:style-name="ce64">
            <text:p>Métro</text:p>
          </table:table-cell>
          <table:table-cell office:value-type="float" office:value="0.6" table:style-name="ce75">
            <text:p>0,60</text:p>
          </table:table-cell>
          <table:table-cell office:value-type="currency" office:value="4.2300000000000004" table:style-name="ce76">
            <text:p>4,23 €</text:p>
          </table:table-cell>
          <table:table-cell office:value-type="currency" office:value="7.0500000000000007" table:formula="msoxl:=IF(F358/E358=0,&quot;0 €&quot;,F358/E358)" table:style-name="ce109">
            <text:p>7,05 €</text:p>
          </table:table-cell>
          <table:table-cell office:value-type="currency" office:value="4.6530000000000005" table:formula="msoxl:=F358*(1+10%)" table:style-name="ce77">
            <text:p>4,65 €</text:p>
          </table:table-cell>
          <table:table-cell office:value-type="currency" office:value="7.7550000000000017" table:formula="msoxl:=G358*(1+10%)" table:style-name="ce77">
            <text:p>7,76 €</text:p>
          </table:table-cell>
          <table:table-cell table:style-name="ce81"/>
          <table:table-cell table:number-columns-repeated="16374"/>
        </table:table-row>
        <table:table-row table:style-name="ro2">
          <table:table-cell office:value-type="string" table:style-name="ce79">
            <text:p>Sel fin</text:p>
          </table:table-cell>
          <table:table-cell office:value-type="string" table:style-name="ce45">
            <text:p>EPICERIE</text:p>
          </table:table-cell>
          <table:table-cell office:value-type="string" table:style-name="ce80">
            <text:p>Cérébos</text:p>
          </table:table-cell>
          <table:table-cell office:value-type="string" table:style-name="ce64">
            <text:p>Métro</text:p>
          </table:table-cell>
          <table:table-cell office:value-type="float" office:value="0.75" table:style-name="ce65">
            <text:p>0,75</text:p>
          </table:table-cell>
          <table:table-cell office:value-type="currency" office:value="0.73" table:style-name="ce66">
            <text:p>0,73 €</text:p>
          </table:table-cell>
          <table:table-cell office:value-type="currency" office:value="0.97333333333333327" table:formula="msoxl:=IF(F359/E359=0,&quot;0 €&quot;,F359/E359)" table:style-name="ce106">
            <text:p>0,97 €</text:p>
          </table:table-cell>
          <table:table-cell office:value-type="currency" office:value="0.80300000000000005" table:formula="msoxl:=F359*(1+10%)" table:style-name="ce36">
            <text:p>0,80 €</text:p>
          </table:table-cell>
          <table:table-cell office:value-type="currency" office:value="1.0706666666666667" table:formula="msoxl:=G359*(1+10%)" table:style-name="ce36">
            <text:p>1,07 €</text:p>
          </table:table-cell>
          <table:table-cell table:style-name="ce81"/>
          <table:table-cell table:number-columns-repeated="16374"/>
        </table:table-row>
        <table:table-row table:style-name="ro2">
          <table:table-cell office:value-type="string" table:style-name="ce79">
            <text:p>Sésame</text:p>
          </table:table-cell>
          <table:table-cell office:value-type="string" table:style-name="ce45">
            <text:p>EPICERIE</text:p>
          </table:table-cell>
          <table:table-cell office:value-type="string" table:style-name="ce80">
            <text:p>Aro</text:p>
          </table:table-cell>
          <table:table-cell office:value-type="string" table:style-name="ce64">
            <text:p>Métro</text:p>
          </table:table-cell>
          <table:table-cell office:value-type="float" office:value="1" table:style-name="ce65">
            <text:p>1,00</text:p>
          </table:table-cell>
          <table:table-cell office:value-type="currency" office:value="6.57" table:formula="msoxl:=IF(G360*E360=0,&quot;0 €&quot;,G360*E360)" table:style-name="ce66">
            <text:p>6,57 €</text:p>
          </table:table-cell>
          <table:table-cell office:value-type="currency" office:value="6.57" table:style-name="ce106">
            <text:p>6,57 €</text:p>
          </table:table-cell>
          <table:table-cell office:value-type="currency" office:value="7.2270000000000012" table:formula="msoxl:=F360*(1+10%)" table:style-name="ce36">
            <text:p>7,23 €</text:p>
          </table:table-cell>
          <table:table-cell office:value-type="currency" office:value="7.2270000000000012" table:formula="msoxl:=G360*(1+10%)" table:style-name="ce36">
            <text:p>7,23 €</text:p>
          </table:table-cell>
          <table:table-cell table:style-name="ce81"/>
          <table:table-cell table:number-columns-repeated="16374"/>
        </table:table-row>
        <table:table-row table:style-name="ro2">
          <table:table-cell office:value-type="string" table:style-name="ce79">
            <text:p>Sucre poudre</text:p>
          </table:table-cell>
          <table:table-cell office:value-type="string" table:style-name="ce45">
            <text:p>EPICERIE</text:p>
          </table:table-cell>
          <table:table-cell office:value-type="string" table:style-name="ce80">
            <text:p>Rochambeau</text:p>
          </table:table-cell>
          <table:table-cell office:value-type="string" table:style-name="ce64">
            <text:p>Métro</text:p>
          </table:table-cell>
          <table:table-cell office:value-type="float" office:value="6" table:style-name="ce65">
            <text:p>6,00</text:p>
          </table:table-cell>
          <table:table-cell office:value-type="currency" office:value="4.8499999999999996" table:style-name="ce66">
            <text:p>4,85 €</text:p>
          </table:table-cell>
          <table:table-cell office:value-type="currency" office:value="0.80833333333333324" table:formula="msoxl:=IF(F361/E361=0,&quot;0 €&quot;,F361/E361)" table:style-name="ce106">
            <text:p>0,81 €</text:p>
          </table:table-cell>
          <table:table-cell office:value-type="currency" office:value="5.335" table:formula="msoxl:=F361*(1+10%)" table:style-name="ce36">
            <text:p>5,34 €</text:p>
          </table:table-cell>
          <table:table-cell office:value-type="currency" office:value="0.88916666666666666" table:formula="msoxl:=G361*(1+10%)" table:style-name="ce36">
            <text:p>0,89 €</text:p>
          </table:table-cell>
          <table:table-cell table:style-name="ce81"/>
          <table:table-cell table:number-columns-repeated="16374"/>
        </table:table-row>
        <table:table-row table:style-name="ro2">
          <table:table-cell office:value-type="string" table:style-name="ce79">
            <text:p>Sumac</text:p>
          </table:table-cell>
          <table:table-cell office:value-type="string" table:style-name="ce45">
            <text:p>EPICERIE</text:p>
          </table:table-cell>
          <table:table-cell office:value-type="string" table:style-name="ce80">
            <text:p>Saisse &amp; fils</text:p>
          </table:table-cell>
          <table:table-cell office:value-type="string" table:style-name="ce64">
            <text:p>Métro</text:p>
          </table:table-cell>
          <table:table-cell office:value-type="float" office:value="0.25" table:style-name="ce65">
            <text:p>0,25</text:p>
          </table:table-cell>
          <table:table-cell office:value-type="currency" office:value="3.48" table:style-name="ce66">
            <text:p>3,48 €</text:p>
          </table:table-cell>
          <table:table-cell office:value-type="currency" office:value="13.92" table:formula="msoxl:=IF(F362/E362=0,&quot;0 €&quot;,F362/E362)" table:style-name="ce106">
            <text:p>13,92 €</text:p>
          </table:table-cell>
          <table:table-cell office:value-type="currency" office:value="3.8280000000000003" table:formula="msoxl:=F362*(1+10%)" table:style-name="ce36">
            <text:p>3,83 €</text:p>
          </table:table-cell>
          <table:table-cell office:value-type="currency" office:value="15.312000000000001" table:formula="msoxl:=G362*(1+10%)" table:style-name="ce36">
            <text:p>15,31 €</text:p>
          </table:table-cell>
          <table:table-cell table:style-name="ce81"/>
          <table:table-cell table:number-columns-repeated="16374"/>
        </table:table-row>
        <table:table-row table:style-name="ro2">
          <table:table-cell office:value-type="string" table:style-name="ce79">
            <text:p>Tahini</text:p>
          </table:table-cell>
          <table:table-cell office:value-type="string" table:style-name="ce45">
            <text:p>EPICERIE</text:p>
          </table:table-cell>
          <table:table-cell office:value-type="string" table:style-name="ce80">
            <text:p>Al Wadi</text:p>
          </table:table-cell>
          <table:table-cell office:value-type="string" table:style-name="ce64">
            <text:p>Métro</text:p>
          </table:table-cell>
          <table:table-cell office:value-type="float" office:value="4.5" table:style-name="ce65">
            <text:p>4,50</text:p>
          </table:table-cell>
          <table:table-cell office:value-type="currency" office:value="29.85" table:style-name="ce66">
            <text:p>29,85 €</text:p>
          </table:table-cell>
          <table:table-cell office:value-type="currency" office:value="6.6333333333333337" table:formula="msoxl:=IF(F363/E363=0,&quot;0 €&quot;,F363/E363)" table:style-name="ce106">
            <text:p>6,63 €</text:p>
          </table:table-cell>
          <table:table-cell office:value-type="currency" office:value="32.835000000000001" table:formula="msoxl:=F363*(1+10%)" table:style-name="ce36">
            <text:p>32,84 €</text:p>
          </table:table-cell>
          <table:table-cell office:value-type="currency" office:value="7.2966666666666677" table:formula="msoxl:=G363*(1+10%)" table:style-name="ce36">
            <text:p>7,30 €</text:p>
          </table:table-cell>
          <table:table-cell table:style-name="ce81"/>
          <table:table-cell table:number-columns-repeated="16374"/>
        </table:table-row>
        <table:table-row table:style-name="ro2">
          <table:table-cell office:value-type="string" table:style-name="ce79">
            <text:p>Tournesol graines</text:p>
          </table:table-cell>
          <table:table-cell office:value-type="string" table:style-name="ce45">
            <text:p>EPICERIE</text:p>
          </table:table-cell>
          <table:table-cell office:value-type="string" table:style-name="ce80">
            <text:p>Fruibon</text:p>
          </table:table-cell>
          <table:table-cell office:value-type="string" table:style-name="ce64">
            <text:p>Métro</text:p>
          </table:table-cell>
          <table:table-cell office:value-type="float" office:value="1" table:style-name="ce75">
            <text:p>1,00</text:p>
          </table:table-cell>
          <table:table-cell office:value-type="currency" office:value="4.5599999999999996" table:style-name="ce76">
            <text:p>4,56 €</text:p>
          </table:table-cell>
          <table:table-cell office:value-type="currency" office:value="4.5599999999999996" table:formula="msoxl:=IF(F364/E364=0,&quot;0 €&quot;,F364/E364)" table:style-name="ce109">
            <text:p>4,56 €</text:p>
          </table:table-cell>
          <table:table-cell office:value-type="currency" office:value="5.016" table:formula="msoxl:=F364*(1+10%)" table:style-name="ce77">
            <text:p>5,02 €</text:p>
          </table:table-cell>
          <table:table-cell office:value-type="currency" office:value="5.016" table:formula="msoxl:=G364*(1+10%)" table:style-name="ce77">
            <text:p>5,02 €</text:p>
          </table:table-cell>
          <table:table-cell table:style-name="ce81"/>
          <table:table-cell table:number-columns-repeated="16374"/>
        </table:table-row>
        <table:table-row table:style-name="ro2">
          <table:table-cell office:value-type="string" table:style-name="ce79">
            <text:p>Tournesol graines</text:p>
          </table:table-cell>
          <table:table-cell office:value-type="string" table:style-name="ce45">
            <text:p>EPICERIE</text:p>
          </table:table-cell>
          <table:table-cell office:value-type="string" table:style-name="ce80">
            <text:p>Vrac Bio</text:p>
          </table:table-cell>
          <table:table-cell office:value-type="string" table:style-name="ce13">
            <text:p>Ankorstore</text:p>
          </table:table-cell>
          <table:table-cell office:value-type="float" office:value="5" table:style-name="ce86">
            <text:p>5,00</text:p>
          </table:table-cell>
          <table:table-cell office:value-type="currency" office:value="32.799999999999997" table:style-name="ce87">
            <text:p>32,80 €</text:p>
          </table:table-cell>
          <table:table-cell office:value-type="currency" office:value="6.56" table:formula="msoxl:=IF(F365/E365=0,&quot;0 €&quot;,F365/E365)" table:style-name="ce111">
            <text:p>6,56 €</text:p>
          </table:table-cell>
          <table:table-cell office:value-type="currency" office:value="36.08" table:formula="msoxl:=F365*(1+10%)" table:style-name="ce11">
            <text:p>36,08 €</text:p>
          </table:table-cell>
          <table:table-cell office:value-type="currency" office:value="7.2160000000000002" table:formula="msoxl:=G365*(1+10%)" table:style-name="ce11">
            <text:p>7,22 €</text:p>
          </table:table-cell>
          <table:table-cell table:style-name="ce81"/>
          <table:table-cell table:number-columns-repeated="16374"/>
        </table:table-row>
        <table:table-row table:style-name="ro2">
          <table:table-cell office:value-type="string" table:style-name="ce79">
            <text:p>Tournesol graines</text:p>
          </table:table-cell>
          <table:table-cell office:value-type="string" table:style-name="ce45">
            <text:p>EPICERIE</text:p>
          </table:table-cell>
          <table:table-cell office:value-type="string" table:style-name="ce80">
            <text:p>Celnat</text:p>
          </table:table-cell>
          <table:table-cell office:value-type="string" table:style-name="ce64">
            <text:p>Métro web</text:p>
          </table:table-cell>
          <table:table-cell office:value-type="float" office:value="0.25" table:style-name="ce65">
            <text:p>0,25</text:p>
          </table:table-cell>
          <table:table-cell office:value-type="currency" office:value="1.18" table:style-name="ce66">
            <text:p>1,18 €</text:p>
          </table:table-cell>
          <table:table-cell office:value-type="currency" office:value="4.72" table:formula="msoxl:=IF(F366/E366=0,&quot;0 €&quot;,F366/E366)" table:style-name="ce106">
            <text:p>4,72 €</text:p>
          </table:table-cell>
          <table:table-cell office:value-type="currency" office:value="1.298" table:formula="msoxl:=F366*(1+10%)" table:style-name="ce36">
            <text:p>1,30 €</text:p>
          </table:table-cell>
          <table:table-cell office:value-type="currency" office:value="5.1920000000000002" table:formula="msoxl:=G366*(1+10%)" table:style-name="ce36">
            <text:p>5,19 €</text:p>
          </table:table-cell>
          <table:table-cell table:style-name="ce81"/>
          <table:table-cell table:number-columns-repeated="16374"/>
        </table:table-row>
        <table:table-row table:style-name="ro2">
          <table:table-cell office:value-type="string" table:style-name="ce79">
            <text:p>Vinaigre blanc</text:p>
          </table:table-cell>
          <table:table-cell office:value-type="string" table:style-name="ce45">
            <text:p>EPICERIE</text:p>
          </table:table-cell>
          <table:table-cell office:value-type="string" table:style-name="ce80">
            <text:p>Eco</text:p>
          </table:table-cell>
          <table:table-cell office:value-type="string" table:style-name="ce13">
            <text:p>Leclerc</text:p>
          </table:table-cell>
          <table:table-cell office:value-type="float" office:value="1" table:style-name="ce75">
            <text:p>1,00</text:p>
          </table:table-cell>
          <table:table-cell office:value-type="currency" office:value="0.36" table:formula="msoxl:=IF(G367*E367=0,&quot;0 €&quot;,G367*E367)" table:style-name="ce76">
            <text:p>0,36 €</text:p>
          </table:table-cell>
          <table:table-cell office:value-type="currency" office:value="0.36" table:style-name="ce109">
            <text:p>0,36 €</text:p>
          </table:table-cell>
          <table:table-cell office:value-type="currency" office:value="0.39600000000000002" table:formula="msoxl:=F367*(1+10%)" table:style-name="ce77">
            <text:p>0,40 €</text:p>
          </table:table-cell>
          <table:table-cell office:value-type="currency" office:value="0.39600000000000002" table:formula="msoxl:=G367*(1+10%)" table:style-name="ce77">
            <text:p>0,40 €</text:p>
          </table:table-cell>
          <table:table-cell table:style-name="ce81"/>
          <table:table-cell table:number-columns-repeated="16374"/>
        </table:table-row>
        <table:table-row table:style-name="ro2">
          <table:table-cell office:value-type="string" table:style-name="ce79">
            <text:p>Vinaigre blanc</text:p>
          </table:table-cell>
          <table:table-cell office:value-type="string" table:style-name="ce45">
            <text:p>EPICERIE</text:p>
          </table:table-cell>
          <table:table-cell office:value-type="string" table:style-name="ce80">
            <text:p>Chtoura</text:p>
          </table:table-cell>
          <table:table-cell office:value-type="string" table:style-name="ce64">
            <text:p>Métro</text:p>
          </table:table-cell>
          <table:table-cell office:value-type="float" office:value="10" table:style-name="ce65">
            <text:p>10,00</text:p>
          </table:table-cell>
          <table:table-cell office:value-type="currency" office:value="3.99" table:style-name="ce66">
            <text:p>3,99 €</text:p>
          </table:table-cell>
          <table:table-cell office:value-type="currency" office:value="0.39900000000000002" table:formula="msoxl:=IF(F368/E368=0,&quot;0 €&quot;,F368/E368)" table:style-name="ce106">
            <text:p>0,40 €</text:p>
          </table:table-cell>
          <table:table-cell office:value-type="currency" office:value="4.3890000000000002" table:formula="msoxl:=F368*(1+10%)" table:style-name="ce36">
            <text:p>4,39 €</text:p>
          </table:table-cell>
          <table:table-cell office:value-type="currency" office:value="0.43890000000000007" table:formula="msoxl:=G368*(1+10%)" table:style-name="ce36">
            <text:p>0,44 €</text:p>
          </table:table-cell>
          <table:table-cell table:style-name="ce81"/>
          <table:table-cell table:number-columns-repeated="16374"/>
        </table:table-row>
        <table:table-row table:style-name="ro2">
          <table:table-cell office:value-type="string" table:style-name="ce79">
            <text:p>Zaatar</text:p>
          </table:table-cell>
          <table:table-cell office:value-type="string" table:style-name="ce45">
            <text:p>EPICERIE</text:p>
          </table:table-cell>
          <table:table-cell office:value-type="string" table:style-name="ce80">
            <text:p>Baladna</text:p>
          </table:table-cell>
          <table:table-cell office:value-type="string" table:style-name="ce64">
            <text:p>Métro</text:p>
          </table:table-cell>
          <table:table-cell office:value-type="float" office:value="0.5" table:style-name="ce65">
            <text:p>0,50</text:p>
          </table:table-cell>
          <table:table-cell office:value-type="currency" office:value="2.97" table:style-name="ce66">
            <text:p>2,97 €</text:p>
          </table:table-cell>
          <table:table-cell office:value-type="currency" office:value="5.94" table:formula="msoxl:=IF(F369/E369=0,&quot;0 €&quot;,F369/E369)" table:style-name="ce106">
            <text:p>5,94 €</text:p>
          </table:table-cell>
          <table:table-cell office:value-type="currency" office:value="3.2670000000000003" table:formula="msoxl:=F369*(1+10%)" table:style-name="ce36">
            <text:p>3,27 €</text:p>
          </table:table-cell>
          <table:table-cell office:value-type="currency" office:value="6.5340000000000007" table:formula="msoxl:=G369*(1+10%)" table:style-name="ce36">
            <text:p>6,53 €</text:p>
          </table:table-cell>
          <table:table-cell table:style-name="ce81"/>
          <table:table-cell table:number-columns-repeated="16374"/>
        </table:table-row>
        <table:table-row table:number-rows-repeated="266" table:style-name="ro2">
          <table:table-cell table:number-columns-repeated="2" table:style-name="ce53"/>
          <table:table-cell table:number-columns-repeated="2" table:style-name="ce88"/>
          <table:table-cell table:style-name="ce89"/>
          <table:table-cell table:style-name="ce90"/>
          <table:table-cell table:style-name="ce105"/>
          <table:table-cell table:number-columns-repeated="2" table:style-name="ce90"/>
          <table:table-cell table:style-name="ce81"/>
          <table:table-cell table:number-columns-repeated="16374"/>
        </table:table-row>
        <table:table-row table:number-rows-repeated="104794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venir Book" svg:font-family="&quot;Avenir Book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5P0">
      <number:text> </number:text>
      <number:number number:decimal-places="2" number:min-integer-digits="1" number:grouping="true"/>
      <number:text>   </number:text>
    </number:number-style>
    <number:number-style style:name="N35P1">
      <number:text>-</number:text>
      <number:number number:decimal-places="2" number:min-integer-digits="1" number:grouping="true"/>
      <number:text>   </number:text>
    </number:number-style>
    <number:number-style style:name="N35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">
      <number:number number:decimal-places="2" number:min-integer-digits="1"/>
      <number:text> kg</number:text>
    </number:number-style>
    <number:currency-style style:name="N37">
      <number:number number:decimal-places="2" number:min-integer-digits="1" number:grouping="true"/>
      <number:text> </number:text>
      <number:currency-symbol>€</number:currency-symbol>
    </number:currency-style>
    <style:style style:name="Lien_32_hypertexte" style:display-name="Lien hypertexte" style:family="table-cell" style:data-style-name="N0">
      <style:text-properties fo:color="#0000FF" fo:font-size="12pt" style:font-size-asian="12pt" style:font-size-complex="12pt" style:text-underline-style="solid" style:text-underline-type="single"/>
    </style:style>
    <style:style style:name="Milliers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C7CE"/>
      <style:text-properties fo:color="#9C0006"/>
    </style:style>
    <style:style style:name="cf2" style:family="table-cell">
      <style:table-cell-properties fo:background-color="#C6EFCE"/>
      <style:text-properties fo:color="#0061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Z420</meta:initial-creator>
    <dc:creator>Z420</dc:creator>
    <meta:creation-date>2023-11-07T16:39:50Z</meta:creation-date>
    <dc:date>2023-11-07T20:01:55Z</dc:date>
  </office:meta>
</office:document-meta>
</file>